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0.861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9362in"/>
    </style:style>
    <style:style style:name="co19" style:family="table-column">
      <style:table-column-properties fo:break-before="auto" style:column-width="0.4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2.0256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1.5654in"/>
    </style:style>
    <style:style style:name="co26" style:family="table-column">
      <style:table-column-properties fo:break-before="auto" style:column-width="2.1016in"/>
    </style:style>
    <style:style style:name="co27" style:family="table-column">
      <style:table-column-properties fo:break-before="auto" style:column-width="3.3236in"/>
    </style:style>
    <style:style style:name="co28" style:family="table-column">
      <style:table-column-properties fo:break-before="auto" style:column-width="1.7043in"/>
    </style:style>
    <style:style style:name="co29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0"/>
    <style:style style:name="ce3" style:family="table-cell" style:parent-style-name="Default" style:data-style-name="N73">
      <style:table-cell-properties fo:border-bottom="none" fo:background-color="#ffffd7" fo:border-left="0.74pt solid #000000" fo:border-right="0.74pt solid #000000" fo:border-top="0.74pt solid #000000"/>
    </style:style>
    <style:style style:name="ce4" style:family="table-cell" style:parent-style-name="Default" style:data-style-name="N73"/>
    <style:style style:name="ce5" style:family="table-cell" style:parent-style-name="Default" style:data-style-name="N73">
      <style:table-cell-properties fo:border-bottom="none" fo:background-color="#ffffd7" fo:border-left="0.74pt solid #000000" fo:border-right="0.74pt solid #000000" fo:border-top="none"/>
    </style:style>
    <style:style style:name="ce6" style:family="table-cell" style:parent-style-name="Default" style:data-style-name="N73">
      <style:table-cell-properties fo:border-bottom="0.74pt solid #000000" fo:background-color="#ffffd7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ierings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nclosed_by</text:p>
          </table:table-cell>
          <table:table-cell table:style-name="Default"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Birth date</text:p>
          </table:table-cell>
          <table:table-cell office:value-type="string" calcext:value-type="string">
            <text:p>Birth place</text:p>
          </table:table-cell>
          <table:table-cell office:value-type="string" calcext:value-type="string">
            <text:p>Birth source</text:p>
          </table:table-cell>
          <table:table-cell office:value-type="string" calcext:value-type="string">
            <text:p>Baptism date</text:p>
          </table:table-cell>
          <table:table-cell office:value-type="string" calcext:value-type="string">
            <text:p>Baptism place</text:p>
          </table:table-cell>
          <table:table-cell office:value-type="string" calcext:value-type="string">
            <text:p>Baptism source</text:p>
          </table:table-cell>
          <table:table-cell office:value-type="string" calcext:value-type="string">
            <text:p>Death date</text:p>
          </table:table-cell>
          <table:table-cell office:value-type="string" calcext:value-type="string">
            <text:p>Death place</text:p>
          </table:table-cell>
          <table:table-cell office:value-type="string" calcext:value-type="string">
            <text:p>Death source</text:p>
          </table:table-cell>
          <table:table-cell office:value-type="string" calcext:value-type="string">
            <text:p>Burial date</text:p>
          </table:table-cell>
          <table:table-cell office:value-type="string" calcext:value-type="string">
            <text:p>Burial place</text:p>
          </table:table-cell>
          <table:table-cell office:value-type="string" calcext:value-type="string">
            <text:p>Burial sour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[I0308]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iselott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2019-03-29" calcext:value-type="date">
            <text:p>2019-03-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53]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aria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70]</text:p>
          </table:table-cell>
          <table:table-cell office:value-type="string" calcext:value-type="string">
            <text:p>Alphen</text:p>
          </table:table-cell>
          <table:table-cell office:value-type="string" calcext:value-type="string">
            <text:p>Astrid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7-29" calcext:value-type="date">
            <text:p>1964-07-29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81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Antonius arnoldus Jo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67-01-18" calcext:value-type="date">
            <text:p>1867-01-18</text:p>
          </table:table-cell>
          <table:table-cell table:number-columns-repeated="5"/>
          <table:table-cell table:style-name="ce1" office:value-type="date" office:date-value="1881-11-09" calcext:value-type="date">
            <text:p>1881-11-09</text:p>
          </table:table-cell>
          <table:table-cell office:value-type="string" calcext:value-type="string">
            <text:p>[P0037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94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Arnol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03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Frede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7-01-16" calcext:value-type="date">
            <text:p>1877-01-16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66-02-09" calcext:value-type="date">
            <text:p>1966-02-09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4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Hermi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69-03-26" calcext:value-type="date">
            <text:p>1869-03-26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52-12-01" calcext:value-type="date">
            <text:p>1952-12-01</text:p>
          </table:table-cell>
          <table:table-cell office:value-type="string" calcext:value-type="string">
            <text:p>[P00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6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Johanne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1-06-02" calcext:value-type="date">
            <text:p>1871-06-02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49-05-24" calcext:value-type="date">
            <text:p>1949-05-24</text:p>
          </table:table-cell>
          <table:table-cell office:value-type="string" calcext:value-type="string">
            <text:p>[P000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93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Petronell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6-01-18" calcext:value-type="date">
            <text:p>1876-01-18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52-09-18" calcext:value-type="date">
            <text:p>1952-09-18</text:p>
          </table:table-cell>
          <table:table-cell office:value-type="string" calcext:value-type="string">
            <text:p>[P0028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2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Petr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9-03-21" calcext:value-type="date">
            <text:p>1879-03-21</text:p>
          </table:table-cell>
          <table:table-cell table:number-columns-repeated="5"/>
          <table:table-cell table:style-name="ce1" office:value-type="date" office:date-value="1907-03-22" calcext:value-type="date">
            <text:p>1907-03-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25]</text:p>
          </table:table-cell>
          <table:table-cell office:value-type="string" calcext:value-type="string">
            <text:p>Berends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72]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Wilhelma Aart</text:p>
          </table:table-cell>
          <table:table-cell table:number-columns-repeated="2"/>
          <table:table-cell office:value-type="string" calcext:value-type="string">
            <text:p>van den</text:p>
          </table:table-cell>
          <table:table-cell/>
          <table:table-cell office:value-type="string" calcext:value-type="string">
            <text:p>female</text:p>
          </table:table-cell>
          <table:table-cell table:style-name="Default" office:value-type="float" office:value="1772" calcext:value-type="float">
            <text:p>1772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72-11-23" calcext:value-type="date">
            <text:p>1772-11-23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8-11-06" calcext:value-type="date">
            <text:p>1848-11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01]</text:p>
          </table:table-cell>
          <table:table-cell office:value-type="string" calcext:value-type="string">
            <text:p>Bertens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82-05-03" calcext:value-type="date">
            <text:p>1782-05-03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49" calcext:value-type="float">
            <text:p>1849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30]</text:p>
          </table:table-cell>
          <table:table-cell office:value-type="string" calcext:value-type="string">
            <text:p>Blokker</text:p>
          </table:table-cell>
          <table:table-cell office:value-type="string" calcext:value-type="string">
            <text:p>Josephus Wilhelmus Cornelis Arnoldus Theodorus</text:p>
          </table:table-cell>
          <table:table-cell office:value-type="string" calcext:value-type="string">
            <text:p>Jo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36-12-30" calcext:value-type="date">
            <text:p>1936-12-30</text:p>
          </table:table-cell>
          <table:table-cell office:value-type="string" calcext:value-type="string">
            <text:p>[P0062]</text:p>
          </table:table-cell>
          <table:table-cell table:number-columns-repeated="4"/>
          <table:table-cell table:style-name="ce1" office:value-type="date" office:date-value="2018-04-20" calcext:value-type="date">
            <text:p>2018-04-20</text:p>
          </table:table-cell>
          <table:table-cell office:value-type="string" calcext:value-type="string">
            <text:p>[P006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13]</text:p>
          </table:table-cell>
          <table:table-cell office:value-type="string" calcext:value-type="string">
            <text:p>Boenders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27" calcext:value-type="float">
            <text:p>1827</text:p>
          </table:table-cell>
          <table:table-cell office:value-type="string" calcext:value-type="string">
            <text:p>[P004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53]</text:p>
          </table:table-cell>
          <table:table-cell office:value-type="string" calcext:value-type="string">
            <text:p>Bongers</text:p>
          </table:table-cell>
          <table:table-cell office:value-type="string" calcext:value-type="string">
            <text:p>T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3-02-20" calcext:value-type="date">
            <text:p>1953-02-20</text:p>
          </table:table-cell>
          <table:table-cell office:value-type="string" calcext:value-type="string">
            <text:p>[P0024]</text:p>
          </table:table-cell>
          <table:table-cell table:number-columns-repeated="4"/>
          <table:table-cell table:style-name="ce1" office:value-type="date" office:date-value="2001-11-26" calcext:value-type="date">
            <text:p>2001-11-26</text:p>
          </table:table-cell>
          <table:table-cell office:value-type="string" calcext:value-type="string">
            <text:p>[P0000]</text:p>
          </table:table-cell>
          <table:table-cell/>
          <table:table-cell table:style-name="ce1" office:value-type="date" office:date-value="2001-11-03" calcext:value-type="date">
            <text:p>2001-11-03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38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Marco (Martinus Gerardus Maria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0-07-28" calcext:value-type="date">
            <text:p>1970-07-28</text:p>
          </table:table-cell>
          <table:table-cell office:value-type="string" calcext:value-type="string">
            <text:p>[P0048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39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Matthijs (Gerardus Henricus Martinus Marin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03-03-31" calcext:value-type="date">
            <text:p>2003-03-31</text:p>
          </table:table-cell>
          <table:table-cell office:value-type="string" calcext:value-type="string">
            <text:p>[P004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40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Thieme (Henricus Gerardus Petronella Petr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07-04-15" calcext:value-type="date">
            <text:p>2007-04-15</text:p>
          </table:table-cell>
          <table:table-cell office:value-type="string" calcext:value-type="string">
            <text:p>[P004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40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Frau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2-03-11" calcext:value-type="date">
            <text:p>1982-03-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42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Jan-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7-07-14" calcext:value-type="date">
            <text:p>1987-07-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41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Nien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4-10-23" calcext:value-type="date">
            <text:p>1984-10-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39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P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46-06-19" calcext:value-type="date">
            <text:p>1946-06-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04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Corr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3-09-16" calcext:value-type="date">
            <text:p>1953-09-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30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D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2-10-21" calcext:value-type="date">
            <text:p>1992-10-21</text:p>
          </table:table-cell>
          <table:table-cell office:value-type="string" calcext:value-type="string">
            <text:p>[P003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07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G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9-03-08" calcext:value-type="date">
            <text:p>1959-03-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32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22-06-28" calcext:value-type="date">
            <text:p>1922-06-28</text:p>
          </table:table-cell>
          <table:table-cell office:value-type="string" calcext:value-type="string">
            <text:p>[P0019]</text:p>
          </table:table-cell>
          <table:table-cell table:number-columns-repeated="4"/>
          <table:table-cell table:style-name="ce1" office:value-type="date" office:date-value="1996-05-01" calcext:value-type="date">
            <text:p>1996-05-01</text:p>
          </table:table-cell>
          <table:table-cell office:value-type="string" calcext:value-type="string">
            <text:p>[P001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29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Lisan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0-08-09" calcext:value-type="date">
            <text:p>1990-08-09</text:p>
          </table:table-cell>
          <table:table-cell office:value-type="string" calcext:value-type="string">
            <text:p>[P003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06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Mariëtt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7-02-03" calcext:value-type="date">
            <text:p>1957-02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05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4-12-03" calcext:value-type="date">
            <text:p>1954-12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56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Adriana M.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81" calcext:value-type="float">
            <text:p>1881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02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Adrianu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35" calcext:value-type="float">
            <text:p>1835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office:value-type="string" calcext:value-type="string">
            <text:p>[P004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6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Godefri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[P0043]</text:p>
          </table:table-cell>
          <table:table-cell table:number-columns-repeated="4"/>
          <table:table-cell office:value-type="float" office:value="1808" calcext:value-type="float">
            <text:p>1808</text:p>
          </table:table-cell>
          <table:table-cell office:value-type="string" calcext:value-type="string">
            <text:p>[P0027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4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05" calcext:value-type="float">
            <text:p>1805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office:value-type="float" office:value="1852" calcext:value-type="float">
            <text:p>1852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91]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Claes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5"/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19]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05" calcext:value-type="float">
            <text:p>1805</text:p>
          </table:table-cell>
          <table:table-cell office:value-type="string" calcext:value-type="string">
            <text:p>[P0049]</text:p>
          </table:table-cell>
          <table:table-cell/>
          <table:table-cell table:style-name="ce1" office:value-type="date" office:date-value="1805-09-26" calcext:value-type="date">
            <text:p>1805-09-26</text:p>
          </table:table-cell>
          <table:table-cell office:value-type="string" calcext:value-type="string">
            <text:p>[P0049]</text:p>
          </table:table-cell>
          <table:table-cell/>
          <table:table-cell table:style-name="ce1" office:value-type="date" office:date-value="1882-01-24" calcext:value-type="date">
            <text:p>1882-01-24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1-08-30" calcext:value-type="date">
            <text:p>1951-08-30</text:p>
          </table:table-cell>
          <table:table-cell office:value-type="string" calcext:value-type="string">
            <text:p>[P0012]</text:p>
          </table:table-cell>
          <table:table-cell table:number-columns-repeated="4"/>
          <table:table-cell table:style-name="ce1" office:value-type="date" office:date-value="1994-08-23" calcext:value-type="date">
            <text:p>1994-08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dria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19-01-19" calcext:value-type="date">
            <text:p>1919-01-19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89-04-14" calcext:value-type="date">
            <text:p>1989-04-14</text:p>
          </table:table-cell>
          <table:table-cell office:value-type="string" calcext:value-type="string">
            <text:p>[P0000]</text:p>
          </table:table-cell>
          <table:table-cell/>
          <table:table-cell table:style-name="ce1" office:value-type="date" office:date-value="1989-04-19" calcext:value-type="date">
            <text:p>1989-04-19</text:p>
          </table:table-cell>
          <table:table-cell office:value-type="string" calcext:value-type="string">
            <text:p>[P00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05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drianus Henri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6-02-16" calcext:value-type="date">
            <text:p>1876-02-16</text:p>
          </table:table-cell>
          <table:table-cell office:value-type="string" calcext:value-type="string">
            <text:p>[P0004]</text:p>
          </table:table-cell>
          <table:table-cell table:number-columns-repeated="4"/>
          <table:table-cell table:style-name="ce1" office:value-type="date" office:date-value="1952-07-17" calcext:value-type="date">
            <text:p>1952-07-17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33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niek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91-01-07" calcext:value-type="date">
            <text:p>1991-01-07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4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13-12-07" calcext:value-type="date">
            <text:p>1913-12-07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44-04-05" calcext:value-type="date">
            <text:p>1944-04-05</text:p>
          </table:table-cell>
          <table:table-cell office:value-type="string" calcext:value-type="string">
            <text:p>[P0015]</text:p>
          </table:table-cell>
          <table:table-cell/>
          <table:table-cell table:style-name="ce1" office:value-type="date" office:date-value="1944-04-06" calcext:value-type="date">
            <text:p>1944-04-06</text:p>
          </table:table-cell>
          <table:table-cell office:value-type="string" calcext:value-type="string">
            <text:p>[P00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3-01-10" calcext:value-type="date">
            <text:p>1953-01-10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75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rnolda Theodora Wilhelm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05-05-21" calcext:value-type="date">
            <text:p>1905-05-21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68-03-02" calcext:value-type="date">
            <text:p>1968-03-02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7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Arnold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878-04-23" calcext:value-type="date">
            <text:p>1878-04-23</text:p>
          </table:table-cell>
          <table:table-cell table:number-columns-repeated="5"/>
          <table:table-cell table:style-name="ce1" office:value-type="date" office:date-value="1879-02-09" calcext:value-type="date">
            <text:p>1879-02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41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Dina (Frederic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5-04-10" calcext:value-type="date">
            <text:p>1915-04-1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07-10-27" calcext:value-type="date">
            <text:p>2007-10-27</text:p>
          </table:table-cell>
          <table:table-cell office:value-type="string" calcext:value-type="string">
            <text:p>[P003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33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Do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7-04-03" calcext:value-type="date">
            <text:p>1947-04-03</text:p>
          </table:table-cell>
          <table:table-cell table:number-columns-repeated="5"/>
          <table:table-cell table:style-name="ce1" office:value-type="date" office:date-value="1947-04-03" calcext:value-type="date">
            <text:p>1947-04-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Dora (Frederic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Ma.</text:p>
          </table:table-cell>
          <table:table-cell office:value-type="string" calcext:value-type="string">
            <text:p>female</text:p>
          </table:table-cell>
          <table:table-cell office:value-type="date" office:date-value="1910-02-24" calcext:value-type="date">
            <text:p>1910-02-24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44-04-13" calcext:value-type="date">
            <text:p>1944-04-13</text:p>
          </table:table-cell>
          <table:table-cell office:value-type="string" calcext:value-type="string">
            <text:p>[P0008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3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Dorr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8-09-15" calcext:value-type="date">
            <text:p>1948-09-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90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Ell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9-11" calcext:value-type="date">
            <text:p>1964-09-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0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Everdi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4-02-18" calcext:value-type="date">
            <text:p>1944-02-18</text:p>
          </table:table-cell>
          <table:table-cell table:number-columns-repeated="5"/>
          <table:table-cell table:style-name="ce1" office:value-type="date" office:date-value="1966-06-14" calcext:value-type="date">
            <text:p>1966-06-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35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Frederica Theodora Arnold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5-03-07" calcext:value-type="date">
            <text:p>1945-03-07</text:p>
          </table:table-cell>
          <table:table-cell table:number-columns-repeated="5"/>
          <table:table-cell table:style-name="ce1" office:value-type="date" office:date-value="2014-03-25" calcext:value-type="date">
            <text:p>2014-03-25</text:p>
          </table:table-cell>
          <table:table-cell office:value-type="string" calcext:value-type="string">
            <text:p>[P006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3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Frederiek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4-02-18" calcext:value-type="date">
            <text:p>1944-02-18</text:p>
          </table:table-cell>
          <table:table-cell table:number-columns-repeated="5"/>
          <table:table-cell table:style-name="ce1" office:value-type="date" office:date-value="1944-04-20" calcext:value-type="date">
            <text:p>1944-04-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6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21-12-25" calcext:value-type="date">
            <text:p>1921-12-25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98-11-18" calcext:value-type="date">
            <text:p>1998-11-18</text:p>
          </table:table-cell>
          <table:table-cell office:value-type="string" calcext:value-type="string">
            <text:p>[P000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85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5-24" calcext:value-type="date">
            <text:p>1954-05-24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Gij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49-03-06" calcext:value-type="date">
            <text:p>1949-03-06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48-04-06" calcext:value-type="date">
            <text:p>1948-04-06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34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7-30" calcext:value-type="date">
            <text:p>1954-07-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8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Henriët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6-12-17" calcext:value-type="date">
            <text:p>1956-12-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24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Hidd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1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08-10-22" calcext:value-type="date">
            <text:p>1908-10-22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95-04-12" calcext:value-type="date">
            <text:p>1995-04-12</text:p>
          </table:table-cell>
          <table:table-cell office:value-type="string" calcext:value-type="string">
            <text:p>[P0008]</text:p>
          </table:table-cell>
          <table:table-cell/>
          <table:table-cell table:style-name="ce1" office:value-type="date" office:date-value="1995-04-18" calcext:value-type="date">
            <text:p>1995-04-18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7-09-09" calcext:value-type="date">
            <text:p>1957-09-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21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Jero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13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Johannes Matthe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7-02-24" calcext:value-type="date">
            <text:p>1877-02-24</text:p>
          </table:table-cell>
          <table:table-cell office:value-type="string" calcext:value-type="string">
            <text:p>[P0004]</text:p>
          </table:table-cell>
          <table:table-cell table:number-columns-repeated="4"/>
          <table:table-cell table:style-name="ce1" office:value-type="date" office:date-value="1956-04-18" calcext:value-type="date">
            <text:p>1956-04-18</text:p>
          </table:table-cell>
          <table:table-cell office:value-type="string" calcext:value-type="string">
            <text:p>[P0002]</text:p>
          </table:table-cell>
          <table:table-cell/>
          <table:table-cell table:style-name="ce1" office:value-type="date" office:date-value="1956-04-21" calcext:value-type="date">
            <text:p>1956-04-21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José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8-04-10" calcext:value-type="date">
            <text:p>1958-04-10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0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Leo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male</text:p>
          </table:table-cell>
          <table:table-cell office:value-type="date" office:date-value="1906-07-31" calcext:value-type="date">
            <text:p>1906-07-31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55-10-08" calcext:value-type="date">
            <text:p>1955-10-08</text:p>
          </table:table-cell>
          <table:table-cell office:value-type="string" calcext:value-type="string">
            <text:p>[P0006]</text:p>
          </table:table-cell>
          <table:table-cell/>
          <table:table-cell table:style-name="ce1" office:value-type="date" office:date-value="1955-10-11" calcext:value-type="date">
            <text:p>1955-10-11</text:p>
          </table:table-cell>
          <table:table-cell office:value-type="string" calcext:value-type="string">
            <text:p>[P00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1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Leon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49-01-26" calcext:value-type="date">
            <text:p>1849-01-26</text:p>
          </table:table-cell>
          <table:table-cell office:value-type="string" calcext:value-type="string">
            <text:p>[P0030]</text:p>
          </table:table-cell>
          <table:table-cell table:number-columns-repeated="4"/>
          <table:table-cell table:style-name="ce1" office:value-type="date" office:date-value="1920-06-19" calcext:value-type="date">
            <text:p>1920-06-19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20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L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0-02-13" calcext:value-type="date">
            <text:p>1950-02-13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23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art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93-01-31" calcext:value-type="date">
            <text:p>1993-01-31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9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6-01-26" calcext:value-type="date">
            <text:p>1956-01-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3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2-12-07" calcext:value-type="date">
            <text:p>1952-12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8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ri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5-05-23" calcext:value-type="date">
            <text:p>1955-05-23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76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rie (Henrica Mar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office:value-type="date" office:date-value="1911-07-30" calcext:value-type="date">
            <text:p>1911-07-3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88-03-17" calcext:value-type="date">
            <text:p>1988-03-17</text:p>
          </table:table-cell>
          <table:table-cell office:value-type="string" calcext:value-type="string">
            <text:p>[P0008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3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ri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89-07-21" calcext:value-type="date">
            <text:p>1989-07-21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0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7-10-29" calcext:value-type="date">
            <text:p>1917-10-29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01-10-15" calcext:value-type="date">
            <text:p>2001-10-15</text:p>
          </table:table-cell>
          <table:table-cell office:value-type="string" calcext:value-type="string">
            <text:p>[P0000]</text:p>
          </table:table-cell>
          <table:table-cell/>
          <table:table-cell table:style-name="ce1" office:value-type="date" office:date-value="2001-10-19" calcext:value-type="date">
            <text:p>2001-10-1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3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Ne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5-12-16" calcext:value-type="date">
            <text:p>1955-12-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80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Petr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9-08-20" calcext:value-type="date">
            <text:p>1879-08-20</text:p>
          </table:table-cell>
          <table:table-cell table:number-columns-repeated="5"/>
          <table:table-cell table:style-name="ce1" office:value-type="date" office:date-value="1879-10-20" calcext:value-type="date">
            <text:p>1879-10-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Pie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07-09-04" calcext:value-type="date">
            <text:p>1907-09-04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67-01-29" calcext:value-type="date">
            <text:p>1967-01-29</text:p>
          </table:table-cell>
          <table:table-cell office:value-type="string" calcext:value-type="string">
            <text:p>[P001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3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6-04-19" calcext:value-type="date">
            <text:p>1946-04-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95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Riki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1-05-20" calcext:value-type="date">
            <text:p>1951-05-20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48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Sask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9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Sjef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9-02" calcext:value-type="date">
            <text:p>1954-09-02</text:p>
          </table:table-cell>
          <table:table-cell office:value-type="string" calcext:value-type="string">
            <text:p>[P000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47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Suz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61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Thera (Leonie) Waltera Hermin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office:value-type="date" office:date-value="1916-05-21" calcext:value-type="date">
            <text:p>1916-05-21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19-02-06" calcext:value-type="date">
            <text:p>2019-02-06</text:p>
          </table:table-cell>
          <table:table-cell office:value-type="string" calcext:value-type="string">
            <text:p>[P0008]</text:p>
          </table:table-cell>
          <table:table-cell/>
          <table:table-cell table:style-name="ce1" office:value-type="date" office:date-value="2019-02-13" calcext:value-type="date">
            <text:p>2019-02-13</text:p>
          </table:table-cell>
          <table:table-cell office:value-type="string" calcext:value-type="string">
            <text:p>[P00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0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Tonn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9-10-27" calcext:value-type="date">
            <text:p>1949-10-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53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Ve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52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Wiet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89]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Wim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9-11-27" calcext:value-type="date">
            <text:p>1959-11-27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61]</text:p>
          </table:table-cell>
          <table:table-cell office:value-type="string" calcext:value-type="string">
            <text:p>Eerden</text:p>
          </table:table-cell>
          <table:table-cell office:value-type="string" calcext:value-type="string">
            <text:p>Lies</text:p>
          </table:table-cell>
          <table:table-cell table:number-columns-repeated="2"/>
          <table:table-cell office:value-type="string" calcext:value-type="string">
            <text:p>van der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3-05-11" calcext:value-type="date">
            <text:p>1913-05-11</text:p>
          </table:table-cell>
          <table:table-cell table:number-columns-repeated="5"/>
          <table:table-cell table:style-name="ce1" office:value-type="date" office:date-value="2012-07-13" calcext:value-type="date">
            <text:p>2012-07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307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Adrian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50-02-24" calcext:value-type="date">
            <text:p>1850-02-24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4-08-28" calcext:value-type="date">
            <text:p>1924-08-28</text:p>
          </table:table-cell>
          <table:table-cell office:value-type="string" calcext:value-type="string">
            <text:p>[P004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305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Antoni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Default" office:value-type="float" office:value="1846" calcext:value-type="float">
            <text:p>1846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303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Francis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3-03-09" calcext:value-type="date">
            <text:p>1803-03-09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301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Ger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1-02-18" calcext:value-type="date">
            <text:p>1801-02-18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306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Henric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 office:value-type="float" office:value="1847" calcext:value-type="float">
            <text:p>1847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9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761-04-16" calcext:value-type="date">
            <text:p>1761-04-16</text:p>
          </table:table-cell>
          <table:table-cell table:number-columns-repeated="5"/>
          <table:table-cell table:style-name="ce1" office:value-type="date" office:date-value="1855-03-15" calcext:value-type="date">
            <text:p>1855-03-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304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44-07-22" calcext:value-type="date">
            <text:p>1844-07-22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84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Maria Anna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843-03-01" calcext:value-type="date">
            <text:p>1843-03-01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5-06-14" calcext:value-type="date">
            <text:p>1925-06-14</text:p>
          </table:table-cell>
          <table:table-cell office:value-type="string" calcext:value-type="string">
            <text:p>[P0000]</text:p>
          </table:table-cell>
          <table:table-cell table:number-columns-repeated="2"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63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Maria Janse 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 office:value-type="float" office:value="1731" calcext:value-type="float">
            <text:p>1731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15-04-14" calcext:value-type="date">
            <text:p>1815-04-14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302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Nicolaa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1-02-18" calcext:value-type="date">
            <text:p>1801-02-18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889-02-27" calcext:value-type="date">
            <text:p>1889-02-27</text:p>
          </table:table-cell>
          <table:table-cell office:value-type="string" calcext:value-type="string">
            <text:p>[P000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98]</text:p>
          </table:table-cell>
          <table:table-cell office:value-type="string" calcext:value-type="string">
            <text:p>Erp</text:p>
          </table:table-cell>
          <table:table-cell office:value-type="string" calcext:value-type="string">
            <text:p>Willebro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12-05-19" calcext:value-type="date">
            <text:p>1812-05-19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873-01-17" calcext:value-type="date">
            <text:p>1873-01-17</text:p>
          </table:table-cell>
          <table:table-cell office:value-type="string" calcext:value-type="string">
            <text:p>[P000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59]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Shu Qing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944" calcext:value-type="float">
            <text:p>1944</text:p>
          </table:table-cell>
          <table:table-cell office:value-type="string" calcext:value-type="string">
            <text:p>[P006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66]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Annemari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1-08" calcext:value-type="date">
            <text:p>1964-01-08</text:p>
          </table:table-cell>
          <table:table-cell office:value-type="string" calcext:value-type="string">
            <text:p>[P002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08]</text:p>
          </table:table-cell>
          <table:table-cell office:value-type="string" calcext:value-type="string">
            <text:p>Gover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55]</text:p>
          </table:table-cell>
          <table:table-cell office:value-type="string" calcext:value-type="string">
            <text:p>Haanstra</text:p>
          </table:table-cell>
          <table:table-cell office:value-type="string" calcext:value-type="string">
            <text:p>Afke Baukje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28]</text:p>
          </table:table-cell>
          <table:table-cell office:value-type="string" calcext:value-type="string">
            <text:p>Haaren</text:p>
          </table:table-cell>
          <table:table-cell table:number-columns-repeated="3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91]</text:p>
          </table:table-cell>
          <table:table-cell office:value-type="string" calcext:value-type="string">
            <text:p>Haaren</text:p>
          </table:table-cell>
          <table:table-cell office:value-type="string" calcext:value-type="string">
            <text:p>Wi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20-04-01" calcext:value-type="date">
            <text:p>1920-04-01</text:p>
          </table:table-cell>
          <table:table-cell office:value-type="string" calcext:value-type="string">
            <text:p>[P0053]</text:p>
          </table:table-cell>
          <table:table-cell table:number-columns-repeated="4"/>
          <table:table-cell table:style-name="ce1" office:value-type="date" office:date-value="2014-03-05" calcext:value-type="date">
            <text:p>2014-03-05</text:p>
          </table:table-cell>
          <table:table-cell office:value-type="string" calcext:value-type="string">
            <text:p>[P005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31]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Fran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77]</text:p>
          </table:table-cell>
          <table:table-cell office:value-type="string" calcext:value-type="string">
            <text:p>Hanssen</text:p>
          </table:table-cell>
          <table:table-cell office:value-type="string" calcext:value-type="string">
            <text:p>Maria Catharina Huber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8 NOV 1876</text:p>
          </table:table-cell>
          <table:table-cell office:value-type="string" calcext:value-type="string">
            <text:p>[P0036]</text:p>
          </table:table-cell>
          <table:table-cell table:number-columns-repeated="4"/>
          <table:table-cell office:value-type="string" calcext:value-type="string">
            <text:p>20 JUL 1944</text:p>
          </table:table-cell>
          <table:table-cell office:value-type="string" calcext:value-type="string">
            <text:p>[P002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8]</text:p>
          </table:table-cell>
          <table:table-cell office:value-type="string" calcext:value-type="string">
            <text:p>Havermans</text:p>
          </table:table-cell>
          <table:table-cell office:value-type="string" calcext:value-type="string">
            <text:p>Anto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5"/>
          <table:table-cell office:value-type="string" calcext:value-type="string">
            <text:p>26 JAN 1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85]</text:p>
          </table:table-cell>
          <table:table-cell office:value-type="string" calcext:value-type="string">
            <text:p>Heester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11-09-23" calcext:value-type="date">
            <text:p>1811-09-23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table:style-name="ce1" office:value-type="date" office:date-value="1885-03-24" calcext:value-type="date">
            <text:p>1885-03-24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82]</text:p>
          </table:table-cell>
          <table:table-cell office:value-type="string" calcext:value-type="string">
            <text:p>Heijmans</text:p>
          </table:table-cell>
          <table:table-cell office:value-type="string" calcext:value-type="string">
            <text:p>Petronella Hen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7-10-02" calcext:value-type="date">
            <text:p>1877-10-02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table:style-name="ce1" office:value-type="date" office:date-value="1913-10-28" calcext:value-type="date">
            <text:p>1913-10-28</text:p>
          </table:table-cell>
          <table:table-cell office:value-type="string" calcext:value-type="string">
            <text:p>[P0018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74]</text:p>
          </table:table-cell>
          <table:table-cell office:value-type="string" calcext:value-type="string">
            <text:p>Henckens</text:p>
          </table:table-cell>
          <table:table-cell office:value-type="string" calcext:value-type="string">
            <text:p>Petronella Maria Elisa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5-06-09" calcext:value-type="date">
            <text:p>1875-06-09</text:p>
          </table:table-cell>
          <table:table-cell office:value-type="string" calcext:value-type="string">
            <text:p>[P0035]</text:p>
          </table:table-cell>
          <table:table-cell table:number-columns-repeated="4"/>
          <table:table-cell table:style-name="ce1" office:value-type="date" office:date-value="1932-11-25" calcext:value-type="date">
            <text:p>1932-11-25</text:p>
          </table:table-cell>
          <table:table-cell office:value-type="string" calcext:value-type="string">
            <text:p>[P0035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35]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Ester (Johanna Maria 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7-01-23" calcext:value-type="date">
            <text:p>1977-01-23</text:p>
          </table:table-cell>
          <table:table-cell office:value-type="string" calcext:value-type="string">
            <text:p>[P0047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64]</text:p>
          </table:table-cell>
          <table:table-cell office:value-type="string" calcext:value-type="string">
            <text:p>Hoedeman</text:p>
          </table:table-cell>
          <table:table-cell office:value-type="string" calcext:value-type="string">
            <text:p>Eric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65]</text:p>
          </table:table-cell>
          <table:table-cell office:value-type="string" calcext:value-type="string">
            <text:p>Hoedeman</text:p>
          </table:table-cell>
          <table:table-cell office:value-type="string" calcext:value-type="string">
            <text:p>Gu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24 MAR 2005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75]</text:p>
          </table:table-cell>
          <table:table-cell office:value-type="string" calcext:value-type="string">
            <text:p>Huijbers</text:p>
          </table:table-cell>
          <table:table-cell office:value-type="string" calcext:value-type="string">
            <text:p>Christiaan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7-12-17" calcext:value-type="date">
            <text:p>1877-12-17</text:p>
          </table:table-cell>
          <table:table-cell office:value-type="string" calcext:value-type="string">
            <text:p>[P0035]</text:p>
          </table:table-cell>
          <table:table-cell table:number-columns-repeated="4"/>
          <table:table-cell table:style-name="ce1" office:value-type="date" office:date-value="1955-11-08" calcext:value-type="date">
            <text:p>1955-11-08</text:p>
          </table:table-cell>
          <table:table-cell office:value-type="string" calcext:value-type="string">
            <text:p>[P0035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67]</text:p>
          </table:table-cell>
          <table:table-cell office:value-type="string" calcext:value-type="string">
            <text:p>Huijbers</text:p>
          </table:table-cell>
          <table:table-cell office:value-type="string" calcext:value-type="string">
            <text:p>Jocoba Hele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3-11-13" calcext:value-type="date">
            <text:p>1913-11-13</text:p>
          </table:table-cell>
          <table:table-cell office:value-type="string" calcext:value-type="string">
            <text:p>[P0023]</text:p>
          </table:table-cell>
          <table:table-cell table:number-columns-repeated="4"/>
          <table:table-cell table:style-name="ce1" office:value-type="date" office:date-value="1997-03-04" calcext:value-type="date">
            <text:p>1997-03-04</text:p>
          </table:table-cell>
          <table:table-cell office:value-type="string" calcext:value-type="string">
            <text:p>[P002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2]</text:p>
          </table:table-cell>
          <table:table-cell office:value-type="string" calcext:value-type="string">
            <text:p>Jansen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46" calcext:value-type="float">
            <text:p>1846</text:p>
          </table:table-cell>
          <table:table-cell table:number-columns-repeated="5"/>
          <table:table-cell office:value-type="float" office:value="1898" calcext:value-type="float">
            <text:p>1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44]</text:p>
          </table:table-cell>
          <table:table-cell office:value-type="string" calcext:value-type="string">
            <text:p>Janssen</text:p>
          </table:table-cell>
          <table:table-cell office:value-type="string" calcext:value-type="string">
            <text:p>Philipp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30-07-25" calcext:value-type="date">
            <text:p>1930-07-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71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Florentina Gera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13 DEC 1948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70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a Antoinetta Floren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1 NOV 1947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76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es Math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17 JUN 1875</text:p>
          </table:table-cell>
          <table:table-cell office:value-type="string" calcext:value-type="string">
            <text:p>[P0023]</text:p>
          </table:table-cell>
          <table:table-cell table:number-columns-repeated="4"/>
          <table:table-cell office:value-type="string" calcext:value-type="string">
            <text:p>28 NOV 1944</text:p>
          </table:table-cell>
          <table:table-cell office:value-type="string" calcext:value-type="string">
            <text:p>[P002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68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es Nicolaa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11 NOV 1951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66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sefus J 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9-03-26" calcext:value-type="date">
            <text:p>1919-03-26</text:p>
          </table:table-cell>
          <table:table-cell office:value-type="string" calcext:value-type="string">
            <text:p>[P0034]</text:p>
          </table:table-cell>
          <table:table-cell table:number-columns-repeated="4"/>
          <table:table-cell table:style-name="ce1" office:value-type="date" office:date-value="1978-06-21" calcext:value-type="date">
            <text:p>1978-06-21</text:p>
          </table:table-cell>
          <table:table-cell office:value-type="string" calcext:value-type="string">
            <text:p>[P002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73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sephus Arnoldus Gerard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8 MAR 1956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69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Maria Johanna Ma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19 AUG 1946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72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Martina Maria Gerardina 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8 MAR 1954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49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Tilly Mechtilda Maria Hen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0-05-18" calcext:value-type="date">
            <text:p>1950-05-18</text:p>
          </table:table-cell>
          <table:table-cell office:value-type="string" calcext:value-type="string">
            <text:p>[P002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01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Annem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02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Ger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00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G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03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Martij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27 DEC 1983</text:p>
          </table:table-cell>
          <table:table-cell table:number-columns-repeated="5"/>
          <table:table-cell office:value-type="string" calcext:value-type="string">
            <text:p>26 JUN 1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45]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E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54]</text:p>
          </table:table-cell>
          <table:table-cell office:value-type="string" calcext:value-type="string">
            <text:p>Koek</text:p>
          </table:table-cell>
          <table:table-cell office:value-type="string" calcext:value-type="string">
            <text:p>Margriet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22 MAY 1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83]</text:p>
          </table:table-cell>
          <table:table-cell office:value-type="string" calcext:value-type="string">
            <text:p>Kuijpers</text:p>
          </table:table-cell>
          <table:table-cell office:value-type="string" calcext:value-type="string">
            <text:p>Elisabeth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45" calcext:value-type="float">
            <text:p>1845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21" calcext:value-type="float">
            <text:p>1921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4]</text:p>
          </table:table-cell>
          <table:table-cell office:value-type="string" calcext:value-type="string">
            <text:p>Kuijper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3-08-08" calcext:value-type="date">
            <text:p>1813-08-08</text:p>
          </table:table-cell>
          <table:table-cell office:value-type="string" calcext:value-type="string">
            <text:p>[P0038]</text:p>
          </table:table-cell>
          <table:table-cell table:number-columns-repeated="4"/>
          <table:table-cell table:style-name="ce1" office:value-type="date" office:date-value="1892-01-11" calcext:value-type="date">
            <text:p>1892-01-11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92]</text:p>
          </table:table-cell>
          <table:table-cell office:value-type="string" calcext:value-type="string">
            <text:p>Lagarde</text:p>
          </table:table-cell>
          <table:table-cell office:value-type="string" calcext:value-type="string">
            <text:p>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300]</text:p>
          </table:table-cell>
          <table:table-cell office:value-type="string" calcext:value-type="string">
            <text:p>Lith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Default" office:value-type="float" office:value="1770" calcext:value-type="float">
            <text:p>1770</text:p>
          </table:table-cell>
          <table:table-cell table:number-columns-repeated="5"/>
          <table:table-cell table:style-name="ce1" office:value-type="date" office:date-value="1815-08-25" calcext:value-type="date">
            <text:p>1815-08-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24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34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Mar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3-09-09" calcext:value-type="date">
            <text:p>1973-09-09</text:p>
          </table:table-cell>
          <table:table-cell office:value-type="string" calcext:value-type="string">
            <text:p>[P004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36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Maud Cornelia Johanna Maria</text:p>
          </table:table-cell>
          <table:table-cell office:value-type="string" calcext:value-type="string">
            <text:p>Maud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2009-05-28" calcext:value-type="date">
            <text:p>2009-05-28</text:p>
          </table:table-cell>
          <table:table-cell office:value-type="string" calcext:value-type="string">
            <text:p>[P004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37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Petra (Petronella Everdina Maria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4-12-12" calcext:value-type="date">
            <text:p>1974-12-12</text:p>
          </table:table-cell>
          <table:table-cell office:value-type="string" calcext:value-type="string">
            <text:p>[P004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22]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Nicolie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00]</text:p>
          </table:table-cell>
          <table:table-cell office:value-type="string" calcext:value-type="string">
            <text:p>Mombers</text:p>
          </table:table-cell>
          <table:table-cell office:value-type="string" calcext:value-type="string">
            <text:p>Christ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21" calcext:value-type="float">
            <text:p>1821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7]</text:p>
          </table:table-cell>
          <table:table-cell office:value-type="string" calcext:value-type="string">
            <text:p>Mombers</text:p>
          </table:table-cell>
          <table:table-cell office:value-type="string" calcext:value-type="string">
            <text:p>Petronella Cornel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08" calcext:value-type="float">
            <text:p>1808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87" calcext:value-type="float">
            <text:p>1887</text:p>
          </table:table-cell>
          <table:table-cell office:value-type="string" calcext:value-type="string">
            <text:p>[P004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7]</text:p>
          </table:table-cell>
          <table:table-cell office:value-type="string" calcext:value-type="string">
            <text:p>Oliemeulen</text:p>
          </table:table-cell>
          <table:table-cell office:value-type="string" calcext:value-type="string">
            <text:p>Id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55]</text:p>
          </table:table-cell>
          <table:table-cell office:value-type="string" calcext:value-type="string">
            <text:p>Peeter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16]</text:p>
          </table:table-cell>
          <table:table-cell office:value-type="string" calcext:value-type="string">
            <text:p>Pennings</text:p>
          </table:table-cell>
          <table:table-cell office:value-type="string" calcext:value-type="string">
            <text:p>L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25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Clin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17 JUN 1994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27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5 APR 1996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26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Wi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29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Annemij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0-02-19" calcext:value-type="date">
            <text:p>1990-02-19</text:p>
          </table:table-cell>
          <table:table-cell office:value-type="string" calcext:value-type="string">
            <text:p>[P0018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28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Bra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26 MAY 1988</text:p>
          </table:table-cell>
          <table:table-cell office:value-type="string" calcext:value-type="string">
            <text:p>[P0018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26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29]</text:p>
          </table:table-cell>
          <table:table-cell office:value-type="string" calcext:value-type="string">
            <text:p>Segeren</text:p>
          </table:table-cell>
          <table:table-cell office:value-type="string" calcext:value-type="string">
            <text:p>Fli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14]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6" calcext:value-type="float">
            <text:p>1766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51" calcext:value-type="float">
            <text:p>1851</text:p>
          </table:table-cell>
          <table:table-cell office:value-type="string" calcext:value-type="string">
            <text:p>[P0045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11]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Maria Wilhelm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03" calcext:value-type="float">
            <text:p>1803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office:value-type="string" calcext:value-type="string">
            <text:p>[P004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54]</text:p>
          </table:table-cell>
          <table:table-cell office:value-type="string" calcext:value-type="string">
            <text:p>Spierings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3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dr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9-12-08" calcext:value-type="date">
            <text:p>1959-12-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6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67" calcext:value-type="float">
            <text:p>1767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7-04-20" calcext:value-type="date">
            <text:p>1767-04-20</text:p>
          </table:table-cell>
          <table:table-cell table:number-columns-repeated="2"/>
          <table:table-cell table:style-name="ce1" office:value-type="date" office:date-value="1849-02-14" calcext:value-type="date">
            <text:p>1849-02-14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7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4-03-02" calcext:value-type="date">
            <text:p>1834-03-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7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09" calcext:value-type="float">
            <text:p>180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09-07-04" calcext:value-type="date">
            <text:p>1809-07-04</text:p>
          </table:table-cell>
          <table:table-cell table:number-columns-repeated="2"/>
          <table:table-cell table:style-name="ce1" office:value-type="date" office:date-value="1889-12-24" calcext:value-type="date">
            <text:p>1889-12-24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6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72-12-12" calcext:value-type="date">
            <text:p>1872-12-12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7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a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04" calcext:value-type="float">
            <text:p>1804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92-12-19" calcext:value-type="date">
            <text:p>1892-12-1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04-09-18" calcext:value-type="date">
            <text:p>1804-09-18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3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61-09-12" calcext:value-type="date">
            <text:p>1961-09-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7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35-09-20" calcext:value-type="date">
            <text:p>1835-09-2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918-02-13" calcext:value-type="date">
            <text:p>1918-02-13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8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us Henric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1-12-30" calcext:value-type="date">
            <text:p>1871-12-30</text:p>
          </table:table-cell>
          <table:table-cell office:value-type="string" calcext:value-type="string">
            <text:p>[P0049]</text:p>
          </table:table-cell>
          <table:table-cell table:number-columns-repeated="4"/>
          <table:table-cell table:style-name="ce1" office:value-type="date" office:date-value="1897-01-05" calcext:value-type="date">
            <text:p>1897-01-05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6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9-12-17" calcext:value-type="date">
            <text:p>1999-12-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5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hirle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6-11-26" calcext:value-type="date">
            <text:p>1996-11-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5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hriss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28 JUN 1998</text:p>
          </table:table-cell>
          <table:table-cell table:number-columns-repeated="5"/>
          <table:table-cell office:value-type="string" calcext:value-type="string">
            <text:p>28 JUN 1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7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laas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9-02-09" calcext:value-type="date">
            <text:p>1769-02-0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4-01-16" calcext:value-type="date">
            <text:p>1844-01-16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2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o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2-04-08" calcext:value-type="date">
            <text:p>1952-04-08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5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9-09-30" calcext:value-type="date">
            <text:p>1989-09-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2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Fr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1-02-18" calcext:value-type="date">
            <text:p>1951-02-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6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erard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5-11-17" calcext:value-type="date">
            <text:p>1765-11-17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24-05-14" calcext:value-type="date">
            <text:p>1824-05-14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8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erard-dir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7-04-22" calcext:value-type="date">
            <text:p>1877-04-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6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el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2-09-23" calcext:value-type="date">
            <text:p>1992-09-23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7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72" calcext:value-type="float">
            <text:p>1772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72-03-01" calcext:value-type="date">
            <text:p>1772-03-01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9-08-30" calcext:value-type="date">
            <text:p>1849-08-30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8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 Wil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4-11-07" calcext:value-type="date">
            <text:p>1844-11-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2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3-12-19" calcext:value-type="date">
            <text:p>1873-12-19</text:p>
          </table:table-cell>
          <table:table-cell table:number-columns-repeated="5"/>
          <table:table-cell table:style-name="ce1" office:value-type="date" office:date-value="1948-11-01" calcext:value-type="date">
            <text:p>1948-11-01</text:p>
          </table:table-cell>
          <table:table-cell office:value-type="string" calcext:value-type="string">
            <text:p>[P0000]</text:p>
          </table:table-cell>
          <table:table-cell table:number-columns-repeated="2"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6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2000-12-13" calcext:value-type="date">
            <text:p>2000-12-13</text:p>
          </table:table-cell>
          <table:table-cell office:value-type="string" calcext:value-type="string">
            <text:p>[P0025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s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03" calcext:value-type="float">
            <text:p>1703</text:p>
          </table:table-cell>
          <table:table-cell table:number-columns-repeated="2"/>
          <table:table-cell table:style-name="ce1" office:value-type="date" office:date-value="1703-01-27" calcext:value-type="date">
            <text:p>1703-01-27</text:p>
          </table:table-cell>
          <table:table-cell office:value-type="string" calcext:value-type="string">
            <text:p>[P0032]</text:p>
          </table:table-cell>
          <table:table-cell/>
          <table:table-cell office:value-type="float" office:value="1770" calcext:value-type="float">
            <text:p>1770</text:p>
          </table:table-cell>
          <table:table-cell table:number-columns-repeated="2"/>
          <table:table-cell table:style-name="ce1" office:value-type="date" office:date-value="1770-12-31" calcext:value-type="date">
            <text:p>1770-12-31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9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le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35-05-05" calcext:value-type="date">
            <text:p>1735-05-05</text:p>
          </table:table-cell>
          <table:table-cell office:value-type="string" calcext:value-type="string">
            <text:p>[P005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8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d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42-10-11" calcext:value-type="date">
            <text:p>1842-10-11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8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drik-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6-01-25" calcext:value-type="date">
            <text:p>1876-01-25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0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0-01-06" calcext:value-type="date">
            <text:p>1950-01-06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42" calcext:value-type="float">
            <text:p>1742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8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8-08-24" calcext:value-type="date">
            <text:p>1838-08-24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6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2-06-22" calcext:value-type="date">
            <text:p>1762-06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I026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4-03-09" calcext:value-type="date">
            <text:p>1764-03-09</text:p>
          </table:table-cell>
          <table:table-cell table:number-columns-repeated="2"/>
          <table:table-cell table:style-name="ce1" office:value-type="date" office:date-value="1838-07-19" calcext:value-type="date">
            <text:p>1838-07-19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0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6-09-23" calcext:value-type="date">
            <text:p>1916-09-23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87-09-23" calcext:value-type="date">
            <text:p>1987-09-23</text:p>
          </table:table-cell>
          <table:table-cell office:value-type="string" calcext:value-type="string">
            <text:p>[P0000]</text:p>
          </table:table-cell>
          <table:table-cell/>
          <table:table-cell table:style-name="ce1" office:value-type="date" office:date-value="1987-09-26" calcext:value-type="date">
            <text:p>1987-09-26</text:p>
          </table:table-cell>
          <table:table-cell office:value-type="string" calcext:value-type="string">
            <text:p>[P00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2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48-07-28" calcext:value-type="date">
            <text:p>1948-07-28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6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0-01-15" calcext:value-type="date">
            <text:p>1990-01-15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6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1-01-29" calcext:value-type="date">
            <text:p>1761-01-2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1-06-20" calcext:value-type="date">
            <text:p>1841-06-20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6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 Gijsbert 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32" calcext:value-type="float">
            <text:p>1732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office:value-type="float" office:value="1815" calcext:value-type="float">
            <text:p>1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8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 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3-01-02" calcext:value-type="date">
            <text:p>1873-01-02</text:p>
          </table:table-cell>
          <table:table-cell office:value-type="string" calcext:value-type="string">
            <text:p>[P004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7-06-07" calcext:value-type="date">
            <text:p>1987-06-07</text:p>
          </table:table-cell>
          <table:table-cell office:value-type="string" calcext:value-type="string">
            <text:p>[P001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5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sp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9-12-27" calcext:value-type="date">
            <text:p>1979-12-27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7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ell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3-10-27" calcext:value-type="date">
            <text:p>1993-10-27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30-10-16" calcext:value-type="date">
            <text:p>1730-10-16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36" calcext:value-type="float">
            <text:p>1736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36-12-21" calcext:value-type="date">
            <text:p>1736-12-21</text:p>
          </table:table-cell>
          <table:table-cell office:value-type="string" calcext:value-type="string">
            <text:p>[P0050]</text:p>
          </table:table-cell>
          <table:table-cell/>
          <table:table-cell office:value-type="float" office:value="1793" calcext:value-type="float">
            <text:p>1793</text:p>
          </table:table-cell>
          <table:table-cell table:number-columns-repeated="2"/>
          <table:table-cell table:style-name="ce1" office:value-type="date" office:date-value="1793-09-16" calcext:value-type="date">
            <text:p>1793-09-1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0-01-10" calcext:value-type="date">
            <text:p>1840-01-1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8-11-03" calcext:value-type="date">
            <text:p>1928-11-03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00" calcext:value-type="float">
            <text:p>18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00-01-20" calcext:value-type="date">
            <text:p>1800-01-20</text:p>
          </table:table-cell>
          <table:table-cell table:number-columns-repeated="2"/>
          <table:table-cell table:style-name="ce1" office:value-type="date" office:date-value="1880-04-10" calcext:value-type="date">
            <text:p>1880-04-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3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os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8-08-16" calcext:value-type="date">
            <text:p>1958-08-16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7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ri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8-06-28" calcext:value-type="date">
            <text:p>1988-06-28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sje Henk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9-10-16" calcext:value-type="date">
            <text:p>1989-10-16</text:p>
          </table:table-cell>
          <table:table-cell office:value-type="string" calcext:value-type="string">
            <text:p>[P001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6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Kat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6-12-10" calcext:value-type="date">
            <text:p>1996-12-10</text:p>
          </table:table-cell>
          <table:table-cell office:value-type="string" calcext:value-type="string">
            <text:p>[P002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5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Ko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3-04-10" calcext:value-type="date">
            <text:p>1983-04-10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3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e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3-10-15" calcext:value-type="date">
            <text:p>1953-10-15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3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ie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6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onn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1-05-12" calcext:value-type="date">
            <text:p>1991-05-12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5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uc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9-05-10" calcext:value-type="date">
            <text:p>1999-05-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7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cel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5-02-26" calcext:value-type="date">
            <text:p>1815-02-26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9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gret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28" calcext:value-type="float">
            <text:p>1728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28-08-26" calcext:value-type="date">
            <text:p>1728-08-26</text:p>
          </table:table-cell>
          <table:table-cell office:value-type="string" calcext:value-type="string">
            <text:p>[P0050]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90-02-06" calcext:value-type="date">
            <text:p>1790-02-0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1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8-02-18" calcext:value-type="date">
            <text:p>1918-02-18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93-04-23" calcext:value-type="date">
            <text:p>1993-04-23</text:p>
          </table:table-cell>
          <table:table-cell office:value-type="string" calcext:value-type="string">
            <text:p>[P0008]</text:p>
          </table:table-cell>
          <table:table-cell table:number-columns-repeated="2"/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7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2-06-04" calcext:value-type="date">
            <text:p>1832-06-04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907-07-31" calcext:value-type="date">
            <text:p>1907-07-31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 Anna 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83-05-09" calcext:value-type="date">
            <text:p>1883-05-09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46-01-27" calcext:value-type="date">
            <text:p>1946-01-27</text:p>
          </table:table-cell>
          <table:table-cell office:value-type="string" calcext:value-type="string">
            <text:p>[P002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8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 Dimph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7-02-02" calcext:value-type="date">
            <text:p>1837-02-02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1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4-12-12" calcext:value-type="date">
            <text:p>1954-12-12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5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aar Lieke Jacobu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[P0054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7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ieb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0-02-19" calcext:value-type="date">
            <text:p>1990-02-19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3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4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tan Corneli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12-03-01" calcext:value-type="date">
            <text:p>2012-03-01</text:p>
          </table:table-cell>
          <table:table-cell office:value-type="string" calcext:value-type="string">
            <text:p>[P0052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5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5-07-22" calcext:value-type="date">
            <text:p>1995-07-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3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al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6-03-16" calcext:value-type="date">
            <text:p>1956-03-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8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bert-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9-08-30" calcext:value-type="date">
            <text:p>1879-08-30</text:p>
          </table:table-cell>
          <table:table-cell office:value-type="string" calcext:value-type="string">
            <text:p>[P005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28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helma Maria Gerar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5-01-03" calcext:value-type="date">
            <text:p>1875-01-03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75-08-27" calcext:value-type="date">
            <text:p>1875-08-27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7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1-01-03" calcext:value-type="date">
            <text:p>1811-01-03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93-11-12" calcext:value-type="date">
            <text:p>1893-11-12</text:p>
          </table:table-cell>
          <table:table-cell office:value-type="string" calcext:value-type="string">
            <text:p>[P005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5]</text:p>
          </table:table-cell>
          <table:table-cell office:value-type="string" calcext:value-type="string">
            <text:p>Suy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02" calcext:value-type="float">
            <text:p>1802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55" calcext:value-type="float">
            <text:p>1855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8]</text:p>
          </table:table-cell>
          <table:table-cell office:value-type="string" calcext:value-type="string">
            <text:p>Suys</text:p>
          </table:table-cell>
          <table:table-cell office:value-type="string" calcext:value-type="string">
            <text:p>Cornelis 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70" calcext:value-type="float">
            <text:p>1770</text:p>
          </table:table-cell>
          <table:table-cell office:value-type="string" calcext:value-type="string">
            <text:p>[P0041]</text:p>
          </table:table-cell>
          <table:table-cell table:number-columns-repeated="4"/>
          <table:table-cell office:value-type="float" office:value="1822" calcext:value-type="float">
            <text:p>1822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18]</text:p>
          </table:table-cell>
          <table:table-cell office:value-type="string" calcext:value-type="string">
            <text:p>Thurlings</text:p>
          </table:table-cell>
          <table:table-cell office:value-type="string" calcext:value-type="string">
            <text:p>Joe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11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Annem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7-02-20" calcext:value-type="date">
            <text:p>1957-02-20</text:p>
          </table:table-cell>
          <table:table-cell office:value-type="string" calcext:value-type="string">
            <text:p>[P0000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047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Dimph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45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43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18 MAY 1929</text:p>
          </table:table-cell>
          <table:table-cell office:value-type="string" calcext:value-type="string">
            <text:p>[P0021]</text:p>
          </table:table-cell>
          <table:table-cell table:number-columns-repeated="4"/>
          <table:table-cell office:value-type="string" calcext:value-type="string">
            <text:p>16 SEP 1989</text:p>
          </table:table-cell>
          <table:table-cell office:value-type="string" calcext:value-type="string">
            <text:p>[P0022]</text:p>
          </table:table-cell>
          <table:table-cell/>
          <table:table-cell office:value-type="string" calcext:value-type="string">
            <text:p>21 SEP 198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46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48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Le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63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Moniqu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11]</text:p>
          </table:table-cell>
          <table:table-cell office:value-type="string" calcext:value-type="string">
            <text:p>Uijen</text:p>
          </table:table-cell>
          <table:table-cell office:value-type="string" calcext:value-type="string">
            <text:p>Sibertus Damia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9-01-14" calcext:value-type="date">
            <text:p>1879-01-14</text:p>
          </table:table-cell>
          <table:table-cell office:value-type="string" calcext:value-type="string">
            <text:p>[P005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78]</text:p>
          </table:table-cell>
          <table:table-cell office:value-type="string" calcext:value-type="string">
            <text:p>Van Boxtel</text:p>
          </table:table-cell>
          <table:table-cell office:value-type="string" calcext:value-type="string">
            <text:p>Joanna 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51-02-21" calcext:value-type="date">
            <text:p>1851-02-21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24-05-17" calcext:value-type="date">
            <text:p>1924-05-17</text:p>
          </table:table-cell>
          <table:table-cell office:value-type="string" calcext:value-type="string">
            <text:p>[P000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15]</text:p>
          </table:table-cell>
          <table:table-cell office:value-type="string" calcext:value-type="string">
            <text:p>Verschuren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34" calcext:value-type="float">
            <text:p>1834</text:p>
          </table:table-cell>
          <table:table-cell office:value-type="string" calcext:value-type="string">
            <text:p>[P0045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60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Bia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969" calcext:value-type="float">
            <text:p>1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56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Li (Amy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6-01-14" calcext:value-type="date">
            <text:p>1976-01-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58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Long Hu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938" calcext:value-type="float">
            <text:p>19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219]</text:p>
          </table:table-cell>
          <table:table-cell office:value-type="string" calcext:value-type="string">
            <text:p>de Bruin</text:p>
          </table:table-cell>
          <table:table-cell office:value-type="string" calcext:value-type="string">
            <text:p>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10]</text:p>
          </table:table-cell>
          <table:table-cell office:value-type="string" calcext:value-type="string">
            <text:p>de Gouw</text:p>
          </table:table-cell>
          <table:table-cell office:value-type="string" calcext:value-type="string">
            <text:p>Petronel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1-05-30" calcext:value-type="date">
            <text:p>1911-05-30</text:p>
          </table:table-cell>
          <table:table-cell office:value-type="string" calcext:value-type="string">
            <text:p>[P0012]</text:p>
          </table:table-cell>
          <table:table-cell table:number-columns-repeated="4"/>
          <table:table-cell table:style-name="ce1" office:value-type="date" office:date-value="1978-03-30" calcext:value-type="date">
            <text:p>1978-03-30</text:p>
          </table:table-cell>
          <table:table-cell office:value-type="string" calcext:value-type="string">
            <text:p>[P001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8]</text:p>
          </table:table-cell>
          <table:table-cell office:value-type="string" calcext:value-type="string">
            <text:p>de Groot</text:p>
          </table:table-cell>
          <table:table-cell office:value-type="string" calcext:value-type="string">
            <text:p>Catharina H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82" calcext:value-type="float">
            <text:p>1882</text:p>
          </table:table-cell>
          <table:table-cell table:number-columns-repeated="5"/>
          <table:table-cell office:value-type="float" office:value="1950" calcext:value-type="float">
            <text:p>1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15]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Wou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99]</text:p>
          </table:table-cell>
          <table:table-cell office:value-type="string" calcext:value-type="string">
            <text:p>de Leyer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837" calcext:value-type="float">
            <text:p>1837</text:p>
          </table:table-cell>
          <table:table-cell office:value-type="string" calcext:value-type="string">
            <text:p>[P004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7]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73" calcext:value-type="float">
            <text:p>1773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office:value-type="float" office:value="1810" calcext:value-type="float">
            <text:p>1810</text:p>
          </table:table-cell>
          <table:table-cell office:value-type="string" calcext:value-type="string">
            <text:p>[P0027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74]</text:p>
          </table:table-cell>
          <table:table-cell office:value-type="string" calcext:value-type="string">
            <text:p>van Alphen</text:p>
          </table:table-cell>
          <table:table-cell office:value-type="string" calcext:value-type="string">
            <text:p>Jor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44]</text:p>
          </table:table-cell>
          <table:table-cell office:value-type="string" calcext:value-type="string">
            <text:p>van Amstel</text:p>
          </table:table-cell>
          <table:table-cell office:value-type="string" calcext:value-type="string">
            <text:p>Hendrik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21]</text:p>
          </table:table-cell>
          <table:table-cell office:value-type="string" calcext:value-type="string">
            <text:p>van Amstel</text:p>
          </table:table-cell>
          <table:table-cell office:value-type="string" calcext:value-type="string">
            <text:p>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20]</text:p>
          </table:table-cell>
          <table:table-cell office:value-type="string" calcext:value-type="string">
            <text:p>van Bergen</text:p>
          </table:table-cell>
          <table:table-cell office:value-type="string" calcext:value-type="string">
            <text:p>Car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30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Adr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10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96" calcext:value-type="float">
            <text:p>1796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45" calcext:value-type="float">
            <text:p>1845</text:p>
          </table:table-cell>
          <table:table-cell office:value-type="string" calcext:value-type="string">
            <text:p>[P0042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12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Johannes 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45" calcext:value-type="float">
            <text:p>1845</text:p>
          </table:table-cell>
          <table:table-cell office:value-type="string" calcext:value-type="string">
            <text:p>[P004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3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Luc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39" calcext:value-type="float">
            <text:p>1839</text:p>
          </table:table-cell>
          <table:table-cell office:value-type="string" calcext:value-type="string">
            <text:p>[P0042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41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97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4-07-22" calcext:value-type="date">
            <text:p>1844-07-22</text:p>
          </table:table-cell>
          <table:table-cell table:number-columns-repeated="5"/>
          <table:table-cell table:style-name="ce1" office:value-type="date" office:date-value="1918-09-06" calcext:value-type="date">
            <text:p>1918-09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23]</text:p>
          </table:table-cell>
          <table:table-cell office:value-type="string" calcext:value-type="string">
            <text:p>van Halder</text:p>
          </table:table-cell>
          <table:table-cell office:value-type="string" calcext:value-type="string">
            <text:p>Ev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5"/>
          <table:table-cell office:value-type="string" calcext:value-type="string">
            <text:p>5 DEC 1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26]</text:p>
          </table:table-cell>
          <table:table-cell office:value-type="string" calcext:value-type="string">
            <text:p>van Helvoort</text:p>
          </table:table-cell>
          <table:table-cell office:value-type="string" calcext:value-type="string">
            <text:p>Ba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09]</text:p>
          </table:table-cell>
          <table:table-cell office:value-type="string" calcext:value-type="string">
            <text:p>van Liemdt</text:p>
          </table:table-cell>
          <table:table-cell office:value-type="string" calcext:value-type="string">
            <text:p>Jo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771" calcext:value-type="float">
            <text:p>1771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42" calcext:value-type="float">
            <text:p>1842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43]</text:p>
          </table:table-cell>
          <table:table-cell office:value-type="string" calcext:value-type="string">
            <text:p>van Lith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17]</text:p>
          </table:table-cell>
          <table:table-cell office:value-type="string" calcext:value-type="string">
            <text:p>van Oijen</text:p>
          </table:table-cell>
          <table:table-cell office:value-type="string" calcext:value-type="string">
            <text:p>Trei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58]</text:p>
          </table:table-cell>
          <table:table-cell office:value-type="string" calcext:value-type="string">
            <text:p>van Welie</text:p>
          </table:table-cell>
          <table:table-cell office:value-type="string" calcext:value-type="string">
            <text:p>Antonia Maria Sof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35-02-06" calcext:value-type="date">
            <text:p>1935-02-06</text:p>
          </table:table-cell>
          <table:table-cell office:value-type="string" calcext:value-type="string">
            <text:p>[P0033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59]</text:p>
          </table:table-cell>
          <table:table-cell office:value-type="string" calcext:value-type="string">
            <text:p>van Wichen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57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Adrianus Johanne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21-01-07" calcext:value-type="date">
            <text:p>1921-01-07</text:p>
          </table:table-cell>
          <table:table-cell office:value-type="string" calcext:value-type="string">
            <text:p>[P0033]</text:p>
          </table:table-cell>
          <table:table-cell table:number-columns-repeated="4"/>
          <table:table-cell table:style-name="ce1" office:value-type="date" office:date-value="1988-06-10" calcext:value-type="date">
            <text:p>1988-06-10</text:p>
          </table:table-cell>
          <table:table-cell office:value-type="string" calcext:value-type="string">
            <text:p>[P0033]</text:p>
          </table:table-cell>
          <table:table-cell/>
          <table:table-cell table:style-name="ce1" office:value-type="date" office:date-value="1988-06-15" calcext:value-type="date">
            <text:p>1988-06-15</text:p>
          </table:table-cell>
          <table:table-cell office:value-type="string" calcext:value-type="string">
            <text:p>[P00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62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Antonia Theodora Sof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1-11-03" calcext:value-type="date">
            <text:p>1971-11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063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Catharina Ida Anton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64-06-03" calcext:value-type="date">
            <text:p>1964-06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61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Franciscus Theodorus Adrian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65-09-02" calcext:value-type="date">
            <text:p>1965-09-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60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Lucia Catharina Cornel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61-03-15" calcext:value-type="date">
            <text:p>1961-03-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I0131]</text:p>
          </table:table-cell>
          <table:table-cell office:value-type="string" calcext:value-type="string">
            <text:p>van de Boom</text:p>
          </table:table-cell>
          <table:table-cell office:value-type="string" calcext:value-type="string">
            <text:p>Mar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50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Ev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49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Jess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22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Pi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251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Teu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45]</text:p>
          </table:table-cell>
          <table:table-cell office:value-type="string" calcext:value-type="string">
            <text:p>van den Boogaard</text:p>
          </table:table-cell>
          <table:table-cell office:value-type="string" calcext:value-type="string">
            <text:p>Nin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27 JUN 1918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 SEP 2000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81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(Tinus)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12 JUL 1915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2 NOV 1999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51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80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Adriaan Maria Joz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911" calcext:value-type="float">
            <text:p>1911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49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Carol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2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Cornelia Barbara Mari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6-06-01" calcext:value-type="date">
            <text:p>1876-06-01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table:style-name="ce1" office:value-type="date" office:date-value="1962-11-26" calcext:value-type="date">
            <text:p>1962-11-26</text:p>
          </table:table-cell>
          <table:table-cell office:value-type="string" calcext:value-type="string">
            <text:p>[P0017]</text:p>
          </table:table-cell>
          <table:table-cell table:number-columns-repeated="2"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4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o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anc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853" calcext:value-type="float">
            <text:p>1853</text:p>
          </table:table-cell>
          <table:table-cell office:value-type="string" calcext:value-type="string">
            <text:p>[P004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55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9 MAR 1874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56" calcext:value-type="float">
            <text:p>1956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47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it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4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079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hannes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21 MAR 1875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3 AUG 1952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7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7 MAR 188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6 MAR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77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seph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45" calcext:value-type="float">
            <text:p>1845</text:p>
          </table:table-cell>
          <table:table-cell table:number-columns-repeated="5"/>
          <table:table-cell office:value-type="float" office:value="1880" calcext:value-type="float">
            <text:p>1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us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734" calcext:value-type="float">
            <text:p>1734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798" calcext:value-type="float">
            <text:p>1798</text:p>
          </table:table-cell>
          <table:table-cell office:value-type="string" calcext:value-type="string">
            <text:p>[P004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4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Ke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50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Lies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29 AUG 1952</text:p>
          </table:table-cell>
          <table:table-cell office:value-type="string" calcext:value-type="string">
            <text:p>[P0016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I014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Luc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2 FEB 1945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25 AUG 1954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5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Maarte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[I018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Maria j.l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918" calcext:value-type="float">
            <text:p>1918</text:p>
          </table:table-cell>
          <table:table-cell table:number-columns-repeated="5"/>
          <table:table-cell office:value-type="float" office:value="1984" calcext:value-type="float">
            <text:p>1984</text:p>
          </table:table-cell>
          <table:table-cell office:value-type="string" calcext:value-type="string">
            <text:p>[P003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43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54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(Mien) Wilhelmina Henriette Joseph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13 MAR 1913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3 JUN 2001</text:p>
          </table:table-cell>
          <table:table-cell office:value-type="string" calcext:value-type="string">
            <text:p>[P001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4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Alida M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72" calcext:value-type="float">
            <text:p>1872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89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Alphons A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911" calcext:value-type="float">
            <text:p>1911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5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Catharina 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79" calcext:value-type="float">
            <text:p>1879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3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anna 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Default" office:value-type="float" office:value="1868" calcext:value-type="float">
            <text:p>1868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1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43" calcext:value-type="float">
            <text:p>1843</text:p>
          </table:table-cell>
          <table:table-cell table:number-columns-repeated="5"/>
          <table:table-cell office:value-type="float" office:value="1922" calcext:value-type="float">
            <text:p>1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87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hannes P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870" calcext:value-type="float">
            <text:p>1870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90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Theophiel L.W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Default" office:value-type="float" office:value="1915" calcext:value-type="float">
            <text:p>1915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 table:number-columns-repeated="6"/>
        </table:table-row>
      </table:table>
      <table:table table:name="Sheet3" table:style-name="ta1">
        <table:table-column table:style-name="co20" table:default-cell-style-name="Default"/>
        <table:table-column table:style-name="co21" table:default-cell-style-name="Default"/>
        <table:table-column table:style-name="co20" table:number-columns-repeated="6" table:default-cell-style-name="Default"/>
        <table:table-column table:style-name="co22" table:default-cell-style-name="ce4"/>
        <table:table-column table:style-name="co20" table:default-cell-style-name="Default"/>
        <table:table-column table:style-name="co23" table:default-cell-style-name="ce1"/>
        <table:table-column table:style-name="co20" table:number-columns-repeated="5" table:default-cell-style-name="Default"/>
        <table:table-row table:style-name="ro1"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Birth place</text:p>
          </table:table-cell>
          <table:table-cell office:value-type="string" calcext:value-type="string">
            <text:p>DeathDate</text:p>
          </table:table-cell>
          <table:table-cell office:value-type="string" calcext:value-type="string">
            <text:p>Death place</text:p>
          </table:table-cell>
          <table:table-cell office:value-type="string" calcext:value-type="string">
            <text:p>Burial date</text:p>
          </table:table-cell>
          <table:table-cell office:value-type="string" calcext:value-type="string">
            <text:p>Burial place</text:p>
          </table:table-cell>
          <table:table-cell office:value-type="string" calcext:value-type="string">
            <text:p>Burial sour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[I0308]</text:p>
          </table:table-cell>
          <table:table-cell/>
          <table:table-cell office:value-type="string" calcext:value-type="string">
            <text:p>Liselotte</text:p>
          </table:table-cell>
          <table:table-cell table:style-name="ce2"/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2019-03-29" calcext:value-type="date">
            <text:p>2019-03-29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53]</text:p>
          </table:table-cell>
          <table:table-cell/>
          <table:table-cell office:value-type="string" calcext:value-type="string">
            <text:p>Marian</text:p>
          </table:table-cell>
          <table:table-cell table:formula="of:=[.C3]" office:value-type="string" office:string-value="Marian" calcext:value-type="string">
            <text:p>Marian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070]</text:p>
          </table:table-cell>
          <table:table-cell office:value-type="string" calcext:value-type="string">
            <text:p>van Alphen</text:p>
          </table:table-cell>
          <table:table-cell office:value-type="string" calcext:value-type="string">
            <text:p>Astrid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7-29" calcext:value-type="date">
            <text:p>1964-07-29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81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Antonius arnoldus Jo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67-01-18" calcext:value-type="date">
            <text:p>1867-01-18 00:00:00</text:p>
          </table:table-cell>
          <table:table-cell/>
          <table:table-cell office:value-type="date" office:date-value="1881-11-09" calcext:value-type="date">
            <text:p>1881-11-09</text:p>
          </table:table-cell>
          <table:table-cell office:value-type="string" calcext:value-type="string">
            <text:p>[P003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4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Arnol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03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Frede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7-01-16" calcext:value-type="date">
            <text:p>1877-01-16 00:00:00</text:p>
          </table:table-cell>
          <table:table-cell office:value-type="string" calcext:value-type="string">
            <text:p>[P0003]</text:p>
          </table:table-cell>
          <table:table-cell office:value-type="date" office:date-value="1966-02-09" calcext:value-type="date">
            <text:p>1966-02-09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4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Hermi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69-03-26" calcext:value-type="date">
            <text:p>1869-03-26 00:00:00</text:p>
          </table:table-cell>
          <table:table-cell office:value-type="string" calcext:value-type="string">
            <text:p>[P0003]</text:p>
          </table:table-cell>
          <table:table-cell office:value-type="date" office:date-value="1952-12-01" calcext:value-type="date">
            <text:p>1952-12-01</text:p>
          </table:table-cell>
          <table:table-cell office:value-type="string" calcext:value-type="string">
            <text:p>[P00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6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Johanne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1-06-02" calcext:value-type="date">
            <text:p>1871-06-02 00:00:00</text:p>
          </table:table-cell>
          <table:table-cell office:value-type="string" calcext:value-type="string">
            <text:p>[P0003]</text:p>
          </table:table-cell>
          <table:table-cell office:value-type="date" office:date-value="1949-05-24" calcext:value-type="date">
            <text:p>1949-05-24</text:p>
          </table:table-cell>
          <table:table-cell office:value-type="string" calcext:value-type="string">
            <text:p>[P000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3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Petronell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6-01-18" calcext:value-type="date">
            <text:p>1876-01-18 00:00:00</text:p>
          </table:table-cell>
          <table:table-cell office:value-type="string" calcext:value-type="string">
            <text:p>[P0003]</text:p>
          </table:table-cell>
          <table:table-cell office:value-type="date" office:date-value="1952-09-18" calcext:value-type="date">
            <text:p>1952-09-18</text:p>
          </table:table-cell>
          <table:table-cell office:value-type="string" calcext:value-type="string">
            <text:p>[P002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2]</text:p>
          </table:table-cell>
          <table:table-cell office:value-type="string" calcext:value-type="string">
            <text:p>Bardoel</text:p>
          </table:table-cell>
          <table:table-cell office:value-type="string" calcext:value-type="string">
            <text:p>Petr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9-03-21" calcext:value-type="date">
            <text:p>1879-03-21 00:00:00</text:p>
          </table:table-cell>
          <table:table-cell/>
          <table:table-cell office:value-type="date" office:date-value="1907-03-22" calcext:value-type="date">
            <text:p>1907-03-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5]</text:p>
          </table:table-cell>
          <table:table-cell office:value-type="string" calcext:value-type="string">
            <text:p>Berends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272]</text:p>
          </table:table-cell>
          <table:table-cell office:value-type="string" calcext:value-type="string">
            <text:p>van den Berk</text:p>
          </table:table-cell>
          <table:table-cell office:value-type="string" calcext:value-type="string">
            <text:p>Wilhelma Aart</text:p>
          </table:table-cell>
          <table:table-cell table:number-columns-repeated="2"/>
          <table:table-cell office:value-type="string" calcext:value-type="string">
            <text:p>van den</text:p>
          </table:table-cell>
          <table:table-cell/>
          <table:table-cell office:value-type="string" calcext:value-type="string">
            <text:p>female</text:p>
          </table:table-cell>
          <table:table-cell table:style-name="ce5" office:value-type="date" office:date-value="1772-01-01" calcext:value-type="date">
            <text:p>1772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48-11-06" calcext:value-type="date">
            <text:p>1848-11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1]</text:p>
          </table:table-cell>
          <table:table-cell office:value-type="string" calcext:value-type="string">
            <text:p>Bertens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782-05-03" calcext:value-type="date">
            <text:p>1782-05-03 00:00:00</text:p>
          </table:table-cell>
          <table:table-cell office:value-type="string" calcext:value-type="string">
            <text:p>[P0016]</text:p>
          </table:table-cell>
          <table:table-cell office:value-type="date" office:date-value="1849-12-31" calcext:value-type="date">
            <text:p>1849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0]</text:p>
          </table:table-cell>
          <table:table-cell office:value-type="string" calcext:value-type="string">
            <text:p>Blokker</text:p>
          </table:table-cell>
          <table:table-cell office:value-type="string" calcext:value-type="string">
            <text:p>Josephus Wilhelmus Cornelis Arnoldus Theodorus</text:p>
          </table:table-cell>
          <table:table-cell office:value-type="string" calcext:value-type="string">
            <text:p>Jo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style-name="ce5" office:value-type="date" office:date-value="1936-12-30" calcext:value-type="date">
            <text:p>1936-12-30 00:00:00</text:p>
          </table:table-cell>
          <table:table-cell office:value-type="string" calcext:value-type="string">
            <text:p>[P0062]</text:p>
          </table:table-cell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[P006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3]</text:p>
          </table:table-cell>
          <table:table-cell office:value-type="string" calcext:value-type="string">
            <text:p>Boenders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769-01-01" calcext:value-type="date">
            <text:p>1769-01-01 00:00:00</text:p>
          </table:table-cell>
          <table:table-cell office:value-type="string" calcext:value-type="string">
            <text:p>[P0044]</text:p>
          </table:table-cell>
          <table:table-cell office:value-type="date" office:date-value="1827-12-31" calcext:value-type="date">
            <text:p>1827-12-31</text:p>
          </table:table-cell>
          <table:table-cell office:value-type="string" calcext:value-type="string">
            <text:p>[P004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3]</text:p>
          </table:table-cell>
          <table:table-cell office:value-type="string" calcext:value-type="string">
            <text:p>Bongers</text:p>
          </table:table-cell>
          <table:table-cell office:value-type="string" calcext:value-type="string">
            <text:p>T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3-02-20" calcext:value-type="date">
            <text:p>1953-02-20 00:00:00</text:p>
          </table:table-cell>
          <table:table-cell office:value-type="string" calcext:value-type="string">
            <text:p>[P0024]</text:p>
          </table:table-cell>
          <table:table-cell office:value-type="date" office:date-value="2001-11-26" calcext:value-type="date">
            <text:p>2001-11-26</text:p>
          </table:table-cell>
          <table:table-cell office:value-type="string" calcext:value-type="string">
            <text:p>[P0000]</text:p>
          </table:table-cell>
          <table:table-cell table:style-name="ce1" office:value-type="date" office:date-value="2001-11-03" calcext:value-type="date">
            <text:p>2001-11-03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38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Marco (Martinus Gerardus Maria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0-07-28" calcext:value-type="date">
            <text:p>1970-07-28 00:00:00</text:p>
          </table:table-cell>
          <table:table-cell office:value-type="string" calcext:value-type="string">
            <text:p>[P004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39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Matthijs (Gerardus Henricus Martinus Marin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03-03-31" calcext:value-type="date">
            <text:p>2003-03-31 00:00:00</text:p>
          </table:table-cell>
          <table:table-cell office:value-type="string" calcext:value-type="string">
            <text:p>[P004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40]</text:p>
          </table:table-cell>
          <table:table-cell office:value-type="string" calcext:value-type="string">
            <text:p>Broeders</text:p>
          </table:table-cell>
          <table:table-cell office:value-type="string" calcext:value-type="string">
            <text:p>Thieme (Henricus Gerardus Petronella Petr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07-04-15" calcext:value-type="date">
            <text:p>2007-04-15 00:00:00</text:p>
          </table:table-cell>
          <table:table-cell office:value-type="string" calcext:value-type="string">
            <text:p>[P004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40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Frau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2-03-11" calcext:value-type="date">
            <text:p>1982-03-11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42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Jan-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7-07-14" calcext:value-type="date">
            <text:p>1987-07-14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41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Nien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4-10-23" calcext:value-type="date">
            <text:p>1984-10-23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39]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P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46-06-19" calcext:value-type="date">
            <text:p>1946-06-19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04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Corr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3-09-16" calcext:value-type="date">
            <text:p>1953-09-16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30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D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2-10-21" calcext:value-type="date">
            <text:p>1992-10-21 00:00:00</text:p>
          </table:table-cell>
          <table:table-cell office:value-type="string" calcext:value-type="string">
            <text:p>[P003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07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G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9-03-08" calcext:value-type="date">
            <text:p>1959-03-08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32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22-06-28" calcext:value-type="date">
            <text:p>1922-06-28 00:00:00</text:p>
          </table:table-cell>
          <table:table-cell office:value-type="string" calcext:value-type="string">
            <text:p>[P0019]</text:p>
          </table:table-cell>
          <table:table-cell office:value-type="date" office:date-value="1996-05-01" calcext:value-type="date">
            <text:p>1996-05-01</text:p>
          </table:table-cell>
          <table:table-cell office:value-type="string" calcext:value-type="string">
            <text:p>[P001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9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Lisan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0-08-09" calcext:value-type="date">
            <text:p>1990-08-09 00:00:00</text:p>
          </table:table-cell>
          <table:table-cell office:value-type="string" calcext:value-type="string">
            <text:p>[P003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06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Mariëtt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7-02-03" calcext:value-type="date">
            <text:p>1957-02-03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05]</text:p>
          </table:table-cell>
          <table:table-cell office:value-type="string" calcext:value-type="string">
            <text:p>Bruijsten</text:p>
          </table:table-cell>
          <table:table-cell office:value-type="string" calcext:value-type="string">
            <text:p>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4-12-03" calcext:value-type="date">
            <text:p>1954-12-03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56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Adriana M.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881-01-01" calcext:value-type="date">
            <text:p>1881-01-01 00:00:00</text:p>
          </table:table-cell>
          <table:table-cell office:value-type="string" calcext:value-type="string">
            <text:p>[P0016]</text:p>
          </table:table-cell>
          <table:table-cell office:value-type="date" office:date-value="1975-12-31" calcext:value-type="date">
            <text:p>1975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02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Adrianu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835-01-01" calcext:value-type="date">
            <text:p>1835-01-01 00:00:00</text:p>
          </table:table-cell>
          <table:table-cell office:value-type="string" calcext:value-type="string">
            <text:p>[P0016]</text:p>
          </table:table-cell>
          <table:table-cell office:value-type="date" office:date-value="1881-12-31" calcext:value-type="date">
            <text:p>1881-12-31</text:p>
          </table:table-cell>
          <table:table-cell office:value-type="string" calcext:value-type="string">
            <text:p>[P004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6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Godefri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763-01-01" calcext:value-type="date">
            <text:p>1763-01-01 00:00:00</text:p>
          </table:table-cell>
          <table:table-cell office:value-type="string" calcext:value-type="string">
            <text:p>[P0043]</text:p>
          </table:table-cell>
          <table:table-cell office:value-type="date" office:date-value="1808-12-31" calcext:value-type="date">
            <text:p>1808-12-31</text:p>
          </table:table-cell>
          <table:table-cell office:value-type="string" calcext:value-type="string">
            <text:p>[P002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4]</text:p>
          </table:table-cell>
          <table:table-cell office:value-type="string" calcext:value-type="string">
            <text:p>Canters</text:p>
          </table:table-cell>
          <table:table-cell office:value-type="string" calcext:value-type="string">
            <text:p>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805-01-01" calcext:value-type="date">
            <text:p>1805-01-01 00:00:00</text:p>
          </table:table-cell>
          <table:table-cell office:value-type="string" calcext:value-type="string">
            <text:p>[P0027]</text:p>
          </table:table-cell>
          <table:table-cell office:value-type="date" office:date-value="1852-12-31" calcext:value-type="date">
            <text:p>1852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1]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Claes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/>
          <table:table-cell/>
          <table:table-cell office:value-type="date" office:date-value="1767-12-31" calcext:value-type="date">
            <text:p>1767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9]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805-01-01" calcext:value-type="date">
            <text:p>1805-01-01 00:00:00</text:p>
          </table:table-cell>
          <table:table-cell office:value-type="string" calcext:value-type="string">
            <text:p>[P0049]</text:p>
          </table:table-cell>
          <table:table-cell office:value-type="date" office:date-value="1882-01-24" calcext:value-type="date">
            <text:p>1882-01-24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1-08-30" calcext:value-type="date">
            <text:p>1951-08-30 00:00:00</text:p>
          </table:table-cell>
          <table:table-cell office:value-type="string" calcext:value-type="string">
            <text:p>[P0012]</text:p>
          </table:table-cell>
          <table:table-cell office:value-type="date" office:date-value="1994-08-23" calcext:value-type="date">
            <text:p>1994-08-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0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dria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19-01-19" calcext:value-type="date">
            <text:p>1919-01-19 00:00:00</text:p>
          </table:table-cell>
          <table:table-cell office:value-type="string" calcext:value-type="string">
            <text:p>[P0002]</text:p>
          </table:table-cell>
          <table:table-cell office:value-type="date" office:date-value="1989-04-14" calcext:value-type="date">
            <text:p>1989-04-14</text:p>
          </table:table-cell>
          <table:table-cell office:value-type="string" calcext:value-type="string">
            <text:p>[P0000]</text:p>
          </table:table-cell>
          <table:table-cell table:style-name="ce1" office:value-type="date" office:date-value="1989-04-19" calcext:value-type="date">
            <text:p>1989-04-19</text:p>
          </table:table-cell>
          <table:table-cell office:value-type="string" calcext:value-type="string">
            <text:p>[P00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05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drianus Henri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6-02-16" calcext:value-type="date">
            <text:p>1876-02-16 00:00:00</text:p>
          </table:table-cell>
          <table:table-cell office:value-type="string" calcext:value-type="string">
            <text:p>[P0004]</text:p>
          </table:table-cell>
          <table:table-cell office:value-type="date" office:date-value="1952-07-17" calcext:value-type="date">
            <text:p>1952-07-17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3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niek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91-01-07" calcext:value-type="date">
            <text:p>1991-01-07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4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13-12-07" calcext:value-type="date">
            <text:p>1913-12-07 00:00:00</text:p>
          </table:table-cell>
          <table:table-cell office:value-type="string" calcext:value-type="string">
            <text:p>[P0002]</text:p>
          </table:table-cell>
          <table:table-cell office:value-type="date" office:date-value="1944-04-05" calcext:value-type="date">
            <text:p>1944-04-05</text:p>
          </table:table-cell>
          <table:table-cell office:value-type="string" calcext:value-type="string">
            <text:p>[P0015]</text:p>
          </table:table-cell>
          <table:table-cell table:style-name="ce1" office:value-type="date" office:date-value="1944-04-06" calcext:value-type="date">
            <text:p>1944-04-06</text:p>
          </table:table-cell>
          <table:table-cell office:value-type="string" calcext:value-type="string">
            <text:p>[P00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3-01-10" calcext:value-type="date">
            <text:p>1953-01-10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75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rnolda Theodora Wilhelm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05-05-21" calcext:value-type="date">
            <text:p>1905-05-21 00:00:00</text:p>
          </table:table-cell>
          <table:table-cell office:value-type="string" calcext:value-type="string">
            <text:p>[P0002]</text:p>
          </table:table-cell>
          <table:table-cell office:value-type="date" office:date-value="1968-03-02" calcext:value-type="date">
            <text:p>1968-03-02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Arnold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878-04-23" calcext:value-type="date">
            <text:p>1878-04-23 00:00:00</text:p>
          </table:table-cell>
          <table:table-cell/>
          <table:table-cell office:value-type="date" office:date-value="1879-02-09" calcext:value-type="date">
            <text:p>1879-02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41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Dina (Frederic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5-04-10" calcext:value-type="date">
            <text:p>1915-04-10 00:00:00</text:p>
          </table:table-cell>
          <table:table-cell office:value-type="string" calcext:value-type="string">
            <text:p>[P0002]</text:p>
          </table:table-cell>
          <table:table-cell office:value-type="date" office:date-value="2007-10-27" calcext:value-type="date">
            <text:p>2007-10-27</text:p>
          </table:table-cell>
          <table:table-cell office:value-type="string" calcext:value-type="string">
            <text:p>[P003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3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Do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7-04-03" calcext:value-type="date">
            <text:p>1947-04-03 00:00:00</text:p>
          </table:table-cell>
          <table:table-cell/>
          <table:table-cell office:value-type="date" office:date-value="1947-04-03" calcext:value-type="date">
            <text:p>1947-04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0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Dora (Frederic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Ma.</text:p>
          </table:table-cell>
          <table:table-cell office:value-type="string" calcext:value-type="string">
            <text:p>female</text:p>
          </table:table-cell>
          <table:table-cell office:value-type="date" office:date-value="1910-02-24" calcext:value-type="date">
            <text:p>1910-02-24 00:00:00</text:p>
          </table:table-cell>
          <table:table-cell office:value-type="string" calcext:value-type="string">
            <text:p>[P0002]</text:p>
          </table:table-cell>
          <table:table-cell office:value-type="date" office:date-value="1944-04-13" calcext:value-type="date">
            <text:p>1944-04-13</text:p>
          </table:table-cell>
          <table:table-cell office:value-type="string" calcext:value-type="string">
            <text:p>[P000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Dorr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8-09-15" calcext:value-type="date">
            <text:p>1948-09-15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90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Ell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9-11" calcext:value-type="date">
            <text:p>1964-09-11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0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Everdi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4-02-18" calcext:value-type="date">
            <text:p>1944-02-18 00:00:00</text:p>
          </table:table-cell>
          <table:table-cell/>
          <table:table-cell office:value-type="date" office:date-value="1966-06-14" calcext:value-type="date">
            <text:p>1966-06-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35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Frederica Theodora Arnold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5-03-07" calcext:value-type="date">
            <text:p>1945-03-07 00:00:00</text:p>
          </table:table-cell>
          <table:table-cell/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[P006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Frederiek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4-02-18" calcext:value-type="date">
            <text:p>1944-02-18 00:00:00</text:p>
          </table:table-cell>
          <table:table-cell/>
          <table:table-cell office:value-type="date" office:date-value="1944-04-20" calcext:value-type="date">
            <text:p>1944-04-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6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21-12-25" calcext:value-type="date">
            <text:p>1921-12-25 00:00:00</text:p>
          </table:table-cell>
          <table:table-cell office:value-type="string" calcext:value-type="string">
            <text:p>[P0002]</text:p>
          </table:table-cell>
          <table:table-cell office:value-type="date" office:date-value="1998-11-18" calcext:value-type="date">
            <text:p>1998-11-18</text:p>
          </table:table-cell>
          <table:table-cell office:value-type="string" calcext:value-type="string">
            <text:p>[P0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5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5-24" calcext:value-type="date">
            <text:p>1954-05-24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Gij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49-03-06" calcext:value-type="date">
            <text:p>1949-03-06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48-04-06" calcext:value-type="date">
            <text:p>1948-04-06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34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7-30" calcext:value-type="date">
            <text:p>1954-07-30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8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enriët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6-12-17" calcext:value-type="date">
            <text:p>1956-12-17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24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idd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1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08-10-22" calcext:value-type="date">
            <text:p>1908-10-22 00:00:00</text:p>
          </table:table-cell>
          <table:table-cell office:value-type="string" calcext:value-type="string">
            <text:p>[P0002]</text:p>
          </table:table-cell>
          <table:table-cell office:value-type="date" office:date-value="1995-04-12" calcext:value-type="date">
            <text:p>1995-04-12</text:p>
          </table:table-cell>
          <table:table-cell office:value-type="string" calcext:value-type="string">
            <text:p>[P0008]</text:p>
          </table:table-cell>
          <table:table-cell table:style-name="ce1" office:value-type="date" office:date-value="1995-04-18" calcext:value-type="date">
            <text:p>1995-04-18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7-09-09" calcext:value-type="date">
            <text:p>1957-09-09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21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Jero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13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Johannes Matthe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7-02-24" calcext:value-type="date">
            <text:p>1877-02-24 00:00:00</text:p>
          </table:table-cell>
          <table:table-cell office:value-type="string" calcext:value-type="string">
            <text:p>[P0004]</text:p>
          </table:table-cell>
          <table:table-cell office:value-type="date" office:date-value="1956-04-18" calcext:value-type="date">
            <text:p>1956-04-18</text:p>
          </table:table-cell>
          <table:table-cell office:value-type="string" calcext:value-type="string">
            <text:p>[P0002]</text:p>
          </table:table-cell>
          <table:table-cell table:style-name="ce1" office:value-type="date" office:date-value="1956-04-21" calcext:value-type="date">
            <text:p>1956-04-21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José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8-04-10" calcext:value-type="date">
            <text:p>1958-04-10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Leo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male</text:p>
          </table:table-cell>
          <table:table-cell office:value-type="date" office:date-value="1906-07-31" calcext:value-type="date">
            <text:p>1906-07-31 00:00:00</text:p>
          </table:table-cell>
          <table:table-cell office:value-type="string" calcext:value-type="string">
            <text:p>[P0002]</text:p>
          </table:table-cell>
          <table:table-cell office:value-type="date" office:date-value="1955-10-08" calcext:value-type="date">
            <text:p>1955-10-08</text:p>
          </table:table-cell>
          <table:table-cell office:value-type="string" calcext:value-type="string">
            <text:p>[P0006]</text:p>
          </table:table-cell>
          <table:table-cell table:style-name="ce1" office:value-type="date" office:date-value="1955-10-11" calcext:value-type="date">
            <text:p>1955-10-11</text:p>
          </table:table-cell>
          <table:table-cell office:value-type="string" calcext:value-type="string">
            <text:p>[P00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1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Leon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49-01-26" calcext:value-type="date">
            <text:p>1849-01-26 00:00:00</text:p>
          </table:table-cell>
          <table:table-cell office:value-type="string" calcext:value-type="string">
            <text:p>[P0030]</text:p>
          </table:table-cell>
          <table:table-cell office:value-type="date" office:date-value="1920-06-19" calcext:value-type="date">
            <text:p>1920-06-19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0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L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0-02-13" calcext:value-type="date">
            <text:p>1950-02-13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23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art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93-01-31" calcext:value-type="date">
            <text:p>1993-01-31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9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6-01-26" calcext:value-type="date">
            <text:p>1956-01-26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3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2-12-07" calcext:value-type="date">
            <text:p>1952-12-07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8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ri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5-05-23" calcext:value-type="date">
            <text:p>1955-05-23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76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rie (Henrica Mar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office:value-type="date" office:date-value="1911-07-30" calcext:value-type="date">
            <text:p>1911-07-30 00:00:00</text:p>
          </table:table-cell>
          <table:table-cell office:value-type="string" calcext:value-type="string">
            <text:p>[P0002]</text:p>
          </table:table-cell>
          <table:table-cell office:value-type="date" office:date-value="1988-03-17" calcext:value-type="date">
            <text:p>1988-03-17</text:p>
          </table:table-cell>
          <table:table-cell office:value-type="string" calcext:value-type="string">
            <text:p>[P000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ri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89-07-21" calcext:value-type="date">
            <text:p>1989-07-21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7-10-29" calcext:value-type="date">
            <text:p>1917-10-29 00:00:00</text:p>
          </table:table-cell>
          <table:table-cell office:value-type="string" calcext:value-type="string">
            <text:p>[P0002]</text:p>
          </table:table-cell>
          <table:table-cell office:value-type="date" office:date-value="2001-10-15" calcext:value-type="date">
            <text:p>2001-10-15</text:p>
          </table:table-cell>
          <table:table-cell office:value-type="string" calcext:value-type="string">
            <text:p>[P0000]</text:p>
          </table:table-cell>
          <table:table-cell table:style-name="ce1" office:value-type="date" office:date-value="2001-10-19" calcext:value-type="date">
            <text:p>2001-10-1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3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Ne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5-12-16" calcext:value-type="date">
            <text:p>1955-12-16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80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Petr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79-08-20" calcext:value-type="date">
            <text:p>1879-08-20 00:00:00</text:p>
          </table:table-cell>
          <table:table-cell/>
          <table:table-cell office:value-type="date" office:date-value="1879-10-20" calcext:value-type="date">
            <text:p>1879-10-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0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Pie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07-09-04" calcext:value-type="date">
            <text:p>1907-09-04 00:00:00</text:p>
          </table:table-cell>
          <table:table-cell office:value-type="string" calcext:value-type="string">
            <text:p>[P0002]</text:p>
          </table:table-cell>
          <table:table-cell office:value-type="date" office:date-value="1967-01-29" calcext:value-type="date">
            <text:p>1967-01-29</text:p>
          </table:table-cell>
          <table:table-cell office:value-type="string" calcext:value-type="string">
            <text:p>[P001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6-04-19" calcext:value-type="date">
            <text:p>1946-04-19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95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Riki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51-05-20" calcext:value-type="date">
            <text:p>1951-05-20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48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Sask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9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Sjef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4-09-02" calcext:value-type="date">
            <text:p>1954-09-02 00:00:00</text:p>
          </table:table-cell>
          <table:table-cell office:value-type="string" calcext:value-type="string">
            <text:p>[P000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47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Suz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61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Thera (Leonie) Waltera Hermin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office:value-type="date" office:date-value="1916-05-21" calcext:value-type="date">
            <text:p>1916-05-21 00:00:00</text:p>
          </table:table-cell>
          <table:table-cell office:value-type="string" calcext:value-type="string">
            <text:p>[P0002]</text:p>
          </table:table-cell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[P0008]</text:p>
          </table:table-cell>
          <table:table-cell table:style-name="ce1" office:value-type="date" office:date-value="2019-02-13" calcext:value-type="date">
            <text:p>2019-02-13</text:p>
          </table:table-cell>
          <table:table-cell office:value-type="string" calcext:value-type="string">
            <text:p>[P00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0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Tonn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49-10-27" calcext:value-type="date">
            <text:p>1949-10-27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53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Ve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52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Wiet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89]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Wim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959-11-27" calcext:value-type="date">
            <text:p>1959-11-27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61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Lies</text:p>
          </table:table-cell>
          <table:table-cell table:number-columns-repeated="2"/>
          <table:table-cell office:value-type="string" calcext:value-type="string">
            <text:p>van der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13-05-11" calcext:value-type="date">
            <text:p>1913-05-11 00:00:00</text:p>
          </table:table-cell>
          <table:table-cell/>
          <table:table-cell office:value-type="date" office:date-value="2012-07-13" calcext:value-type="date">
            <text:p>2012-07-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307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Adrian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50-02-24" calcext:value-type="date">
            <text:p>1850-02-24 00:00:00</text:p>
          </table:table-cell>
          <table:table-cell office:value-type="string" calcext:value-type="string">
            <text:p>[P0000]</text:p>
          </table:table-cell>
          <table:table-cell office:value-type="date" office:date-value="1924-08-28" calcext:value-type="date">
            <text:p>1924-08-28</text:p>
          </table:table-cell>
          <table:table-cell office:value-type="string" calcext:value-type="string">
            <text:p>[P004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5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Antoni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5" office:value-type="date" office:date-value="1846-01-01" calcext:value-type="date">
            <text:p>1846-01-01 00:00:00</text:p>
          </table:table-cell>
          <table:table-cell office:value-type="string" calcext:value-type="string">
            <text:p>[P0000]</text:p>
          </table:table-cell>
          <table:table-cell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3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Francis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3-03-09" calcext:value-type="date">
            <text:p>1803-03-09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301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Ger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1-02-18" calcext:value-type="date">
            <text:p>1801-02-18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306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Henric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5" office:value-type="date" office:date-value="1847-01-01" calcext:value-type="date">
            <text:p>1847-01-01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9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761-04-16" calcext:value-type="date">
            <text:p>1761-04-16 00:00:00</text:p>
          </table:table-cell>
          <table:table-cell/>
          <table:table-cell office:value-type="date" office:date-value="1855-03-15" calcext:value-type="date">
            <text:p>1855-03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304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44-07-22" calcext:value-type="date">
            <text:p>1844-07-22 00:00:00</text:p>
          </table:table-cell>
          <table:table-cell office:value-type="string" calcext:value-type="string">
            <text:p>[P0000]</text:p>
          </table:table-cell>
          <table:table-cell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4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Maria Anna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843-03-01" calcext:value-type="date">
            <text:p>1843-03-01 00:00:00</text:p>
          </table:table-cell>
          <table:table-cell office:value-type="string" calcext:value-type="string">
            <text:p>[P0000]</text:p>
          </table:table-cell>
          <table:table-cell office:value-type="date" office:date-value="1925-06-14" calcext:value-type="date">
            <text:p>1925-06-14</text:p>
          </table:table-cell>
          <table:table-cell office:value-type="string" calcext:value-type="string">
            <text:p>[P0000]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63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Maria Janse 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5" office:value-type="date" office:date-value="1732-01-01" calcext:value-type="date">
            <text:p>1732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15-04-14" calcext:value-type="date">
            <text:p>1815-04-14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2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Nicolaa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01-02-18" calcext:value-type="date">
            <text:p>1801-02-18 00:00:00</text:p>
          </table:table-cell>
          <table:table-cell office:value-type="string" calcext:value-type="string">
            <text:p>[P0000]</text:p>
          </table:table-cell>
          <table:table-cell office:value-type="date" office:date-value="1889-02-27" calcext:value-type="date">
            <text:p>1889-02-27</text:p>
          </table:table-cell>
          <table:table-cell office:value-type="string" calcext:value-type="string">
            <text:p>[P0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8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Willebro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date" office:date-value="1812-05-19" calcext:value-type="date">
            <text:p>1812-05-19 00:00:00</text:p>
          </table:table-cell>
          <table:table-cell office:value-type="string" calcext:value-type="string">
            <text:p>[P0000]</text:p>
          </table:table-cell>
          <table:table-cell office:value-type="date" office:date-value="1873-01-17" calcext:value-type="date">
            <text:p>1873-01-17</text:p>
          </table:table-cell>
          <table:table-cell office:value-type="string" calcext:value-type="string">
            <text:p>[P0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9]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Shu Qing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44-01-01" calcext:value-type="date">
            <text:p>1944-01-01 00:00:00</text:p>
          </table:table-cell>
          <table:table-cell office:value-type="string" calcext:value-type="string">
            <text:p>[P006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66]</text:p>
          </table:table-cell>
          <table:table-cell office:value-type="string" calcext:value-type="string">
            <text:p>van Gelder</text:p>
          </table:table-cell>
          <table:table-cell office:value-type="string" calcext:value-type="string">
            <text:p>Annemari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64-01-08" calcext:value-type="date">
            <text:p>1964-01-08 00:00:00</text:p>
          </table:table-cell>
          <table:table-cell office:value-type="string" calcext:value-type="string">
            <text:p>[P002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08]</text:p>
          </table:table-cell>
          <table:table-cell office:value-type="string" calcext:value-type="string">
            <text:p>Gover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55]</text:p>
          </table:table-cell>
          <table:table-cell office:value-type="string" calcext:value-type="string">
            <text:p>Haanstra</text:p>
          </table:table-cell>
          <table:table-cell office:value-type="string" calcext:value-type="string">
            <text:p>Afke Baukje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28]</text:p>
          </table:table-cell>
          <table:table-cell office:value-type="string" calcext:value-type="string">
            <text:p>van Haaren</text:p>
          </table:table-cell>
          <table:table-cell table:number-columns-repeated="3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091]</text:p>
          </table:table-cell>
          <table:table-cell office:value-type="string" calcext:value-type="string">
            <text:p>van Haaren</text:p>
          </table:table-cell>
          <table:table-cell office:value-type="string" calcext:value-type="string">
            <text:p>Wi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920-04-01" calcext:value-type="date">
            <text:p>1920-04-01 00:00:00</text:p>
          </table:table-cell>
          <table:table-cell office:value-type="string" calcext:value-type="string">
            <text:p>[P0053]</text:p>
          </table:table-cell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[P005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1]</text:p>
          </table:table-cell>
          <table:table-cell office:value-type="string" calcext:value-type="string">
            <text:p>van Hal</text:p>
          </table:table-cell>
          <table:table-cell office:value-type="string" calcext:value-type="string">
            <text:p>Fran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77]</text:p>
          </table:table-cell>
          <table:table-cell office:value-type="string" calcext:value-type="string">
            <text:p>Hanssen</text:p>
          </table:table-cell>
          <table:table-cell office:value-type="string" calcext:value-type="string">
            <text:p>Maria Catharina Huber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876-11-08" calcext:value-type="date">
            <text:p>1876-11-08 00:00:00</text:p>
          </table:table-cell>
          <table:table-cell office:value-type="string" calcext:value-type="string">
            <text:p>[P0036]</text:p>
          </table:table-cell>
          <table:table-cell office:value-type="date" office:date-value="1944-07-20" calcext:value-type="date">
            <text:p>1944-07-20</text:p>
          </table:table-cell>
          <table:table-cell office:value-type="string" calcext:value-type="string">
            <text:p>[P002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8]</text:p>
          </table:table-cell>
          <table:table-cell office:value-type="string" calcext:value-type="string">
            <text:p>Havermans</text:p>
          </table:table-cell>
          <table:table-cell office:value-type="string" calcext:value-type="string">
            <text:p>Anto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/>
          <table:table-cell office:value-type="date" office:date-value="1985-01-26" calcext:value-type="date">
            <text:p>1985-01-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5]</text:p>
          </table:table-cell>
          <table:table-cell office:value-type="string" calcext:value-type="string">
            <text:p>Heester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11-09-23" calcext:value-type="date">
            <text:p>1811-09-23 00:00:00</text:p>
          </table:table-cell>
          <table:table-cell office:value-type="string" calcext:value-type="string">
            <text:p>[P0016]</text:p>
          </table:table-cell>
          <table:table-cell office:value-type="date" office:date-value="1885-03-24" calcext:value-type="date">
            <text:p>1885-03-24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2]</text:p>
          </table:table-cell>
          <table:table-cell office:value-type="string" calcext:value-type="string">
            <text:p>Heijmans</text:p>
          </table:table-cell>
          <table:table-cell office:value-type="string" calcext:value-type="string">
            <text:p>Petronella Hen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7-10-02" calcext:value-type="date">
            <text:p>1877-10-02 00:00:00</text:p>
          </table:table-cell>
          <table:table-cell office:value-type="string" calcext:value-type="string">
            <text:p>[P0027]</text:p>
          </table:table-cell>
          <table:table-cell office:value-type="date" office:date-value="1913-10-28" calcext:value-type="date">
            <text:p>1913-10-28</text:p>
          </table:table-cell>
          <table:table-cell office:value-type="string" calcext:value-type="string">
            <text:p>[P001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4]</text:p>
          </table:table-cell>
          <table:table-cell office:value-type="string" calcext:value-type="string">
            <text:p>Henckens</text:p>
          </table:table-cell>
          <table:table-cell office:value-type="string" calcext:value-type="string">
            <text:p>Petronella Maria Elisa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5-06-09" calcext:value-type="date">
            <text:p>1875-06-09 00:00:00</text:p>
          </table:table-cell>
          <table:table-cell office:value-type="string" calcext:value-type="string">
            <text:p>[P0035]</text:p>
          </table:table-cell>
          <table:table-cell office:value-type="date" office:date-value="1932-11-25" calcext:value-type="date">
            <text:p>1932-11-25</text:p>
          </table:table-cell>
          <table:table-cell office:value-type="string" calcext:value-type="string">
            <text:p>[P003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5]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Ester (Johanna Maria 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7-01-23" calcext:value-type="date">
            <text:p>1977-01-23 00:00:00</text:p>
          </table:table-cell>
          <table:table-cell office:value-type="string" calcext:value-type="string">
            <text:p>[P0047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64]</text:p>
          </table:table-cell>
          <table:table-cell office:value-type="string" calcext:value-type="string">
            <text:p>Hoedeman</text:p>
          </table:table-cell>
          <table:table-cell office:value-type="string" calcext:value-type="string">
            <text:p>Eric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65]</text:p>
          </table:table-cell>
          <table:table-cell office:value-type="string" calcext:value-type="string">
            <text:p>Hoedeman</text:p>
          </table:table-cell>
          <table:table-cell office:value-type="string" calcext:value-type="string">
            <text:p>Gu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2005-03-24" calcext:value-type="date">
            <text:p>2005-03-24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75]</text:p>
          </table:table-cell>
          <table:table-cell office:value-type="string" calcext:value-type="string">
            <text:p>Huijbers</text:p>
          </table:table-cell>
          <table:table-cell office:value-type="string" calcext:value-type="string">
            <text:p>Christiaan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7-12-17" calcext:value-type="date">
            <text:p>1877-12-17 00:00:00</text:p>
          </table:table-cell>
          <table:table-cell office:value-type="string" calcext:value-type="string">
            <text:p>[P0035]</text:p>
          </table:table-cell>
          <table:table-cell office:value-type="date" office:date-value="1955-11-08" calcext:value-type="date">
            <text:p>1955-11-08</text:p>
          </table:table-cell>
          <table:table-cell office:value-type="string" calcext:value-type="string">
            <text:p>[P003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7]</text:p>
          </table:table-cell>
          <table:table-cell office:value-type="string" calcext:value-type="string">
            <text:p>Huijbers</text:p>
          </table:table-cell>
          <table:table-cell office:value-type="string" calcext:value-type="string">
            <text:p>Jocoba Hele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3-11-13" calcext:value-type="date">
            <text:p>1913-11-13 00:00:00</text:p>
          </table:table-cell>
          <table:table-cell office:value-type="string" calcext:value-type="string">
            <text:p>[P0023]</text:p>
          </table:table-cell>
          <table:table-cell office:value-type="date" office:date-value="1997-03-04" calcext:value-type="date">
            <text:p>1997-03-04</text:p>
          </table:table-cell>
          <table:table-cell office:value-type="string" calcext:value-type="string">
            <text:p>[P002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2]</text:p>
          </table:table-cell>
          <table:table-cell office:value-type="string" calcext:value-type="string">
            <text:p>Jansen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846-01-01" calcext:value-type="date">
            <text:p>1846-01-01 00:00:00</text:p>
          </table:table-cell>
          <table:table-cell/>
          <table:table-cell office:value-type="date" office:date-value="1898-12-31" calcext:value-type="date">
            <text:p>1898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44]</text:p>
          </table:table-cell>
          <table:table-cell office:value-type="string" calcext:value-type="string">
            <text:p>Janssen</text:p>
          </table:table-cell>
          <table:table-cell office:value-type="string" calcext:value-type="string">
            <text:p>Philipp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30-07-25" calcext:value-type="date">
            <text:p>1930-07-25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71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Florentina Gera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48-12-13" calcext:value-type="date">
            <text:p>1948-12-13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70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a Antoinetta Floren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47-11-01" calcext:value-type="date">
            <text:p>1947-11-01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76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es Math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875-06-17" calcext:value-type="date">
            <text:p>1875-06-17 00:00:00</text:p>
          </table:table-cell>
          <table:table-cell office:value-type="string" calcext:value-type="string">
            <text:p>[P0023]</text:p>
          </table:table-cell>
          <table:table-cell office:value-type="date" office:date-value="1944-11-28" calcext:value-type="date">
            <text:p>1944-11-28</text:p>
          </table:table-cell>
          <table:table-cell office:value-type="string" calcext:value-type="string">
            <text:p>[P002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8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hannes Nicolaa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951-11-11" calcext:value-type="date">
            <text:p>1951-11-11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66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sefus J 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9-03-26" calcext:value-type="date">
            <text:p>1919-03-26 00:00:00</text:p>
          </table:table-cell>
          <table:table-cell office:value-type="string" calcext:value-type="string">
            <text:p>[P0034]</text:p>
          </table:table-cell>
          <table:table-cell office:value-type="date" office:date-value="1978-06-21" calcext:value-type="date">
            <text:p>1978-06-21</text:p>
          </table:table-cell>
          <table:table-cell office:value-type="string" calcext:value-type="string">
            <text:p>[P002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3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Josephus Arnoldus Gerard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 office:value-type="date" office:date-value="1956-03-08" calcext:value-type="date">
            <text:p>1956-03-08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69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Maria Johanna Ma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46-08-19" calcext:value-type="date">
            <text:p>1946-08-19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72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Martina Maria Gerardina 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 office:value-type="date" office:date-value="1954-03-08" calcext:value-type="date">
            <text:p>1954-03-08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49]</text:p>
          </table:table-cell>
          <table:table-cell office:value-type="string" calcext:value-type="string">
            <text:p>Joosten</text:p>
          </table:table-cell>
          <table:table-cell office:value-type="string" calcext:value-type="string">
            <text:p>Tilly Mechtilda Maria Hen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0-05-18" calcext:value-type="date">
            <text:p>1950-05-18 00:00:00</text:p>
          </table:table-cell>
          <table:table-cell office:value-type="string" calcext:value-type="string">
            <text:p>[P002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01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Annem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02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Ger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00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G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[I0103]</text:p>
          </table:table-cell>
          <table:table-cell office:value-type="string" calcext:value-type="string">
            <text:p>Kempkens</text:p>
          </table:table-cell>
          <table:table-cell office:value-type="string" calcext:value-type="string">
            <text:p>Martij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3-12-27" calcext:value-type="date">
            <text:p>1983-12-27 00:00:00</text:p>
          </table:table-cell>
          <table:table-cell/>
          <table:table-cell office:value-type="date" office:date-value="1984-06-26" calcext:value-type="date">
            <text:p>1984-06-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45]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E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54]</text:p>
          </table:table-cell>
          <table:table-cell office:value-type="string" calcext:value-type="string">
            <text:p>Koek</text:p>
          </table:table-cell>
          <table:table-cell office:value-type="string" calcext:value-type="string">
            <text:p>Margriet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1-05-22" calcext:value-type="date">
            <text:p>1951-05-2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83]</text:p>
          </table:table-cell>
          <table:table-cell office:value-type="string" calcext:value-type="string">
            <text:p>Kuijpers</text:p>
          </table:table-cell>
          <table:table-cell office:value-type="string" calcext:value-type="string">
            <text:p>Elisabeth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45-01-01" calcext:value-type="date">
            <text:p>1845-01-01 00:00:00</text:p>
          </table:table-cell>
          <table:table-cell office:value-type="string" calcext:value-type="string">
            <text:p>[P0016]</text:p>
          </table:table-cell>
          <table:table-cell office:value-type="date" office:date-value="1921-12-31" calcext:value-type="date">
            <text:p>1921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4]</text:p>
          </table:table-cell>
          <table:table-cell office:value-type="string" calcext:value-type="string">
            <text:p>Kuijper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3-08-08" calcext:value-type="date">
            <text:p>1813-08-08 00:00:00</text:p>
          </table:table-cell>
          <table:table-cell office:value-type="string" calcext:value-type="string">
            <text:p>[P0038]</text:p>
          </table:table-cell>
          <table:table-cell office:value-type="date" office:date-value="1892-01-11" calcext:value-type="date">
            <text:p>1892-01-1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2]</text:p>
          </table:table-cell>
          <table:table-cell office:value-type="string" calcext:value-type="string">
            <text:p>Lagarde</text:p>
          </table:table-cell>
          <table:table-cell office:value-type="string" calcext:value-type="string">
            <text:p>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300]</text:p>
          </table:table-cell>
          <table:table-cell office:value-type="string" calcext:value-type="string">
            <text:p>van Lith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date" office:date-value="1770-01-01" calcext:value-type="date">
            <text:p>1770-01-01 00:00:00</text:p>
          </table:table-cell>
          <table:table-cell/>
          <table:table-cell office:value-type="date" office:date-value="1815-08-25" calcext:value-type="date">
            <text:p>1815-08-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4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34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Mar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3-09-09" calcext:value-type="date">
            <text:p>1973-09-09 00:00:00</text:p>
          </table:table-cell>
          <table:table-cell office:value-type="string" calcext:value-type="string">
            <text:p>[P004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36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Maud Cornelia Johanna Maria</text:p>
          </table:table-cell>
          <table:table-cell office:value-type="string" calcext:value-type="string">
            <text:p>Maud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2009-05-28" calcext:value-type="date">
            <text:p>2009-05-28 00:00:00</text:p>
          </table:table-cell>
          <table:table-cell office:value-type="string" calcext:value-type="string">
            <text:p>[P004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37]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Petra (Petronella Everdina Maria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4-12-12" calcext:value-type="date">
            <text:p>1974-12-12 00:00:00</text:p>
          </table:table-cell>
          <table:table-cell office:value-type="string" calcext:value-type="string">
            <text:p>[P004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22]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Nicolie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00]</text:p>
          </table:table-cell>
          <table:table-cell office:value-type="string" calcext:value-type="string">
            <text:p>Mombers</text:p>
          </table:table-cell>
          <table:table-cell office:value-type="string" calcext:value-type="string">
            <text:p>Christ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84-01-01" calcext:value-type="date">
            <text:p>1784-01-01 00:00:00</text:p>
          </table:table-cell>
          <table:table-cell office:value-type="string" calcext:value-type="string">
            <text:p>[P0016]</text:p>
          </table:table-cell>
          <table:table-cell office:value-type="date" office:date-value="1821-12-31" calcext:value-type="date">
            <text:p>1821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7]</text:p>
          </table:table-cell>
          <table:table-cell office:value-type="string" calcext:value-type="string">
            <text:p>Mombers</text:p>
          </table:table-cell>
          <table:table-cell office:value-type="string" calcext:value-type="string">
            <text:p>Petronella Cornel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08-01-01" calcext:value-type="date">
            <text:p>1808-01-01 00:00:00</text:p>
          </table:table-cell>
          <table:table-cell office:value-type="string" calcext:value-type="string">
            <text:p>[P0016]</text:p>
          </table:table-cell>
          <table:table-cell office:value-type="date" office:date-value="1887-12-31" calcext:value-type="date">
            <text:p>1887-12-31</text:p>
          </table:table-cell>
          <table:table-cell office:value-type="string" calcext:value-type="string">
            <text:p>[P004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7]</text:p>
          </table:table-cell>
          <table:table-cell office:value-type="string" calcext:value-type="string">
            <text:p>Oliemeulen</text:p>
          </table:table-cell>
          <table:table-cell office:value-type="string" calcext:value-type="string">
            <text:p>Id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55]</text:p>
          </table:table-cell>
          <table:table-cell office:value-type="string" calcext:value-type="string">
            <text:p>Peeter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16]</text:p>
          </table:table-cell>
          <table:table-cell office:value-type="string" calcext:value-type="string">
            <text:p>Pennings</text:p>
          </table:table-cell>
          <table:table-cell office:value-type="string" calcext:value-type="string">
            <text:p>L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25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Clin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4-06-17" calcext:value-type="date">
            <text:p>1994-06-17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27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6-04-05" calcext:value-type="date">
            <text:p>1996-04-05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26]</text:p>
          </table:table-cell>
          <table:table-cell office:value-type="string" calcext:value-type="string">
            <text:p>Rooijakkers</text:p>
          </table:table-cell>
          <table:table-cell office:value-type="string" calcext:value-type="string">
            <text:p>Wi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29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Annemij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0-02-19" calcext:value-type="date">
            <text:p>1990-02-19 00:00:00</text:p>
          </table:table-cell>
          <table:table-cell office:value-type="string" calcext:value-type="string">
            <text:p>[P001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28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Bra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8-05-26" calcext:value-type="date">
            <text:p>1988-05-26 00:00:00</text:p>
          </table:table-cell>
          <table:table-cell office:value-type="string" calcext:value-type="string">
            <text:p>[P001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26]</text:p>
          </table:table-cell>
          <table:table-cell office:value-type="string" calcext:value-type="string">
            <text:p>Schipper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29]</text:p>
          </table:table-cell>
          <table:table-cell office:value-type="string" calcext:value-type="string">
            <text:p>Segeren</text:p>
          </table:table-cell>
          <table:table-cell office:value-type="string" calcext:value-type="string">
            <text:p>Fli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14]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6-01-01" calcext:value-type="date">
            <text:p>1766-01-01 00:00:00</text:p>
          </table:table-cell>
          <table:table-cell office:value-type="string" calcext:value-type="string">
            <text:p>[P0045]</text:p>
          </table:table-cell>
          <table:table-cell office:value-type="date" office:date-value="1851-12-31" calcext:value-type="date">
            <text:p>1851-12-31</text:p>
          </table:table-cell>
          <table:table-cell office:value-type="string" calcext:value-type="string">
            <text:p>[P004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1]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Maria Wilhelm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03-01-01" calcext:value-type="date">
            <text:p>1803-01-01 00:00:00</text:p>
          </table:table-cell>
          <table:table-cell office:value-type="string" calcext:value-type="string">
            <text:p>[P0045]</text:p>
          </table:table-cell>
          <table:table-cell office:value-type="date" office:date-value="1881-12-31" calcext:value-type="date">
            <text:p>1881-12-31</text:p>
          </table:table-cell>
          <table:table-cell office:value-type="string" calcext:value-type="string">
            <text:p>[P004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4]</text:p>
          </table:table-cell>
          <table:table-cell office:value-type="string" calcext:value-type="string">
            <text:p>Spierings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3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dr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9-12-08" calcext:value-type="date">
            <text:p>1959-12-08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6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67-01-01" calcext:value-type="date">
            <text:p>1767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49-02-14" calcext:value-type="date">
            <text:p>1849-02-14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4-03-02" calcext:value-type="date">
            <text:p>1834-03-0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7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09-01-01" calcext:value-type="date">
            <text:p>1809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89-12-24" calcext:value-type="date">
            <text:p>1889-12-24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4-01-01" calcext:value-type="date">
            <text:p>1764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72-12-12" calcext:value-type="date">
            <text:p>1872-12-12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a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04-01-01" calcext:value-type="date">
            <text:p>1804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92-12-19" calcext:value-type="date">
            <text:p>1892-12-19</text:p>
          </table:table-cell>
          <table:table-cell office:value-type="string" calcext:value-type="string">
            <text:p>[P0050]</text:p>
          </table:table-cell>
          <table:table-cell table:style-name="ce1" office:value-type="date" office:date-value="1804-09-18" calcext:value-type="date">
            <text:p>1804-09-18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3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61-09-12" calcext:value-type="date">
            <text:p>1961-09-1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7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35-09-20" calcext:value-type="date">
            <text:p>1835-09-20 00:00:00</text:p>
          </table:table-cell>
          <table:table-cell office:value-type="string" calcext:value-type="string">
            <text:p>[P0050]</text:p>
          </table:table-cell>
          <table:table-cell office:value-type="date" office:date-value="1918-02-13" calcext:value-type="date">
            <text:p>1918-02-13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Antonius Henric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1-12-30" calcext:value-type="date">
            <text:p>1871-12-30 00:00:00</text:p>
          </table:table-cell>
          <table:table-cell office:value-type="string" calcext:value-type="string">
            <text:p>[P0049]</text:p>
          </table:table-cell>
          <table:table-cell office:value-type="date" office:date-value="1897-01-05" calcext:value-type="date">
            <text:p>1897-01-05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9-12-17" calcext:value-type="date">
            <text:p>1999-12-17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5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hirle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6-11-26" calcext:value-type="date">
            <text:p>1996-11-26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5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hriss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8-06-28" calcext:value-type="date">
            <text:p>1998-06-28 00:00:00</text:p>
          </table:table-cell>
          <table:table-cell/>
          <table:table-cell office:value-type="date" office:date-value="1998-06-28" calcext:value-type="date">
            <text:p>1998-06-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7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laas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9-01-01" calcext:value-type="date">
            <text:p>1769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44-01-16" calcext:value-type="date">
            <text:p>1844-01-16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o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2-04-08" calcext:value-type="date">
            <text:p>1952-04-08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5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C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9-09-30" calcext:value-type="date">
            <text:p>1989-09-30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2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Fr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1-02-18" calcext:value-type="date">
            <text:p>1951-02-18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6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erard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5-01-01" calcext:value-type="date">
            <text:p>1765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24-05-14" calcext:value-type="date">
            <text:p>1824-05-14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erard-dir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7-04-22" calcext:value-type="date">
            <text:p>1877-04-2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6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el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2-09-23" calcext:value-type="date">
            <text:p>1992-09-23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7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72-01-01" calcext:value-type="date">
            <text:p>1772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49-08-30" calcext:value-type="date">
            <text:p>1849-08-30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 Wil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4-11-07" calcext:value-type="date">
            <text:p>1844-11-07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2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jsbert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3-12-19" calcext:value-type="date">
            <text:p>1873-12-19 00:00:00</text:p>
          </table:table-cell>
          <table:table-cell/>
          <table:table-cell office:value-type="date" office:date-value="1948-11-01" calcext:value-type="date">
            <text:p>1948-11-01</text:p>
          </table:table-cell>
          <table:table-cell office:value-type="string" calcext:value-type="string">
            <text:p>[P0000]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6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2000-12-13" calcext:value-type="date">
            <text:p>2000-12-13 00:00:00</text:p>
          </table:table-cell>
          <table:table-cell office:value-type="string" calcext:value-type="string">
            <text:p>[P002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Gis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03-01-01" calcext:value-type="date">
            <text:p>1703-01-01 00:00:00</text:p>
          </table:table-cell>
          <table:table-cell/>
          <table:table-cell office:value-type="date" office:date-value="1770-12-31" calcext:value-type="date">
            <text:p>1770-12-31</text:p>
          </table:table-cell>
          <table:table-cell/>
          <table:table-cell table:style-name="ce1" office:value-type="date" office:date-value="1770-12-31" calcext:value-type="date">
            <text:p>1770-12-31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9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le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35-05-05" calcext:value-type="date">
            <text:p>1735-05-05 00:00:00</text:p>
          </table:table-cell>
          <table:table-cell office:value-type="string" calcext:value-type="string">
            <text:p>[P005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8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d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42-10-11" calcext:value-type="date">
            <text:p>1842-10-11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8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drik-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6-01-25" calcext:value-type="date">
            <text:p>1876-01-25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0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0-01-06" calcext:value-type="date">
            <text:p>1950-01-06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42-01-01" calcext:value-type="date">
            <text:p>1742-01-01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8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8-08-24" calcext:value-type="date">
            <text:p>1838-08-24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6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2-01-01" calcext:value-type="date">
            <text:p>1762-01-01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6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Huij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4-01-01" calcext:value-type="date">
            <text:p>1764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38-07-19" calcext:value-type="date">
            <text:p>1838-07-19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6-09-23" calcext:value-type="date">
            <text:p>1916-09-23 00:00:00</text:p>
          </table:table-cell>
          <table:table-cell office:value-type="string" calcext:value-type="string">
            <text:p>[P0000]</text:p>
          </table:table-cell>
          <table:table-cell office:value-type="date" office:date-value="1987-09-23" calcext:value-type="date">
            <text:p>1987-09-23</text:p>
          </table:table-cell>
          <table:table-cell office:value-type="string" calcext:value-type="string">
            <text:p>[P0000]</text:p>
          </table:table-cell>
          <table:table-cell table:style-name="ce1" office:value-type="date" office:date-value="1987-09-26" calcext:value-type="date">
            <text:p>1987-09-26</text:p>
          </table:table-cell>
          <table:table-cell office:value-type="string" calcext:value-type="string">
            <text:p>[P00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2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48-07-28" calcext:value-type="date">
            <text:p>1948-07-28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6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0-01-15" calcext:value-type="date">
            <text:p>1990-01-15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6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1-01-01" calcext:value-type="date">
            <text:p>1761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41-06-20" calcext:value-type="date">
            <text:p>1841-06-20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 Gijsbert 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32-01-01" calcext:value-type="date">
            <text:p>1732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15-12-31" calcext:value-type="date">
            <text:p>1815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8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 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3-01-02" calcext:value-type="date">
            <text:p>1873-01-02 00:00:00</text:p>
          </table:table-cell>
          <table:table-cell office:value-type="string" calcext:value-type="string">
            <text:p>[P004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7-06-07" calcext:value-type="date">
            <text:p>1987-06-07 00:00:00</text:p>
          </table:table-cell>
          <table:table-cell office:value-type="string" calcext:value-type="string">
            <text:p>[P001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5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asp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79-12-27" calcext:value-type="date">
            <text:p>1979-12-27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7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ell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3-10-27" calcext:value-type="date">
            <text:p>1993-10-27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30-10-16" calcext:value-type="date">
            <text:p>1730-10-16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36-01-01" calcext:value-type="date">
            <text:p>1736-01-01 00:00:00</text:p>
          </table:table-cell>
          <table:table-cell office:value-type="string" calcext:value-type="string">
            <text:p>[P0050]</text:p>
          </table:table-cell>
          <table:table-cell office:value-type="date" office:date-value="1793-12-31" calcext:value-type="date">
            <text:p>1793-12-31</text:p>
          </table:table-cell>
          <table:table-cell/>
          <table:table-cell table:style-name="ce1" office:value-type="date" office:date-value="1793-09-16" calcext:value-type="date">
            <text:p>1793-09-1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0-01-10" calcext:value-type="date">
            <text:p>1840-01-10 00:00:00</text:p>
          </table:table-cell>
          <table:table-cell office:value-type="string" calcext:value-type="string">
            <text:p>[P0000]</text:p>
          </table:table-cell>
          <table:table-cell office:value-type="date" office:date-value="1928-11-03" calcext:value-type="date">
            <text:p>1928-11-03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00-01-01" calcext:value-type="date">
            <text:p>1800-01-01 00:00:00</text:p>
          </table:table-cell>
          <table:table-cell office:value-type="string" calcext:value-type="string">
            <text:p>[P0050]</text:p>
          </table:table-cell>
          <table:table-cell office:value-type="date" office:date-value="1880-04-10" calcext:value-type="date">
            <text:p>1880-04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3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os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8-08-16" calcext:value-type="date">
            <text:p>1958-08-16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7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ri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8-06-28" calcext:value-type="date">
            <text:p>1988-06-28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Josje Henk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89-10-16" calcext:value-type="date">
            <text:p>1989-10-16 00:00:00</text:p>
          </table:table-cell>
          <table:table-cell office:value-type="string" calcext:value-type="string">
            <text:p>[P001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6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Kat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6-12-10" calcext:value-type="date">
            <text:p>1996-12-10 00:00:00</text:p>
          </table:table-cell>
          <table:table-cell office:value-type="string" calcext:value-type="string">
            <text:p>[P002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5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Ko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83-04-10" calcext:value-type="date">
            <text:p>1983-04-10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34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e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3-10-15" calcext:value-type="date">
            <text:p>1953-10-15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31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ie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2"/>
          <table:table-cell office:value-type="date" office:date-value="2016-12-31" calcext:value-type="date">
            <text:p>2016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068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onn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1-05-12" calcext:value-type="date">
            <text:p>1991-05-12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5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Luc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9-05-10" calcext:value-type="date">
            <text:p>1999-05-10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7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cel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5-02-26" calcext:value-type="date">
            <text:p>1815-02-26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9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gret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28-01-01" calcext:value-type="date">
            <text:p>1728-01-01 00:00:00</text:p>
          </table:table-cell>
          <table:table-cell office:value-type="string" calcext:value-type="string">
            <text:p>[P0050]</text:p>
          </table:table-cell>
          <table:table-cell office:value-type="date" office:date-value="1790-12-31" calcext:value-type="date">
            <text:p>1790-12-31</text:p>
          </table:table-cell>
          <table:table-cell office:value-type="string" calcext:value-type="string">
            <text:p>[P0050]</text:p>
          </table:table-cell>
          <table:table-cell table:style-name="ce1" office:value-type="date" office:date-value="1790-02-06" calcext:value-type="date">
            <text:p>1790-02-0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1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8-02-18" calcext:value-type="date">
            <text:p>1918-02-18 00:00:00</text:p>
          </table:table-cell>
          <table:table-cell office:value-type="string" calcext:value-type="string">
            <text:p>[P0000]</text:p>
          </table:table-cell>
          <table:table-cell office:value-type="date" office:date-value="1993-04-23" calcext:value-type="date">
            <text:p>1993-04-23</text:p>
          </table:table-cell>
          <table:table-cell office:value-type="string" calcext:value-type="string">
            <text:p>[P0008]</text:p>
          </table:table-cell>
          <table:table-cell/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7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2-06-04" calcext:value-type="date">
            <text:p>1832-06-04 00:00:00</text:p>
          </table:table-cell>
          <table:table-cell office:value-type="string" calcext:value-type="string">
            <text:p>[P0050]</text:p>
          </table:table-cell>
          <table:table-cell office:value-type="date" office:date-value="1907-07-31" calcext:value-type="date">
            <text:p>1907-07-31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 Anna 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83-05-09" calcext:value-type="date">
            <text:p>1883-05-09 00:00:00</text:p>
          </table:table-cell>
          <table:table-cell office:value-type="string" calcext:value-type="string">
            <text:p>[P0000]</text:p>
          </table:table-cell>
          <table:table-cell office:value-type="date" office:date-value="1946-01-27" calcext:value-type="date">
            <text:p>1946-01-27</text:p>
          </table:table-cell>
          <table:table-cell office:value-type="string" calcext:value-type="string">
            <text:p>[P002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0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a Dimph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7-02-02" calcext:value-type="date">
            <text:p>1837-02-02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1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Mar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4-12-12" calcext:value-type="date">
            <text:p>1954-12-12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57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aar Lieke Jacobu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2016-01-16" calcext:value-type="date">
            <text:p>2016-01-16 00:00:00</text:p>
          </table:table-cell>
          <table:table-cell office:value-type="string" calcext:value-type="string">
            <text:p>[P005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72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ieb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90-02-19" calcext:value-type="date">
            <text:p>1990-02-19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33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4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Stan Corneli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2012-03-01" calcext:value-type="date">
            <text:p>2012-03-01 00:00:00</text:p>
          </table:table-cell>
          <table:table-cell office:value-type="string" calcext:value-type="string">
            <text:p>[P005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5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95-07-22" calcext:value-type="date">
            <text:p>1995-07-2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3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al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56-03-16" calcext:value-type="date">
            <text:p>1956-03-16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89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bert-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9-08-30" calcext:value-type="date">
            <text:p>1879-08-30 00:00:00</text:p>
          </table:table-cell>
          <table:table-cell office:value-type="string" calcext:value-type="string">
            <text:p>[P005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286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helma Maria Gerar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5-01-03" calcext:value-type="date">
            <text:p>1875-01-03 00:00:00</text:p>
          </table:table-cell>
          <table:table-cell office:value-type="string" calcext:value-type="string">
            <text:p>[P0050]</text:p>
          </table:table-cell>
          <table:table-cell office:value-type="date" office:date-value="1875-08-27" calcext:value-type="date">
            <text:p>1875-08-27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5]</text:p>
          </table:table-cell>
          <table:table-cell office:value-type="string" calcext:value-type="string">
            <text:p>Spierings</text:p>
          </table:table-cell>
          <table:table-cell office:value-type="string" calcext:value-type="string">
            <text:p>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11-01-03" calcext:value-type="date">
            <text:p>1811-01-03 00:00:00</text:p>
          </table:table-cell>
          <table:table-cell office:value-type="string" calcext:value-type="string">
            <text:p>[P0050]</text:p>
          </table:table-cell>
          <table:table-cell office:value-type="date" office:date-value="1893-11-12" calcext:value-type="date">
            <text:p>1893-11-12</text:p>
          </table:table-cell>
          <table:table-cell office:value-type="string" calcext:value-type="string">
            <text:p>[P005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5]</text:p>
          </table:table-cell>
          <table:table-cell office:value-type="string" calcext:value-type="string">
            <text:p>Suy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02-01-01" calcext:value-type="date">
            <text:p>1802-01-01 00:00:00</text:p>
          </table:table-cell>
          <table:table-cell office:value-type="string" calcext:value-type="string">
            <text:p>[P0016]</text:p>
          </table:table-cell>
          <table:table-cell office:value-type="date" office:date-value="1855-12-31" calcext:value-type="date">
            <text:p>1855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8]</text:p>
          </table:table-cell>
          <table:table-cell office:value-type="string" calcext:value-type="string">
            <text:p>Suys</text:p>
          </table:table-cell>
          <table:table-cell office:value-type="string" calcext:value-type="string">
            <text:p>Cornelis 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04-11-04" calcext:value-type="date">
            <text:p>1904-11-04 00:00:00</text:p>
          </table:table-cell>
          <table:table-cell office:value-type="string" calcext:value-type="string">
            <text:p>[P0041]</text:p>
          </table:table-cell>
          <table:table-cell office:value-type="date" office:date-value="1822-12-31" calcext:value-type="date">
            <text:p>1822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8]</text:p>
          </table:table-cell>
          <table:table-cell office:value-type="string" calcext:value-type="string">
            <text:p>Thurlings</text:p>
          </table:table-cell>
          <table:table-cell office:value-type="string" calcext:value-type="string">
            <text:p>Joe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11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Annem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7-02-20" calcext:value-type="date">
            <text:p>1957-02-20 00:00:00</text:p>
          </table:table-cell>
          <table:table-cell office:value-type="string" calcext:value-type="string">
            <text:p>[P00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047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Dimph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45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43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29-05-18" calcext:value-type="date">
            <text:p>1929-05-18 00:00:00</text:p>
          </table:table-cell>
          <table:table-cell office:value-type="string" calcext:value-type="string">
            <text:p>[P0021]</text:p>
          </table:table-cell>
          <table:table-cell office:value-type="date" office:date-value="1989-09-16" calcext:value-type="date">
            <text:p>1989-09-16</text:p>
          </table:table-cell>
          <table:table-cell office:value-type="string" calcext:value-type="string">
            <text:p>[P0022]</text:p>
          </table:table-cell>
          <table:table-cell office:value-type="string" calcext:value-type="string">
            <text:p>21 SEP 198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46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J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48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Le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63]</text:p>
          </table:table-cell>
          <table:table-cell office:value-type="string" calcext:value-type="string">
            <text:p>Tiggelman</text:p>
          </table:table-cell>
          <table:table-cell office:value-type="string" calcext:value-type="string">
            <text:p>Moniqu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11]</text:p>
          </table:table-cell>
          <table:table-cell office:value-type="string" calcext:value-type="string">
            <text:p>Uijen</text:p>
          </table:table-cell>
          <table:table-cell office:value-type="string" calcext:value-type="string">
            <text:p>Sibertus Damianus</text:p>
          </table:table-cell>
          <table:table-cell office:value-type="string" calcext:value-type="string">
            <text:p>Bertu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879-01-14" calcext:value-type="date">
            <text:p>1879-01-14 00:00:00</text:p>
          </table:table-cell>
          <table:table-cell office:value-type="string" calcext:value-type="string">
            <text:p>[P005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78]</text:p>
          </table:table-cell>
          <table:table-cell office:value-type="string" calcext:value-type="string">
            <text:p>Van Boxtel</text:p>
          </table:table-cell>
          <table:table-cell office:value-type="string" calcext:value-type="string">
            <text:p>Joanna 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51-02-21" calcext:value-type="date">
            <text:p>1851-02-21 00:00:00</text:p>
          </table:table-cell>
          <table:table-cell office:value-type="string" calcext:value-type="string">
            <text:p>[P0002]</text:p>
          </table:table-cell>
          <table:table-cell office:value-type="date" office:date-value="1924-05-17" calcext:value-type="date">
            <text:p>1924-05-17</text:p>
          </table:table-cell>
          <table:table-cell office:value-type="string" calcext:value-type="string">
            <text:p>[P000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5]</text:p>
          </table:table-cell>
          <table:table-cell office:value-type="string" calcext:value-type="string">
            <text:p>Verschuren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68-01-01" calcext:value-type="date">
            <text:p>1768-01-01 00:00:00</text:p>
          </table:table-cell>
          <table:table-cell office:value-type="string" calcext:value-type="string">
            <text:p>[P0045]</text:p>
          </table:table-cell>
          <table:table-cell office:value-type="date" office:date-value="1834-12-31" calcext:value-type="date">
            <text:p>1834-12-31</text:p>
          </table:table-cell>
          <table:table-cell office:value-type="string" calcext:value-type="string">
            <text:p>[P004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0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Bia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69-01-01" calcext:value-type="date">
            <text:p>1969-01-01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56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Li (Amy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6-01-14" calcext:value-type="date">
            <text:p>1976-01-14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58]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Long Hu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38-01-01" calcext:value-type="date">
            <text:p>1938-01-01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219]</text:p>
          </table:table-cell>
          <table:table-cell office:value-type="string" calcext:value-type="string">
            <text:p>de Bruin</text:p>
          </table:table-cell>
          <table:table-cell office:value-type="string" calcext:value-type="string">
            <text:p>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10]</text:p>
          </table:table-cell>
          <table:table-cell office:value-type="string" calcext:value-type="string">
            <text:p>de Gouw</text:p>
          </table:table-cell>
          <table:table-cell office:value-type="string" calcext:value-type="string">
            <text:p>Petronel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1-05-30" calcext:value-type="date">
            <text:p>1911-05-30 00:00:00</text:p>
          </table:table-cell>
          <table:table-cell office:value-type="string" calcext:value-type="string">
            <text:p>[P0012]</text:p>
          </table:table-cell>
          <table:table-cell office:value-type="date" office:date-value="1978-03-30" calcext:value-type="date">
            <text:p>1978-03-30</text:p>
          </table:table-cell>
          <table:table-cell office:value-type="string" calcext:value-type="string">
            <text:p>[P001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8]</text:p>
          </table:table-cell>
          <table:table-cell office:value-type="string" calcext:value-type="string">
            <text:p>de Groot</text:p>
          </table:table-cell>
          <table:table-cell office:value-type="string" calcext:value-type="string">
            <text:p>Catharina H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82-01-01" calcext:value-type="date">
            <text:p>1882-01-01 00:00:00</text:p>
          </table:table-cell>
          <table:table-cell/>
          <table:table-cell office:value-type="date" office:date-value="1950-12-31" calcext:value-type="date">
            <text:p>1950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15]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Wou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99]</text:p>
          </table:table-cell>
          <table:table-cell office:value-type="string" calcext:value-type="string">
            <text:p>de Leyer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60-01-01" calcext:value-type="date">
            <text:p>1760-01-01 00:00:00</text:p>
          </table:table-cell>
          <table:table-cell office:value-type="string" calcext:value-type="string">
            <text:p>[P0040]</text:p>
          </table:table-cell>
          <table:table-cell office:value-type="date" office:date-value="1837-12-31" calcext:value-type="date">
            <text:p>1837-12-31</text:p>
          </table:table-cell>
          <table:table-cell office:value-type="string" calcext:value-type="string">
            <text:p>[P004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7]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73-01-01" calcext:value-type="date">
            <text:p>1773-01-01 00:00:00</text:p>
          </table:table-cell>
          <table:table-cell office:value-type="string" calcext:value-type="string">
            <text:p>[P0027]</text:p>
          </table:table-cell>
          <table:table-cell office:value-type="date" office:date-value="1810-12-31" calcext:value-type="date">
            <text:p>1810-12-31</text:p>
          </table:table-cell>
          <table:table-cell office:value-type="string" calcext:value-type="string">
            <text:p>[P002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4]</text:p>
          </table:table-cell>
          <table:table-cell office:value-type="string" calcext:value-type="string">
            <text:p>van Alphen</text:p>
          </table:table-cell>
          <table:table-cell office:value-type="string" calcext:value-type="string">
            <text:p>Jor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44]</text:p>
          </table:table-cell>
          <table:table-cell office:value-type="string" calcext:value-type="string">
            <text:p>van Amstel</text:p>
          </table:table-cell>
          <table:table-cell office:value-type="string" calcext:value-type="string">
            <text:p>Hendrik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21]</text:p>
          </table:table-cell>
          <table:table-cell office:value-type="string" calcext:value-type="string">
            <text:p>van Amstel</text:p>
          </table:table-cell>
          <table:table-cell office:value-type="string" calcext:value-type="string">
            <text:p>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20]</text:p>
          </table:table-cell>
          <table:table-cell office:value-type="string" calcext:value-type="string">
            <text:p>van Bergen</text:p>
          </table:table-cell>
          <table:table-cell office:value-type="string" calcext:value-type="string">
            <text:p>Car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30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Adr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10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96-01-01" calcext:value-type="date">
            <text:p>1796-01-01 00:00:00</text:p>
          </table:table-cell>
          <table:table-cell office:value-type="string" calcext:value-type="string">
            <text:p>[P0044]</text:p>
          </table:table-cell>
          <table:table-cell office:value-type="date" office:date-value="1845-12-31" calcext:value-type="date">
            <text:p>1845-12-31</text:p>
          </table:table-cell>
          <table:table-cell office:value-type="string" calcext:value-type="string">
            <text:p>[P004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2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Johannes 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64-01-01" calcext:value-type="date">
            <text:p>1764-01-01 00:00:00</text:p>
          </table:table-cell>
          <table:table-cell office:value-type="string" calcext:value-type="string">
            <text:p>[P0044]</text:p>
          </table:table-cell>
          <table:table-cell office:value-type="date" office:date-value="1845-12-31" calcext:value-type="date">
            <text:p>1845-12-31</text:p>
          </table:table-cell>
          <table:table-cell office:value-type="string" calcext:value-type="string">
            <text:p>[P004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3]</text:p>
          </table:table-cell>
          <table:table-cell office:value-type="string" calcext:value-type="string">
            <text:p>van Dongen</text:p>
          </table:table-cell>
          <table:table-cell office:value-type="string" calcext:value-type="string">
            <text:p>Luc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39-01-01" calcext:value-type="date">
            <text:p>1839-01-01 00:00:00</text:p>
          </table:table-cell>
          <table:table-cell office:value-type="string" calcext:value-type="string">
            <text:p>[P0042]</text:p>
          </table:table-cell>
          <table:table-cell office:value-type="date" office:date-value="1881-12-31" calcext:value-type="date">
            <text:p>1881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1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97]</text:p>
          </table:table-cell>
          <table:table-cell office:value-type="string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4-07-22" calcext:value-type="date">
            <text:p>1844-07-22 00:00:00</text:p>
          </table:table-cell>
          <table:table-cell/>
          <table:table-cell office:value-type="date" office:date-value="1918-09-06" calcext:value-type="date">
            <text:p>1918-09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3]</text:p>
          </table:table-cell>
          <table:table-cell office:value-type="string" calcext:value-type="string">
            <text:p>van Halder</text:p>
          </table:table-cell>
          <table:table-cell office:value-type="string" calcext:value-type="string">
            <text:p>Ev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2"/>
          <table:table-cell office:value-type="date" office:date-value="1947-12-05" calcext:value-type="date">
            <text:p>1947-12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226]</text:p>
          </table:table-cell>
          <table:table-cell office:value-type="string" calcext:value-type="string">
            <text:p>van Helvoort</text:p>
          </table:table-cell>
          <table:table-cell office:value-type="string" calcext:value-type="string">
            <text:p>Ba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09]</text:p>
          </table:table-cell>
          <table:table-cell office:value-type="string" calcext:value-type="string">
            <text:p>van Liemdt</text:p>
          </table:table-cell>
          <table:table-cell office:value-type="string" calcext:value-type="string">
            <text:p>Jo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771-01-01" calcext:value-type="date">
            <text:p>1771-01-01 00:00:00</text:p>
          </table:table-cell>
          <table:table-cell office:value-type="string" calcext:value-type="string">
            <text:p>[P0016]</text:p>
          </table:table-cell>
          <table:table-cell office:value-type="date" office:date-value="1842-12-31" calcext:value-type="date">
            <text:p>1842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3]</text:p>
          </table:table-cell>
          <table:table-cell office:value-type="string" calcext:value-type="string">
            <text:p>van Lith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17]</text:p>
          </table:table-cell>
          <table:table-cell office:value-type="string" calcext:value-type="string">
            <text:p>van Oijen</text:p>
          </table:table-cell>
          <table:table-cell office:value-type="string" calcext:value-type="string">
            <text:p>Trei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58]</text:p>
          </table:table-cell>
          <table:table-cell office:value-type="string" calcext:value-type="string">
            <text:p>van Welie</text:p>
          </table:table-cell>
          <table:table-cell office:value-type="string" calcext:value-type="string">
            <text:p>Antonia Maria Sof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35-02-06" calcext:value-type="date">
            <text:p>1935-02-06 00:00:00</text:p>
          </table:table-cell>
          <table:table-cell office:value-type="string" calcext:value-type="string">
            <text:p>[P003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59]</text:p>
          </table:table-cell>
          <table:table-cell office:value-type="string" calcext:value-type="string">
            <text:p>van Wichen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57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Adrianus Johanne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21-01-07" calcext:value-type="date">
            <text:p>1921-01-07 00:00:00</text:p>
          </table:table-cell>
          <table:table-cell office:value-type="string" calcext:value-type="string">
            <text:p>[P0033]</text:p>
          </table:table-cell>
          <table:table-cell office:value-type="date" office:date-value="1988-06-10" calcext:value-type="date">
            <text:p>1988-06-10</text:p>
          </table:table-cell>
          <table:table-cell office:value-type="string" calcext:value-type="string">
            <text:p>[P0033]</text:p>
          </table:table-cell>
          <table:table-cell table:style-name="ce1" office:value-type="date" office:date-value="1988-06-15" calcext:value-type="date">
            <text:p>1988-06-15</text:p>
          </table:table-cell>
          <table:table-cell office:value-type="string" calcext:value-type="string">
            <text:p>[P00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62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Antonia Theodora Sof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71-11-03" calcext:value-type="date">
            <text:p>1971-11-03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063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Catharina Ida Anton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64-06-03" calcext:value-type="date">
            <text:p>1964-06-03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61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Franciscus Theodorus Adrian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65-09-02" calcext:value-type="date">
            <text:p>1965-09-02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60]</text:p>
          </table:table-cell>
          <table:table-cell office:value-type="string" calcext:value-type="string">
            <text:p>van Wichen</text:p>
          </table:table-cell>
          <table:table-cell office:value-type="string" calcext:value-type="string">
            <text:p>Lucia Catharina Cornel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61-03-15" calcext:value-type="date">
            <text:p>1961-03-15 00:0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I0131]</text:p>
          </table:table-cell>
          <table:table-cell office:value-type="string" calcext:value-type="string">
            <text:p>van de Boom</text:p>
          </table:table-cell>
          <table:table-cell office:value-type="string" calcext:value-type="string">
            <text:p>Mar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50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Ev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49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Jess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22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Pi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251]</text:p>
          </table:table-cell>
          <table:table-cell office:value-type="string" calcext:value-type="string">
            <text:p>van de Roest</text:p>
          </table:table-cell>
          <table:table-cell office:value-type="string" calcext:value-type="string">
            <text:p>Teu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45]</text:p>
          </table:table-cell>
          <table:table-cell office:value-type="string" calcext:value-type="string">
            <text:p>van den Boogaard</text:p>
          </table:table-cell>
          <table:table-cell office:value-type="string" calcext:value-type="string">
            <text:p>Nin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8-06-27" calcext:value-type="date">
            <text:p>1918-06-27 00:00:00</text:p>
          </table:table-cell>
          <table:table-cell office:value-type="string" calcext:value-type="string">
            <text:p>[P0016]</text:p>
          </table:table-cell>
          <table:table-cell office:value-type="date" office:date-value="2000-09-01" calcext:value-type="date">
            <text:p>2000-09-0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1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(Tinus)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5-07-12" calcext:value-type="date">
            <text:p>1915-07-12 00:00:00</text:p>
          </table:table-cell>
          <table:table-cell office:value-type="string" calcext:value-type="string">
            <text:p>[P0016]</text:p>
          </table:table-cell>
          <table:table-cell office:value-type="date" office:date-value="1999-11-12" calcext:value-type="date">
            <text:p>1999-11-12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1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80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Adriaan Maria Joz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1-01-01" calcext:value-type="date">
            <text:p>1911-01-01 00:00:00</text:p>
          </table:table-cell>
          <table:table-cell office:value-type="string" calcext:value-type="string">
            <text:p>[P0016]</text:p>
          </table:table-cell>
          <table:table-cell office:value-type="date" office:date-value="2002-12-31" calcext:value-type="date">
            <text:p>2002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49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Carol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2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Cornelia Barbara Mari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6-06-01" calcext:value-type="date">
            <text:p>1876-06-01 00:00:00</text:p>
          </table:table-cell>
          <table:table-cell office:value-type="string" calcext:value-type="string">
            <text:p>[P0016]</text:p>
          </table:table-cell>
          <table:table-cell office:value-type="date" office:date-value="1962-11-26" calcext:value-type="date">
            <text:p>1962-11-26</text:p>
          </table:table-cell>
          <table:table-cell office:value-type="string" calcext:value-type="string">
            <text:p>[P0017]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4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o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9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anc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92-01-01" calcext:value-type="date">
            <text:p>1792-01-01 00:00:00</text:p>
          </table:table-cell>
          <table:table-cell office:value-type="string" calcext:value-type="string">
            <text:p>[P0040]</text:p>
          </table:table-cell>
          <table:table-cell office:value-type="date" office:date-value="1853-12-31" calcext:value-type="date">
            <text:p>1853-12-31</text:p>
          </table:table-cell>
          <table:table-cell office:value-type="string" calcext:value-type="string">
            <text:p>[P004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5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4-03-09" calcext:value-type="date">
            <text:p>1874-03-09 00:00:00</text:p>
          </table:table-cell>
          <table:table-cell office:value-type="string" calcext:value-type="string">
            <text:p>[P0016]</text:p>
          </table:table-cell>
          <table:table-cell office:value-type="date" office:date-value="1956-12-31" calcext:value-type="date">
            <text:p>1956-12-31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7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Frit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4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079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hannes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5-03-21" calcext:value-type="date">
            <text:p>1875-03-21 00:00:00</text:p>
          </table:table-cell>
          <table:table-cell office:value-type="string" calcext:value-type="string">
            <text:p>[P0016]</text:p>
          </table:table-cell>
          <table:table-cell office:value-type="date" office:date-value="1952-08-13" calcext:value-type="date">
            <text:p>1952-08-13</text:p>
          </table:table-cell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80-03-07" calcext:value-type="date">
            <text:p>1880-03-07 00:00:00</text:p>
          </table:table-cell>
          <table:table-cell office:value-type="string" calcext:value-type="string">
            <text:p>[P0016]</text:p>
          </table:table-cell>
          <table:table-cell/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7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oseph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5-01-01" calcext:value-type="date">
            <text:p>1845-01-01 00:00:00</text:p>
          </table:table-cell>
          <table:table-cell/>
          <table:table-cell office:value-type="date" office:date-value="1880-12-31" calcext:value-type="date">
            <text:p>1880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Jus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734-01-01" calcext:value-type="date">
            <text:p>1734-01-01 00:00:00</text:p>
          </table:table-cell>
          <table:table-cell office:value-type="string" calcext:value-type="string">
            <text:p>[P0040]</text:p>
          </table:table-cell>
          <table:table-cell office:value-type="date" office:date-value="1798-12-31" calcext:value-type="date">
            <text:p>1798-12-31</text:p>
          </table:table-cell>
          <table:table-cell office:value-type="string" calcext:value-type="string">
            <text:p>[P004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8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Ke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50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Lies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52-08-29" calcext:value-type="date">
            <text:p>1952-08-29 00:00:00</text:p>
          </table:table-cell>
          <table:table-cell office:value-type="string" calcext:value-type="string">
            <text:p>[P001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4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Luc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45-02-02" calcext:value-type="date">
            <text:p>1945-02-02 00:00:00</text:p>
          </table:table-cell>
          <table:table-cell office:value-type="string" calcext:value-type="string">
            <text:p>[P0016]</text:p>
          </table:table-cell>
          <table:table-cell/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2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Maarte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86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Maria j.l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8-01-01" calcext:value-type="date">
            <text:p>1918-01-01 00:00:00</text:p>
          </table:table-cell>
          <table:table-cell/>
          <table:table-cell office:value-type="date" office:date-value="1984-12-31" calcext:value-type="date">
            <text:p>1984-12-31</text:p>
          </table:table-cell>
          <table:table-cell office:value-type="string" calcext:value-type="string">
            <text:p>[P003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3]</text:p>
          </table:table-cell>
          <table:table-cell office:value-type="string" calcext:value-type="string">
            <text:p>van der Eerden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I0154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(Mien) Wilhelmina Henriette Joseph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913-03-13" calcext:value-type="date">
            <text:p>1913-03-13 00:00:00</text:p>
          </table:table-cell>
          <table:table-cell office:value-type="string" calcext:value-type="string">
            <text:p>[P0016]</text:p>
          </table:table-cell>
          <table:table-cell/>
          <table:table-cell office:value-type="string" calcext:value-type="string">
            <text:p>[P00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4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Alida M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2-01-01" calcext:value-type="date">
            <text:p>1872-01-01 00:00:00</text:p>
          </table:table-cell>
          <table:table-cell/>
          <table:table-cell office:value-type="date" office:date-value="1951-12-31" calcext:value-type="date">
            <text:p>1951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9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Alphons A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1-01-01" calcext:value-type="date">
            <text:p>1911-01-01 00:00:00</text:p>
          </table:table-cell>
          <table:table-cell/>
          <table:table-cell office:value-type="date" office:date-value="1992-12-31" calcext:value-type="date">
            <text:p>1992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5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Catharina 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79-01-01" calcext:value-type="date">
            <text:p>1879-01-01 00:00:00</text:p>
          </table:table-cell>
          <table:table-cell/>
          <table:table-cell office:value-type="date" office:date-value="1975-12-31" calcext:value-type="date">
            <text:p>1975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3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anna 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date" office:date-value="1868-01-01" calcext:value-type="date">
            <text:p>1868-01-01 00:00:00</text:p>
          </table:table-cell>
          <table:table-cell/>
          <table:table-cell office:value-type="date" office:date-value="1962-12-31" calcext:value-type="date">
            <text:p>1962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1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43-01-01" calcext:value-type="date">
            <text:p>1843-01-01 00:00:00</text:p>
          </table:table-cell>
          <table:table-cell/>
          <table:table-cell office:value-type="date" office:date-value="1922-12-31" calcext:value-type="date">
            <text:p>1922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87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Johannes P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870-01-01" calcext:value-type="date">
            <text:p>1870-01-01 00:00:00</text:p>
          </table:table-cell>
          <table:table-cell/>
          <table:table-cell office:value-type="date" office:date-value="1955-12-31" calcext:value-type="date">
            <text:p>1955-12-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0190]</text:p>
          </table:table-cell>
          <table:table-cell office:value-type="string" calcext:value-type="string">
            <text:p>van der Linden</text:p>
          </table:table-cell>
          <table:table-cell office:value-type="string" calcext:value-type="string">
            <text:p>Theophiel L.W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date" office:date-value="1915-01-01" calcext:value-type="date">
            <text:p>1915-01-01 00:00:00</text:p>
          </table:table-cell>
          <table:table-cell/>
          <table:table-cell office:value-type="date" office:date-value="1988-12-31" calcext:value-type="date">
            <text:p>1988-12-31</text:p>
          </table:table-cell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number-columns-repeated="6" table:default-cell-style-name="Default"/>
        <table:table-column table:style-name="co28" table:default-cell-style-name="ce5"/>
        <table:table-column table:style-name="co20" table:number-columns-repeated="5" table:default-cell-style-name="Default"/>
        <table:table-column table:style-name="co29" table:default-cell-style-name="Default"/>
        <table:table-column table:style-name="co20" table:default-cell-style-name="ce1"/>
        <table:table-column table:style-name="co20" table:number-columns-repeated="6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irth date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Birth place</text:p>
          </table:table-cell>
          <table:table-cell office:value-type="string" calcext:value-type="string">
            <text:p>Birth source</text:p>
          </table:table-cell>
          <table:table-cell office:value-type="string" calcext:value-type="string">
            <text:p>Baptism date</text:p>
          </table:table-cell>
          <table:table-cell office:value-type="string" calcext:value-type="string">
            <text:p>Baptism place</text:p>
          </table:table-cell>
          <table:table-cell office:value-type="string" calcext:value-type="string">
            <text:p>Baptism source</text:p>
          </table:table-cell>
          <table:table-cell office:value-type="string" calcext:value-type="string">
            <text:p>Death date</text:p>
          </table:table-cell>
          <table:table-cell/>
          <table:table-cell office:value-type="string" calcext:value-type="string">
            <text:p>Death place</text:p>
          </table:table-cell>
          <table:table-cell office:value-type="string" calcext:value-type="string">
            <text:p>Death source</text:p>
          </table:table-cell>
          <table:table-cell office:value-type="string" calcext:value-type="string">
            <text:p>Burial date</text:p>
          </table:table-cell>
          <table:table-cell office:value-type="string" calcext:value-type="string">
            <text:p>Burial place</text:p>
          </table:table-cell>
          <table:table-cell office:value-type="string" calcext:value-type="string">
            <text:p>Burial sour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[I0308]</text:p>
          </table:table-cell>
          <table:table-cell/>
          <table:table-cell table:formula="of:=IF([.G2]=&quot;&quot;;[.B2];([.G2]&amp;&quot; &quot;&amp;[.B2]))" office:value-type="float" office:value="0" calcext:value-type="float">
            <text:p>0</text:p>
          </table:table-cell>
          <table:table-cell office:value-type="string" calcext:value-type="string">
            <text:p>Liselotte</text:p>
          </table:table-cell>
          <table:table-cell table:style-name="ce2"/>
          <table:table-cell table:number-columns-repeated="3"/>
          <table:table-cell office:value-type="string" calcext:value-type="string">
            <text:p>female</text:p>
          </table:table-cell>
          <table:table-cell table:style-name="ce1" office:value-type="date" office:date-value="2019-03-29" calcext:value-type="date">
            <text:p>2019-03-29</text:p>
          </table:table-cell>
          <table:table-cell table:style-name="ce4" office:value-type="date" office:date-value="2019-03-29" calcext:value-type="date">
            <text:p>2019-03-29 00:00:00</text:p>
          </table:table-cell>
          <table:table-cell table:number-columns-repeated="6"/>
          <table:table-cell table:formula="of:=IF(ISNUMBER([.Q2]);IF( ( LEN([.Q2])=4);DATE([.Q2];12;31);[.Q2]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[I0153]</text:p>
          </table:table-cell>
          <table:table-cell/>
          <table:table-cell table:formula="of:=IF([.G3]=&quot;&quot;;[.B3];([.G3]&amp;&quot; &quot;&amp;[.B3]))" office:value-type="float" office:value="0" calcext:value-type="float">
            <text:p>0</text:p>
          </table:table-cell>
          <table:table-cell office:value-type="string" calcext:value-type="string">
            <text:p>Marian</text:p>
          </table:table-cell>
          <table:table-cell table:formula="of:=[.D3]" office:value-type="string" office:string-value="Marian" calcext:value-type="string">
            <text:p>Marian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8"/>
          <table:table-cell table:formula="of:=IF(ISNUMBER([.Q3]);IF( ( LEN([.Q3])=4);DATE([.Q3];12;31);[.Q3]);&quot;&quot;)">
            <text:p/>
          </table:table-cell>
          <table:table-cell/>
          <table:table-cell table:formula="of:=VALUE([.Q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0]</text:p>
          </table:table-cell>
          <table:table-cell office:value-type="string" calcext:value-type="string">
            <text:p>Alphen</text:p>
          </table:table-cell>
          <table:table-cell table:formula="of:=IF([.G4]=&quot;&quot;;[.B4];([.G4]&amp;&quot; &quot;&amp;[.B4]))" office:value-type="string" office:string-value="van Alphen" calcext:value-type="string">
            <text:p>van Alphen</text:p>
          </table:table-cell>
          <table:table-cell office:value-type="string" calcext:value-type="string">
            <text:p>Astrid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64-07-29" calcext:value-type="date">
            <text:p>1964-07-29</text:p>
          </table:table-cell>
          <table:table-cell table:style-name="ce4" office:value-type="date" office:date-value="1964-07-29" calcext:value-type="date">
            <text:p>1964-07-29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4]);IF( ( LEN([.Q4])=4);DATE([.Q4];12;31);[.Q4]);&quot;&quot;)">
            <text:p/>
          </table:table-cell>
          <table:table-cell/>
          <table:table-cell table:formula="of:=VALUE([.Q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1]</text:p>
          </table:table-cell>
          <table:table-cell office:value-type="string" calcext:value-type="string">
            <text:p>Bardoel</text:p>
          </table:table-cell>
          <table:table-cell table:formula="of:=IF([.G5]=&quot;&quot;;[.B5];([.G5]&amp;&quot; &quot;&amp;[.B5]))" office:value-type="string" office:string-value="Bardoel" calcext:value-type="string">
            <text:p>Bardoel</text:p>
          </table:table-cell>
          <table:table-cell office:value-type="string" calcext:value-type="string">
            <text:p>Antonius arnoldus Jo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67-01-18" calcext:value-type="date">
            <text:p>1867-01-18</text:p>
          </table:table-cell>
          <table:table-cell table:style-name="ce4" office:value-type="date" office:date-value="1867-01-18" calcext:value-type="date">
            <text:p>1867-01-18 00:00:00</text:p>
          </table:table-cell>
          <table:table-cell table:number-columns-repeated="5"/>
          <table:table-cell table:style-name="ce1" office:value-type="date" office:date-value="1881-11-09" calcext:value-type="date">
            <text:p>1881-11-09</text:p>
          </table:table-cell>
          <table:table-cell table:formula="of:=IF(ISNUMBER([.Q5]);IF( ( LEN([.Q5])=4);DATE([.Q5];12;31);[.Q5]);&quot;&quot;)" office:value-type="date" office:date-value="1881-11-09" calcext:value-type="date">
            <text:p>1881-11-09</text:p>
          </table:table-cell>
          <table:table-cell office:value-type="string" calcext:value-type="string">
            <text:p>[P0037]</text:p>
          </table:table-cell>
          <table:table-cell table:formula="of:=VALUE([.Q5])" office:value-type="float" office:value="-6625" calcext:value-type="float">
            <text:p>-6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4]</text:p>
          </table:table-cell>
          <table:table-cell office:value-type="string" calcext:value-type="string">
            <text:p>Bardoel</text:p>
          </table:table-cell>
          <table:table-cell table:formula="of:=IF([.G6]=&quot;&quot;;[.B6];([.G6]&amp;&quot; &quot;&amp;[.B6]))" office:value-type="string" office:string-value="Bardoel" calcext:value-type="string">
            <text:p>Bardoel</text:p>
          </table:table-cell>
          <table:table-cell office:value-type="string" calcext:value-type="string">
            <text:p>Arnol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6]);IF( ( LEN([.Q6])=4);DATE([.Q6];12;31);[.Q6]);&quot;&quot;)">
            <text:p/>
          </table:table-cell>
          <table:table-cell/>
          <table:table-cell table:formula="of:=VALUE([.Q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3]</text:p>
          </table:table-cell>
          <table:table-cell office:value-type="string" calcext:value-type="string">
            <text:p>Bardoel</text:p>
          </table:table-cell>
          <table:table-cell table:formula="of:=IF([.G7]=&quot;&quot;;[.B7];([.G7]&amp;&quot; &quot;&amp;[.B7]))" office:value-type="string" office:string-value="Bardoel" calcext:value-type="string">
            <text:p>Bardoel</text:p>
          </table:table-cell>
          <table:table-cell office:value-type="string" calcext:value-type="string">
            <text:p>Frede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7-01-16" calcext:value-type="date">
            <text:p>1877-01-16</text:p>
          </table:table-cell>
          <table:table-cell table:style-name="ce4" office:value-type="date" office:date-value="1877-01-16" calcext:value-type="date">
            <text:p>1877-01-16 00:00:00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66-02-09" calcext:value-type="date">
            <text:p>1966-02-09</text:p>
          </table:table-cell>
          <table:table-cell table:formula="of:=IF(ISNUMBER([.Q7]);IF( ( LEN([.Q7])=4);DATE([.Q7];12;31);[.Q7]);&quot;&quot;)" office:value-type="date" office:date-value="1966-02-09" calcext:value-type="date">
            <text:p>1966-02-09</text:p>
          </table:table-cell>
          <table:table-cell office:value-type="string" calcext:value-type="string">
            <text:p>[P0002]</text:p>
          </table:table-cell>
          <table:table-cell table:formula="of:=VALUE([.Q7])" office:value-type="float" office:value="24147" calcext:value-type="float">
            <text:p>24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4]</text:p>
          </table:table-cell>
          <table:table-cell office:value-type="string" calcext:value-type="string">
            <text:p>Bardoel</text:p>
          </table:table-cell>
          <table:table-cell table:formula="of:=IF([.G8]=&quot;&quot;;[.B8];([.G8]&amp;&quot; &quot;&amp;[.B8]))" office:value-type="string" office:string-value="Bardoel" calcext:value-type="string">
            <text:p>Bardoel</text:p>
          </table:table-cell>
          <table:table-cell office:value-type="string" calcext:value-type="string">
            <text:p>Hermi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69-03-26" calcext:value-type="date">
            <text:p>1869-03-26</text:p>
          </table:table-cell>
          <table:table-cell table:style-name="ce4" office:value-type="date" office:date-value="1869-03-26" calcext:value-type="date">
            <text:p>1869-03-26 00:00:00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52-12-01" calcext:value-type="date">
            <text:p>1952-12-01</text:p>
          </table:table-cell>
          <table:table-cell table:formula="of:=IF(ISNUMBER([.Q8]);IF( ( LEN([.Q8])=4);DATE([.Q8];12;31);[.Q8]);&quot;&quot;)" office:value-type="date" office:date-value="1952-12-01" calcext:value-type="date">
            <text:p>1952-12-01</text:p>
          </table:table-cell>
          <table:table-cell office:value-type="string" calcext:value-type="string">
            <text:p>[P0003]</text:p>
          </table:table-cell>
          <table:table-cell table:formula="of:=VALUE([.Q8])" office:value-type="float" office:value="19329" calcext:value-type="float">
            <text:p>19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6]</text:p>
          </table:table-cell>
          <table:table-cell office:value-type="string" calcext:value-type="string">
            <text:p>Bardoel</text:p>
          </table:table-cell>
          <table:table-cell table:formula="of:=IF([.G9]=&quot;&quot;;[.B9];([.G9]&amp;&quot; &quot;&amp;[.B9]))" office:value-type="string" office:string-value="Bardoel" calcext:value-type="string">
            <text:p>Bardoel</text:p>
          </table:table-cell>
          <table:table-cell office:value-type="string" calcext:value-type="string">
            <text:p>Johanne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1-06-02" calcext:value-type="date">
            <text:p>1871-06-02</text:p>
          </table:table-cell>
          <table:table-cell table:style-name="ce4" office:value-type="date" office:date-value="1871-06-02" calcext:value-type="date">
            <text:p>1871-06-02 00:00:00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49-05-24" calcext:value-type="date">
            <text:p>1949-05-24</text:p>
          </table:table-cell>
          <table:table-cell table:formula="of:=IF(ISNUMBER([.Q9]);IF( ( LEN([.Q9])=4);DATE([.Q9];12;31);[.Q9]);&quot;&quot;)" office:value-type="date" office:date-value="1949-05-24" calcext:value-type="date">
            <text:p>1949-05-24</text:p>
          </table:table-cell>
          <table:table-cell office:value-type="string" calcext:value-type="string">
            <text:p>[P0003]</text:p>
          </table:table-cell>
          <table:table-cell table:formula="of:=VALUE([.Q9])" office:value-type="float" office:value="18042" calcext:value-type="float">
            <text:p>18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3]</text:p>
          </table:table-cell>
          <table:table-cell office:value-type="string" calcext:value-type="string">
            <text:p>Bardoel</text:p>
          </table:table-cell>
          <table:table-cell table:formula="of:=IF([.G10]=&quot;&quot;;[.B10];([.G10]&amp;&quot; &quot;&amp;[.B10]))" office:value-type="string" office:string-value="Bardoel" calcext:value-type="string">
            <text:p>Bardoel</text:p>
          </table:table-cell>
          <table:table-cell office:value-type="string" calcext:value-type="string">
            <text:p>Petronell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6-01-18" calcext:value-type="date">
            <text:p>1876-01-18</text:p>
          </table:table-cell>
          <table:table-cell table:style-name="ce4" office:value-type="date" office:date-value="1876-01-18" calcext:value-type="date">
            <text:p>1876-01-18 00:00:00</text:p>
          </table:table-cell>
          <table:table-cell office:value-type="string" calcext:value-type="string">
            <text:p>[P0003]</text:p>
          </table:table-cell>
          <table:table-cell table:number-columns-repeated="4"/>
          <table:table-cell table:style-name="ce1" office:value-type="date" office:date-value="1952-09-18" calcext:value-type="date">
            <text:p>1952-09-18</text:p>
          </table:table-cell>
          <table:table-cell table:formula="of:=IF(ISNUMBER([.Q10]);IF( ( LEN([.Q10])=4);DATE([.Q10];12;31);[.Q10]);&quot;&quot;)" office:value-type="date" office:date-value="1952-09-18" calcext:value-type="date">
            <text:p>1952-09-18</text:p>
          </table:table-cell>
          <table:table-cell office:value-type="string" calcext:value-type="string">
            <text:p>[P0028]</text:p>
          </table:table-cell>
          <table:table-cell table:formula="of:=VALUE([.Q10])" office:value-type="float" office:value="19255" calcext:value-type="float">
            <text:p>19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2]</text:p>
          </table:table-cell>
          <table:table-cell office:value-type="string" calcext:value-type="string">
            <text:p>Bardoel</text:p>
          </table:table-cell>
          <table:table-cell table:formula="of:=IF([.G11]=&quot;&quot;;[.B11];([.G11]&amp;&quot; &quot;&amp;[.B11]))" office:value-type="string" office:string-value="Bardoel" calcext:value-type="string">
            <text:p>Bardoel</text:p>
          </table:table-cell>
          <table:table-cell office:value-type="string" calcext:value-type="string">
            <text:p>Petr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9-03-21" calcext:value-type="date">
            <text:p>1879-03-21</text:p>
          </table:table-cell>
          <table:table-cell table:style-name="ce4" office:value-type="date" office:date-value="1879-03-21" calcext:value-type="date">
            <text:p>1879-03-21 00:00:00</text:p>
          </table:table-cell>
          <table:table-cell table:number-columns-repeated="5"/>
          <table:table-cell table:style-name="ce1" office:value-type="date" office:date-value="1907-03-22" calcext:value-type="date">
            <text:p>1907-03-22</text:p>
          </table:table-cell>
          <table:table-cell office:value-type="date" office:date-value="1907-03-22" calcext:value-type="date">
            <text:p>1907-03-22</text:p>
          </table:table-cell>
          <table:table-cell/>
          <table:table-cell table:formula="of:=VALUE([.Q11])"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5]</text:p>
          </table:table-cell>
          <table:table-cell office:value-type="string" calcext:value-type="string">
            <text:p>Berendsen</text:p>
          </table:table-cell>
          <table:table-cell table:formula="of:=IF([.G12]=&quot;&quot;;[.B12];([.G12]&amp;&quot; &quot;&amp;[.B12]))" office:value-type="string" office:string-value="Berendsen" calcext:value-type="string">
            <text:p>Berends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  <table:table-cell table:formula="of:=IF(ISNUMBER([.Q12]);IF( ( LEN([.Q12])=4);DATE([.Q12];12;31);[.Q12]);&quot;&quot;)">
            <text:p/>
          </table:table-cell>
          <table:table-cell/>
          <table:table-cell table:formula="of:=VALUE([.Q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2]</text:p>
          </table:table-cell>
          <table:table-cell office:value-type="string" calcext:value-type="string">
            <text:p>Berk</text:p>
          </table:table-cell>
          <table:table-cell table:formula="of:=IF([.G13]=&quot;&quot;;[.B13];([.G13]&amp;&quot; &quot;&amp;[.B13]))" office:value-type="string" office:string-value="van den Berk" calcext:value-type="string">
            <text:p>van den Berk</text:p>
          </table:table-cell>
          <table:table-cell office:value-type="string" calcext:value-type="string">
            <text:p>Wilhelma Aart</text:p>
          </table:table-cell>
          <table:table-cell table:number-columns-repeated="2"/>
          <table:table-cell office:value-type="string" calcext:value-type="string">
            <text:p>van den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1772" calcext:value-type="float">
            <text:p>1772</text:p>
          </table:table-cell>
          <table:table-cell office:value-type="date" office:date-value="1772-01-01" calcext:value-type="date">
            <text:p>1772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72-11-23" calcext:value-type="date">
            <text:p>1772-11-23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8-11-06" calcext:value-type="date">
            <text:p>1848-11-06</text:p>
          </table:table-cell>
          <table:table-cell table:formula="of:=IF(ISNUMBER([.Q13]);IF( ( LEN([.Q13])=4);DATE([.Q13];12;31);[.Q13]);&quot;&quot;)" office:value-type="date" office:date-value="1848-11-06" calcext:value-type="date">
            <text:p>1848-11-06</text:p>
          </table:table-cell>
          <table:table-cell/>
          <table:table-cell table:formula="of:=VALUE([.Q13])" office:value-type="float" office:value="-18681" calcext:value-type="float">
            <text:p>-18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1]</text:p>
          </table:table-cell>
          <table:table-cell office:value-type="string" calcext:value-type="string">
            <text:p>Bertens</text:p>
          </table:table-cell>
          <table:table-cell table:formula="of:=IF([.G14]=&quot;&quot;;[.B14];([.G14]&amp;&quot; &quot;&amp;[.B14]))" office:value-type="string" office:string-value="Bertens" calcext:value-type="string">
            <text:p>Bertens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782-05-03" calcext:value-type="date">
            <text:p>1782-05-03</text:p>
          </table:table-cell>
          <table:table-cell office:value-type="date" office:date-value="1782-05-03" calcext:value-type="date">
            <text:p>1782-05-03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49" calcext:value-type="float">
            <text:p>1849</text:p>
          </table:table-cell>
          <table:table-cell table:formula="of:=IF(ISNUMBER([.Q14]);IF( ( LEN([.Q14])=4);DATE([.Q14];12;31);[.Q14]);&quot;&quot;)" office:value-type="date" office:date-value="1849-12-31" calcext:value-type="date">
            <text:p>1849-12-31</text:p>
          </table:table-cell>
          <table:table-cell office:value-type="string" calcext:value-type="string">
            <text:p>[P0016]</text:p>
          </table:table-cell>
          <table:table-cell table:formula="of:=VALUE([.Q14])"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0]</text:p>
          </table:table-cell>
          <table:table-cell office:value-type="string" calcext:value-type="string">
            <text:p>Blokker</text:p>
          </table:table-cell>
          <table:table-cell table:formula="of:=IF([.G15]=&quot;&quot;;[.B15];([.G15]&amp;&quot; &quot;&amp;[.B15]))" office:value-type="string" office:string-value="Blokker" calcext:value-type="string">
            <text:p>Blokker</text:p>
          </table:table-cell>
          <table:table-cell office:value-type="string" calcext:value-type="string">
            <text:p>Josephus Wilhelmus Cornelis Arnoldus Theodorus</text:p>
          </table:table-cell>
          <table:table-cell office:value-type="string" calcext:value-type="string">
            <text:p>Jo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style-name="ce1" office:value-type="date" office:date-value="1936-12-30" calcext:value-type="date">
            <text:p>1936-12-30</text:p>
          </table:table-cell>
          <table:table-cell office:value-type="date" office:date-value="1936-12-30" calcext:value-type="date">
            <text:p>1936-12-30 00:00:00</text:p>
          </table:table-cell>
          <table:table-cell office:value-type="string" calcext:value-type="string">
            <text:p>[P0062]</text:p>
          </table:table-cell>
          <table:table-cell table:number-columns-repeated="4"/>
          <table:table-cell table:style-name="ce1" office:value-type="date" office:date-value="2018-04-20" calcext:value-type="date">
            <text:p>2018-04-20</text:p>
          </table:table-cell>
          <table:table-cell table:formula="of:=IF(ISNUMBER([.Q15]);IF( ( LEN([.Q15])=4);DATE([.Q15];12;31);[.Q15]);&quot;&quot;)" office:value-type="date" office:date-value="2018-04-20" calcext:value-type="date">
            <text:p>2018-04-20</text:p>
          </table:table-cell>
          <table:table-cell office:value-type="string" calcext:value-type="string">
            <text:p>[P0063]</text:p>
          </table:table-cell>
          <table:table-cell table:formula="of:=VALUE([.Q15])" office:value-type="float" office:value="43210" calcext:value-type="float">
            <text:p>43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3]</text:p>
          </table:table-cell>
          <table:table-cell office:value-type="string" calcext:value-type="string">
            <text:p>Boenders</text:p>
          </table:table-cell>
          <table:table-cell table:formula="of:=IF([.G16]=&quot;&quot;;[.B16];([.G16]&amp;&quot; &quot;&amp;[.B16]))" office:value-type="string" office:string-value="Boenders" calcext:value-type="string">
            <text:p>Boenders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69" calcext:value-type="float">
            <text:p>1769</text:p>
          </table:table-cell>
          <table:table-cell office:value-type="date" office:date-value="1769-01-01" calcext:value-type="date">
            <text:p>1769-01-01 00:00:00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27" calcext:value-type="float">
            <text:p>1827</text:p>
          </table:table-cell>
          <table:table-cell table:formula="of:=IF(ISNUMBER([.Q16]);IF( ( LEN([.Q16])=4);DATE([.Q16];12;31);[.Q16]);&quot;&quot;)" office:value-type="date" office:date-value="1827-12-31" calcext:value-type="date">
            <text:p>1827-12-31</text:p>
          </table:table-cell>
          <table:table-cell office:value-type="string" calcext:value-type="string">
            <text:p>[P0044]</text:p>
          </table:table-cell>
          <table:table-cell table:formula="of:=VALUE([.Q16])"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3]</text:p>
          </table:table-cell>
          <table:table-cell office:value-type="string" calcext:value-type="string">
            <text:p>Bongers</text:p>
          </table:table-cell>
          <table:table-cell table:formula="of:=IF([.G17]=&quot;&quot;;[.B17];([.G17]&amp;&quot; &quot;&amp;[.B17]))" office:value-type="string" office:string-value="Bongers" calcext:value-type="string">
            <text:p>Bongers</text:p>
          </table:table-cell>
          <table:table-cell office:value-type="string" calcext:value-type="string">
            <text:p>T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3-02-20" calcext:value-type="date">
            <text:p>1953-02-20</text:p>
          </table:table-cell>
          <table:table-cell table:style-name="ce4" office:value-type="date" office:date-value="1953-02-20" calcext:value-type="date">
            <text:p>1953-02-20 00:00:00</text:p>
          </table:table-cell>
          <table:table-cell office:value-type="string" calcext:value-type="string">
            <text:p>[P0024]</text:p>
          </table:table-cell>
          <table:table-cell table:number-columns-repeated="4"/>
          <table:table-cell table:style-name="ce1" office:value-type="date" office:date-value="2001-11-26" calcext:value-type="date">
            <text:p>2001-11-26</text:p>
          </table:table-cell>
          <table:table-cell table:formula="of:=IF(ISNUMBER([.Q17]);IF( ( LEN([.Q17])=4);DATE([.Q17];12;31);[.Q17]);&quot;&quot;)" office:value-type="date" office:date-value="2001-11-26" calcext:value-type="date">
            <text:p>2001-11-26</text:p>
          </table:table-cell>
          <table:table-cell office:value-type="string" calcext:value-type="string">
            <text:p>[P0000]</text:p>
          </table:table-cell>
          <table:table-cell table:formula="of:=VALUE([.Q17])" office:value-type="float" office:value="37221" calcext:value-type="float">
            <text:p>37221</text:p>
          </table:table-cell>
          <table:table-cell table:style-name="ce1" office:value-type="date" office:date-value="2001-11-03" calcext:value-type="date">
            <text:p>2001-11-03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38]</text:p>
          </table:table-cell>
          <table:table-cell office:value-type="string" calcext:value-type="string">
            <text:p>Broeders</text:p>
          </table:table-cell>
          <table:table-cell table:formula="of:=IF([.G18]=&quot;&quot;;[.B18];([.G18]&amp;&quot; &quot;&amp;[.B18]))" office:value-type="string" office:string-value="Broeders" calcext:value-type="string">
            <text:p>Broeders</text:p>
          </table:table-cell>
          <table:table-cell office:value-type="string" calcext:value-type="string">
            <text:p>Marco (Martinus Gerardus Maria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70-07-28" calcext:value-type="date">
            <text:p>1970-07-28</text:p>
          </table:table-cell>
          <table:table-cell table:style-name="ce4" office:value-type="date" office:date-value="1970-07-28" calcext:value-type="date">
            <text:p>1970-07-28 00:00:00</text:p>
          </table:table-cell>
          <table:table-cell office:value-type="string" calcext:value-type="string">
            <text:p>[P0048]</text:p>
          </table:table-cell>
          <table:table-cell table:number-columns-repeated="5"/>
          <table:table-cell table:formula="of:=IF(ISNUMBER([.Q18]);IF( ( LEN([.Q18])=4);DATE([.Q18];12;31);[.Q18]);&quot;&quot;)">
            <text:p/>
          </table:table-cell>
          <table:table-cell/>
          <table:table-cell table:formula="of:=VALUE([.Q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9]</text:p>
          </table:table-cell>
          <table:table-cell office:value-type="string" calcext:value-type="string">
            <text:p>Broeders</text:p>
          </table:table-cell>
          <table:table-cell table:formula="of:=IF([.G19]=&quot;&quot;;[.B19];([.G19]&amp;&quot; &quot;&amp;[.B19]))" office:value-type="string" office:string-value="Broeders" calcext:value-type="string">
            <text:p>Broeders</text:p>
          </table:table-cell>
          <table:table-cell office:value-type="string" calcext:value-type="string">
            <text:p>Matthijs (Gerardus Henricus Martinus Marin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2003-03-31" calcext:value-type="date">
            <text:p>2003-03-31</text:p>
          </table:table-cell>
          <table:table-cell table:style-name="ce4" office:value-type="date" office:date-value="2003-03-31" calcext:value-type="date">
            <text:p>2003-03-31 00:00:00</text:p>
          </table:table-cell>
          <table:table-cell office:value-type="string" calcext:value-type="string">
            <text:p>[P0046]</text:p>
          </table:table-cell>
          <table:table-cell table:number-columns-repeated="5"/>
          <table:table-cell table:formula="of:=IF(ISNUMBER([.Q19]);IF( ( LEN([.Q19])=4);DATE([.Q19];12;31);[.Q19]);&quot;&quot;)">
            <text:p/>
          </table:table-cell>
          <table:table-cell/>
          <table:table-cell table:formula="of:=VALUE([.Q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0]</text:p>
          </table:table-cell>
          <table:table-cell office:value-type="string" calcext:value-type="string">
            <text:p>Broeders</text:p>
          </table:table-cell>
          <table:table-cell table:formula="of:=IF([.G20]=&quot;&quot;;[.B20];([.G20]&amp;&quot; &quot;&amp;[.B20]))" office:value-type="string" office:string-value="Broeders" calcext:value-type="string">
            <text:p>Broeders</text:p>
          </table:table-cell>
          <table:table-cell office:value-type="string" calcext:value-type="string">
            <text:p>Thieme (Henricus Gerardus Petronella Petrus)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2007-04-15" calcext:value-type="date">
            <text:p>2007-04-15</text:p>
          </table:table-cell>
          <table:table-cell table:style-name="ce4" office:value-type="date" office:date-value="2007-04-15" calcext:value-type="date">
            <text:p>2007-04-15 00:00:00</text:p>
          </table:table-cell>
          <table:table-cell office:value-type="string" calcext:value-type="string">
            <text:p>[P0041]</text:p>
          </table:table-cell>
          <table:table-cell table:number-columns-repeated="5"/>
          <table:table-cell table:formula="of:=IF(ISNUMBER([.Q20]);IF( ( LEN([.Q20])=4);DATE([.Q20];12;31);[.Q20]);&quot;&quot;)">
            <text:p/>
          </table:table-cell>
          <table:table-cell/>
          <table:table-cell table:formula="of:=VALUE([.Q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0]</text:p>
          </table:table-cell>
          <table:table-cell office:value-type="string" calcext:value-type="string">
            <text:p>Brouwer</text:p>
          </table:table-cell>
          <table:table-cell table:formula="of:=IF([.G21]=&quot;&quot;;[.B21];([.G21]&amp;&quot; &quot;&amp;[.B21]))" office:value-type="string" office:string-value="Brouwer" calcext:value-type="string">
            <text:p>Brouwer</text:p>
          </table:table-cell>
          <table:table-cell office:value-type="string" calcext:value-type="string">
            <text:p>Frau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82-03-11" calcext:value-type="date">
            <text:p>1982-03-11</text:p>
          </table:table-cell>
          <table:table-cell table:style-name="ce4" office:value-type="date" office:date-value="1982-03-11" calcext:value-type="date">
            <text:p>1982-03-11 00:00:00</text:p>
          </table:table-cell>
          <table:table-cell table:number-columns-repeated="6"/>
          <table:table-cell table:formula="of:=IF(ISNUMBER([.Q21]);IF( ( LEN([.Q21])=4);DATE([.Q21];12;31);[.Q21]);&quot;&quot;)">
            <text:p/>
          </table:table-cell>
          <table:table-cell/>
          <table:table-cell table:formula="of:=VALUE([.Q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2]</text:p>
          </table:table-cell>
          <table:table-cell office:value-type="string" calcext:value-type="string">
            <text:p>Brouwer</text:p>
          </table:table-cell>
          <table:table-cell table:formula="of:=IF([.G22]=&quot;&quot;;[.B22];([.G22]&amp;&quot; &quot;&amp;[.B22]))" office:value-type="string" office:string-value="Brouwer" calcext:value-type="string">
            <text:p>Brouwer</text:p>
          </table:table-cell>
          <table:table-cell office:value-type="string" calcext:value-type="string">
            <text:p>Jan-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87-07-14" calcext:value-type="date">
            <text:p>1987-07-14</text:p>
          </table:table-cell>
          <table:table-cell table:style-name="ce4" office:value-type="date" office:date-value="1987-07-14" calcext:value-type="date">
            <text:p>1987-07-14 00:00:00</text:p>
          </table:table-cell>
          <table:table-cell table:number-columns-repeated="6"/>
          <table:table-cell table:formula="of:=IF(ISNUMBER([.Q22]);IF( ( LEN([.Q22])=4);DATE([.Q22];12;31);[.Q22]);&quot;&quot;)">
            <text:p/>
          </table:table-cell>
          <table:table-cell/>
          <table:table-cell table:formula="of:=VALUE([.Q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1]</text:p>
          </table:table-cell>
          <table:table-cell office:value-type="string" calcext:value-type="string">
            <text:p>Brouwer</text:p>
          </table:table-cell>
          <table:table-cell table:formula="of:=IF([.G23]=&quot;&quot;;[.B23];([.G23]&amp;&quot; &quot;&amp;[.B23]))" office:value-type="string" office:string-value="Brouwer" calcext:value-type="string">
            <text:p>Brouwer</text:p>
          </table:table-cell>
          <table:table-cell office:value-type="string" calcext:value-type="string">
            <text:p>Nien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84-10-23" calcext:value-type="date">
            <text:p>1984-10-23</text:p>
          </table:table-cell>
          <table:table-cell table:style-name="ce4" office:value-type="date" office:date-value="1984-10-23" calcext:value-type="date">
            <text:p>1984-10-23 00:00:00</text:p>
          </table:table-cell>
          <table:table-cell table:number-columns-repeated="6"/>
          <table:table-cell table:formula="of:=IF(ISNUMBER([.Q23]);IF( ( LEN([.Q23])=4);DATE([.Q23];12;31);[.Q23]);&quot;&quot;)">
            <text:p/>
          </table:table-cell>
          <table:table-cell/>
          <table:table-cell table:formula="of:=VALUE([.Q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9]</text:p>
          </table:table-cell>
          <table:table-cell office:value-type="string" calcext:value-type="string">
            <text:p>Brouwer</text:p>
          </table:table-cell>
          <table:table-cell table:formula="of:=IF([.G24]=&quot;&quot;;[.B24];([.G24]&amp;&quot; &quot;&amp;[.B24]))" office:value-type="string" office:string-value="Brouwer" calcext:value-type="string">
            <text:p>Brouwer</text:p>
          </table:table-cell>
          <table:table-cell office:value-type="string" calcext:value-type="string">
            <text:p>P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46-06-19" calcext:value-type="date">
            <text:p>1946-06-19</text:p>
          </table:table-cell>
          <table:table-cell table:style-name="ce4" office:value-type="date" office:date-value="1946-06-19" calcext:value-type="date">
            <text:p>1946-06-19 00:00:00</text:p>
          </table:table-cell>
          <table:table-cell table:number-columns-repeated="6"/>
          <table:table-cell table:formula="of:=IF(ISNUMBER([.Q24]);IF( ( LEN([.Q24])=4);DATE([.Q24];12;31);[.Q24]);&quot;&quot;)">
            <text:p/>
          </table:table-cell>
          <table:table-cell/>
          <table:table-cell table:formula="of:=VALUE([.Q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4]</text:p>
          </table:table-cell>
          <table:table-cell office:value-type="string" calcext:value-type="string">
            <text:p>Bruijsten</text:p>
          </table:table-cell>
          <table:table-cell table:formula="of:=IF([.G25]=&quot;&quot;;[.B25];([.G25]&amp;&quot; &quot;&amp;[.B25]))" office:value-type="string" office:string-value="Bruijsten" calcext:value-type="string">
            <text:p>Bruijsten</text:p>
          </table:table-cell>
          <table:table-cell office:value-type="string" calcext:value-type="string">
            <text:p>Corr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3-09-16" calcext:value-type="date">
            <text:p>1953-09-16</text:p>
          </table:table-cell>
          <table:table-cell table:style-name="ce4" office:value-type="date" office:date-value="1953-09-16" calcext:value-type="date">
            <text:p>1953-09-16 00:00:00</text:p>
          </table:table-cell>
          <table:table-cell table:number-columns-repeated="6"/>
          <table:table-cell table:formula="of:=IF(ISNUMBER([.Q25]);IF( ( LEN([.Q25])=4);DATE([.Q25];12;31);[.Q25]);&quot;&quot;)">
            <text:p/>
          </table:table-cell>
          <table:table-cell/>
          <table:table-cell table:formula="of:=VALUE([.Q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0]</text:p>
          </table:table-cell>
          <table:table-cell office:value-type="string" calcext:value-type="string">
            <text:p>Bruijsten</text:p>
          </table:table-cell>
          <table:table-cell table:formula="of:=IF([.G26]=&quot;&quot;;[.B26];([.G26]&amp;&quot; &quot;&amp;[.B26]))" office:value-type="string" office:string-value="Bruijsten" calcext:value-type="string">
            <text:p>Bruijsten</text:p>
          </table:table-cell>
          <table:table-cell office:value-type="string" calcext:value-type="string">
            <text:p>D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92-10-21" calcext:value-type="date">
            <text:p>1992-10-21</text:p>
          </table:table-cell>
          <table:table-cell table:style-name="ce4" office:value-type="date" office:date-value="1992-10-21" calcext:value-type="date">
            <text:p>1992-10-21 00:00:00</text:p>
          </table:table-cell>
          <table:table-cell office:value-type="string" calcext:value-type="string">
            <text:p>[P0031]</text:p>
          </table:table-cell>
          <table:table-cell table:number-columns-repeated="5"/>
          <table:table-cell table:formula="of:=IF(ISNUMBER([.Q26]);IF( ( LEN([.Q26])=4);DATE([.Q26];12;31);[.Q26]);&quot;&quot;)">
            <text:p/>
          </table:table-cell>
          <table:table-cell/>
          <table:table-cell table:formula="of:=VALUE([.Q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7]</text:p>
          </table:table-cell>
          <table:table-cell office:value-type="string" calcext:value-type="string">
            <text:p>Bruijsten</text:p>
          </table:table-cell>
          <table:table-cell table:formula="of:=IF([.G27]=&quot;&quot;;[.B27];([.G27]&amp;&quot; &quot;&amp;[.B27]))" office:value-type="string" office:string-value="Bruijsten" calcext:value-type="string">
            <text:p>Bruijsten</text:p>
          </table:table-cell>
          <table:table-cell office:value-type="string" calcext:value-type="string">
            <text:p>G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9-03-08" calcext:value-type="date">
            <text:p>1959-03-08</text:p>
          </table:table-cell>
          <table:table-cell table:style-name="ce4" office:value-type="date" office:date-value="1959-03-08" calcext:value-type="date">
            <text:p>1959-03-08 00:00:00</text:p>
          </table:table-cell>
          <table:table-cell table:number-columns-repeated="6"/>
          <table:table-cell table:formula="of:=IF(ISNUMBER([.Q27]);IF( ( LEN([.Q27])=4);DATE([.Q27];12;31);[.Q27]);&quot;&quot;)">
            <text:p/>
          </table:table-cell>
          <table:table-cell/>
          <table:table-cell table:formula="of:=VALUE([.Q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2]</text:p>
          </table:table-cell>
          <table:table-cell office:value-type="string" calcext:value-type="string">
            <text:p>Bruijsten</text:p>
          </table:table-cell>
          <table:table-cell table:formula="of:=IF([.G28]=&quot;&quot;;[.B28];([.G28]&amp;&quot; &quot;&amp;[.B28]))" office:value-type="string" office:string-value="Bruijsten" calcext:value-type="string">
            <text:p>Bruijst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22-06-28" calcext:value-type="date">
            <text:p>1922-06-28</text:p>
          </table:table-cell>
          <table:table-cell table:style-name="ce4" office:value-type="date" office:date-value="1922-06-28" calcext:value-type="date">
            <text:p>1922-06-28 00:00:00</text:p>
          </table:table-cell>
          <table:table-cell office:value-type="string" calcext:value-type="string">
            <text:p>[P0019]</text:p>
          </table:table-cell>
          <table:table-cell table:number-columns-repeated="4"/>
          <table:table-cell table:style-name="ce1" office:value-type="date" office:date-value="1996-05-01" calcext:value-type="date">
            <text:p>1996-05-01</text:p>
          </table:table-cell>
          <table:table-cell table:formula="of:=IF(ISNUMBER([.Q28]);IF( ( LEN([.Q28])=4);DATE([.Q28];12;31);[.Q28]);&quot;&quot;)" office:value-type="date" office:date-value="1996-05-01" calcext:value-type="date">
            <text:p>1996-05-01</text:p>
          </table:table-cell>
          <table:table-cell office:value-type="string" calcext:value-type="string">
            <text:p>[P0019]</text:p>
          </table:table-cell>
          <table:table-cell table:formula="of:=VALUE([.Q28])" office:value-type="float" office:value="35186" calcext:value-type="float">
            <text:p>35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9]</text:p>
          </table:table-cell>
          <table:table-cell office:value-type="string" calcext:value-type="string">
            <text:p>Bruijsten</text:p>
          </table:table-cell>
          <table:table-cell table:formula="of:=IF([.G29]=&quot;&quot;;[.B29];([.G29]&amp;&quot; &quot;&amp;[.B29]))" office:value-type="string" office:string-value="Bruijsten" calcext:value-type="string">
            <text:p>Bruijsten</text:p>
          </table:table-cell>
          <table:table-cell office:value-type="string" calcext:value-type="string">
            <text:p>Lisan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0-08-09" calcext:value-type="date">
            <text:p>1990-08-09</text:p>
          </table:table-cell>
          <table:table-cell table:style-name="ce4" office:value-type="date" office:date-value="1990-08-09" calcext:value-type="date">
            <text:p>1990-08-09 00:00:00</text:p>
          </table:table-cell>
          <table:table-cell office:value-type="string" calcext:value-type="string">
            <text:p>[P0031]</text:p>
          </table:table-cell>
          <table:table-cell table:number-columns-repeated="5"/>
          <table:table-cell table:formula="of:=IF(ISNUMBER([.Q29]);IF( ( LEN([.Q29])=4);DATE([.Q29];12;31);[.Q29]);&quot;&quot;)">
            <text:p/>
          </table:table-cell>
          <table:table-cell/>
          <table:table-cell table:formula="of:=VALUE([.Q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6]</text:p>
          </table:table-cell>
          <table:table-cell office:value-type="string" calcext:value-type="string">
            <text:p>Bruijsten</text:p>
          </table:table-cell>
          <table:table-cell table:formula="of:=IF([.G30]=&quot;&quot;;[.B30];([.G30]&amp;&quot; &quot;&amp;[.B30]))" office:value-type="string" office:string-value="Bruijsten" calcext:value-type="string">
            <text:p>Bruijsten</text:p>
          </table:table-cell>
          <table:table-cell office:value-type="string" calcext:value-type="string">
            <text:p>Mariëtt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7-02-03" calcext:value-type="date">
            <text:p>1957-02-03</text:p>
          </table:table-cell>
          <table:table-cell table:style-name="ce4" office:value-type="date" office:date-value="1957-02-03" calcext:value-type="date">
            <text:p>1957-02-03 00:00:00</text:p>
          </table:table-cell>
          <table:table-cell table:number-columns-repeated="6"/>
          <table:table-cell table:formula="of:=IF(ISNUMBER([.Q30]);IF( ( LEN([.Q30])=4);DATE([.Q30];12;31);[.Q30]);&quot;&quot;)">
            <text:p/>
          </table:table-cell>
          <table:table-cell/>
          <table:table-cell table:formula="of:=VALUE([.Q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5]</text:p>
          </table:table-cell>
          <table:table-cell office:value-type="string" calcext:value-type="string">
            <text:p>Bruijsten</text:p>
          </table:table-cell>
          <table:table-cell table:formula="of:=IF([.G31]=&quot;&quot;;[.B31];([.G31]&amp;&quot; &quot;&amp;[.B31]))" office:value-type="string" office:string-value="Bruijsten" calcext:value-type="string">
            <text:p>Bruijsten</text:p>
          </table:table-cell>
          <table:table-cell office:value-type="string" calcext:value-type="string">
            <text:p>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4-12-03" calcext:value-type="date">
            <text:p>1954-12-03</text:p>
          </table:table-cell>
          <table:table-cell table:style-name="ce4" office:value-type="date" office:date-value="1954-12-03" calcext:value-type="date">
            <text:p>1954-12-03 00:00:00</text:p>
          </table:table-cell>
          <table:table-cell table:number-columns-repeated="6"/>
          <table:table-cell table:formula="of:=IF(ISNUMBER([.Q31]);IF( ( LEN([.Q31])=4);DATE([.Q31];12;31);[.Q31]);&quot;&quot;)">
            <text:p/>
          </table:table-cell>
          <table:table-cell/>
          <table:table-cell table:formula="of:=VALUE([.Q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6]</text:p>
          </table:table-cell>
          <table:table-cell office:value-type="string" calcext:value-type="string">
            <text:p>Canters</text:p>
          </table:table-cell>
          <table:table-cell table:formula="of:=IF([.G32]=&quot;&quot;;[.B32];([.G32]&amp;&quot; &quot;&amp;[.B32]))" office:value-type="string" office:string-value="Canters" calcext:value-type="string">
            <text:p>Canters</text:p>
          </table:table-cell>
          <table:table-cell office:value-type="string" calcext:value-type="string">
            <text:p>Adriana M.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81" calcext:value-type="float">
            <text:p>1881</text:p>
          </table:table-cell>
          <table:table-cell office:value-type="date" office:date-value="1881-01-01" calcext:value-type="date">
            <text:p>1881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table:formula="of:=IF(ISNUMBER([.Q32]);IF( ( LEN([.Q32])=4);DATE([.Q32];12;31);[.Q32]);&quot;&quot;)" office:value-type="date" office:date-value="1975-12-31" calcext:value-type="date">
            <text:p>1975-12-31</text:p>
          </table:table-cell>
          <table:table-cell/>
          <table:table-cell table:formula="of:=VALUE([.Q32])"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2]</text:p>
          </table:table-cell>
          <table:table-cell office:value-type="string" calcext:value-type="string">
            <text:p>Canters</text:p>
          </table:table-cell>
          <table:table-cell table:formula="of:=IF([.G33]=&quot;&quot;;[.B33];([.G33]&amp;&quot; &quot;&amp;[.B33]))" office:value-type="string" office:string-value="Canters" calcext:value-type="string">
            <text:p>Canters</text:p>
          </table:table-cell>
          <table:table-cell office:value-type="string" calcext:value-type="string">
            <text:p>Adrianu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35" calcext:value-type="float">
            <text:p>1835</text:p>
          </table:table-cell>
          <table:table-cell office:value-type="date" office:date-value="1835-01-01" calcext:value-type="date">
            <text:p>1835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table:formula="of:=IF(ISNUMBER([.Q33]);IF( ( LEN([.Q33])=4);DATE([.Q33];12;31);[.Q33]);&quot;&quot;)" office:value-type="date" office:date-value="1881-12-31" calcext:value-type="date">
            <text:p>1881-12-31</text:p>
          </table:table-cell>
          <table:table-cell office:value-type="string" calcext:value-type="string">
            <text:p>[P0041]</text:p>
          </table:table-cell>
          <table:table-cell table:formula="of:=VALUE([.Q33])"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6]</text:p>
          </table:table-cell>
          <table:table-cell office:value-type="string" calcext:value-type="string">
            <text:p>Canters</text:p>
          </table:table-cell>
          <table:table-cell table:formula="of:=IF([.G34]=&quot;&quot;;[.B34];([.G34]&amp;&quot; &quot;&amp;[.B34]))" office:value-type="string" office:string-value="Canters" calcext:value-type="string">
            <text:p>Canters</text:p>
          </table:table-cell>
          <table:table-cell office:value-type="string" calcext:value-type="string">
            <text:p>Godefrid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3" calcext:value-type="float">
            <text:p>1763</text:p>
          </table:table-cell>
          <table:table-cell office:value-type="date" office:date-value="1763-01-01" calcext:value-type="date">
            <text:p>1763-01-01 00:00:00</text:p>
          </table:table-cell>
          <table:table-cell office:value-type="string" calcext:value-type="string">
            <text:p>[P0043]</text:p>
          </table:table-cell>
          <table:table-cell table:number-columns-repeated="4"/>
          <table:table-cell office:value-type="float" office:value="1808" calcext:value-type="float">
            <text:p>1808</text:p>
          </table:table-cell>
          <table:table-cell table:formula="of:=IF(ISNUMBER([.Q34]);IF( ( LEN([.Q34])=4);DATE([.Q34];12;31);[.Q34]);&quot;&quot;)" office:value-type="date" office:date-value="1808-12-31" calcext:value-type="date">
            <text:p>1808-12-31</text:p>
          </table:table-cell>
          <table:table-cell office:value-type="string" calcext:value-type="string">
            <text:p>[P0027]</text:p>
          </table:table-cell>
          <table:table-cell table:formula="of:=VALUE([.Q34])"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4]</text:p>
          </table:table-cell>
          <table:table-cell office:value-type="string" calcext:value-type="string">
            <text:p>Canters</text:p>
          </table:table-cell>
          <table:table-cell table:formula="of:=IF([.G35]=&quot;&quot;;[.B35];([.G35]&amp;&quot; &quot;&amp;[.B35]))" office:value-type="string" office:string-value="Canters" calcext:value-type="string">
            <text:p>Canters</text:p>
          </table:table-cell>
          <table:table-cell office:value-type="string" calcext:value-type="string">
            <text:p>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05" calcext:value-type="float">
            <text:p>1805</text:p>
          </table:table-cell>
          <table:table-cell office:value-type="date" office:date-value="1805-01-01" calcext:value-type="date">
            <text:p>1805-01-01 00:00:00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office:value-type="float" office:value="1852" calcext:value-type="float">
            <text:p>1852</text:p>
          </table:table-cell>
          <table:table-cell table:formula="of:=IF(ISNUMBER([.Q35]);IF( ( LEN([.Q35])=4);DATE([.Q35];12;31);[.Q35]);&quot;&quot;)" office:value-type="date" office:date-value="1852-12-31" calcext:value-type="date">
            <text:p>1852-12-31</text:p>
          </table:table-cell>
          <table:table-cell office:value-type="string" calcext:value-type="string">
            <text:p>[P0016]</text:p>
          </table:table-cell>
          <table:table-cell table:formula="of:=VALUE([.Q35])"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1]</text:p>
          </table:table-cell>
          <table:table-cell office:value-type="string" calcext:value-type="string">
            <text:p>Coolen</text:p>
          </table:table-cell>
          <table:table-cell table:formula="of:=IF([.G36]=&quot;&quot;;[.B36];([.G36]&amp;&quot; &quot;&amp;[.B36]))" office:value-type="string" office:string-value="Coolen" calcext:value-type="string">
            <text:p>Coolen</text:p>
          </table:table-cell>
          <table:table-cell office:value-type="string" calcext:value-type="string">
            <text:p>Claes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7"/>
          <table:table-cell office:value-type="float" office:value="1767" calcext:value-type="float">
            <text:p>1767</text:p>
          </table:table-cell>
          <table:table-cell table:formula="of:=IF(ISNUMBER([.Q36]);IF( ( LEN([.Q36])=4);DATE([.Q36];12;31);[.Q36]);&quot;&quot;)" office:value-type="date" office:date-value="1767-12-31" calcext:value-type="date">
            <text:p>1767-12-31</text:p>
          </table:table-cell>
          <table:table-cell/>
          <table:table-cell table:formula="of:=VALUE([.Q36])"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9]</text:p>
          </table:table-cell>
          <table:table-cell office:value-type="string" calcext:value-type="string">
            <text:p>Coolen</text:p>
          </table:table-cell>
          <table:table-cell table:formula="of:=IF([.G37]=&quot;&quot;;[.B37];([.G37]&amp;&quot; &quot;&amp;[.B37]))" office:value-type="string" office:string-value="Coolen" calcext:value-type="string">
            <text:p>Coolen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05" calcext:value-type="float">
            <text:p>1805</text:p>
          </table:table-cell>
          <table:table-cell office:value-type="date" office:date-value="1805-01-01" calcext:value-type="date">
            <text:p>1805-01-01 00:00:00</text:p>
          </table:table-cell>
          <table:table-cell office:value-type="string" calcext:value-type="string">
            <text:p>[P0049]</text:p>
          </table:table-cell>
          <table:table-cell/>
          <table:table-cell table:style-name="ce1" office:value-type="date" office:date-value="1805-09-26" calcext:value-type="date">
            <text:p>1805-09-26</text:p>
          </table:table-cell>
          <table:table-cell office:value-type="string" calcext:value-type="string">
            <text:p>[P0049]</text:p>
          </table:table-cell>
          <table:table-cell/>
          <table:table-cell table:style-name="ce1" office:value-type="date" office:date-value="1882-01-24" calcext:value-type="date">
            <text:p>1882-01-24</text:p>
          </table:table-cell>
          <table:table-cell table:formula="of:=IF(ISNUMBER([.Q37]);IF( ( LEN([.Q37])=4);DATE([.Q37];12;31);[.Q37]);&quot;&quot;)" office:value-type="date" office:date-value="1882-01-24" calcext:value-type="date">
            <text:p>1882-01-24</text:p>
          </table:table-cell>
          <table:table-cell office:value-type="string" calcext:value-type="string">
            <text:p>[P0050]</text:p>
          </table:table-cell>
          <table:table-cell table:formula="of:=VALUE([.Q37])" office:value-type="float" office:value="-6549" calcext:value-type="float">
            <text:p>-6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7]</text:p>
          </table:table-cell>
          <table:table-cell office:value-type="string" calcext:value-type="string">
            <text:p>Dijk</text:p>
          </table:table-cell>
          <table:table-cell table:formula="of:=IF([.G38]=&quot;&quot;;[.B38];([.G38]&amp;&quot; &quot;&amp;[.B38]))" office:value-type="string" office:string-value="van Dijk" calcext:value-type="string">
            <text:p>van Dijk</text:p>
          </table:table-cell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1-08-30" calcext:value-type="date">
            <text:p>1951-08-30</text:p>
          </table:table-cell>
          <table:table-cell table:style-name="ce4" office:value-type="date" office:date-value="1951-08-30" calcext:value-type="date">
            <text:p>1951-08-30 00:00:00</text:p>
          </table:table-cell>
          <table:table-cell office:value-type="string" calcext:value-type="string">
            <text:p>[P0012]</text:p>
          </table:table-cell>
          <table:table-cell table:number-columns-repeated="4"/>
          <table:table-cell table:style-name="ce1" office:value-type="date" office:date-value="1994-08-23" calcext:value-type="date">
            <text:p>1994-08-23</text:p>
          </table:table-cell>
          <table:table-cell table:formula="of:=IF(ISNUMBER([.Q38]);IF( ( LEN([.Q38])=4);DATE([.Q38];12;31);[.Q38]);&quot;&quot;)" office:value-type="date" office:date-value="1994-08-23" calcext:value-type="date">
            <text:p>1994-08-23</text:p>
          </table:table-cell>
          <table:table-cell/>
          <table:table-cell table:formula="of:=VALUE([.Q38])" office:value-type="float" office:value="34569" calcext:value-type="float">
            <text:p>34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8]</text:p>
          </table:table-cell>
          <table:table-cell office:value-type="string" calcext:value-type="string">
            <text:p>Dijk</text:p>
          </table:table-cell>
          <table:table-cell table:formula="of:=IF([.G39]=&quot;&quot;;[.B39];([.G39]&amp;&quot; &quot;&amp;[.B39]))" office:value-type="string" office:string-value="van Dijk" calcext:value-type="string">
            <text:p>van Dijk</text:p>
          </table:table-cell>
          <table:table-cell office:value-type="string" calcext:value-type="string">
            <text:p>Adria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19-01-19" calcext:value-type="date">
            <text:p>1919-01-19</text:p>
          </table:table-cell>
          <table:table-cell table:style-name="ce4" office:value-type="date" office:date-value="1919-01-19" calcext:value-type="date">
            <text:p>1919-01-19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89-04-14" calcext:value-type="date">
            <text:p>1989-04-14</text:p>
          </table:table-cell>
          <table:table-cell table:formula="of:=IF(ISNUMBER([.Q39]);IF( ( LEN([.Q39])=4);DATE([.Q39];12;31);[.Q39]);&quot;&quot;)" office:value-type="date" office:date-value="1989-04-14" calcext:value-type="date">
            <text:p>1989-04-14</text:p>
          </table:table-cell>
          <table:table-cell office:value-type="string" calcext:value-type="string">
            <text:p>[P0000]</text:p>
          </table:table-cell>
          <table:table-cell table:formula="of:=VALUE([.Q39])" office:value-type="float" office:value="32612" calcext:value-type="float">
            <text:p>32612</text:p>
          </table:table-cell>
          <table:table-cell table:style-name="ce1" office:value-type="date" office:date-value="1989-04-19" calcext:value-type="date">
            <text:p>1989-04-19</text:p>
          </table:table-cell>
          <table:table-cell office:value-type="string" calcext:value-type="string">
            <text:p>[P00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05]</text:p>
          </table:table-cell>
          <table:table-cell office:value-type="string" calcext:value-type="string">
            <text:p>Dijk</text:p>
          </table:table-cell>
          <table:table-cell table:formula="of:=IF([.G40]=&quot;&quot;;[.B40];([.G40]&amp;&quot; &quot;&amp;[.B40]))" office:value-type="string" office:string-value="van Dijk" calcext:value-type="string">
            <text:p>van Dijk</text:p>
          </table:table-cell>
          <table:table-cell office:value-type="string" calcext:value-type="string">
            <text:p>Adrianus Henri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76-02-16" calcext:value-type="date">
            <text:p>1876-02-16</text:p>
          </table:table-cell>
          <table:table-cell table:style-name="ce4" office:value-type="date" office:date-value="1876-02-16" calcext:value-type="date">
            <text:p>1876-02-16 00:00:00</text:p>
          </table:table-cell>
          <table:table-cell office:value-type="string" calcext:value-type="string">
            <text:p>[P0004]</text:p>
          </table:table-cell>
          <table:table-cell table:number-columns-repeated="4"/>
          <table:table-cell table:style-name="ce1" office:value-type="date" office:date-value="1952-07-17" calcext:value-type="date">
            <text:p>1952-07-17</text:p>
          </table:table-cell>
          <table:table-cell table:formula="of:=IF(ISNUMBER([.Q40]);IF( ( LEN([.Q40])=4);DATE([.Q40];12;31);[.Q40]);&quot;&quot;)" office:value-type="date" office:date-value="1952-07-17" calcext:value-type="date">
            <text:p>1952-07-17</text:p>
          </table:table-cell>
          <table:table-cell office:value-type="string" calcext:value-type="string">
            <text:p>[P0002]</text:p>
          </table:table-cell>
          <table:table-cell table:formula="of:=VALUE([.Q40])" office:value-type="float" office:value="19192" calcext:value-type="float">
            <text:p>19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3]</text:p>
          </table:table-cell>
          <table:table-cell office:value-type="string" calcext:value-type="string">
            <text:p>Dijk</text:p>
          </table:table-cell>
          <table:table-cell table:formula="of:=IF([.G41]=&quot;&quot;;[.B41];([.G41]&amp;&quot; &quot;&amp;[.B41]))" office:value-type="string" office:string-value="van Dijk" calcext:value-type="string">
            <text:p>van Dijk</text:p>
          </table:table-cell>
          <table:table-cell office:value-type="string" calcext:value-type="string">
            <text:p>Aniek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91-01-07" calcext:value-type="date">
            <text:p>1991-01-07</text:p>
          </table:table-cell>
          <table:table-cell table:style-name="ce4" office:value-type="date" office:date-value="1991-01-07" calcext:value-type="date">
            <text:p>1991-01-07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41]);IF( ( LEN([.Q41])=4);DATE([.Q41];12;31);[.Q41]);&quot;&quot;)">
            <text:p/>
          </table:table-cell>
          <table:table-cell/>
          <table:table-cell table:formula="of:=VALUE([.Q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4]</text:p>
          </table:table-cell>
          <table:table-cell office:value-type="string" calcext:value-type="string">
            <text:p>Dijk</text:p>
          </table:table-cell>
          <table:table-cell table:formula="of:=IF([.G42]=&quot;&quot;;[.B42];([.G42]&amp;&quot; &quot;&amp;[.B42]))" office:value-type="string" office:string-value="van Dijk" calcext:value-type="string">
            <text:p>van 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13-12-07" calcext:value-type="date">
            <text:p>1913-12-07</text:p>
          </table:table-cell>
          <table:table-cell table:style-name="ce4" office:value-type="date" office:date-value="1913-12-07" calcext:value-type="date">
            <text:p>1913-12-07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44-04-05" calcext:value-type="date">
            <text:p>1944-04-05</text:p>
          </table:table-cell>
          <table:table-cell table:formula="of:=IF(ISNUMBER([.Q42]);IF( ( LEN([.Q42])=4);DATE([.Q42];12;31);[.Q42]);&quot;&quot;)" office:value-type="date" office:date-value="1944-04-05" calcext:value-type="date">
            <text:p>1944-04-05</text:p>
          </table:table-cell>
          <table:table-cell office:value-type="string" calcext:value-type="string">
            <text:p>[P0015]</text:p>
          </table:table-cell>
          <table:table-cell table:formula="of:=VALUE([.Q42])" office:value-type="float" office:value="16167" calcext:value-type="float">
            <text:p>16167</text:p>
          </table:table-cell>
          <table:table-cell table:style-name="ce1" office:value-type="date" office:date-value="1944-04-06" calcext:value-type="date">
            <text:p>1944-04-06</text:p>
          </table:table-cell>
          <table:table-cell office:value-type="string" calcext:value-type="string">
            <text:p>[P00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6]</text:p>
          </table:table-cell>
          <table:table-cell office:value-type="string" calcext:value-type="string">
            <text:p>Dijk</text:p>
          </table:table-cell>
          <table:table-cell table:formula="of:=IF([.G43]=&quot;&quot;;[.B43];([.G43]&amp;&quot; &quot;&amp;[.B43]))" office:value-type="string" office:string-value="van Dijk" calcext:value-type="string">
            <text:p>van Dijk</text:p>
          </table:table-cell>
          <table:table-cell office:value-type="string" calcext:value-type="string">
            <text:p>Antoo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3-01-10" calcext:value-type="date">
            <text:p>1953-01-10</text:p>
          </table:table-cell>
          <table:table-cell table:style-name="ce4" office:value-type="date" office:date-value="1953-01-10" calcext:value-type="date">
            <text:p>1953-01-10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43]);IF( ( LEN([.Q43])=4);DATE([.Q43];12;31);[.Q43]);&quot;&quot;)">
            <text:p/>
          </table:table-cell>
          <table:table-cell/>
          <table:table-cell table:formula="of:=VALUE([.Q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5]</text:p>
          </table:table-cell>
          <table:table-cell office:value-type="string" calcext:value-type="string">
            <text:p>Dijk</text:p>
          </table:table-cell>
          <table:table-cell table:formula="of:=IF([.G44]=&quot;&quot;;[.B44];([.G44]&amp;&quot; &quot;&amp;[.B44]))" office:value-type="string" office:string-value="van Dijk" calcext:value-type="string">
            <text:p>van Dijk</text:p>
          </table:table-cell>
          <table:table-cell office:value-type="string" calcext:value-type="string">
            <text:p>Arnolda Theodora Wilhelm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05-05-21" calcext:value-type="date">
            <text:p>1905-05-21</text:p>
          </table:table-cell>
          <table:table-cell table:style-name="ce4" office:value-type="date" office:date-value="1905-05-21" calcext:value-type="date">
            <text:p>1905-05-21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68-03-02" calcext:value-type="date">
            <text:p>1968-03-02</text:p>
          </table:table-cell>
          <table:table-cell table:formula="of:=IF(ISNUMBER([.Q44]);IF( ( LEN([.Q44])=4);DATE([.Q44];12;31);[.Q44]);&quot;&quot;)" office:value-type="date" office:date-value="1968-03-02" calcext:value-type="date">
            <text:p>1968-03-02</text:p>
          </table:table-cell>
          <table:table-cell office:value-type="string" calcext:value-type="string">
            <text:p>[P0002]</text:p>
          </table:table-cell>
          <table:table-cell table:formula="of:=VALUE([.Q44])" office:value-type="float" office:value="24899" calcext:value-type="float">
            <text:p>24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9]</text:p>
          </table:table-cell>
          <table:table-cell office:value-type="string" calcext:value-type="string">
            <text:p>Dijk</text:p>
          </table:table-cell>
          <table:table-cell table:formula="of:=IF([.G45]=&quot;&quot;;[.B45];([.G45]&amp;&quot; &quot;&amp;[.B45]))" office:value-type="string" office:string-value="van Dijk" calcext:value-type="string">
            <text:p>van Dijk</text:p>
          </table:table-cell>
          <table:table-cell office:value-type="string" calcext:value-type="string">
            <text:p>Arnoldin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878-04-23" calcext:value-type="date">
            <text:p>1878-04-23</text:p>
          </table:table-cell>
          <table:table-cell table:style-name="ce4" office:value-type="date" office:date-value="1878-04-23" calcext:value-type="date">
            <text:p>1878-04-23 00:00:00</text:p>
          </table:table-cell>
          <table:table-cell table:number-columns-repeated="5"/>
          <table:table-cell table:style-name="ce1" office:value-type="date" office:date-value="1879-02-09" calcext:value-type="date">
            <text:p>1879-02-09</text:p>
          </table:table-cell>
          <table:table-cell table:formula="of:=IF(ISNUMBER([.Q45]);IF( ( LEN([.Q45])=4);DATE([.Q45];12;31);[.Q45]);&quot;&quot;)" office:value-type="date" office:date-value="1879-02-09" calcext:value-type="date">
            <text:p>1879-02-09</text:p>
          </table:table-cell>
          <table:table-cell/>
          <table:table-cell table:formula="of:=VALUE([.Q45])" office:value-type="float" office:value="-7629" calcext:value-type="float">
            <text:p>-7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1]</text:p>
          </table:table-cell>
          <table:table-cell office:value-type="string" calcext:value-type="string">
            <text:p>Dijk</text:p>
          </table:table-cell>
          <table:table-cell table:formula="of:=IF([.G46]=&quot;&quot;;[.B46];([.G46]&amp;&quot; &quot;&amp;[.B46]))" office:value-type="string" office:string-value="van Dijk" calcext:value-type="string">
            <text:p>van Dijk</text:p>
          </table:table-cell>
          <table:table-cell office:value-type="string" calcext:value-type="string">
            <text:p>Dina (Frederic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15-04-10" calcext:value-type="date">
            <text:p>1915-04-10</text:p>
          </table:table-cell>
          <table:table-cell table:style-name="ce4" office:value-type="date" office:date-value="1915-04-10" calcext:value-type="date">
            <text:p>1915-04-10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07-10-27" calcext:value-type="date">
            <text:p>2007-10-27</text:p>
          </table:table-cell>
          <table:table-cell table:formula="of:=IF(ISNUMBER([.Q46]);IF( ( LEN([.Q46])=4);DATE([.Q46];12;31);[.Q46]);&quot;&quot;)" office:value-type="date" office:date-value="2007-10-27" calcext:value-type="date">
            <text:p>2007-10-27</text:p>
          </table:table-cell>
          <table:table-cell office:value-type="string" calcext:value-type="string">
            <text:p>[P0032]</text:p>
          </table:table-cell>
          <table:table-cell table:formula="of:=VALUE([.Q46])" office:value-type="float" office:value="39382" calcext:value-type="float">
            <text:p>39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3]</text:p>
          </table:table-cell>
          <table:table-cell office:value-type="string" calcext:value-type="string">
            <text:p>Dijk</text:p>
          </table:table-cell>
          <table:table-cell table:formula="of:=IF([.G47]=&quot;&quot;;[.B47];([.G47]&amp;&quot; &quot;&amp;[.B47]))" office:value-type="string" office:string-value="van Dijk" calcext:value-type="string">
            <text:p>van Dijk</text:p>
          </table:table-cell>
          <table:table-cell office:value-type="string" calcext:value-type="string">
            <text:p>Do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7-04-03" calcext:value-type="date">
            <text:p>1947-04-03</text:p>
          </table:table-cell>
          <table:table-cell table:style-name="ce4" office:value-type="date" office:date-value="1947-04-03" calcext:value-type="date">
            <text:p>1947-04-03 00:00:00</text:p>
          </table:table-cell>
          <table:table-cell table:number-columns-repeated="5"/>
          <table:table-cell table:style-name="ce1" office:value-type="date" office:date-value="1947-04-03" calcext:value-type="date">
            <text:p>1947-04-03</text:p>
          </table:table-cell>
          <table:table-cell table:formula="of:=IF(ISNUMBER([.Q47]);IF( ( LEN([.Q47])=4);DATE([.Q47];12;31);[.Q47]);&quot;&quot;)" office:value-type="date" office:date-value="1947-04-03" calcext:value-type="date">
            <text:p>1947-04-03</text:p>
          </table:table-cell>
          <table:table-cell/>
          <table:table-cell table:formula="of:=VALUE([.Q47])" office:value-type="float" office:value="17260" calcext:value-type="float">
            <text:p>17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7]</text:p>
          </table:table-cell>
          <table:table-cell office:value-type="string" calcext:value-type="string">
            <text:p>Dijk</text:p>
          </table:table-cell>
          <table:table-cell table:formula="of:=IF([.G48]=&quot;&quot;;[.B48];([.G48]&amp;&quot; &quot;&amp;[.B48]))" office:value-type="string" office:string-value="van Dijk" calcext:value-type="string">
            <text:p>van Dijk</text:p>
          </table:table-cell>
          <table:table-cell office:value-type="string" calcext:value-type="string">
            <text:p>Dora (Frederic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Ma.</text:p>
          </table:table-cell>
          <table:table-cell office:value-type="string" calcext:value-type="string">
            <text:p>female</text:p>
          </table:table-cell>
          <table:table-cell table:style-name="ce1" office:value-type="date" office:date-value="1910-02-24" calcext:value-type="date">
            <text:p>1910-02-24</text:p>
          </table:table-cell>
          <table:table-cell table:style-name="ce4" office:value-type="date" office:date-value="1910-02-24" calcext:value-type="date">
            <text:p>1910-02-24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44-04-13" calcext:value-type="date">
            <text:p>1944-04-13</text:p>
          </table:table-cell>
          <table:table-cell table:formula="of:=IF(ISNUMBER([.Q48]);IF( ( LEN([.Q48])=4);DATE([.Q48];12;31);[.Q48]);&quot;&quot;)" office:value-type="date" office:date-value="1944-04-13" calcext:value-type="date">
            <text:p>1944-04-13</text:p>
          </table:table-cell>
          <table:table-cell office:value-type="string" calcext:value-type="string">
            <text:p>[P0008]</text:p>
          </table:table-cell>
          <table:table-cell table:formula="of:=VALUE([.Q48])" office:value-type="float" office:value="16175" calcext:value-type="float">
            <text:p>16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6]</text:p>
          </table:table-cell>
          <table:table-cell office:value-type="string" calcext:value-type="string">
            <text:p>Dijk</text:p>
          </table:table-cell>
          <table:table-cell table:formula="of:=IF([.G49]=&quot;&quot;;[.B49];([.G49]&amp;&quot; &quot;&amp;[.B49]))" office:value-type="string" office:string-value="van Dijk" calcext:value-type="string">
            <text:p>van Dijk</text:p>
          </table:table-cell>
          <table:table-cell office:value-type="string" calcext:value-type="string">
            <text:p>Dorr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8-09-15" calcext:value-type="date">
            <text:p>1948-09-15</text:p>
          </table:table-cell>
          <table:table-cell table:style-name="ce4" office:value-type="date" office:date-value="1948-09-15" calcext:value-type="date">
            <text:p>1948-09-15 00:00:00</text:p>
          </table:table-cell>
          <table:table-cell table:number-columns-repeated="6"/>
          <table:table-cell table:formula="of:=IF(ISNUMBER([.Q49]);IF( ( LEN([.Q49])=4);DATE([.Q49];12;31);[.Q49]);&quot;&quot;)">
            <text:p/>
          </table:table-cell>
          <table:table-cell/>
          <table:table-cell table:formula="of:=VALUE([.Q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0]</text:p>
          </table:table-cell>
          <table:table-cell office:value-type="string" calcext:value-type="string">
            <text:p>Dijk</text:p>
          </table:table-cell>
          <table:table-cell table:formula="of:=IF([.G50]=&quot;&quot;;[.B50];([.G50]&amp;&quot; &quot;&amp;[.B50]))" office:value-type="string" office:string-value="van Dijk" calcext:value-type="string">
            <text:p>van Dijk</text:p>
          </table:table-cell>
          <table:table-cell office:value-type="string" calcext:value-type="string">
            <text:p>Ell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64-09-11" calcext:value-type="date">
            <text:p>1964-09-11</text:p>
          </table:table-cell>
          <table:table-cell table:style-name="ce4" office:value-type="date" office:date-value="1964-09-11" calcext:value-type="date">
            <text:p>1964-09-11 00:00:00</text:p>
          </table:table-cell>
          <table:table-cell table:number-columns-repeated="6"/>
          <table:table-cell table:formula="of:=IF(ISNUMBER([.Q50]);IF( ( LEN([.Q50])=4);DATE([.Q50];12;31);[.Q50]);&quot;&quot;)">
            <text:p/>
          </table:table-cell>
          <table:table-cell/>
          <table:table-cell table:formula="of:=VALUE([.Q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9]</text:p>
          </table:table-cell>
          <table:table-cell office:value-type="string" calcext:value-type="string">
            <text:p>Dijk</text:p>
          </table:table-cell>
          <table:table-cell table:formula="of:=IF([.G51]=&quot;&quot;;[.B51];([.G51]&amp;&quot; &quot;&amp;[.B51]))" office:value-type="string" office:string-value="van Dijk" calcext:value-type="string">
            <text:p>van Dijk</text:p>
          </table:table-cell>
          <table:table-cell office:value-type="string" calcext:value-type="string">
            <text:p>Everdi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4-02-18" calcext:value-type="date">
            <text:p>1944-02-18</text:p>
          </table:table-cell>
          <table:table-cell table:style-name="ce4" office:value-type="date" office:date-value="1944-02-18" calcext:value-type="date">
            <text:p>1944-02-18 00:00:00</text:p>
          </table:table-cell>
          <table:table-cell table:number-columns-repeated="5"/>
          <table:table-cell table:style-name="ce1" office:value-type="date" office:date-value="1966-06-14" calcext:value-type="date">
            <text:p>1966-06-14</text:p>
          </table:table-cell>
          <table:table-cell table:formula="of:=IF(ISNUMBER([.Q51]);IF( ( LEN([.Q51])=4);DATE([.Q51];12;31);[.Q51]);&quot;&quot;)" office:value-type="date" office:date-value="1966-06-14" calcext:value-type="date">
            <text:p>1966-06-14</text:p>
          </table:table-cell>
          <table:table-cell/>
          <table:table-cell table:formula="of:=VALUE([.Q51])" office:value-type="float" office:value="24272" calcext:value-type="float">
            <text:p>24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5]</text:p>
          </table:table-cell>
          <table:table-cell office:value-type="string" calcext:value-type="string">
            <text:p>Dijk</text:p>
          </table:table-cell>
          <table:table-cell table:formula="of:=IF([.G52]=&quot;&quot;;[.B52];([.G52]&amp;&quot; &quot;&amp;[.B52]))" office:value-type="string" office:string-value="van Dijk" calcext:value-type="string">
            <text:p>van Dijk</text:p>
          </table:table-cell>
          <table:table-cell office:value-type="string" calcext:value-type="string">
            <text:p>Frederica Theodora Arnold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5-03-07" calcext:value-type="date">
            <text:p>1945-03-07</text:p>
          </table:table-cell>
          <table:table-cell table:style-name="ce4" office:value-type="date" office:date-value="1945-03-07" calcext:value-type="date">
            <text:p>1945-03-07 00:00:00</text:p>
          </table:table-cell>
          <table:table-cell table:number-columns-repeated="5"/>
          <table:table-cell table:style-name="ce1" office:value-type="date" office:date-value="2014-03-25" calcext:value-type="date">
            <text:p>2014-03-25</text:p>
          </table:table-cell>
          <table:table-cell table:formula="of:=IF(ISNUMBER([.Q52]);IF( ( LEN([.Q52])=4);DATE([.Q52];12;31);[.Q52]);&quot;&quot;)" office:value-type="date" office:date-value="2014-03-25" calcext:value-type="date">
            <text:p>2014-03-25</text:p>
          </table:table-cell>
          <table:table-cell office:value-type="string" calcext:value-type="string">
            <text:p>[P0060]</text:p>
          </table:table-cell>
          <table:table-cell table:formula="of:=VALUE([.Q52])" office:value-type="float" office:value="41723" calcext:value-type="float">
            <text:p>41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2]</text:p>
          </table:table-cell>
          <table:table-cell office:value-type="string" calcext:value-type="string">
            <text:p>Dijk</text:p>
          </table:table-cell>
          <table:table-cell table:formula="of:=IF([.G53]=&quot;&quot;;[.B53];([.G53]&amp;&quot; &quot;&amp;[.B53]))" office:value-type="string" office:string-value="van Dijk" calcext:value-type="string">
            <text:p>van Dijk</text:p>
          </table:table-cell>
          <table:table-cell office:value-type="string" calcext:value-type="string">
            <text:p>Frederiek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4-02-18" calcext:value-type="date">
            <text:p>1944-02-18</text:p>
          </table:table-cell>
          <table:table-cell table:style-name="ce4" office:value-type="date" office:date-value="1944-02-18" calcext:value-type="date">
            <text:p>1944-02-18 00:00:00</text:p>
          </table:table-cell>
          <table:table-cell table:number-columns-repeated="5"/>
          <table:table-cell table:style-name="ce1" office:value-type="date" office:date-value="1944-04-20" calcext:value-type="date">
            <text:p>1944-04-20</text:p>
          </table:table-cell>
          <table:table-cell table:formula="of:=IF(ISNUMBER([.Q53]);IF( ( LEN([.Q53])=4);DATE([.Q53];12;31);[.Q53]);&quot;&quot;)" office:value-type="date" office:date-value="1944-04-20" calcext:value-type="date">
            <text:p>1944-04-20</text:p>
          </table:table-cell>
          <table:table-cell/>
          <table:table-cell table:formula="of:=VALUE([.Q53])" office:value-type="float" office:value="16182" calcext:value-type="float">
            <text:p>16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2]</text:p>
          </table:table-cell>
          <table:table-cell office:value-type="string" calcext:value-type="string">
            <text:p>Dijk</text:p>
          </table:table-cell>
          <table:table-cell table:formula="of:=IF([.G54]=&quot;&quot;;[.B54];([.G54]&amp;&quot; &quot;&amp;[.B54]))" office:value-type="string" office:string-value="van Dijk" calcext:value-type="string">
            <text:p>van 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21-12-25" calcext:value-type="date">
            <text:p>1921-12-25</text:p>
          </table:table-cell>
          <table:table-cell table:style-name="ce4" office:value-type="date" office:date-value="1921-12-25" calcext:value-type="date">
            <text:p>1921-12-25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98-11-18" calcext:value-type="date">
            <text:p>1998-11-18</text:p>
          </table:table-cell>
          <table:table-cell table:formula="of:=IF(ISNUMBER([.Q54]);IF( ( LEN([.Q54])=4);DATE([.Q54];12;31);[.Q54]);&quot;&quot;)" office:value-type="date" office:date-value="1998-11-18" calcext:value-type="date">
            <text:p>1998-11-18</text:p>
          </table:table-cell>
          <table:table-cell office:value-type="string" calcext:value-type="string">
            <text:p>[P0000]</text:p>
          </table:table-cell>
          <table:table-cell table:formula="of:=VALUE([.Q54])" office:value-type="float" office:value="36117" calcext:value-type="float">
            <text:p>36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5]</text:p>
          </table:table-cell>
          <table:table-cell office:value-type="string" calcext:value-type="string">
            <text:p>Dijk</text:p>
          </table:table-cell>
          <table:table-cell table:formula="of:=IF([.G55]=&quot;&quot;;[.B55];([.G55]&amp;&quot; &quot;&amp;[.B55]))" office:value-type="string" office:string-value="van Dijk" calcext:value-type="string">
            <text:p>van Dijk</text:p>
          </table:table-cell>
          <table:table-cell office:value-type="string" calcext:value-type="string">
            <text:p>Frit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4-05-24" calcext:value-type="date">
            <text:p>1954-05-24</text:p>
          </table:table-cell>
          <table:table-cell table:style-name="ce4" office:value-type="date" office:date-value="1954-05-24" calcext:value-type="date">
            <text:p>1954-05-24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55]);IF( ( LEN([.Q55])=4);DATE([.Q55];12;31);[.Q55]);&quot;&quot;)">
            <text:p/>
          </table:table-cell>
          <table:table-cell/>
          <table:table-cell table:formula="of:=VALUE([.Q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9]</text:p>
          </table:table-cell>
          <table:table-cell office:value-type="string" calcext:value-type="string">
            <text:p>Dijk</text:p>
          </table:table-cell>
          <table:table-cell table:formula="of:=IF([.G56]=&quot;&quot;;[.B56];([.G56]&amp;&quot; &quot;&amp;[.B56]))" office:value-type="string" office:string-value="van Dijk" calcext:value-type="string">
            <text:p>van Dijk</text:p>
          </table:table-cell>
          <table:table-cell office:value-type="string" calcext:value-type="string">
            <text:p>Gij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49-03-06" calcext:value-type="date">
            <text:p>1949-03-06</text:p>
          </table:table-cell>
          <table:table-cell table:style-name="ce4" office:value-type="date" office:date-value="1949-03-06" calcext:value-type="date">
            <text:p>1949-03-06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56]);IF( ( LEN([.Q56])=4);DATE([.Q56];12;31);[.Q56]);&quot;&quot;)">
            <text:p/>
          </table:table-cell>
          <table:table-cell/>
          <table:table-cell table:formula="of:=VALUE([.Q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8]</text:p>
          </table:table-cell>
          <table:table-cell office:value-type="string" calcext:value-type="string">
            <text:p>Dijk</text:p>
          </table:table-cell>
          <table:table-cell table:formula="of:=IF([.G57]=&quot;&quot;;[.B57];([.G57]&amp;&quot; &quot;&amp;[.B57]))" office:value-type="string" office:string-value="van Dijk" calcext:value-type="string">
            <text:p>van 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48-04-06" calcext:value-type="date">
            <text:p>1948-04-06</text:p>
          </table:table-cell>
          <table:table-cell table:style-name="ce4" office:value-type="date" office:date-value="1948-04-06" calcext:value-type="date">
            <text:p>1948-04-06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57]);IF( ( LEN([.Q57])=4);DATE([.Q57];12;31);[.Q57]);&quot;&quot;)">
            <text:p/>
          </table:table-cell>
          <table:table-cell/>
          <table:table-cell table:formula="of:=VALUE([.Q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4]</text:p>
          </table:table-cell>
          <table:table-cell office:value-type="string" calcext:value-type="string">
            <text:p>Dijk</text:p>
          </table:table-cell>
          <table:table-cell table:formula="of:=IF([.G58]=&quot;&quot;;[.B58];([.G58]&amp;&quot; &quot;&amp;[.B58]))" office:value-type="string" office:string-value="van Dijk" calcext:value-type="string">
            <text:p>van Dijk</text:p>
          </table:table-cell>
          <table:table-cell office:value-type="string" calcext:value-type="string">
            <text:p>Hei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4-07-30" calcext:value-type="date">
            <text:p>1954-07-30</text:p>
          </table:table-cell>
          <table:table-cell table:style-name="ce4" office:value-type="date" office:date-value="1954-07-30" calcext:value-type="date">
            <text:p>1954-07-30 00:00:00</text:p>
          </table:table-cell>
          <table:table-cell table:number-columns-repeated="6"/>
          <table:table-cell table:formula="of:=IF(ISNUMBER([.Q58]);IF( ( LEN([.Q58])=4);DATE([.Q58];12;31);[.Q58]);&quot;&quot;)">
            <text:p/>
          </table:table-cell>
          <table:table-cell/>
          <table:table-cell table:formula="of:=VALUE([.Q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7]</text:p>
          </table:table-cell>
          <table:table-cell office:value-type="string" calcext:value-type="string">
            <text:p>Dijk</text:p>
          </table:table-cell>
          <table:table-cell table:formula="of:=IF([.G59]=&quot;&quot;;[.B59];([.G59]&amp;&quot; &quot;&amp;[.B59]))" office:value-type="string" office:string-value="van Dijk" calcext:value-type="string">
            <text:p>van Dijk</text:p>
          </table:table-cell>
          <table:table-cell office:value-type="string" calcext:value-type="string">
            <text:p>Henriët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6-12-17" calcext:value-type="date">
            <text:p>1956-12-17</text:p>
          </table:table-cell>
          <table:table-cell table:style-name="ce4" office:value-type="date" office:date-value="1956-12-17" calcext:value-type="date">
            <text:p>1956-12-17 00:00:00</text:p>
          </table:table-cell>
          <table:table-cell table:number-columns-repeated="6"/>
          <table:table-cell table:formula="of:=IF(ISNUMBER([.Q59]);IF( ( LEN([.Q59])=4);DATE([.Q59];12;31);[.Q59]);&quot;&quot;)">
            <text:p/>
          </table:table-cell>
          <table:table-cell/>
          <table:table-cell table:formula="of:=VALUE([.Q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4]</text:p>
          </table:table-cell>
          <table:table-cell office:value-type="string" calcext:value-type="string">
            <text:p>Dijk</text:p>
          </table:table-cell>
          <table:table-cell table:formula="of:=IF([.G60]=&quot;&quot;;[.B60];([.G60]&amp;&quot; &quot;&amp;[.B60]))" office:value-type="string" office:string-value="van Dijk" calcext:value-type="string">
            <text:p>van Dijk</text:p>
          </table:table-cell>
          <table:table-cell office:value-type="string" calcext:value-type="string">
            <text:p>Hidd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60]);IF( ( LEN([.Q60])=4);DATE([.Q60];12;31);[.Q60]);&quot;&quot;)">
            <text:p/>
          </table:table-cell>
          <table:table-cell/>
          <table:table-cell table:formula="of:=VALUE([.Q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6]</text:p>
          </table:table-cell>
          <table:table-cell office:value-type="string" calcext:value-type="string">
            <text:p>Dijk</text:p>
          </table:table-cell>
          <table:table-cell table:formula="of:=IF([.G61]=&quot;&quot;;[.B61];([.G61]&amp;&quot; &quot;&amp;[.B61]))" office:value-type="string" office:string-value="van Dijk" calcext:value-type="string">
            <text:p>van 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08-10-22" calcext:value-type="date">
            <text:p>1908-10-22</text:p>
          </table:table-cell>
          <table:table-cell table:style-name="ce4" office:value-type="date" office:date-value="1908-10-22" calcext:value-type="date">
            <text:p>1908-10-22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95-04-12" calcext:value-type="date">
            <text:p>1995-04-12</text:p>
          </table:table-cell>
          <table:table-cell table:formula="of:=IF(ISNUMBER([.Q61]);IF( ( LEN([.Q61])=4);DATE([.Q61];12;31);[.Q61]);&quot;&quot;)" office:value-type="date" office:date-value="1995-04-12" calcext:value-type="date">
            <text:p>1995-04-12</text:p>
          </table:table-cell>
          <table:table-cell office:value-type="string" calcext:value-type="string">
            <text:p>[P0008]</text:p>
          </table:table-cell>
          <table:table-cell table:formula="of:=VALUE([.Q61])" office:value-type="float" office:value="34801" calcext:value-type="float">
            <text:p>34801</text:p>
          </table:table-cell>
          <table:table-cell table:style-name="ce1" office:value-type="date" office:date-value="1995-04-18" calcext:value-type="date">
            <text:p>1995-04-18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99]</text:p>
          </table:table-cell>
          <table:table-cell office:value-type="string" calcext:value-type="string">
            <text:p>Dijk</text:p>
          </table:table-cell>
          <table:table-cell table:formula="of:=IF([.G62]=&quot;&quot;;[.B62];([.G62]&amp;&quot; &quot;&amp;[.B62]))" office:value-type="string" office:string-value="van Dijk" calcext:value-type="string">
            <text:p>van Dijk</text:p>
          </table:table-cell>
          <table:table-cell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7-09-09" calcext:value-type="date">
            <text:p>1957-09-09</text:p>
          </table:table-cell>
          <table:table-cell table:style-name="ce4" office:value-type="date" office:date-value="1957-09-09" calcext:value-type="date">
            <text:p>1957-09-09 00:00:00</text:p>
          </table:table-cell>
          <table:table-cell table:number-columns-repeated="6"/>
          <table:table-cell table:formula="of:=IF(ISNUMBER([.Q62]);IF( ( LEN([.Q62])=4);DATE([.Q62];12;31);[.Q62]);&quot;&quot;)">
            <text:p/>
          </table:table-cell>
          <table:table-cell/>
          <table:table-cell table:formula="of:=VALUE([.Q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1]</text:p>
          </table:table-cell>
          <table:table-cell office:value-type="string" calcext:value-type="string">
            <text:p>Dijk</text:p>
          </table:table-cell>
          <table:table-cell table:formula="of:=IF([.G63]=&quot;&quot;;[.B63];([.G63]&amp;&quot; &quot;&amp;[.B63]))" office:value-type="string" office:string-value="van Dijk" calcext:value-type="string">
            <text:p>van Dijk</text:p>
          </table:table-cell>
          <table:table-cell office:value-type="string" calcext:value-type="string">
            <text:p>Jero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63]);IF( ( LEN([.Q63])=4);DATE([.Q63];12;31);[.Q63]);&quot;&quot;)">
            <text:p/>
          </table:table-cell>
          <table:table-cell/>
          <table:table-cell table:formula="of:=VALUE([.Q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3]</text:p>
          </table:table-cell>
          <table:table-cell office:value-type="string" calcext:value-type="string">
            <text:p>Dijk</text:p>
          </table:table-cell>
          <table:table-cell table:formula="of:=IF([.G64]=&quot;&quot;;[.B64];([.G64]&amp;&quot; &quot;&amp;[.B64]))" office:value-type="string" office:string-value="van Dijk" calcext:value-type="string">
            <text:p>van Dijk</text:p>
          </table:table-cell>
          <table:table-cell office:value-type="string" calcext:value-type="string">
            <text:p>Johannes Matthe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77-02-24" calcext:value-type="date">
            <text:p>1877-02-24</text:p>
          </table:table-cell>
          <table:table-cell table:style-name="ce4" office:value-type="date" office:date-value="1877-02-24" calcext:value-type="date">
            <text:p>1877-02-24 00:00:00</text:p>
          </table:table-cell>
          <table:table-cell office:value-type="string" calcext:value-type="string">
            <text:p>[P0004]</text:p>
          </table:table-cell>
          <table:table-cell table:number-columns-repeated="4"/>
          <table:table-cell table:style-name="ce1" office:value-type="date" office:date-value="1956-04-18" calcext:value-type="date">
            <text:p>1956-04-18</text:p>
          </table:table-cell>
          <table:table-cell table:formula="of:=IF(ISNUMBER([.Q64]);IF( ( LEN([.Q64])=4);DATE([.Q64];12;31);[.Q64]);&quot;&quot;)" office:value-type="date" office:date-value="1956-04-18" calcext:value-type="date">
            <text:p>1956-04-18</text:p>
          </table:table-cell>
          <table:table-cell office:value-type="string" calcext:value-type="string">
            <text:p>[P0002]</text:p>
          </table:table-cell>
          <table:table-cell table:formula="of:=VALUE([.Q64])" office:value-type="float" office:value="20563" calcext:value-type="float">
            <text:p>20563</text:p>
          </table:table-cell>
          <table:table-cell table:style-name="ce1" office:value-type="date" office:date-value="1956-04-21" calcext:value-type="date">
            <text:p>1956-04-21</text:p>
          </table:table-cell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8]</text:p>
          </table:table-cell>
          <table:table-cell office:value-type="string" calcext:value-type="string">
            <text:p>Dijk</text:p>
          </table:table-cell>
          <table:table-cell table:formula="of:=IF([.G65]=&quot;&quot;;[.B65];([.G65]&amp;&quot; &quot;&amp;[.B65]))" office:value-type="string" office:string-value="van Dijk" calcext:value-type="string">
            <text:p>van Dijk</text:p>
          </table:table-cell>
          <table:table-cell office:value-type="string" calcext:value-type="string">
            <text:p>José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8-04-10" calcext:value-type="date">
            <text:p>1958-04-10</text:p>
          </table:table-cell>
          <table:table-cell table:style-name="ce4" office:value-type="date" office:date-value="1958-04-10" calcext:value-type="date">
            <text:p>1958-04-10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65]);IF( ( LEN([.Q65])=4);DATE([.Q65];12;31);[.Q65]);&quot;&quot;)">
            <text:p/>
          </table:table-cell>
          <table:table-cell/>
          <table:table-cell table:formula="of:=VALUE([.Q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6]</text:p>
          </table:table-cell>
          <table:table-cell office:value-type="string" calcext:value-type="string">
            <text:p>Dijk</text:p>
          </table:table-cell>
          <table:table-cell table:formula="of:=IF([.G66]=&quot;&quot;;[.B66];([.G66]&amp;&quot; &quot;&amp;[.B66]))" office:value-type="string" office:string-value="van Dijk" calcext:value-type="string">
            <text:p>van Dijk</text:p>
          </table:table-cell>
          <table:table-cell office:value-type="string" calcext:value-type="string">
            <text:p>Leo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male</text:p>
          </table:table-cell>
          <table:table-cell table:style-name="ce1" office:value-type="date" office:date-value="1906-07-31" calcext:value-type="date">
            <text:p>1906-07-31</text:p>
          </table:table-cell>
          <table:table-cell table:style-name="ce4" office:value-type="date" office:date-value="1906-07-31" calcext:value-type="date">
            <text:p>1906-07-31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55-10-08" calcext:value-type="date">
            <text:p>1955-10-08</text:p>
          </table:table-cell>
          <table:table-cell table:formula="of:=IF(ISNUMBER([.Q66]);IF( ( LEN([.Q66])=4);DATE([.Q66];12;31);[.Q66]);&quot;&quot;)" office:value-type="date" office:date-value="1955-10-08" calcext:value-type="date">
            <text:p>1955-10-08</text:p>
          </table:table-cell>
          <table:table-cell office:value-type="string" calcext:value-type="string">
            <text:p>[P0006]</text:p>
          </table:table-cell>
          <table:table-cell table:formula="of:=VALUE([.Q66])" office:value-type="float" office:value="20370" calcext:value-type="float">
            <text:p>20370</text:p>
          </table:table-cell>
          <table:table-cell table:style-name="ce1" office:value-type="date" office:date-value="1955-10-11" calcext:value-type="date">
            <text:p>1955-10-11</text:p>
          </table:table-cell>
          <table:table-cell office:value-type="string" calcext:value-type="string">
            <text:p>[P00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12]</text:p>
          </table:table-cell>
          <table:table-cell office:value-type="string" calcext:value-type="string">
            <text:p>Dijk</text:p>
          </table:table-cell>
          <table:table-cell table:formula="of:=IF([.G67]=&quot;&quot;;[.B67];([.G67]&amp;&quot; &quot;&amp;[.B67]))" office:value-type="string" office:string-value="van Dijk" calcext:value-type="string">
            <text:p>van Dijk</text:p>
          </table:table-cell>
          <table:table-cell office:value-type="string" calcext:value-type="string">
            <text:p>Leon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49-01-26" calcext:value-type="date">
            <text:p>1849-01-26</text:p>
          </table:table-cell>
          <table:table-cell table:style-name="ce4" office:value-type="date" office:date-value="1849-01-26" calcext:value-type="date">
            <text:p>1849-01-26 00:00:00</text:p>
          </table:table-cell>
          <table:table-cell office:value-type="string" calcext:value-type="string">
            <text:p>[P0030]</text:p>
          </table:table-cell>
          <table:table-cell table:number-columns-repeated="4"/>
          <table:table-cell table:style-name="ce1" office:value-type="date" office:date-value="1920-06-19" calcext:value-type="date">
            <text:p>1920-06-19</text:p>
          </table:table-cell>
          <table:table-cell office:value-type="date" office:date-value="1920-06-19" calcext:value-type="date">
            <text:p>1920-06-19</text:p>
          </table:table-cell>
          <table:table-cell office:value-type="string" calcext:value-type="string">
            <text:p>[P0002]</text:p>
          </table:table-cell>
          <table:table-cell table:formula="of:=VALUE([.Q67])"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0]</text:p>
          </table:table-cell>
          <table:table-cell office:value-type="string" calcext:value-type="string">
            <text:p>Dijk</text:p>
          </table:table-cell>
          <table:table-cell table:formula="of:=IF([.G68]=&quot;&quot;;[.B68];([.G68]&amp;&quot; &quot;&amp;[.B68]))" office:value-type="string" office:string-value="van Dijk" calcext:value-type="string">
            <text:p>van Dijk</text:p>
          </table:table-cell>
          <table:table-cell office:value-type="string" calcext:value-type="string">
            <text:p>L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0-02-13" calcext:value-type="date">
            <text:p>1950-02-13</text:p>
          </table:table-cell>
          <table:table-cell table:style-name="ce4" office:value-type="date" office:date-value="1950-02-13" calcext:value-type="date">
            <text:p>1950-02-13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68]);IF( ( LEN([.Q68])=4);DATE([.Q68];12;31);[.Q68]);&quot;&quot;)">
            <text:p/>
          </table:table-cell>
          <table:table-cell/>
          <table:table-cell table:formula="of:=VALUE([.Q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3]</text:p>
          </table:table-cell>
          <table:table-cell office:value-type="string" calcext:value-type="string">
            <text:p>Dijk</text:p>
          </table:table-cell>
          <table:table-cell table:formula="of:=IF([.G69]=&quot;&quot;;[.B69];([.G69]&amp;&quot; &quot;&amp;[.B69]))" office:value-type="string" office:string-value="van Dijk" calcext:value-type="string">
            <text:p>van Dijk</text:p>
          </table:table-cell>
          <table:table-cell office:value-type="string" calcext:value-type="string">
            <text:p>Maart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93-01-31" calcext:value-type="date">
            <text:p>1993-01-31</text:p>
          </table:table-cell>
          <table:table-cell table:style-name="ce4" office:value-type="date" office:date-value="1993-01-31" calcext:value-type="date">
            <text:p>1993-01-31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69]);IF( ( LEN([.Q69])=4);DATE([.Q69];12;31);[.Q69]);&quot;&quot;)">
            <text:p/>
          </table:table-cell>
          <table:table-cell/>
          <table:table-cell table:formula="of:=VALUE([.Q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8]</text:p>
          </table:table-cell>
          <table:table-cell office:value-type="string" calcext:value-type="string">
            <text:p>Dijk</text:p>
          </table:table-cell>
          <table:table-cell table:formula="of:=IF([.G70]=&quot;&quot;;[.B70];([.G70]&amp;&quot; &quot;&amp;[.B70]))" office:value-type="string" office:string-value="van Dijk" calcext:value-type="string">
            <text:p>van 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6-01-26" calcext:value-type="date">
            <text:p>1956-01-26</text:p>
          </table:table-cell>
          <table:table-cell table:style-name="ce4" office:value-type="date" office:date-value="1956-01-26" calcext:value-type="date">
            <text:p>1956-01-26 00:00:00</text:p>
          </table:table-cell>
          <table:table-cell table:number-columns-repeated="6"/>
          <table:table-cell table:formula="of:=IF(ISNUMBER([.Q70]);IF( ( LEN([.Q70])=4);DATE([.Q70];12;31);[.Q70]);&quot;&quot;)">
            <text:p/>
          </table:table-cell>
          <table:table-cell/>
          <table:table-cell table:formula="of:=VALUE([.Q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7]</text:p>
          </table:table-cell>
          <table:table-cell office:value-type="string" calcext:value-type="string">
            <text:p>Dijk</text:p>
          </table:table-cell>
          <table:table-cell table:formula="of:=IF([.G71]=&quot;&quot;;[.B71];([.G71]&amp;&quot; &quot;&amp;[.B71]))" office:value-type="string" office:string-value="van Dijk" calcext:value-type="string">
            <text:p>van Dijk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2-12-07" calcext:value-type="date">
            <text:p>1952-12-07</text:p>
          </table:table-cell>
          <table:table-cell table:style-name="ce4" office:value-type="date" office:date-value="1952-12-07" calcext:value-type="date">
            <text:p>1952-12-07 00:00:00</text:p>
          </table:table-cell>
          <table:table-cell table:number-columns-repeated="6"/>
          <table:table-cell table:formula="of:=IF(ISNUMBER([.Q71]);IF( ( LEN([.Q71])=4);DATE([.Q71];12;31);[.Q71]);&quot;&quot;)">
            <text:p/>
          </table:table-cell>
          <table:table-cell/>
          <table:table-cell table:formula="of:=VALUE([.Q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6]</text:p>
          </table:table-cell>
          <table:table-cell office:value-type="string" calcext:value-type="string">
            <text:p>Dijk</text:p>
          </table:table-cell>
          <table:table-cell table:formula="of:=IF([.G72]=&quot;&quot;;[.B72];([.G72]&amp;&quot; &quot;&amp;[.B72]))" office:value-type="string" office:string-value="van Dijk" calcext:value-type="string">
            <text:p>van Dijk</text:p>
          </table:table-cell>
          <table:table-cell office:value-type="string" calcext:value-type="string">
            <text:p>Mari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5-05-23" calcext:value-type="date">
            <text:p>1955-05-23</text:p>
          </table:table-cell>
          <table:table-cell table:style-name="ce4" office:value-type="date" office:date-value="1955-05-23" calcext:value-type="date">
            <text:p>1955-05-23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72]);IF( ( LEN([.Q72])=4);DATE([.Q72];12;31);[.Q72]);&quot;&quot;)">
            <text:p/>
          </table:table-cell>
          <table:table-cell/>
          <table:table-cell table:formula="of:=VALUE([.Q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6]</text:p>
          </table:table-cell>
          <table:table-cell office:value-type="string" calcext:value-type="string">
            <text:p>Dijk</text:p>
          </table:table-cell>
          <table:table-cell table:formula="of:=IF([.G73]=&quot;&quot;;[.B73];([.G73]&amp;&quot; &quot;&amp;[.B73]))" office:value-type="string" office:string-value="van Dijk" calcext:value-type="string">
            <text:p>van Dijk</text:p>
          </table:table-cell>
          <table:table-cell office:value-type="string" calcext:value-type="string">
            <text:p>Marie (Henrica Maria)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table:style-name="ce1" office:value-type="date" office:date-value="1911-07-30" calcext:value-type="date">
            <text:p>1911-07-30</text:p>
          </table:table-cell>
          <table:table-cell table:style-name="ce4" office:value-type="date" office:date-value="1911-07-30" calcext:value-type="date">
            <text:p>1911-07-30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88-03-17" calcext:value-type="date">
            <text:p>1988-03-17</text:p>
          </table:table-cell>
          <table:table-cell table:formula="of:=IF(ISNUMBER([.Q73]);IF( ( LEN([.Q73])=4);DATE([.Q73];12;31);[.Q73]);&quot;&quot;)" office:value-type="date" office:date-value="1988-03-17" calcext:value-type="date">
            <text:p>1988-03-17</text:p>
          </table:table-cell>
          <table:table-cell office:value-type="string" calcext:value-type="string">
            <text:p>[P0008]</text:p>
          </table:table-cell>
          <table:table-cell table:formula="of:=VALUE([.Q73])" office:value-type="float" office:value="32219" calcext:value-type="float">
            <text:p>32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2]</text:p>
          </table:table-cell>
          <table:table-cell office:value-type="string" calcext:value-type="string">
            <text:p>Dijk</text:p>
          </table:table-cell>
          <table:table-cell table:formula="of:=IF([.G74]=&quot;&quot;;[.B74];([.G74]&amp;&quot; &quot;&amp;[.B74]))" office:value-type="string" office:string-value="van Dijk" calcext:value-type="string">
            <text:p>van Dijk</text:p>
          </table:table-cell>
          <table:table-cell office:value-type="string" calcext:value-type="string">
            <text:p>Mari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89-07-21" calcext:value-type="date">
            <text:p>1989-07-21</text:p>
          </table:table-cell>
          <table:table-cell table:style-name="ce4" office:value-type="date" office:date-value="1989-07-21" calcext:value-type="date">
            <text:p>1989-07-21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74]);IF( ( LEN([.Q74])=4);DATE([.Q74];12;31);[.Q74]);&quot;&quot;)">
            <text:p/>
          </table:table-cell>
          <table:table-cell/>
          <table:table-cell table:formula="of:=VALUE([.Q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2]</text:p>
          </table:table-cell>
          <table:table-cell office:value-type="string" calcext:value-type="string">
            <text:p>Dijk</text:p>
          </table:table-cell>
          <table:table-cell table:formula="of:=IF([.G75]=&quot;&quot;;[.B75];([.G75]&amp;&quot; &quot;&amp;[.B75]))" office:value-type="string" office:string-value="van Dijk" calcext:value-type="string">
            <text:p>van Dijk</text:p>
          </table:table-cell>
          <table:table-cell office:value-type="string" calcext:value-type="string">
            <text:p>M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17-10-29" calcext:value-type="date">
            <text:p>1917-10-29</text:p>
          </table:table-cell>
          <table:table-cell table:style-name="ce4" office:value-type="date" office:date-value="1917-10-29" calcext:value-type="date">
            <text:p>1917-10-29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01-10-15" calcext:value-type="date">
            <text:p>2001-10-15</text:p>
          </table:table-cell>
          <table:table-cell table:formula="of:=IF(ISNUMBER([.Q75]);IF( ( LEN([.Q75])=4);DATE([.Q75];12;31);[.Q75]);&quot;&quot;)" office:value-type="date" office:date-value="2001-10-15" calcext:value-type="date">
            <text:p>2001-10-15</text:p>
          </table:table-cell>
          <table:table-cell office:value-type="string" calcext:value-type="string">
            <text:p>[P0000]</text:p>
          </table:table-cell>
          <table:table-cell table:formula="of:=VALUE([.Q75])" office:value-type="float" office:value="37179" calcext:value-type="float">
            <text:p>37179</text:p>
          </table:table-cell>
          <table:table-cell table:style-name="ce1" office:value-type="date" office:date-value="2001-10-19" calcext:value-type="date">
            <text:p>2001-10-1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39]</text:p>
          </table:table-cell>
          <table:table-cell office:value-type="string" calcext:value-type="string">
            <text:p>Dijk</text:p>
          </table:table-cell>
          <table:table-cell table:formula="of:=IF([.G76]=&quot;&quot;;[.B76];([.G76]&amp;&quot; &quot;&amp;[.B76]))" office:value-type="string" office:string-value="van Dijk" calcext:value-type="string">
            <text:p>van Dijk</text:p>
          </table:table-cell>
          <table:table-cell office:value-type="string" calcext:value-type="string">
            <text:p>Ne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5-12-16" calcext:value-type="date">
            <text:p>1955-12-16</text:p>
          </table:table-cell>
          <table:table-cell table:style-name="ce4" office:value-type="date" office:date-value="1955-12-16" calcext:value-type="date">
            <text:p>1955-12-16 00:00:00</text:p>
          </table:table-cell>
          <table:table-cell table:number-columns-repeated="6"/>
          <table:table-cell table:formula="of:=IF(ISNUMBER([.Q76]);IF( ( LEN([.Q76])=4);DATE([.Q76];12;31);[.Q76]);&quot;&quot;)">
            <text:p/>
          </table:table-cell>
          <table:table-cell/>
          <table:table-cell table:formula="of:=VALUE([.Q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0]</text:p>
          </table:table-cell>
          <table:table-cell office:value-type="string" calcext:value-type="string">
            <text:p>Dijk</text:p>
          </table:table-cell>
          <table:table-cell table:formula="of:=IF([.G77]=&quot;&quot;;[.B77];([.G77]&amp;&quot; &quot;&amp;[.B77]))" office:value-type="string" office:string-value="van Dijk" calcext:value-type="string">
            <text:p>van Dijk</text:p>
          </table:table-cell>
          <table:table-cell office:value-type="string" calcext:value-type="string">
            <text:p>Petr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79-08-20" calcext:value-type="date">
            <text:p>1879-08-20</text:p>
          </table:table-cell>
          <table:table-cell table:style-name="ce4" office:value-type="date" office:date-value="1879-08-20" calcext:value-type="date">
            <text:p>1879-08-20 00:00:00</text:p>
          </table:table-cell>
          <table:table-cell table:number-columns-repeated="5"/>
          <table:table-cell table:style-name="ce1" office:value-type="date" office:date-value="1879-10-20" calcext:value-type="date">
            <text:p>1879-10-20</text:p>
          </table:table-cell>
          <table:table-cell table:formula="of:=IF(ISNUMBER([.Q77]);IF( ( LEN([.Q77])=4);DATE([.Q77];12;31);[.Q77]);&quot;&quot;)" office:value-type="date" office:date-value="1879-10-20" calcext:value-type="date">
            <text:p>1879-10-20</text:p>
          </table:table-cell>
          <table:table-cell/>
          <table:table-cell table:formula="of:=VALUE([.Q77])" office:value-type="float" office:value="-7376" calcext:value-type="float">
            <text:p>-7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9]</text:p>
          </table:table-cell>
          <table:table-cell office:value-type="string" calcext:value-type="string">
            <text:p>Dijk</text:p>
          </table:table-cell>
          <table:table-cell table:formula="of:=IF([.G78]=&quot;&quot;;[.B78];([.G78]&amp;&quot; &quot;&amp;[.B78]))" office:value-type="string" office:string-value="van Dijk" calcext:value-type="string">
            <text:p>van Dijk</text:p>
          </table:table-cell>
          <table:table-cell office:value-type="string" calcext:value-type="string">
            <text:p>Piet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07-09-04" calcext:value-type="date">
            <text:p>1907-09-04</text:p>
          </table:table-cell>
          <table:table-cell table:style-name="ce4" office:value-type="date" office:date-value="1907-09-04" calcext:value-type="date">
            <text:p>1907-09-04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67-01-29" calcext:value-type="date">
            <text:p>1967-01-29</text:p>
          </table:table-cell>
          <table:table-cell table:formula="of:=IF(ISNUMBER([.Q78]);IF( ( LEN([.Q78])=4);DATE([.Q78];12;31);[.Q78]);&quot;&quot;)" office:value-type="date" office:date-value="1967-01-29" calcext:value-type="date">
            <text:p>1967-01-29</text:p>
          </table:table-cell>
          <table:table-cell office:value-type="string" calcext:value-type="string">
            <text:p>[P0011]</text:p>
          </table:table-cell>
          <table:table-cell table:formula="of:=VALUE([.Q78])" office:value-type="float" office:value="24501" calcext:value-type="float">
            <text:p>24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8]</text:p>
          </table:table-cell>
          <table:table-cell office:value-type="string" calcext:value-type="string">
            <text:p>Dijk</text:p>
          </table:table-cell>
          <table:table-cell table:formula="of:=IF([.G79]=&quot;&quot;;[.B79];([.G79]&amp;&quot; &quot;&amp;[.B79]))" office:value-type="string" office:string-value="van Dijk" calcext:value-type="string">
            <text:p>van Dijk</text:p>
          </table:table-cell>
          <table:table-cell office:value-type="string" calcext:value-type="string">
            <text:p>Rien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6-04-19" calcext:value-type="date">
            <text:p>1946-04-19</text:p>
          </table:table-cell>
          <table:table-cell table:style-name="ce4" office:value-type="date" office:date-value="1946-04-19" calcext:value-type="date">
            <text:p>1946-04-19 00:00:00</text:p>
          </table:table-cell>
          <table:table-cell table:number-columns-repeated="6"/>
          <table:table-cell table:formula="of:=IF(ISNUMBER([.Q79]);IF( ( LEN([.Q79])=4);DATE([.Q79];12;31);[.Q79]);&quot;&quot;)">
            <text:p/>
          </table:table-cell>
          <table:table-cell/>
          <table:table-cell table:formula="of:=VALUE([.Q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5]</text:p>
          </table:table-cell>
          <table:table-cell office:value-type="string" calcext:value-type="string">
            <text:p>Dijk</text:p>
          </table:table-cell>
          <table:table-cell table:formula="of:=IF([.G80]=&quot;&quot;;[.B80];([.G80]&amp;&quot; &quot;&amp;[.B80]))" office:value-type="string" office:string-value="van Dijk" calcext:value-type="string">
            <text:p>van Dijk</text:p>
          </table:table-cell>
          <table:table-cell office:value-type="string" calcext:value-type="string">
            <text:p>Riki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51-05-20" calcext:value-type="date">
            <text:p>1951-05-20</text:p>
          </table:table-cell>
          <table:table-cell table:style-name="ce4" office:value-type="date" office:date-value="1951-05-20" calcext:value-type="date">
            <text:p>1951-05-20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80]);IF( ( LEN([.Q80])=4);DATE([.Q80];12;31);[.Q80]);&quot;&quot;)">
            <text:p/>
          </table:table-cell>
          <table:table-cell/>
          <table:table-cell table:formula="of:=VALUE([.Q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8]</text:p>
          </table:table-cell>
          <table:table-cell office:value-type="string" calcext:value-type="string">
            <text:p>Dijk</text:p>
          </table:table-cell>
          <table:table-cell table:formula="of:=IF([.G81]=&quot;&quot;;[.B81];([.G81]&amp;&quot; &quot;&amp;[.B81]))" office:value-type="string" office:string-value="van Dijk" calcext:value-type="string">
            <text:p>van Dijk</text:p>
          </table:table-cell>
          <table:table-cell office:value-type="string" calcext:value-type="string">
            <text:p>Sask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81]);IF( ( LEN([.Q81])=4);DATE([.Q81];12;31);[.Q81]);&quot;&quot;)">
            <text:p/>
          </table:table-cell>
          <table:table-cell/>
          <table:table-cell table:formula="of:=VALUE([.Q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7]</text:p>
          </table:table-cell>
          <table:table-cell office:value-type="string" calcext:value-type="string">
            <text:p>Dijk</text:p>
          </table:table-cell>
          <table:table-cell table:formula="of:=IF([.G82]=&quot;&quot;;[.B82];([.G82]&amp;&quot; &quot;&amp;[.B82]))" office:value-type="string" office:string-value="van Dijk" calcext:value-type="string">
            <text:p>van Dijk</text:p>
          </table:table-cell>
          <table:table-cell office:value-type="string" calcext:value-type="string">
            <text:p>Sjef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4-09-02" calcext:value-type="date">
            <text:p>1954-09-02</text:p>
          </table:table-cell>
          <table:table-cell table:style-name="ce4" office:value-type="date" office:date-value="1954-09-02" calcext:value-type="date">
            <text:p>1954-09-02 00:00:00</text:p>
          </table:table-cell>
          <table:table-cell office:value-type="string" calcext:value-type="string">
            <text:p>[P0002]</text:p>
          </table:table-cell>
          <table:table-cell table:number-columns-repeated="5"/>
          <table:table-cell table:formula="of:=IF(ISNUMBER([.Q82]);IF( ( LEN([.Q82])=4);DATE([.Q82];12;31);[.Q82]);&quot;&quot;)">
            <text:p/>
          </table:table-cell>
          <table:table-cell/>
          <table:table-cell table:formula="of:=VALUE([.Q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7]</text:p>
          </table:table-cell>
          <table:table-cell office:value-type="string" calcext:value-type="string">
            <text:p>Dijk</text:p>
          </table:table-cell>
          <table:table-cell table:formula="of:=IF([.G83]=&quot;&quot;;[.B83];([.G83]&amp;&quot; &quot;&amp;[.B83]))" office:value-type="string" office:string-value="van Dijk" calcext:value-type="string">
            <text:p>van Dijk</text:p>
          </table:table-cell>
          <table:table-cell office:value-type="string" calcext:value-type="string">
            <text:p>Suzann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83]);IF( ( LEN([.Q83])=4);DATE([.Q83];12;31);[.Q83]);&quot;&quot;)">
            <text:p/>
          </table:table-cell>
          <table:table-cell/>
          <table:table-cell table:formula="of:=VALUE([.Q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1]</text:p>
          </table:table-cell>
          <table:table-cell office:value-type="string" calcext:value-type="string">
            <text:p>Dijk</text:p>
          </table:table-cell>
          <table:table-cell table:formula="of:=IF([.G84]=&quot;&quot;;[.B84];([.G84]&amp;&quot; &quot;&amp;[.B84]))" office:value-type="string" office:string-value="van Dijk" calcext:value-type="string">
            <text:p>van Dijk</text:p>
          </table:table-cell>
          <table:table-cell office:value-type="string" calcext:value-type="string">
            <text:p>Thera (Leonie) Waltera Hermina 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female</text:p>
          </table:table-cell>
          <table:table-cell table:style-name="ce1" office:value-type="date" office:date-value="1916-05-21" calcext:value-type="date">
            <text:p>1916-05-21</text:p>
          </table:table-cell>
          <table:table-cell table:style-name="ce4" office:value-type="date" office:date-value="1916-05-21" calcext:value-type="date">
            <text:p>1916-05-21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2019-02-06" calcext:value-type="date">
            <text:p>2019-02-06</text:p>
          </table:table-cell>
          <table:table-cell table:formula="of:=IF(ISNUMBER([.Q84]);IF( ( LEN([.Q84])=4);DATE([.Q84];12;31);[.Q84]);&quot;&quot;)" office:value-type="date" office:date-value="2019-02-06" calcext:value-type="date">
            <text:p>2019-02-06</text:p>
          </table:table-cell>
          <table:table-cell office:value-type="string" calcext:value-type="string">
            <text:p>[P0008]</text:p>
          </table:table-cell>
          <table:table-cell table:formula="of:=VALUE([.Q84])" office:value-type="float" office:value="43502" calcext:value-type="float">
            <text:p>43502</text:p>
          </table:table-cell>
          <table:table-cell table:style-name="ce1" office:value-type="date" office:date-value="2019-02-13" calcext:value-type="date">
            <text:p>2019-02-13</text:p>
          </table:table-cell>
          <table:table-cell office:value-type="string" calcext:value-type="string">
            <text:p>[P00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0]</text:p>
          </table:table-cell>
          <table:table-cell office:value-type="string" calcext:value-type="string">
            <text:p>Dijk</text:p>
          </table:table-cell>
          <table:table-cell table:formula="of:=IF([.G85]=&quot;&quot;;[.B85];([.G85]&amp;&quot; &quot;&amp;[.B85]))" office:value-type="string" office:string-value="van Dijk" calcext:value-type="string">
            <text:p>van Dijk</text:p>
          </table:table-cell>
          <table:table-cell office:value-type="string" calcext:value-type="string">
            <text:p>Tonn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49-10-27" calcext:value-type="date">
            <text:p>1949-10-27</text:p>
          </table:table-cell>
          <table:table-cell table:style-name="ce4" office:value-type="date" office:date-value="1949-10-27" calcext:value-type="date">
            <text:p>1949-10-27 00:00:00</text:p>
          </table:table-cell>
          <table:table-cell table:number-columns-repeated="6"/>
          <table:table-cell table:formula="of:=IF(ISNUMBER([.Q85]);IF( ( LEN([.Q85])=4);DATE([.Q85];12;31);[.Q85]);&quot;&quot;)">
            <text:p/>
          </table:table-cell>
          <table:table-cell/>
          <table:table-cell table:formula="of:=VALUE([.Q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3]</text:p>
          </table:table-cell>
          <table:table-cell office:value-type="string" calcext:value-type="string">
            <text:p>Dijk</text:p>
          </table:table-cell>
          <table:table-cell table:formula="of:=IF([.G86]=&quot;&quot;;[.B86];([.G86]&amp;&quot; &quot;&amp;[.B86]))" office:value-type="string" office:string-value="van Dijk" calcext:value-type="string">
            <text:p>van Dijk</text:p>
          </table:table-cell>
          <table:table-cell office:value-type="string" calcext:value-type="string">
            <text:p>Ver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86]);IF( ( LEN([.Q86])=4);DATE([.Q86];12;31);[.Q86]);&quot;&quot;)">
            <text:p/>
          </table:table-cell>
          <table:table-cell/>
          <table:table-cell table:formula="of:=VALUE([.Q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2]</text:p>
          </table:table-cell>
          <table:table-cell office:value-type="string" calcext:value-type="string">
            <text:p>Dijk</text:p>
          </table:table-cell>
          <table:table-cell table:formula="of:=IF([.G87]=&quot;&quot;;[.B87];([.G87]&amp;&quot; &quot;&amp;[.B87]))" office:value-type="string" office:string-value="van Dijk" calcext:value-type="string">
            <text:p>van Dijk</text:p>
          </table:table-cell>
          <table:table-cell office:value-type="string" calcext:value-type="string">
            <text:p>Wietsk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87]);IF( ( LEN([.Q87])=4);DATE([.Q87];12;31);[.Q87]);&quot;&quot;)">
            <text:p/>
          </table:table-cell>
          <table:table-cell/>
          <table:table-cell table:formula="of:=VALUE([.Q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9]</text:p>
          </table:table-cell>
          <table:table-cell office:value-type="string" calcext:value-type="string">
            <text:p>Dijk</text:p>
          </table:table-cell>
          <table:table-cell table:formula="of:=IF([.G88]=&quot;&quot;;[.B88];([.G88]&amp;&quot; &quot;&amp;[.B88]))" office:value-type="string" office:string-value="van Dijk" calcext:value-type="string">
            <text:p>van Dijk</text:p>
          </table:table-cell>
          <table:table-cell office:value-type="string" calcext:value-type="string">
            <text:p>Wim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959-11-27" calcext:value-type="date">
            <text:p>1959-11-27</text:p>
          </table:table-cell>
          <table:table-cell table:style-name="ce4" office:value-type="date" office:date-value="1959-11-27" calcext:value-type="date">
            <text:p>1959-11-27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88]);IF( ( LEN([.Q88])=4);DATE([.Q88];12;31);[.Q88]);&quot;&quot;)">
            <text:p/>
          </table:table-cell>
          <table:table-cell/>
          <table:table-cell table:formula="of:=VALUE([.Q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1]</text:p>
          </table:table-cell>
          <table:table-cell office:value-type="string" calcext:value-type="string">
            <text:p>Eerden</text:p>
          </table:table-cell>
          <table:table-cell table:formula="of:=IF([.G89]=&quot;&quot;;[.B89];([.G89]&amp;&quot; &quot;&amp;[.B89]))" office:value-type="string" office:string-value="van der Eerden" calcext:value-type="string">
            <text:p>van der Eerden</text:p>
          </table:table-cell>
          <table:table-cell office:value-type="string" calcext:value-type="string">
            <text:p>Lies</text:p>
          </table:table-cell>
          <table:table-cell table:number-columns-repeated="2"/>
          <table:table-cell office:value-type="string" calcext:value-type="string">
            <text:p>van der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13-05-11" calcext:value-type="date">
            <text:p>1913-05-11</text:p>
          </table:table-cell>
          <table:table-cell table:style-name="ce4" office:value-type="date" office:date-value="1913-05-11" calcext:value-type="date">
            <text:p>1913-05-11 00:00:00</text:p>
          </table:table-cell>
          <table:table-cell table:number-columns-repeated="5"/>
          <table:table-cell table:style-name="ce1" office:value-type="date" office:date-value="2012-07-13" calcext:value-type="date">
            <text:p>2012-07-13</text:p>
          </table:table-cell>
          <table:table-cell table:formula="of:=IF(ISNUMBER([.Q89]);IF( ( LEN([.Q89])=4);DATE([.Q89];12;31);[.Q89]);&quot;&quot;)" office:value-type="date" office:date-value="2012-07-13" calcext:value-type="date">
            <text:p>2012-07-13</text:p>
          </table:table-cell>
          <table:table-cell/>
          <table:table-cell table:formula="of:=VALUE([.Q89])" office:value-type="float" office:value="41103" calcext:value-type="float">
            <text:p>41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7]</text:p>
          </table:table-cell>
          <table:table-cell office:value-type="string" calcext:value-type="string">
            <text:p>Erp</text:p>
          </table:table-cell>
          <table:table-cell table:formula="of:=IF([.G90]=&quot;&quot;;[.B90];([.G90]&amp;&quot; &quot;&amp;[.B90]))" office:value-type="string" office:string-value="van Erp" calcext:value-type="string">
            <text:p>van Erp</text:p>
          </table:table-cell>
          <table:table-cell office:value-type="string" calcext:value-type="string">
            <text:p>Adrian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50-02-24" calcext:value-type="date">
            <text:p>1850-02-24</text:p>
          </table:table-cell>
          <table:table-cell table:style-name="ce4" office:value-type="date" office:date-value="1850-02-24" calcext:value-type="date">
            <text:p>1850-02-24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4-08-28" calcext:value-type="date">
            <text:p>1924-08-28</text:p>
          </table:table-cell>
          <table:table-cell table:formula="of:=IF(ISNUMBER([.Q90]);IF( ( LEN([.Q90])=4);DATE([.Q90];12;31);[.Q90]);&quot;&quot;)" office:value-type="date" office:date-value="9007-12-31" calcext:value-type="date">
            <text:p>9007-12-31</text:p>
          </table:table-cell>
          <table:table-cell office:value-type="string" calcext:value-type="string">
            <text:p>[P0049]</text:p>
          </table:table-cell>
          <table:table-cell table:formula="of:=VALUE([.Q90])"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5]</text:p>
          </table:table-cell>
          <table:table-cell office:value-type="string" calcext:value-type="string">
            <text:p>Erp</text:p>
          </table:table-cell>
          <table:table-cell table:formula="of:=IF([.G91]=&quot;&quot;;[.B91];([.G91]&amp;&quot; &quot;&amp;[.B91]))" office:value-type="string" office:string-value="van Erp" calcext:value-type="string">
            <text:p>van Erp</text:p>
          </table:table-cell>
          <table:table-cell office:value-type="string" calcext:value-type="string">
            <text:p>Antoni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office:value-type="float" office:value="1846" calcext:value-type="float">
            <text:p>1846</text:p>
          </table:table-cell>
          <table:table-cell office:value-type="date" office:date-value="1846-01-01" calcext:value-type="date">
            <text:p>1846-01-01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18-09-06" calcext:value-type="date">
            <text:p>1918-09-06</text:p>
          </table:table-cell>
          <table:table-cell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formula="of:=VALUE([.Q91])"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3]</text:p>
          </table:table-cell>
          <table:table-cell office:value-type="string" calcext:value-type="string">
            <text:p>Erp</text:p>
          </table:table-cell>
          <table:table-cell table:formula="of:=IF([.G92]=&quot;&quot;;[.B92];([.G92]&amp;&quot; &quot;&amp;[.B92]))" office:value-type="string" office:string-value="van Erp" calcext:value-type="string">
            <text:p>van Erp</text:p>
          </table:table-cell>
          <table:table-cell office:value-type="string" calcext:value-type="string">
            <text:p>Francisc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03-03-09" calcext:value-type="date">
            <text:p>1803-03-09</text:p>
          </table:table-cell>
          <table:table-cell table:style-name="ce4" office:value-type="date" office:date-value="1803-03-09" calcext:value-type="date">
            <text:p>1803-03-09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92]);IF( ( LEN([.Q92])=4);DATE([.Q92];12;31);[.Q92]);&quot;&quot;)">
            <text:p/>
          </table:table-cell>
          <table:table-cell/>
          <table:table-cell table:formula="of:=VALUE([.Q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1]</text:p>
          </table:table-cell>
          <table:table-cell office:value-type="string" calcext:value-type="string">
            <text:p>Erp</text:p>
          </table:table-cell>
          <table:table-cell table:formula="of:=IF([.G93]=&quot;&quot;;[.B93];([.G93]&amp;&quot; &quot;&amp;[.B93]))" office:value-type="string" office:string-value="van Erp" calcext:value-type="string">
            <text:p>van Erp</text:p>
          </table:table-cell>
          <table:table-cell office:value-type="string" calcext:value-type="string">
            <text:p>Gerar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01-02-18" calcext:value-type="date">
            <text:p>1801-02-18</text:p>
          </table:table-cell>
          <table:table-cell table:style-name="ce4" office:value-type="date" office:date-value="1801-02-18" calcext:value-type="date">
            <text:p>1801-02-18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93]);IF( ( LEN([.Q93])=4);DATE([.Q93];12;31);[.Q93]);&quot;&quot;)">
            <text:p/>
          </table:table-cell>
          <table:table-cell/>
          <table:table-cell table:formula="of:=VALUE([.Q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6]</text:p>
          </table:table-cell>
          <table:table-cell office:value-type="string" calcext:value-type="string">
            <text:p>Erp</text:p>
          </table:table-cell>
          <table:table-cell table:formula="of:=IF([.G94]=&quot;&quot;;[.B94];([.G94]&amp;&quot; &quot;&amp;[.B94]))" office:value-type="string" office:string-value="van Erp" calcext:value-type="string">
            <text:p>van Erp</text:p>
          </table:table-cell>
          <table:table-cell office:value-type="string" calcext:value-type="string">
            <text:p>Henric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1847" calcext:value-type="float">
            <text:p>1847</text:p>
          </table:table-cell>
          <table:table-cell office:value-type="date" office:date-value="1847-01-01" calcext:value-type="date">
            <text:p>1847-01-01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94]);IF( ( LEN([.Q94])=4);DATE([.Q94];12;31);[.Q94]);&quot;&quot;)">
            <text:p/>
          </table:table-cell>
          <table:table-cell/>
          <table:table-cell table:formula="of:=VALUE([.Q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9]</text:p>
          </table:table-cell>
          <table:table-cell office:value-type="string" calcext:value-type="string">
            <text:p>Erp</text:p>
          </table:table-cell>
          <table:table-cell table:formula="of:=IF([.G95]=&quot;&quot;;[.B95];([.G95]&amp;&quot; &quot;&amp;[.B95]))" office:value-type="string" office:string-value="van Erp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761-04-16" calcext:value-type="date">
            <text:p>1761-04-16</text:p>
          </table:table-cell>
          <table:table-cell table:style-name="ce4" office:value-type="date" office:date-value="1761-04-16" calcext:value-type="date">
            <text:p>1761-04-16 00:00:00</text:p>
          </table:table-cell>
          <table:table-cell table:number-columns-repeated="5"/>
          <table:table-cell table:style-name="ce1" office:value-type="date" office:date-value="1855-03-15" calcext:value-type="date">
            <text:p>1855-03-15</text:p>
          </table:table-cell>
          <table:table-cell table:formula="of:=IF(ISNUMBER([.Q95]);IF( ( LEN([.Q95])=4);DATE([.Q95];12;31);[.Q95]);&quot;&quot;)" office:value-type="date" office:date-value="1855-03-15" calcext:value-type="date">
            <text:p>1855-03-15</text:p>
          </table:table-cell>
          <table:table-cell/>
          <table:table-cell table:formula="of:=VALUE([.Q95])" office:value-type="float" office:value="-16361" calcext:value-type="float">
            <text:p>-16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4]</text:p>
          </table:table-cell>
          <table:table-cell office:value-type="string" calcext:value-type="string">
            <text:p>Erp</text:p>
          </table:table-cell>
          <table:table-cell table:formula="of:=IF([.G96]=&quot;&quot;;[.B96];([.G96]&amp;&quot; &quot;&amp;[.B96]))" office:value-type="string" office:string-value="van Erp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44-07-22" calcext:value-type="date">
            <text:p>1844-07-22</text:p>
          </table:table-cell>
          <table:table-cell table:style-name="ce4" office:value-type="date" office:date-value="1844-07-22" calcext:value-type="date">
            <text:p>1844-07-22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18-09-06" calcext:value-type="date">
            <text:p>1918-09-06</text:p>
          </table:table-cell>
          <table:table-cell office:value-type="date" office:date-value="1918-09-06" calcext:value-type="date">
            <text:p>1918-09-06</text:p>
          </table:table-cell>
          <table:table-cell office:value-type="string" calcext:value-type="string">
            <text:p>[P0000]</text:p>
          </table:table-cell>
          <table:table-cell table:formula="of:=VALUE([.Q96])"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4]</text:p>
          </table:table-cell>
          <table:table-cell office:value-type="string" calcext:value-type="string">
            <text:p>Erp</text:p>
          </table:table-cell>
          <table:table-cell table:formula="of:=IF([.G97]=&quot;&quot;;[.B97];([.G97]&amp;&quot; &quot;&amp;[.B97]))" office:value-type="string" office:string-value="van Erp" calcext:value-type="string">
            <text:p>van Erp</text:p>
          </table:table-cell>
          <table:table-cell office:value-type="string" calcext:value-type="string">
            <text:p>Maria Anna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843-03-01" calcext:value-type="date">
            <text:p>1843-03-01</text:p>
          </table:table-cell>
          <table:table-cell table:style-name="ce4" office:value-type="date" office:date-value="1843-03-01" calcext:value-type="date">
            <text:p>1843-03-01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5-06-14" calcext:value-type="date">
            <text:p>1925-06-14</text:p>
          </table:table-cell>
          <table:table-cell office:value-type="date" office:date-value="1925-06-14" calcext:value-type="date">
            <text:p>1925-06-14</text:p>
          </table:table-cell>
          <table:table-cell office:value-type="string" calcext:value-type="string">
            <text:p>[P0000]</text:p>
          </table:table-cell>
          <table:table-cell table:formula="of:=VALUE([.Q97])" office:value-type="float" office:value="9297" calcext:value-type="float">
            <text:p>9297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63]</text:p>
          </table:table-cell>
          <table:table-cell office:value-type="string" calcext:value-type="string">
            <text:p>Erp</text:p>
          </table:table-cell>
          <table:table-cell table:formula="of:=IF([.G98]=&quot;&quot;;[.B98];([.G98]&amp;&quot; &quot;&amp;[.B98]))" office:value-type="string" office:string-value="van Erp" calcext:value-type="string">
            <text:p>van Erp</text:p>
          </table:table-cell>
          <table:table-cell office:value-type="string" calcext:value-type="string">
            <text:p>Maria Janse 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1731" calcext:value-type="float">
            <text:p>1731</text:p>
          </table:table-cell>
          <table:table-cell office:value-type="date" office:date-value="1732-01-01" calcext:value-type="date">
            <text:p>1732-01-01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15-04-14" calcext:value-type="date">
            <text:p>1815-04-14</text:p>
          </table:table-cell>
          <table:table-cell table:formula="of:=IF(ISNUMBER([.Q98]);IF( ( LEN([.Q98])=4);DATE([.Q98];12;31);[.Q98]);&quot;&quot;)" office:value-type="date" office:date-value="1815-04-14" calcext:value-type="date">
            <text:p>1815-04-14</text:p>
          </table:table-cell>
          <table:table-cell office:value-type="string" calcext:value-type="string">
            <text:p>[P0050]</text:p>
          </table:table-cell>
          <table:table-cell table:formula="of:=VALUE([.Q98])" office:value-type="float" office:value="-30941" calcext:value-type="float">
            <text:p>-3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2]</text:p>
          </table:table-cell>
          <table:table-cell office:value-type="string" calcext:value-type="string">
            <text:p>Erp</text:p>
          </table:table-cell>
          <table:table-cell table:formula="of:=IF([.G99]=&quot;&quot;;[.B99];([.G99]&amp;&quot; &quot;&amp;[.B99]))" office:value-type="string" office:string-value="van Erp" calcext:value-type="string">
            <text:p>van Erp</text:p>
          </table:table-cell>
          <table:table-cell office:value-type="string" calcext:value-type="string">
            <text:p>Nicolaa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01-02-18" calcext:value-type="date">
            <text:p>1801-02-18</text:p>
          </table:table-cell>
          <table:table-cell table:style-name="ce4" office:value-type="date" office:date-value="1801-02-18" calcext:value-type="date">
            <text:p>1801-02-18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889-02-27" calcext:value-type="date">
            <text:p>1889-02-27</text:p>
          </table:table-cell>
          <table:table-cell table:formula="of:=IF(ISNUMBER([.Q99]);IF( ( LEN([.Q99])=4);DATE([.Q99];12;31);[.Q99]);&quot;&quot;)" office:value-type="date" office:date-value="1889-02-27" calcext:value-type="date">
            <text:p>1889-02-27</text:p>
          </table:table-cell>
          <table:table-cell office:value-type="string" calcext:value-type="string">
            <text:p>[P0000]</text:p>
          </table:table-cell>
          <table:table-cell table:formula="of:=VALUE([.Q99])" office:value-type="float" office:value="-3958" calcext:value-type="float">
            <text:p>-3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8]</text:p>
          </table:table-cell>
          <table:table-cell office:value-type="string" calcext:value-type="string">
            <text:p>Erp</text:p>
          </table:table-cell>
          <table:table-cell table:formula="of:=IF([.G100]=&quot;&quot;;[.B100];([.G100]&amp;&quot; &quot;&amp;[.B100]))" office:value-type="string" office:string-value="van Erp" calcext:value-type="string">
            <text:p>van Erp</text:p>
          </table:table-cell>
          <table:table-cell office:value-type="string" calcext:value-type="string">
            <text:p>Willebrodu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style-name="ce1" office:value-type="date" office:date-value="1812-05-19" calcext:value-type="date">
            <text:p>1812-05-19</text:p>
          </table:table-cell>
          <table:table-cell table:style-name="ce4" office:value-type="date" office:date-value="1812-05-19" calcext:value-type="date">
            <text:p>1812-05-19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873-01-17" calcext:value-type="date">
            <text:p>1873-01-17</text:p>
          </table:table-cell>
          <table:table-cell table:formula="of:=IF(ISNUMBER([.Q100]);IF( ( LEN([.Q100])=4);DATE([.Q100];12;31);[.Q100]);&quot;&quot;)" office:value-type="date" office:date-value="1873-01-17" calcext:value-type="date">
            <text:p>1873-01-17</text:p>
          </table:table-cell>
          <table:table-cell office:value-type="string" calcext:value-type="string">
            <text:p>[P0000]</text:p>
          </table:table-cell>
          <table:table-cell table:formula="of:=VALUE([.Q100])" office:value-type="float" office:value="-9843" calcext:value-type="float">
            <text:p>-9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9]</text:p>
          </table:table-cell>
          <table:table-cell office:value-type="string" calcext:value-type="string">
            <text:p>Fang</text:p>
          </table:table-cell>
          <table:table-cell table:formula="of:=IF([.G101]=&quot;&quot;;[.B101];([.G101]&amp;&quot; &quot;&amp;[.B101]))" office:value-type="string" office:string-value="Fang" calcext:value-type="string">
            <text:p>Fang</text:p>
          </table:table-cell>
          <table:table-cell office:value-type="string" calcext:value-type="string">
            <text:p>Shu Qing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944" calcext:value-type="float">
            <text:p>1944</text:p>
          </table:table-cell>
          <table:table-cell office:value-type="date" office:date-value="1944-01-01" calcext:value-type="date">
            <text:p>1944-01-01 00:00:00</text:p>
          </table:table-cell>
          <table:table-cell office:value-type="string" calcext:value-type="string">
            <text:p>[P0061]</text:p>
          </table:table-cell>
          <table:table-cell table:number-columns-repeated="5"/>
          <table:table-cell table:formula="of:=IF(ISNUMBER([.Q101]);IF( ( LEN([.Q101])=4);DATE([.Q101];12;31);[.Q101]);&quot;&quot;)">
            <text:p/>
          </table:table-cell>
          <table:table-cell/>
          <table:table-cell table:formula="of:=VALUE([.Q1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6]</text:p>
          </table:table-cell>
          <table:table-cell office:value-type="string" calcext:value-type="string">
            <text:p>Gelder</text:p>
          </table:table-cell>
          <table:table-cell table:formula="of:=IF([.G102]=&quot;&quot;;[.B102];([.G102]&amp;&quot; &quot;&amp;[.B102]))" office:value-type="string" office:string-value="van Gelder" calcext:value-type="string">
            <text:p>van Gelder</text:p>
          </table:table-cell>
          <table:table-cell office:value-type="string" calcext:value-type="string">
            <text:p>Annemarie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64-01-08" calcext:value-type="date">
            <text:p>1964-01-08</text:p>
          </table:table-cell>
          <table:table-cell table:style-name="ce4" office:value-type="date" office:date-value="1964-01-08" calcext:value-type="date">
            <text:p>1964-01-08 00:00:00</text:p>
          </table:table-cell>
          <table:table-cell office:value-type="string" calcext:value-type="string">
            <text:p>[P0026]</text:p>
          </table:table-cell>
          <table:table-cell table:number-columns-repeated="5"/>
          <table:table-cell table:formula="of:=IF(ISNUMBER([.Q102]);IF( ( LEN([.Q102])=4);DATE([.Q102];12;31);[.Q102]);&quot;&quot;)">
            <text:p/>
          </table:table-cell>
          <table:table-cell/>
          <table:table-cell table:formula="of:=VALUE([.Q1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8]</text:p>
          </table:table-cell>
          <table:table-cell office:value-type="string" calcext:value-type="string">
            <text:p>Govers</text:p>
          </table:table-cell>
          <table:table-cell table:formula="of:=IF([.G103]=&quot;&quot;;[.B103];([.G103]&amp;&quot; &quot;&amp;[.B103]))" office:value-type="string" office:string-value="Govers" calcext:value-type="string">
            <text:p>Gover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03]);IF( ( LEN([.Q103])=4);DATE([.Q103];12;31);[.Q103]);&quot;&quot;)">
            <text:p/>
          </table:table-cell>
          <table:table-cell/>
          <table:table-cell table:formula="of:=VALUE([.Q1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5]</text:p>
          </table:table-cell>
          <table:table-cell office:value-type="string" calcext:value-type="string">
            <text:p>Haanstra</text:p>
          </table:table-cell>
          <table:table-cell table:formula="of:=IF([.G104]=&quot;&quot;;[.B104];([.G104]&amp;&quot; &quot;&amp;[.B104]))" office:value-type="string" office:string-value="Haanstra" calcext:value-type="string">
            <text:p>Haanstra</text:p>
          </table:table-cell>
          <table:table-cell office:value-type="string" calcext:value-type="string">
            <text:p>Afke Baukje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  <table:table-cell table:formula="of:=IF(ISNUMBER([.Q104]);IF( ( LEN([.Q104])=4);DATE([.Q104];12;31);[.Q104]);&quot;&quot;)">
            <text:p/>
          </table:table-cell>
          <table:table-cell/>
          <table:table-cell table:formula="of:=VALUE([.Q1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8]</text:p>
          </table:table-cell>
          <table:table-cell office:value-type="string" calcext:value-type="string">
            <text:p>Haaren</text:p>
          </table:table-cell>
          <table:table-cell table:formula="of:=IF([.G105]=&quot;&quot;;[.B105];([.G105]&amp;&quot; &quot;&amp;[.B105]))" office:value-type="string" office:string-value="van Haaren" calcext:value-type="string">
            <text:p>van Haaren</text:p>
          </table:table-cell>
          <table:table-cell table:number-columns-repeated="3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number-columns-repeated="8"/>
          <table:table-cell table:formula="of:=IF(ISNUMBER([.Q105]);IF( ( LEN([.Q105])=4);DATE([.Q105];12;31);[.Q105]);&quot;&quot;)">
            <text:p/>
          </table:table-cell>
          <table:table-cell/>
          <table:table-cell table:formula="of:=VALUE([.Q1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1]</text:p>
          </table:table-cell>
          <table:table-cell office:value-type="string" calcext:value-type="string">
            <text:p>Haaren</text:p>
          </table:table-cell>
          <table:table-cell table:formula="of:=IF([.G106]=&quot;&quot;;[.B106];([.G106]&amp;&quot; &quot;&amp;[.B106]))" office:value-type="string" office:string-value="van Haaren" calcext:value-type="string">
            <text:p>van Haaren</text:p>
          </table:table-cell>
          <table:table-cell office:value-type="string" calcext:value-type="string">
            <text:p>Willy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1920-04-01" calcext:value-type="date">
            <text:p>1920-04-01</text:p>
          </table:table-cell>
          <table:table-cell table:style-name="ce4" office:value-type="date" office:date-value="1920-04-01" calcext:value-type="date">
            <text:p>1920-04-01 00:00:00</text:p>
          </table:table-cell>
          <table:table-cell office:value-type="string" calcext:value-type="string">
            <text:p>[P0053]</text:p>
          </table:table-cell>
          <table:table-cell table:number-columns-repeated="4"/>
          <table:table-cell table:style-name="ce1" office:value-type="date" office:date-value="2014-03-05" calcext:value-type="date">
            <text:p>2014-03-05</text:p>
          </table:table-cell>
          <table:table-cell table:formula="of:=IF(ISNUMBER([.Q106]);IF( ( LEN([.Q106])=4);DATE([.Q106];12;31);[.Q106]);&quot;&quot;)" office:value-type="date" office:date-value="2014-03-05" calcext:value-type="date">
            <text:p>2014-03-05</text:p>
          </table:table-cell>
          <table:table-cell office:value-type="string" calcext:value-type="string">
            <text:p>[P0054]</text:p>
          </table:table-cell>
          <table:table-cell table:formula="of:=VALUE([.Q106])" office:value-type="float" office:value="41703" calcext:value-type="float">
            <text:p>41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1]</text:p>
          </table:table-cell>
          <table:table-cell office:value-type="string" calcext:value-type="string">
            <text:p>Hal</text:p>
          </table:table-cell>
          <table:table-cell table:formula="of:=IF([.G107]=&quot;&quot;;[.B107];([.G107]&amp;&quot; &quot;&amp;[.B107]))" office:value-type="string" office:string-value="van Hal" calcext:value-type="string">
            <text:p>van Hal</text:p>
          </table:table-cell>
          <table:table-cell office:value-type="string" calcext:value-type="string">
            <text:p>Frans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male</text:p>
          </table:table-cell>
          <table:table-cell table:number-columns-repeated="8"/>
          <table:table-cell table:formula="of:=IF(ISNUMBER([.Q107]);IF( ( LEN([.Q107])=4);DATE([.Q107];12;31);[.Q107]);&quot;&quot;)">
            <text:p/>
          </table:table-cell>
          <table:table-cell/>
          <table:table-cell table:formula="of:=VALUE([.Q1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7]</text:p>
          </table:table-cell>
          <table:table-cell office:value-type="string" calcext:value-type="string">
            <text:p>Hanssen</text:p>
          </table:table-cell>
          <table:table-cell table:formula="of:=IF([.G108]=&quot;&quot;;[.B108];([.G108]&amp;&quot; &quot;&amp;[.B108]))" office:value-type="string" office:string-value="Hanssen" calcext:value-type="string">
            <text:p>Hanssen</text:p>
          </table:table-cell>
          <table:table-cell office:value-type="string" calcext:value-type="string">
            <text:p>Maria Catharina Huber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8 NOV 1876</text:p>
          </table:table-cell>
          <table:table-cell office:value-type="date" office:date-value="1876-11-08" calcext:value-type="date">
            <text:p>1876-11-08 00:00:00</text:p>
          </table:table-cell>
          <table:table-cell office:value-type="string" calcext:value-type="string">
            <text:p>[P0036]</text:p>
          </table:table-cell>
          <table:table-cell table:number-columns-repeated="4"/>
          <table:table-cell office:value-type="string" calcext:value-type="string">
            <text:p>20 JUL 1944</text:p>
          </table:table-cell>
          <table:table-cell office:value-type="date" office:date-value="1944-07-20" calcext:value-type="date">
            <text:p>1944-07-20</text:p>
          </table:table-cell>
          <table:table-cell office:value-type="string" calcext:value-type="string">
            <text:p>[P0023]</text:p>
          </table:table-cell>
          <table:table-cell table:formula="of:=VALUE([.Q108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8]</text:p>
          </table:table-cell>
          <table:table-cell office:value-type="string" calcext:value-type="string">
            <text:p>Havermans</text:p>
          </table:table-cell>
          <table:table-cell table:formula="of:=IF([.G109]=&quot;&quot;;[.B109];([.G109]&amp;&quot; &quot;&amp;[.B109]))" office:value-type="string" office:string-value="Havermans" calcext:value-type="string">
            <text:p>Havermans</text:p>
          </table:table-cell>
          <table:table-cell office:value-type="string" calcext:value-type="string">
            <text:p>Anto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26 JAN 1985</text:p>
          </table:table-cell>
          <table:table-cell office:value-type="date" office:date-value="1985-01-26" calcext:value-type="date">
            <text:p>1985-01-26</text:p>
          </table:table-cell>
          <table:table-cell/>
          <table:table-cell table:formula="of:=VALUE([.Q109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5]</text:p>
          </table:table-cell>
          <table:table-cell office:value-type="string" calcext:value-type="string">
            <text:p>Heesters</text:p>
          </table:table-cell>
          <table:table-cell table:formula="of:=IF([.G110]=&quot;&quot;;[.B110];([.G110]&amp;&quot; &quot;&amp;[.B110]))" office:value-type="string" office:string-value="Heesters" calcext:value-type="string">
            <text:p>Heester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11-09-23" calcext:value-type="date">
            <text:p>1811-09-23</text:p>
          </table:table-cell>
          <table:table-cell table:style-name="ce4" office:value-type="date" office:date-value="1811-09-23" calcext:value-type="date">
            <text:p>1811-09-23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table:style-name="ce1" office:value-type="date" office:date-value="1885-03-24" calcext:value-type="date">
            <text:p>1885-03-24</text:p>
          </table:table-cell>
          <table:table-cell table:formula="of:=IF(ISNUMBER([.Q110]);IF( ( LEN([.Q110])=4);DATE([.Q110];12;31);[.Q110]);&quot;&quot;)" office:value-type="date" office:date-value="1885-03-24" calcext:value-type="date">
            <text:p>1885-03-24</text:p>
          </table:table-cell>
          <table:table-cell office:value-type="string" calcext:value-type="string">
            <text:p>[P0016]</text:p>
          </table:table-cell>
          <table:table-cell table:formula="of:=VALUE([.Q110])" office:value-type="float" office:value="-5394" calcext:value-type="float">
            <text:p>-5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2]</text:p>
          </table:table-cell>
          <table:table-cell office:value-type="string" calcext:value-type="string">
            <text:p>Heijmans</text:p>
          </table:table-cell>
          <table:table-cell table:formula="of:=IF([.G111]=&quot;&quot;;[.B111];([.G111]&amp;&quot; &quot;&amp;[.B111]))" office:value-type="string" office:string-value="Heijmans" calcext:value-type="string">
            <text:p>Heijmans</text:p>
          </table:table-cell>
          <table:table-cell office:value-type="string" calcext:value-type="string">
            <text:p>Petronella Henric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7-10-02" calcext:value-type="date">
            <text:p>1877-10-02</text:p>
          </table:table-cell>
          <table:table-cell table:style-name="ce4" office:value-type="date" office:date-value="1877-10-02" calcext:value-type="date">
            <text:p>1877-10-02 00:00:00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table:style-name="ce1" office:value-type="date" office:date-value="1913-10-28" calcext:value-type="date">
            <text:p>1913-10-28</text:p>
          </table:table-cell>
          <table:table-cell office:value-type="date" office:date-value="1913-10-28" calcext:value-type="date">
            <text:p>1913-10-28</text:p>
          </table:table-cell>
          <table:table-cell office:value-type="string" calcext:value-type="string">
            <text:p>[P0018]</text:p>
          </table:table-cell>
          <table:table-cell table:formula="of:=VALUE([.Q111])"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4]</text:p>
          </table:table-cell>
          <table:table-cell office:value-type="string" calcext:value-type="string">
            <text:p>Henckens</text:p>
          </table:table-cell>
          <table:table-cell table:formula="of:=IF([.G112]=&quot;&quot;;[.B112];([.G112]&amp;&quot; &quot;&amp;[.B112]))" office:value-type="string" office:string-value="Henckens" calcext:value-type="string">
            <text:p>Henckens</text:p>
          </table:table-cell>
          <table:table-cell office:value-type="string" calcext:value-type="string">
            <text:p>Petronella Maria Elisa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5-06-09" calcext:value-type="date">
            <text:p>1875-06-09</text:p>
          </table:table-cell>
          <table:table-cell table:style-name="ce4" office:value-type="date" office:date-value="1875-06-09" calcext:value-type="date">
            <text:p>1875-06-09 00:00:00</text:p>
          </table:table-cell>
          <table:table-cell office:value-type="string" calcext:value-type="string">
            <text:p>[P0035]</text:p>
          </table:table-cell>
          <table:table-cell table:number-columns-repeated="4"/>
          <table:table-cell table:style-name="ce1" office:value-type="date" office:date-value="1932-11-25" calcext:value-type="date">
            <text:p>1932-11-25</text:p>
          </table:table-cell>
          <table:table-cell table:formula="of:=IF(ISNUMBER([.Q112]);IF( ( LEN([.Q112])=4);DATE([.Q112];12;31);[.Q112]);&quot;&quot;)" office:value-type="date" office:date-value="1932-11-25" calcext:value-type="date">
            <text:p>1932-11-25</text:p>
          </table:table-cell>
          <table:table-cell office:value-type="string" calcext:value-type="string">
            <text:p>[P0035]</text:p>
          </table:table-cell>
          <table:table-cell table:formula="of:=VALUE([.Q112])" office:value-type="float" office:value="12018" calcext:value-type="float">
            <text:p>1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5]</text:p>
          </table:table-cell>
          <table:table-cell office:value-type="string" calcext:value-type="string">
            <text:p>Hendrix</text:p>
          </table:table-cell>
          <table:table-cell table:formula="of:=IF([.G113]=&quot;&quot;;[.B113];([.G113]&amp;&quot; &quot;&amp;[.B113]))" office:value-type="string" office:string-value="Hendrix" calcext:value-type="string">
            <text:p>Hendrix</text:p>
          </table:table-cell>
          <table:table-cell office:value-type="string" calcext:value-type="string">
            <text:p>Ester (Johanna Maria 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77-01-23" calcext:value-type="date">
            <text:p>1977-01-23</text:p>
          </table:table-cell>
          <table:table-cell table:style-name="ce4" office:value-type="date" office:date-value="1977-01-23" calcext:value-type="date">
            <text:p>1977-01-23 00:00:00</text:p>
          </table:table-cell>
          <table:table-cell office:value-type="string" calcext:value-type="string">
            <text:p>[P0047]</text:p>
          </table:table-cell>
          <table:table-cell table:number-columns-repeated="5"/>
          <table:table-cell table:formula="of:=IF(ISNUMBER([.Q113]);IF( ( LEN([.Q113])=4);DATE([.Q113];12;31);[.Q113]);&quot;&quot;)">
            <text:p/>
          </table:table-cell>
          <table:table-cell/>
          <table:table-cell table:formula="of:=VALUE([.Q1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4]</text:p>
          </table:table-cell>
          <table:table-cell office:value-type="string" calcext:value-type="string">
            <text:p>Hoedeman</text:p>
          </table:table-cell>
          <table:table-cell table:formula="of:=IF([.G114]=&quot;&quot;;[.B114];([.G114]&amp;&quot; &quot;&amp;[.B114]))" office:value-type="string" office:string-value="Hoedeman" calcext:value-type="string">
            <text:p>Hoedeman</text:p>
          </table:table-cell>
          <table:table-cell office:value-type="string" calcext:value-type="string">
            <text:p>Eric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  <table:table-cell table:formula="of:=IF(ISNUMBER([.Q114]);IF( ( LEN([.Q114])=4);DATE([.Q114];12;31);[.Q114]);&quot;&quot;)">
            <text:p/>
          </table:table-cell>
          <table:table-cell/>
          <table:table-cell table:formula="of:=VALUE([.Q1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5]</text:p>
          </table:table-cell>
          <table:table-cell office:value-type="string" calcext:value-type="string">
            <text:p>Hoedeman</text:p>
          </table:table-cell>
          <table:table-cell table:formula="of:=IF([.G115]=&quot;&quot;;[.B115];([.G115]&amp;&quot; &quot;&amp;[.B115]))" office:value-type="string" office:string-value="Hoedeman" calcext:value-type="string">
            <text:p>Hoedeman</text:p>
          </table:table-cell>
          <table:table-cell office:value-type="string" calcext:value-type="string">
            <text:p>Gu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24 MAR 2005</text:p>
          </table:table-cell>
          <table:table-cell office:value-type="date" office:date-value="2005-03-24" calcext:value-type="date">
            <text:p>2005-03-24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15]);IF( ( LEN([.Q115])=4);DATE([.Q115];12;31);[.Q115]);&quot;&quot;)">
            <text:p/>
          </table:table-cell>
          <table:table-cell/>
          <table:table-cell table:formula="of:=VALUE([.Q1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5]</text:p>
          </table:table-cell>
          <table:table-cell office:value-type="string" calcext:value-type="string">
            <text:p>Huijbers</text:p>
          </table:table-cell>
          <table:table-cell table:formula="of:=IF([.G116]=&quot;&quot;;[.B116];([.G116]&amp;&quot; &quot;&amp;[.B116]))" office:value-type="string" office:string-value="Huijbers" calcext:value-type="string">
            <text:p>Huijbers</text:p>
          </table:table-cell>
          <table:table-cell office:value-type="string" calcext:value-type="string">
            <text:p>Christiaan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7-12-17" calcext:value-type="date">
            <text:p>1877-12-17</text:p>
          </table:table-cell>
          <table:table-cell table:style-name="ce4" office:value-type="date" office:date-value="1877-12-17" calcext:value-type="date">
            <text:p>1877-12-17 00:00:00</text:p>
          </table:table-cell>
          <table:table-cell office:value-type="string" calcext:value-type="string">
            <text:p>[P0035]</text:p>
          </table:table-cell>
          <table:table-cell table:number-columns-repeated="4"/>
          <table:table-cell table:style-name="ce1" office:value-type="date" office:date-value="1955-11-08" calcext:value-type="date">
            <text:p>1955-11-08</text:p>
          </table:table-cell>
          <table:table-cell table:formula="of:=IF(ISNUMBER([.Q116]);IF( ( LEN([.Q116])=4);DATE([.Q116];12;31);[.Q116]);&quot;&quot;)" office:value-type="date" office:date-value="1955-11-08" calcext:value-type="date">
            <text:p>1955-11-08</text:p>
          </table:table-cell>
          <table:table-cell office:value-type="string" calcext:value-type="string">
            <text:p>[P0035]</text:p>
          </table:table-cell>
          <table:table-cell table:formula="of:=VALUE([.Q116])" office:value-type="float" office:value="20401" calcext:value-type="float">
            <text:p>20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7]</text:p>
          </table:table-cell>
          <table:table-cell office:value-type="string" calcext:value-type="string">
            <text:p>Huijbers</text:p>
          </table:table-cell>
          <table:table-cell table:formula="of:=IF([.G117]=&quot;&quot;;[.B117];([.G117]&amp;&quot; &quot;&amp;[.B117]))" office:value-type="string" office:string-value="Huijbers" calcext:value-type="string">
            <text:p>Huijbers</text:p>
          </table:table-cell>
          <table:table-cell office:value-type="string" calcext:value-type="string">
            <text:p>Jocoba Helena 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13-11-13" calcext:value-type="date">
            <text:p>1913-11-13</text:p>
          </table:table-cell>
          <table:table-cell table:style-name="ce4" office:value-type="date" office:date-value="1913-11-13" calcext:value-type="date">
            <text:p>1913-11-13 00:00:00</text:p>
          </table:table-cell>
          <table:table-cell office:value-type="string" calcext:value-type="string">
            <text:p>[P0023]</text:p>
          </table:table-cell>
          <table:table-cell table:number-columns-repeated="4"/>
          <table:table-cell table:style-name="ce1" office:value-type="date" office:date-value="1997-03-04" calcext:value-type="date">
            <text:p>1997-03-04</text:p>
          </table:table-cell>
          <table:table-cell table:formula="of:=IF(ISNUMBER([.Q117]);IF( ( LEN([.Q117])=4);DATE([.Q117];12;31);[.Q117]);&quot;&quot;)" office:value-type="date" office:date-value="1997-03-04" calcext:value-type="date">
            <text:p>1997-03-04</text:p>
          </table:table-cell>
          <table:table-cell office:value-type="string" calcext:value-type="string">
            <text:p>[P0023]</text:p>
          </table:table-cell>
          <table:table-cell table:formula="of:=VALUE([.Q117])" office:value-type="float" office:value="35493" calcext:value-type="float">
            <text:p>35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2]</text:p>
          </table:table-cell>
          <table:table-cell office:value-type="string" calcext:value-type="string">
            <text:p>Jansen</text:p>
          </table:table-cell>
          <table:table-cell table:formula="of:=IF([.G118]=&quot;&quot;;[.B118];([.G118]&amp;&quot; &quot;&amp;[.B118]))" office:value-type="string" office:string-value="Jansen" calcext:value-type="string">
            <text:p>Jansen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46" calcext:value-type="float">
            <text:p>1846</text:p>
          </table:table-cell>
          <table:table-cell office:value-type="date" office:date-value="1846-01-01" calcext:value-type="date">
            <text:p>1846-01-01 00:00:00</text:p>
          </table:table-cell>
          <table:table-cell table:number-columns-repeated="5"/>
          <table:table-cell office:value-type="float" office:value="1898" calcext:value-type="float">
            <text:p>1898</text:p>
          </table:table-cell>
          <table:table-cell table:formula="of:=IF(ISNUMBER([.Q118]);IF( ( LEN([.Q118])=4);DATE([.Q118];12;31);[.Q118]);&quot;&quot;)" office:value-type="date" office:date-value="1898-12-31" calcext:value-type="date">
            <text:p>1898-12-31</text:p>
          </table:table-cell>
          <table:table-cell/>
          <table:table-cell table:formula="of:=VALUE([.Q118])"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4]</text:p>
          </table:table-cell>
          <table:table-cell office:value-type="string" calcext:value-type="string">
            <text:p>Janssen</text:p>
          </table:table-cell>
          <table:table-cell table:formula="of:=IF([.G119]=&quot;&quot;;[.B119];([.G119]&amp;&quot; &quot;&amp;[.B119]))" office:value-type="string" office:string-value="Janssen" calcext:value-type="string">
            <text:p>Janssen</text:p>
          </table:table-cell>
          <table:table-cell office:value-type="string" calcext:value-type="string">
            <text:p>Philipp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30-07-25" calcext:value-type="date">
            <text:p>1930-07-25</text:p>
          </table:table-cell>
          <table:table-cell office:value-type="date" office:date-value="1930-07-25" calcext:value-type="date">
            <text:p>1930-07-25 00:00:00</text:p>
          </table:table-cell>
          <table:table-cell table:number-columns-repeated="6"/>
          <table:table-cell table:formula="of:=IF(ISNUMBER([.Q119]);IF( ( LEN([.Q119])=4);DATE([.Q119];12;31);[.Q119]);&quot;&quot;)">
            <text:p/>
          </table:table-cell>
          <table:table-cell/>
          <table:table-cell table:formula="of:=VALUE([.Q1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1]</text:p>
          </table:table-cell>
          <table:table-cell office:value-type="string" calcext:value-type="string">
            <text:p>Joosten</text:p>
          </table:table-cell>
          <table:table-cell table:formula="of:=IF([.G120]=&quot;&quot;;[.B120];([.G120]&amp;&quot; &quot;&amp;[.B120]))" office:value-type="string" office:string-value="Joosten" calcext:value-type="string">
            <text:p>Joosten</text:p>
          </table:table-cell>
          <table:table-cell office:value-type="string" calcext:value-type="string">
            <text:p>Florentina Gera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13 DEC 1948</text:p>
          </table:table-cell>
          <table:table-cell office:value-type="date" office:date-value="1948-12-13" calcext:value-type="date">
            <text:p>1948-12-13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0]);IF( ( LEN([.Q120])=4);DATE([.Q120];12;31);[.Q120]);&quot;&quot;)">
            <text:p/>
          </table:table-cell>
          <table:table-cell/>
          <table:table-cell table:formula="of:=VALUE([.Q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0]</text:p>
          </table:table-cell>
          <table:table-cell office:value-type="string" calcext:value-type="string">
            <text:p>Joosten</text:p>
          </table:table-cell>
          <table:table-cell table:formula="of:=IF([.G121]=&quot;&quot;;[.B121];([.G121]&amp;&quot; &quot;&amp;[.B121]))" office:value-type="string" office:string-value="Joosten" calcext:value-type="string">
            <text:p>Joosten</text:p>
          </table:table-cell>
          <table:table-cell office:value-type="string" calcext:value-type="string">
            <text:p>Johanna Antoinetta Florent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1 NOV 1947</text:p>
          </table:table-cell>
          <table:table-cell office:value-type="date" office:date-value="1947-11-01" calcext:value-type="date">
            <text:p>1947-11-01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1]);IF( ( LEN([.Q121])=4);DATE([.Q121];12;31);[.Q121]);&quot;&quot;)">
            <text:p/>
          </table:table-cell>
          <table:table-cell/>
          <table:table-cell table:formula="of:=VALUE([.Q1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6]</text:p>
          </table:table-cell>
          <table:table-cell office:value-type="string" calcext:value-type="string">
            <text:p>Joosten</text:p>
          </table:table-cell>
          <table:table-cell table:formula="of:=IF([.G122]=&quot;&quot;;[.B122];([.G122]&amp;&quot; &quot;&amp;[.B122]))" office:value-type="string" office:string-value="Joosten" calcext:value-type="string">
            <text:p>Joosten</text:p>
          </table:table-cell>
          <table:table-cell office:value-type="string" calcext:value-type="string">
            <text:p>Johannes Mathij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17 JUN 1875</text:p>
          </table:table-cell>
          <table:table-cell office:value-type="date" office:date-value="1875-06-17" calcext:value-type="date">
            <text:p>1875-06-17 00:00:00</text:p>
          </table:table-cell>
          <table:table-cell office:value-type="string" calcext:value-type="string">
            <text:p>[P0023]</text:p>
          </table:table-cell>
          <table:table-cell table:number-columns-repeated="4"/>
          <table:table-cell office:value-type="string" calcext:value-type="string">
            <text:p>28 NOV 1944</text:p>
          </table:table-cell>
          <table:table-cell office:value-type="date" office:date-value="1944-11-28" calcext:value-type="date">
            <text:p>1944-11-28</text:p>
          </table:table-cell>
          <table:table-cell office:value-type="string" calcext:value-type="string">
            <text:p>[P0023]</text:p>
          </table:table-cell>
          <table:table-cell table:formula="of:=VALUE([.Q12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8]</text:p>
          </table:table-cell>
          <table:table-cell office:value-type="string" calcext:value-type="string">
            <text:p>Joosten</text:p>
          </table:table-cell>
          <table:table-cell table:formula="of:=IF([.G123]=&quot;&quot;;[.B123];([.G123]&amp;&quot; &quot;&amp;[.B123]))" office:value-type="string" office:string-value="Joosten" calcext:value-type="string">
            <text:p>Joosten</text:p>
          </table:table-cell>
          <table:table-cell office:value-type="string" calcext:value-type="string">
            <text:p>Johannes Nicolaa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11 NOV 1951</text:p>
          </table:table-cell>
          <table:table-cell office:value-type="date" office:date-value="1951-11-11" calcext:value-type="date">
            <text:p>1951-11-11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3]);IF( ( LEN([.Q123])=4);DATE([.Q123];12;31);[.Q123]);&quot;&quot;)">
            <text:p/>
          </table:table-cell>
          <table:table-cell/>
          <table:table-cell table:formula="of:=VALUE([.Q1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6]</text:p>
          </table:table-cell>
          <table:table-cell office:value-type="string" calcext:value-type="string">
            <text:p>Joosten</text:p>
          </table:table-cell>
          <table:table-cell table:formula="of:=IF([.G124]=&quot;&quot;;[.B124];([.G124]&amp;&quot; &quot;&amp;[.B124]))" office:value-type="string" office:string-value="Joosten" calcext:value-type="string">
            <text:p>Joosten</text:p>
          </table:table-cell>
          <table:table-cell office:value-type="string" calcext:value-type="string">
            <text:p>Josefus J 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19-03-26" calcext:value-type="date">
            <text:p>1919-03-26</text:p>
          </table:table-cell>
          <table:table-cell table:style-name="ce4" office:value-type="date" office:date-value="1919-03-26" calcext:value-type="date">
            <text:p>1919-03-26 00:00:00</text:p>
          </table:table-cell>
          <table:table-cell office:value-type="string" calcext:value-type="string">
            <text:p>[P0034]</text:p>
          </table:table-cell>
          <table:table-cell table:number-columns-repeated="4"/>
          <table:table-cell table:style-name="ce1" office:value-type="date" office:date-value="1978-06-21" calcext:value-type="date">
            <text:p>1978-06-21</text:p>
          </table:table-cell>
          <table:table-cell table:formula="of:=IF(ISNUMBER([.Q124]);IF( ( LEN([.Q124])=4);DATE([.Q124];12;31);[.Q124]);&quot;&quot;)" office:value-type="date" office:date-value="1978-06-21" calcext:value-type="date">
            <text:p>1978-06-21</text:p>
          </table:table-cell>
          <table:table-cell office:value-type="string" calcext:value-type="string">
            <text:p>[P0023]</text:p>
          </table:table-cell>
          <table:table-cell table:formula="of:=VALUE([.Q124])" office:value-type="float" office:value="28662" calcext:value-type="float">
            <text:p>28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3]</text:p>
          </table:table-cell>
          <table:table-cell office:value-type="string" calcext:value-type="string">
            <text:p>Joosten</text:p>
          </table:table-cell>
          <table:table-cell table:formula="of:=IF([.G125]=&quot;&quot;;[.B125];([.G125]&amp;&quot; &quot;&amp;[.B125]))" office:value-type="string" office:string-value="Joosten" calcext:value-type="string">
            <text:p>Joosten</text:p>
          </table:table-cell>
          <table:table-cell office:value-type="string" calcext:value-type="string">
            <text:p>Josephus Arnoldus Gerard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8 MAR 1956</text:p>
          </table:table-cell>
          <table:table-cell office:value-type="date" office:date-value="1956-03-08" calcext:value-type="date">
            <text:p>1956-03-08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5]);IF( ( LEN([.Q125])=4);DATE([.Q125];12;31);[.Q125]);&quot;&quot;)">
            <text:p/>
          </table:table-cell>
          <table:table-cell/>
          <table:table-cell table:formula="of:=VALUE([.Q1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9]</text:p>
          </table:table-cell>
          <table:table-cell office:value-type="string" calcext:value-type="string">
            <text:p>Joosten</text:p>
          </table:table-cell>
          <table:table-cell table:formula="of:=IF([.G126]=&quot;&quot;;[.B126];([.G126]&amp;&quot; &quot;&amp;[.B126]))" office:value-type="string" office:string-value="Joosten" calcext:value-type="string">
            <text:p>Joosten</text:p>
          </table:table-cell>
          <table:table-cell office:value-type="string" calcext:value-type="string">
            <text:p>Maria Johanna Math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19 AUG 1946</text:p>
          </table:table-cell>
          <table:table-cell office:value-type="date" office:date-value="1946-08-19" calcext:value-type="date">
            <text:p>1946-08-19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6]);IF( ( LEN([.Q126])=4);DATE([.Q126];12;31);[.Q126]);&quot;&quot;)">
            <text:p/>
          </table:table-cell>
          <table:table-cell/>
          <table:table-cell table:formula="of:=VALUE([.Q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2]</text:p>
          </table:table-cell>
          <table:table-cell office:value-type="string" calcext:value-type="string">
            <text:p>Joosten</text:p>
          </table:table-cell>
          <table:table-cell table:formula="of:=IF([.G127]=&quot;&quot;;[.B127];([.G127]&amp;&quot; &quot;&amp;[.B127]))" office:value-type="string" office:string-value="Joosten" calcext:value-type="string">
            <text:p>Joosten</text:p>
          </table:table-cell>
          <table:table-cell office:value-type="string" calcext:value-type="string">
            <text:p>Martina Maria Gerardina 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8 MAR 1954</text:p>
          </table:table-cell>
          <table:table-cell office:value-type="date" office:date-value="1954-03-08" calcext:value-type="date">
            <text:p>1954-03-08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7]);IF( ( LEN([.Q127])=4);DATE([.Q127];12;31);[.Q127]);&quot;&quot;)">
            <text:p/>
          </table:table-cell>
          <table:table-cell/>
          <table:table-cell table:formula="of:=VALUE([.Q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9]</text:p>
          </table:table-cell>
          <table:table-cell office:value-type="string" calcext:value-type="string">
            <text:p>Joosten</text:p>
          </table:table-cell>
          <table:table-cell table:formula="of:=IF([.G128]=&quot;&quot;;[.B128];([.G128]&amp;&quot; &quot;&amp;[.B128]))" office:value-type="string" office:string-value="Joosten" calcext:value-type="string">
            <text:p>Joosten</text:p>
          </table:table-cell>
          <table:table-cell office:value-type="string" calcext:value-type="string">
            <text:p>Tilly Mechtilda Maria Hen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0-05-18" calcext:value-type="date">
            <text:p>1950-05-18</text:p>
          </table:table-cell>
          <table:table-cell table:style-name="ce4" office:value-type="date" office:date-value="1950-05-18" calcext:value-type="date">
            <text:p>1950-05-18 00:00:00</text:p>
          </table:table-cell>
          <table:table-cell office:value-type="string" calcext:value-type="string">
            <text:p>[P0023]</text:p>
          </table:table-cell>
          <table:table-cell table:number-columns-repeated="5"/>
          <table:table-cell table:formula="of:=IF(ISNUMBER([.Q128]);IF( ( LEN([.Q128])=4);DATE([.Q128];12;31);[.Q128]);&quot;&quot;)">
            <text:p/>
          </table:table-cell>
          <table:table-cell/>
          <table:table-cell table:formula="of:=VALUE([.Q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1]</text:p>
          </table:table-cell>
          <table:table-cell office:value-type="string" calcext:value-type="string">
            <text:p>Kempkens</text:p>
          </table:table-cell>
          <table:table-cell table:formula="of:=IF([.G129]=&quot;&quot;;[.B129];([.G129]&amp;&quot; &quot;&amp;[.B129]))" office:value-type="string" office:string-value="Kempkens" calcext:value-type="string">
            <text:p>Kempkens</text:p>
          </table:table-cell>
          <table:table-cell office:value-type="string" calcext:value-type="string">
            <text:p>Annem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number-columns-repeated="8"/>
          <table:table-cell table:formula="of:=IF(ISNUMBER([.Q129]);IF( ( LEN([.Q129])=4);DATE([.Q129];12;31);[.Q129]);&quot;&quot;)">
            <text:p/>
          </table:table-cell>
          <table:table-cell/>
          <table:table-cell table:formula="of:=VALUE([.Q1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2]</text:p>
          </table:table-cell>
          <table:table-cell office:value-type="string" calcext:value-type="string">
            <text:p>Kempkens</text:p>
          </table:table-cell>
          <table:table-cell table:formula="of:=IF([.G130]=&quot;&quot;;[.B130];([.G130]&amp;&quot; &quot;&amp;[.B130]))" office:value-type="string" office:string-value="Kempkens" calcext:value-type="string">
            <text:p>Kempkens</text:p>
          </table:table-cell>
          <table:table-cell office:value-type="string" calcext:value-type="string">
            <text:p>Ger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  <table:table-cell table:formula="of:=IF(ISNUMBER([.Q130]);IF( ( LEN([.Q130])=4);DATE([.Q130];12;31);[.Q130]);&quot;&quot;)">
            <text:p/>
          </table:table-cell>
          <table:table-cell/>
          <table:table-cell table:formula="of:=VALUE([.Q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0]</text:p>
          </table:table-cell>
          <table:table-cell office:value-type="string" calcext:value-type="string">
            <text:p>Kempkens</text:p>
          </table:table-cell>
          <table:table-cell table:formula="of:=IF([.G131]=&quot;&quot;;[.B131];([.G131]&amp;&quot; &quot;&amp;[.B131]))" office:value-type="string" office:string-value="Kempkens" calcext:value-type="string">
            <text:p>Kempkens</text:p>
          </table:table-cell>
          <table:table-cell office:value-type="string" calcext:value-type="string">
            <text:p>G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number-columns-repeated="8"/>
          <table:table-cell table:formula="of:=IF(ISNUMBER([.Q131]);IF( ( LEN([.Q131])=4);DATE([.Q131];12;31);[.Q131]);&quot;&quot;)">
            <text:p/>
          </table:table-cell>
          <table:table-cell/>
          <table:table-cell table:formula="of:=VALUE([.Q1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03]</text:p>
          </table:table-cell>
          <table:table-cell office:value-type="string" calcext:value-type="string">
            <text:p>Kempkens</text:p>
          </table:table-cell>
          <table:table-cell table:formula="of:=IF([.G132]=&quot;&quot;;[.B132];([.G132]&amp;&quot; &quot;&amp;[.B132]))" office:value-type="string" office:string-value="Kempkens" calcext:value-type="string">
            <text:p>Kempkens</text:p>
          </table:table-cell>
          <table:table-cell office:value-type="string" calcext:value-type="string">
            <text:p>Martij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27 DEC 1983</text:p>
          </table:table-cell>
          <table:table-cell table:style-name="ce4" office:value-type="date" office:date-value="1983-12-27" calcext:value-type="date">
            <text:p>1983-12-27 00:00:00</text:p>
          </table:table-cell>
          <table:table-cell table:number-columns-repeated="5"/>
          <table:table-cell office:value-type="string" calcext:value-type="string">
            <text:p>26 JUN 1984</text:p>
          </table:table-cell>
          <table:table-cell office:value-type="date" office:date-value="1984-06-26" calcext:value-type="date">
            <text:p>1984-06-26</text:p>
          </table:table-cell>
          <table:table-cell/>
          <table:table-cell table:formula="of:=VALUE([.Q13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5]</text:p>
          </table:table-cell>
          <table:table-cell office:value-type="string" calcext:value-type="string">
            <text:p>Kling</text:p>
          </table:table-cell>
          <table:table-cell table:formula="of:=IF([.G133]=&quot;&quot;;[.B133];([.G133]&amp;&quot; &quot;&amp;[.B133]))" office:value-type="string" office:string-value="Kling" calcext:value-type="string">
            <text:p>Kling</text:p>
          </table:table-cell>
          <table:table-cell office:value-type="string" calcext:value-type="string">
            <text:p>E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33]);IF( ( LEN([.Q133])=4);DATE([.Q133];12;31);[.Q133]);&quot;&quot;)">
            <text:p/>
          </table:table-cell>
          <table:table-cell/>
          <table:table-cell table:formula="of:=VALUE([.Q1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4]</text:p>
          </table:table-cell>
          <table:table-cell office:value-type="string" calcext:value-type="string">
            <text:p>Koek</text:p>
          </table:table-cell>
          <table:table-cell table:formula="of:=IF([.G134]=&quot;&quot;;[.B134];([.G134]&amp;&quot; &quot;&amp;[.B134]))" office:value-type="string" office:string-value="Koek" calcext:value-type="string">
            <text:p>Koek</text:p>
          </table:table-cell>
          <table:table-cell office:value-type="string" calcext:value-type="string">
            <text:p>Margriet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22 MAY 1951</text:p>
          </table:table-cell>
          <table:table-cell table:style-name="ce4" office:value-type="date" office:date-value="1951-05-22" calcext:value-type="date">
            <text:p>1951-05-22 00:00:00</text:p>
          </table:table-cell>
          <table:table-cell table:number-columns-repeated="6"/>
          <table:table-cell table:formula="of:=IF(ISNUMBER([.Q134]);IF( ( LEN([.Q134])=4);DATE([.Q134];12;31);[.Q134]);&quot;&quot;)">
            <text:p/>
          </table:table-cell>
          <table:table-cell/>
          <table:table-cell table:formula="of:=VALUE([.Q1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3]</text:p>
          </table:table-cell>
          <table:table-cell office:value-type="string" calcext:value-type="string">
            <text:p>Kuijpers</text:p>
          </table:table-cell>
          <table:table-cell table:formula="of:=IF([.G135]=&quot;&quot;;[.B135];([.G135]&amp;&quot; &quot;&amp;[.B135]))" office:value-type="string" office:string-value="Kuijpers" calcext:value-type="string">
            <text:p>Kuijpers</text:p>
          </table:table-cell>
          <table:table-cell office:value-type="string" calcext:value-type="string">
            <text:p>Elisabeth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45" calcext:value-type="float">
            <text:p>1845</text:p>
          </table:table-cell>
          <table:table-cell table:style-name="ce4" office:value-type="date" office:date-value="1845-01-01" calcext:value-type="date">
            <text:p>1845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21" calcext:value-type="float">
            <text:p>1921</text:p>
          </table:table-cell>
          <table:table-cell table:formula="of:=IF(ISNUMBER([.Q135]);IF( ( LEN([.Q135])=4);DATE([.Q135];12;31);[.Q135]);&quot;&quot;)" office:value-type="date" office:date-value="1921-12-31" calcext:value-type="date">
            <text:p>1921-12-31</text:p>
          </table:table-cell>
          <table:table-cell office:value-type="string" calcext:value-type="string">
            <text:p>[P0016]</text:p>
          </table:table-cell>
          <table:table-cell table:formula="of:=VALUE([.Q135])"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4]</text:p>
          </table:table-cell>
          <table:table-cell office:value-type="string" calcext:value-type="string">
            <text:p>Kuijpers</text:p>
          </table:table-cell>
          <table:table-cell table:formula="of:=IF([.G136]=&quot;&quot;;[.B136];([.G136]&amp;&quot; &quot;&amp;[.B136]))" office:value-type="string" office:string-value="Kuijpers" calcext:value-type="string">
            <text:p>Kuijper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13-08-08" calcext:value-type="date">
            <text:p>1813-08-08</text:p>
          </table:table-cell>
          <table:table-cell table:style-name="ce4" office:value-type="date" office:date-value="1813-08-08" calcext:value-type="date">
            <text:p>1813-08-08 00:00:00</text:p>
          </table:table-cell>
          <table:table-cell office:value-type="string" calcext:value-type="string">
            <text:p>[P0038]</text:p>
          </table:table-cell>
          <table:table-cell table:number-columns-repeated="4"/>
          <table:table-cell table:style-name="ce1" office:value-type="date" office:date-value="1892-01-11" calcext:value-type="date">
            <text:p>1892-01-11</text:p>
          </table:table-cell>
          <table:table-cell table:formula="of:=IF(ISNUMBER([.Q136]);IF( ( LEN([.Q136])=4);DATE([.Q136];12;31);[.Q136]);&quot;&quot;)" office:value-type="date" office:date-value="1892-01-11" calcext:value-type="date">
            <text:p>1892-01-11</text:p>
          </table:table-cell>
          <table:table-cell office:value-type="string" calcext:value-type="string">
            <text:p>[P0016]</text:p>
          </table:table-cell>
          <table:table-cell table:formula="of:=VALUE([.Q136])" office:value-type="float" office:value="-2910" calcext:value-type="float">
            <text:p>-2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92]</text:p>
          </table:table-cell>
          <table:table-cell office:value-type="string" calcext:value-type="string">
            <text:p>Lagarde</text:p>
          </table:table-cell>
          <table:table-cell table:formula="of:=IF([.G137]=&quot;&quot;;[.B137];([.G137]&amp;&quot; &quot;&amp;[.B137]))" office:value-type="string" office:string-value="Lagarde" calcext:value-type="string">
            <text:p>Lagarde</text:p>
          </table:table-cell>
          <table:table-cell office:value-type="string" calcext:value-type="string">
            <text:p>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37]);IF( ( LEN([.Q137])=4);DATE([.Q137];12;31);[.Q137]);&quot;&quot;)">
            <text:p/>
          </table:table-cell>
          <table:table-cell/>
          <table:table-cell table:formula="of:=VALUE([.Q1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300]</text:p>
          </table:table-cell>
          <table:table-cell office:value-type="string" calcext:value-type="string">
            <text:p>Lith</text:p>
          </table:table-cell>
          <table:table-cell table:formula="of:=IF([.G138]=&quot;&quot;;[.B138];([.G138]&amp;&quot; &quot;&amp;[.B138]))" office:value-type="string" office:string-value="van Lith" calcext:value-type="string">
            <text:p>van Lith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1770" calcext:value-type="float">
            <text:p>1770</text:p>
          </table:table-cell>
          <table:table-cell table:style-name="ce4" office:value-type="date" office:date-value="1770-01-01" calcext:value-type="date">
            <text:p>1770-01-01 00:00:00</text:p>
          </table:table-cell>
          <table:table-cell table:number-columns-repeated="5"/>
          <table:table-cell table:style-name="ce1" office:value-type="date" office:date-value="1815-08-25" calcext:value-type="date">
            <text:p>1815-08-25</text:p>
          </table:table-cell>
          <table:table-cell table:formula="of:=IF(ISNUMBER([.Q138]);IF( ( LEN([.Q138])=4);DATE([.Q138];12;31);[.Q138]);&quot;&quot;)" office:value-type="date" office:date-value="1815-08-25" calcext:value-type="date">
            <text:p>1815-08-25</text:p>
          </table:table-cell>
          <table:table-cell/>
          <table:table-cell table:formula="of:=VALUE([.Q138])" office:value-type="float" office:value="-30808" calcext:value-type="float">
            <text:p>-30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4]</text:p>
          </table:table-cell>
          <table:table-cell office:value-type="string" calcext:value-type="string">
            <text:p>Maas</text:p>
          </table:table-cell>
          <table:table-cell table:formula="of:=IF([.G139]=&quot;&quot;;[.B139];([.G139]&amp;&quot; &quot;&amp;[.B139]))" office:value-type="string" office:string-value="Maas" calcext:value-type="string">
            <text:p>Maa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139]);IF( ( LEN([.Q139])=4);DATE([.Q139];12;31);[.Q139]);&quot;&quot;)">
            <text:p/>
          </table:table-cell>
          <table:table-cell/>
          <table:table-cell table:formula="of:=VALUE([.Q1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4]</text:p>
          </table:table-cell>
          <table:table-cell office:value-type="string" calcext:value-type="string">
            <text:p>Maas</text:p>
          </table:table-cell>
          <table:table-cell table:formula="of:=IF([.G140]=&quot;&quot;;[.B140];([.G140]&amp;&quot; &quot;&amp;[.B140]))" office:value-type="string" office:string-value="Maas" calcext:value-type="string">
            <text:p>Maas</text:p>
          </table:table-cell>
          <table:table-cell office:value-type="string" calcext:value-type="string">
            <text:p>Mar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73-09-09" calcext:value-type="date">
            <text:p>1973-09-09</text:p>
          </table:table-cell>
          <table:table-cell table:style-name="ce4" office:value-type="date" office:date-value="1973-09-09" calcext:value-type="date">
            <text:p>1973-09-09 00:00:00</text:p>
          </table:table-cell>
          <table:table-cell office:value-type="string" calcext:value-type="string">
            <text:p>[P0046]</text:p>
          </table:table-cell>
          <table:table-cell table:number-columns-repeated="5"/>
          <table:table-cell table:formula="of:=IF(ISNUMBER([.Q140]);IF( ( LEN([.Q140])=4);DATE([.Q140];12;31);[.Q140]);&quot;&quot;)">
            <text:p/>
          </table:table-cell>
          <table:table-cell/>
          <table:table-cell table:formula="of:=VALUE([.Q1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6]</text:p>
          </table:table-cell>
          <table:table-cell office:value-type="string" calcext:value-type="string">
            <text:p>Maas</text:p>
          </table:table-cell>
          <table:table-cell table:formula="of:=IF([.G141]=&quot;&quot;;[.B141];([.G141]&amp;&quot; &quot;&amp;[.B141]))" office:value-type="string" office:string-value="Maas" calcext:value-type="string">
            <text:p>Maas</text:p>
          </table:table-cell>
          <table:table-cell office:value-type="string" calcext:value-type="string">
            <text:p>Maud Cornelia Johanna Maria</text:p>
          </table:table-cell>
          <table:table-cell office:value-type="string" calcext:value-type="string">
            <text:p>Maud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1" office:value-type="date" office:date-value="2009-05-28" calcext:value-type="date">
            <text:p>2009-05-28</text:p>
          </table:table-cell>
          <table:table-cell table:style-name="ce4" office:value-type="date" office:date-value="2009-05-28" calcext:value-type="date">
            <text:p>2009-05-28 00:00:00</text:p>
          </table:table-cell>
          <table:table-cell office:value-type="string" calcext:value-type="string">
            <text:p>[P0046]</text:p>
          </table:table-cell>
          <table:table-cell table:number-columns-repeated="5"/>
          <table:table-cell table:formula="of:=IF(ISNUMBER([.Q141]);IF( ( LEN([.Q141])=4);DATE([.Q141];12;31);[.Q141]);&quot;&quot;)">
            <text:p/>
          </table:table-cell>
          <table:table-cell/>
          <table:table-cell table:formula="of:=VALUE([.Q1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7]</text:p>
          </table:table-cell>
          <table:table-cell office:value-type="string" calcext:value-type="string">
            <text:p>Maas</text:p>
          </table:table-cell>
          <table:table-cell table:formula="of:=IF([.G142]=&quot;&quot;;[.B142];([.G142]&amp;&quot; &quot;&amp;[.B142]))" office:value-type="string" office:string-value="Maas" calcext:value-type="string">
            <text:p>Maas</text:p>
          </table:table-cell>
          <table:table-cell office:value-type="string" calcext:value-type="string">
            <text:p>Petra (Petronella Everdina Maria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74-12-12" calcext:value-type="date">
            <text:p>1974-12-12</text:p>
          </table:table-cell>
          <table:table-cell table:style-name="ce4" office:value-type="date" office:date-value="1974-12-12" calcext:value-type="date">
            <text:p>1974-12-12 00:00:00</text:p>
          </table:table-cell>
          <table:table-cell office:value-type="string" calcext:value-type="string">
            <text:p>[P0046]</text:p>
          </table:table-cell>
          <table:table-cell table:number-columns-repeated="5"/>
          <table:table-cell table:formula="of:=IF(ISNUMBER([.Q142]);IF( ( LEN([.Q142])=4);DATE([.Q142];12;31);[.Q142]);&quot;&quot;)">
            <text:p/>
          </table:table-cell>
          <table:table-cell/>
          <table:table-cell table:formula="of:=VALUE([.Q1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2]</text:p>
          </table:table-cell>
          <table:table-cell office:value-type="string" calcext:value-type="string">
            <text:p>Mol</text:p>
          </table:table-cell>
          <table:table-cell table:formula="of:=IF([.G143]=&quot;&quot;;[.B143];([.G143]&amp;&quot; &quot;&amp;[.B143]))" office:value-type="string" office:string-value="Mol" calcext:value-type="string">
            <text:p>Mol</text:p>
          </table:table-cell>
          <table:table-cell office:value-type="string" calcext:value-type="string">
            <text:p>Nicolie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43]);IF( ( LEN([.Q143])=4);DATE([.Q143];12;31);[.Q143]);&quot;&quot;)">
            <text:p/>
          </table:table-cell>
          <table:table-cell/>
          <table:table-cell table:formula="of:=VALUE([.Q1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0]</text:p>
          </table:table-cell>
          <table:table-cell office:value-type="string" calcext:value-type="string">
            <text:p>Mombers</text:p>
          </table:table-cell>
          <table:table-cell table:formula="of:=IF([.G144]=&quot;&quot;;[.B144];([.G144]&amp;&quot; &quot;&amp;[.B144]))" office:value-type="string" office:string-value="Mombers" calcext:value-type="string">
            <text:p>Mombers</text:p>
          </table:table-cell>
          <table:table-cell office:value-type="string" calcext:value-type="string">
            <text:p>Christ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84" calcext:value-type="float">
            <text:p>1784</text:p>
          </table:table-cell>
          <table:table-cell table:style-name="ce4" office:value-type="date" office:date-value="1784-01-01" calcext:value-type="date">
            <text:p>1784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21" calcext:value-type="float">
            <text:p>1821</text:p>
          </table:table-cell>
          <table:table-cell table:formula="of:=IF(ISNUMBER([.Q144]);IF( ( LEN([.Q144])=4);DATE([.Q144];12;31);[.Q144]);&quot;&quot;)" office:value-type="date" office:date-value="1821-12-31" calcext:value-type="date">
            <text:p>1821-12-31</text:p>
          </table:table-cell>
          <table:table-cell office:value-type="string" calcext:value-type="string">
            <text:p>[P0016]</text:p>
          </table:table-cell>
          <table:table-cell table:formula="of:=VALUE([.Q144])"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7]</text:p>
          </table:table-cell>
          <table:table-cell office:value-type="string" calcext:value-type="string">
            <text:p>Mombers</text:p>
          </table:table-cell>
          <table:table-cell table:formula="of:=IF([.G145]=&quot;&quot;;[.B145];([.G145]&amp;&quot; &quot;&amp;[.B145]))" office:value-type="string" office:string-value="Mombers" calcext:value-type="string">
            <text:p>Mombers</text:p>
          </table:table-cell>
          <table:table-cell office:value-type="string" calcext:value-type="string">
            <text:p>Petronella Cornel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08" calcext:value-type="float">
            <text:p>1808</text:p>
          </table:table-cell>
          <table:table-cell table:style-name="ce4" office:value-type="date" office:date-value="1808-01-01" calcext:value-type="date">
            <text:p>1808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87" calcext:value-type="float">
            <text:p>1887</text:p>
          </table:table-cell>
          <table:table-cell table:formula="of:=IF(ISNUMBER([.Q145]);IF( ( LEN([.Q145])=4);DATE([.Q145];12;31);[.Q145]);&quot;&quot;)" office:value-type="date" office:date-value="1887-12-31" calcext:value-type="date">
            <text:p>1887-12-31</text:p>
          </table:table-cell>
          <table:table-cell office:value-type="string" calcext:value-type="string">
            <text:p>[P0040]</text:p>
          </table:table-cell>
          <table:table-cell table:formula="of:=VALUE([.Q145])"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7]</text:p>
          </table:table-cell>
          <table:table-cell office:value-type="string" calcext:value-type="string">
            <text:p>Oliemeulen</text:p>
          </table:table-cell>
          <table:table-cell table:formula="of:=IF([.G146]=&quot;&quot;;[.B146];([.G146]&amp;&quot; &quot;&amp;[.B146]))" office:value-type="string" office:string-value="Oliemeulen" calcext:value-type="string">
            <text:p>Oliemeulen</text:p>
          </table:table-cell>
          <table:table-cell office:value-type="string" calcext:value-type="string">
            <text:p>Id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46]);IF( ( LEN([.Q146])=4);DATE([.Q146];12;31);[.Q146]);&quot;&quot;)">
            <text:p/>
          </table:table-cell>
          <table:table-cell/>
          <table:table-cell table:formula="of:=VALUE([.Q1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5]</text:p>
          </table:table-cell>
          <table:table-cell office:value-type="string" calcext:value-type="string">
            <text:p>Peeters</text:p>
          </table:table-cell>
          <table:table-cell table:formula="of:=IF([.G147]=&quot;&quot;;[.B147];([.G147]&amp;&quot; &quot;&amp;[.B147]))" office:value-type="string" office:string-value="Peeters" calcext:value-type="string">
            <text:p>Peeter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47]);IF( ( LEN([.Q147])=4);DATE([.Q147];12;31);[.Q147]);&quot;&quot;)">
            <text:p/>
          </table:table-cell>
          <table:table-cell/>
          <table:table-cell table:formula="of:=VALUE([.Q1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6]</text:p>
          </table:table-cell>
          <table:table-cell office:value-type="string" calcext:value-type="string">
            <text:p>Pennings</text:p>
          </table:table-cell>
          <table:table-cell table:formula="of:=IF([.G148]=&quot;&quot;;[.B148];([.G148]&amp;&quot; &quot;&amp;[.B148]))" office:value-type="string" office:string-value="Pennings" calcext:value-type="string">
            <text:p>Pennings</text:p>
          </table:table-cell>
          <table:table-cell office:value-type="string" calcext:value-type="string">
            <text:p>L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48]);IF( ( LEN([.Q148])=4);DATE([.Q148];12;31);[.Q148]);&quot;&quot;)">
            <text:p/>
          </table:table-cell>
          <table:table-cell/>
          <table:table-cell table:formula="of:=VALUE([.Q1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5]</text:p>
          </table:table-cell>
          <table:table-cell office:value-type="string" calcext:value-type="string">
            <text:p>Rooijakkers</text:p>
          </table:table-cell>
          <table:table-cell table:formula="of:=IF([.G149]=&quot;&quot;;[.B149];([.G149]&amp;&quot; &quot;&amp;[.B149]))" office:value-type="string" office:string-value="Rooijakkers" calcext:value-type="string">
            <text:p>Rooijakkers</text:p>
          </table:table-cell>
          <table:table-cell office:value-type="string" calcext:value-type="string">
            <text:p>Clin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17 JUN 1994</text:p>
          </table:table-cell>
          <table:table-cell table:style-name="ce4" office:value-type="date" office:date-value="1994-06-17" calcext:value-type="date">
            <text:p>1994-06-17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49]);IF( ( LEN([.Q149])=4);DATE([.Q149];12;31);[.Q149]);&quot;&quot;)">
            <text:p/>
          </table:table-cell>
          <table:table-cell/>
          <table:table-cell table:formula="of:=VALUE([.Q1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7]</text:p>
          </table:table-cell>
          <table:table-cell office:value-type="string" calcext:value-type="string">
            <text:p>Rooijakkers</text:p>
          </table:table-cell>
          <table:table-cell table:formula="of:=IF([.G150]=&quot;&quot;;[.B150];([.G150]&amp;&quot; &quot;&amp;[.B150]))" office:value-type="string" office:string-value="Rooijakkers" calcext:value-type="string">
            <text:p>Rooijakkers</text:p>
          </table:table-cell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5 APR 1996</text:p>
          </table:table-cell>
          <table:table-cell table:style-name="ce4" office:value-type="date" office:date-value="1996-04-05" calcext:value-type="date">
            <text:p>1996-04-05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50]);IF( ( LEN([.Q150])=4);DATE([.Q150];12;31);[.Q150]);&quot;&quot;)">
            <text:p/>
          </table:table-cell>
          <table:table-cell/>
          <table:table-cell table:formula="of:=VALUE([.Q1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6]</text:p>
          </table:table-cell>
          <table:table-cell office:value-type="string" calcext:value-type="string">
            <text:p>Rooijakkers</text:p>
          </table:table-cell>
          <table:table-cell table:formula="of:=IF([.G151]=&quot;&quot;;[.B151];([.G151]&amp;&quot; &quot;&amp;[.B151]))" office:value-type="string" office:string-value="Rooijakkers" calcext:value-type="string">
            <text:p>Rooijakkers</text:p>
          </table:table-cell>
          <table:table-cell office:value-type="string" calcext:value-type="string">
            <text:p>Wi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151]);IF( ( LEN([.Q151])=4);DATE([.Q151];12;31);[.Q151]);&quot;&quot;)">
            <text:p/>
          </table:table-cell>
          <table:table-cell/>
          <table:table-cell table:formula="of:=VALUE([.Q1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9]</text:p>
          </table:table-cell>
          <table:table-cell office:value-type="string" calcext:value-type="string">
            <text:p>Schipper</text:p>
          </table:table-cell>
          <table:table-cell table:formula="of:=IF([.G152]=&quot;&quot;;[.B152];([.G152]&amp;&quot; &quot;&amp;[.B152]))" office:value-type="string" office:string-value="Schipper" calcext:value-type="string">
            <text:p>Schipper</text:p>
          </table:table-cell>
          <table:table-cell office:value-type="string" calcext:value-type="string">
            <text:p>Annemij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0-02-19" calcext:value-type="date">
            <text:p>1990-02-19</text:p>
          </table:table-cell>
          <table:table-cell table:style-name="ce4" office:value-type="date" office:date-value="1990-02-19" calcext:value-type="date">
            <text:p>1990-02-19 00:00:00</text:p>
          </table:table-cell>
          <table:table-cell office:value-type="string" calcext:value-type="string">
            <text:p>[P0018]</text:p>
          </table:table-cell>
          <table:table-cell table:number-columns-repeated="5"/>
          <table:table-cell table:formula="of:=IF(ISNUMBER([.Q152]);IF( ( LEN([.Q152])=4);DATE([.Q152];12;31);[.Q152]);&quot;&quot;)">
            <text:p/>
          </table:table-cell>
          <table:table-cell/>
          <table:table-cell table:formula="of:=VALUE([.Q1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8]</text:p>
          </table:table-cell>
          <table:table-cell office:value-type="string" calcext:value-type="string">
            <text:p>Schipper</text:p>
          </table:table-cell>
          <table:table-cell table:formula="of:=IF([.G153]=&quot;&quot;;[.B153];([.G153]&amp;&quot; &quot;&amp;[.B153]))" office:value-type="string" office:string-value="Schipper" calcext:value-type="string">
            <text:p>Schipper</text:p>
          </table:table-cell>
          <table:table-cell office:value-type="string" calcext:value-type="string">
            <text:p>Bra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26 MAY 1988</text:p>
          </table:table-cell>
          <table:table-cell table:style-name="ce4" office:value-type="date" office:date-value="1988-05-26" calcext:value-type="date">
            <text:p>1988-05-26 00:00:00</text:p>
          </table:table-cell>
          <table:table-cell office:value-type="string" calcext:value-type="string">
            <text:p>[P0018]</text:p>
          </table:table-cell>
          <table:table-cell table:number-columns-repeated="5"/>
          <table:table-cell table:formula="of:=IF(ISNUMBER([.Q153]);IF( ( LEN([.Q153])=4);DATE([.Q153];12;31);[.Q153]);&quot;&quot;)">
            <text:p/>
          </table:table-cell>
          <table:table-cell/>
          <table:table-cell table:formula="of:=VALUE([.Q1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6]</text:p>
          </table:table-cell>
          <table:table-cell office:value-type="string" calcext:value-type="string">
            <text:p>Schipper</text:p>
          </table:table-cell>
          <table:table-cell table:formula="of:=IF([.G154]=&quot;&quot;;[.B154];([.G154]&amp;&quot; &quot;&amp;[.B154]))" office:value-type="string" office:string-value="Schipper" calcext:value-type="string">
            <text:p>Schipper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154]);IF( ( LEN([.Q154])=4);DATE([.Q154];12;31);[.Q154]);&quot;&quot;)">
            <text:p/>
          </table:table-cell>
          <table:table-cell/>
          <table:table-cell table:formula="of:=VALUE([.Q1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9]</text:p>
          </table:table-cell>
          <table:table-cell office:value-type="string" calcext:value-type="string">
            <text:p>Segeren</text:p>
          </table:table-cell>
          <table:table-cell table:formula="of:=IF([.G155]=&quot;&quot;;[.B155];([.G155]&amp;&quot; &quot;&amp;[.B155]))" office:value-type="string" office:string-value="Segeren" calcext:value-type="string">
            <text:p>Segeren</text:p>
          </table:table-cell>
          <table:table-cell office:value-type="string" calcext:value-type="string">
            <text:p>Fli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155]);IF( ( LEN([.Q155])=4);DATE([.Q155];12;31);[.Q155]);&quot;&quot;)">
            <text:p/>
          </table:table-cell>
          <table:table-cell/>
          <table:table-cell table:formula="of:=VALUE([.Q1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4]</text:p>
          </table:table-cell>
          <table:table-cell office:value-type="string" calcext:value-type="string">
            <text:p>Sneeuw</text:p>
          </table:table-cell>
          <table:table-cell table:formula="of:=IF([.G156]=&quot;&quot;;[.B156];([.G156]&amp;&quot; &quot;&amp;[.B156]))" office:value-type="string" office:string-value="Sneeuw" calcext:value-type="string">
            <text:p>Sneeuw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6" calcext:value-type="float">
            <text:p>1766</text:p>
          </table:table-cell>
          <table:table-cell table:style-name="ce4" office:value-type="date" office:date-value="1766-01-01" calcext:value-type="date">
            <text:p>1766-01-01 00:00:00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51" calcext:value-type="float">
            <text:p>1851</text:p>
          </table:table-cell>
          <table:table-cell table:formula="of:=IF(ISNUMBER([.Q156]);IF( ( LEN([.Q156])=4);DATE([.Q156];12;31);[.Q156]);&quot;&quot;)" office:value-type="date" office:date-value="1851-12-31" calcext:value-type="date">
            <text:p>1851-12-31</text:p>
          </table:table-cell>
          <table:table-cell office:value-type="string" calcext:value-type="string">
            <text:p>[P0045]</text:p>
          </table:table-cell>
          <table:table-cell table:formula="of:=VALUE([.Q156])"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1]</text:p>
          </table:table-cell>
          <table:table-cell office:value-type="string" calcext:value-type="string">
            <text:p>Sneeuw</text:p>
          </table:table-cell>
          <table:table-cell table:formula="of:=IF([.G157]=&quot;&quot;;[.B157];([.G157]&amp;&quot; &quot;&amp;[.B157]))" office:value-type="string" office:string-value="Sneeuw" calcext:value-type="string">
            <text:p>Sneeuw</text:p>
          </table:table-cell>
          <table:table-cell office:value-type="string" calcext:value-type="string">
            <text:p>Maria Wilhelm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03" calcext:value-type="float">
            <text:p>1803</text:p>
          </table:table-cell>
          <table:table-cell table:style-name="ce4" office:value-type="date" office:date-value="1803-01-01" calcext:value-type="date">
            <text:p>1803-01-01 00:00:00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table:formula="of:=IF(ISNUMBER([.Q157]);IF( ( LEN([.Q157])=4);DATE([.Q157];12;31);[.Q157]);&quot;&quot;)" office:value-type="date" office:date-value="1881-12-31" calcext:value-type="date">
            <text:p>1881-12-31</text:p>
          </table:table-cell>
          <table:table-cell office:value-type="string" calcext:value-type="string">
            <text:p>[P0042]</text:p>
          </table:table-cell>
          <table:table-cell table:formula="of:=VALUE([.Q157])"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4]</text:p>
          </table:table-cell>
          <table:table-cell office:value-type="string" calcext:value-type="string">
            <text:p>Spierings</text:p>
          </table:table-cell>
          <table:table-cell table:formula="of:=IF([.G158]=&quot;&quot;;[.B158];([.G158]&amp;&quot; &quot;&amp;[.B158]))" office:value-type="string" office:string-value="Spierings" calcext:value-type="string">
            <text:p>Spierings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158]);IF( ( LEN([.Q158])=4);DATE([.Q158];12;31);[.Q158]);&quot;&quot;)">
            <text:p/>
          </table:table-cell>
          <table:table-cell/>
          <table:table-cell table:formula="of:=VALUE([.Q1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7]</text:p>
          </table:table-cell>
          <table:table-cell office:value-type="string" calcext:value-type="string">
            <text:p>Spierings</text:p>
          </table:table-cell>
          <table:table-cell table:formula="of:=IF([.G159]=&quot;&quot;;[.B159];([.G159]&amp;&quot; &quot;&amp;[.B159]))" office:value-type="string" office:string-value="Spierings" calcext:value-type="string">
            <text:p>Spierings</text:p>
          </table:table-cell>
          <table:table-cell office:value-type="string" calcext:value-type="string">
            <text:p>Adr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9-12-08" calcext:value-type="date">
            <text:p>1959-12-08</text:p>
          </table:table-cell>
          <table:table-cell table:style-name="ce4" office:value-type="date" office:date-value="1959-12-08" calcext:value-type="date">
            <text:p>1959-12-08 00:00:00</text:p>
          </table:table-cell>
          <table:table-cell table:number-columns-repeated="6"/>
          <table:table-cell table:formula="of:=IF(ISNUMBER([.Q159]);IF( ( LEN([.Q159])=4);DATE([.Q159];12;31);[.Q159]);&quot;&quot;)">
            <text:p/>
          </table:table-cell>
          <table:table-cell/>
          <table:table-cell table:formula="of:=VALUE([.Q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9]</text:p>
          </table:table-cell>
          <table:table-cell office:value-type="string" calcext:value-type="string">
            <text:p>Spierings</text:p>
          </table:table-cell>
          <table:table-cell table:formula="of:=IF([.G160]=&quot;&quot;;[.B160];([.G160]&amp;&quot; &quot;&amp;[.B160]))" office:value-type="string" office:string-value="Spierings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67" calcext:value-type="float">
            <text:p>1767</text:p>
          </table:table-cell>
          <table:table-cell table:style-name="ce4" office:value-type="date" office:date-value="1767-01-01" calcext:value-type="date">
            <text:p>1767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7-04-20" calcext:value-type="date">
            <text:p>1767-04-20</text:p>
          </table:table-cell>
          <table:table-cell table:number-columns-repeated="2"/>
          <table:table-cell table:style-name="ce1" office:value-type="date" office:date-value="1849-02-14" calcext:value-type="date">
            <text:p>1849-02-14</text:p>
          </table:table-cell>
          <table:table-cell table:formula="of:=IF(ISNUMBER([.Q160]);IF( ( LEN([.Q160])=4);DATE([.Q160];12;31);[.Q160]);&quot;&quot;)" office:value-type="date" office:date-value="1849-02-14" calcext:value-type="date">
            <text:p>1849-02-14</text:p>
          </table:table-cell>
          <table:table-cell office:value-type="string" calcext:value-type="string">
            <text:p>[P0050]</text:p>
          </table:table-cell>
          <table:table-cell table:formula="of:=VALUE([.Q160])" office:value-type="float" office:value="-18581" calcext:value-type="float">
            <text:p>-18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8]</text:p>
          </table:table-cell>
          <table:table-cell office:value-type="string" calcext:value-type="string">
            <text:p>Spierings</text:p>
          </table:table-cell>
          <table:table-cell table:formula="of:=IF([.G161]=&quot;&quot;;[.B161];([.G161]&amp;&quot; &quot;&amp;[.B161]))" office:value-type="string" office:string-value="Spierings" calcext:value-type="string">
            <text:p>Spiering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34-03-02" calcext:value-type="date">
            <text:p>1834-03-02</text:p>
          </table:table-cell>
          <table:table-cell table:style-name="ce4" office:value-type="date" office:date-value="1834-03-02" calcext:value-type="date">
            <text:p>1834-03-02 00:00:00</text:p>
          </table:table-cell>
          <table:table-cell table:number-columns-repeated="6"/>
          <table:table-cell table:formula="of:=IF(ISNUMBER([.Q161]);IF( ( LEN([.Q161])=4);DATE([.Q161];12;31);[.Q161]);&quot;&quot;)">
            <text:p/>
          </table:table-cell>
          <table:table-cell/>
          <table:table-cell table:formula="of:=VALUE([.Q1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4]</text:p>
          </table:table-cell>
          <table:table-cell office:value-type="string" calcext:value-type="string">
            <text:p>Spierings</text:p>
          </table:table-cell>
          <table:table-cell table:formula="of:=IF([.G162]=&quot;&quot;;[.B162];([.G162]&amp;&quot; &quot;&amp;[.B162]))" office:value-type="string" office:string-value="Spierings" calcext:value-type="string">
            <text:p>Spierings</text:p>
          </table:table-cell>
          <table:table-cell office:value-type="string" calcext:value-type="string">
            <text:p>Ant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09" calcext:value-type="float">
            <text:p>1809</text:p>
          </table:table-cell>
          <table:table-cell table:style-name="ce4" office:value-type="date" office:date-value="1809-01-01" calcext:value-type="date">
            <text:p>1809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09-07-04" calcext:value-type="date">
            <text:p>1809-07-04</text:p>
          </table:table-cell>
          <table:table-cell table:number-columns-repeated="2"/>
          <table:table-cell table:style-name="ce1" office:value-type="date" office:date-value="1889-12-24" calcext:value-type="date">
            <text:p>1889-12-24</text:p>
          </table:table-cell>
          <table:table-cell table:formula="of:=IF(ISNUMBER([.Q162]);IF( ( LEN([.Q162])=4);DATE([.Q162];12;31);[.Q162]);&quot;&quot;)" office:value-type="date" office:date-value="1889-12-24" calcext:value-type="date">
            <text:p>1889-12-24</text:p>
          </table:table-cell>
          <table:table-cell office:value-type="string" calcext:value-type="string">
            <text:p>[P0050]</text:p>
          </table:table-cell>
          <table:table-cell table:formula="of:=VALUE([.Q162])" office:value-type="float" office:value="-3658" calcext:value-type="float">
            <text:p>-3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6]</text:p>
          </table:table-cell>
          <table:table-cell office:value-type="string" calcext:value-type="string">
            <text:p>Spierings</text:p>
          </table:table-cell>
          <table:table-cell table:formula="of:=IF([.G163]=&quot;&quot;;[.B163];([.G163]&amp;&quot; &quot;&amp;[.B163]))" office:value-type="string" office:string-value="Spierings" calcext:value-type="string">
            <text:p>Spierings</text:p>
          </table:table-cell>
          <table:table-cell office:value-type="string" calcext:value-type="string">
            <text:p>Anton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4" calcext:value-type="float">
            <text:p>1764</text:p>
          </table:table-cell>
          <table:table-cell table:style-name="ce4" office:value-type="date" office:date-value="1764-01-01" calcext:value-type="date">
            <text:p>1764-01-01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72-12-12" calcext:value-type="date">
            <text:p>1872-12-12</text:p>
          </table:table-cell>
          <table:table-cell table:formula="of:=IF(ISNUMBER([.Q163]);IF( ( LEN([.Q163])=4);DATE([.Q163];12;31);[.Q163]);&quot;&quot;)" office:value-type="date" office:date-value="1872-12-12" calcext:value-type="date">
            <text:p>1872-12-12</text:p>
          </table:table-cell>
          <table:table-cell office:value-type="string" calcext:value-type="string">
            <text:p>[P0050]</text:p>
          </table:table-cell>
          <table:table-cell table:formula="of:=VALUE([.Q163])" office:value-type="float" office:value="-9879" calcext:value-type="float">
            <text:p>-9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3]</text:p>
          </table:table-cell>
          <table:table-cell office:value-type="string" calcext:value-type="string">
            <text:p>Spierings</text:p>
          </table:table-cell>
          <table:table-cell table:formula="of:=IF([.G164]=&quot;&quot;;[.B164];([.G164]&amp;&quot; &quot;&amp;[.B164]))" office:value-type="string" office:string-value="Spierings" calcext:value-type="string">
            <text:p>Spierings</text:p>
          </table:table-cell>
          <table:table-cell office:value-type="string" calcext:value-type="string">
            <text:p>Antonia 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04" calcext:value-type="float">
            <text:p>1804</text:p>
          </table:table-cell>
          <table:table-cell table:style-name="ce4" office:value-type="date" office:date-value="1804-01-01" calcext:value-type="date">
            <text:p>1804-01-01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92-12-19" calcext:value-type="date">
            <text:p>1892-12-19</text:p>
          </table:table-cell>
          <table:table-cell table:formula="of:=IF(ISNUMBER([.Q164]);IF( ( LEN([.Q164])=4);DATE([.Q164];12;31);[.Q164]);&quot;&quot;)" office:value-type="date" office:date-value="1892-12-19" calcext:value-type="date">
            <text:p>1892-12-19</text:p>
          </table:table-cell>
          <table:table-cell office:value-type="string" calcext:value-type="string">
            <text:p>[P0050]</text:p>
          </table:table-cell>
          <table:table-cell table:formula="of:=VALUE([.Q164])" office:value-type="float" office:value="-2567" calcext:value-type="float">
            <text:p>-2567</text:p>
          </table:table-cell>
          <table:table-cell table:style-name="ce1" office:value-type="date" office:date-value="1804-09-18" calcext:value-type="date">
            <text:p>1804-09-18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38]</text:p>
          </table:table-cell>
          <table:table-cell office:value-type="string" calcext:value-type="string">
            <text:p>Spierings</text:p>
          </table:table-cell>
          <table:table-cell table:formula="of:=IF([.G165]=&quot;&quot;;[.B165];([.G165]&amp;&quot; &quot;&amp;[.B165]))" office:value-type="string" office:string-value="Spierings" calcext:value-type="string">
            <text:p>Spierings</text:p>
          </table:table-cell>
          <table:table-cell office:value-type="string" calcext:value-type="string">
            <text:p>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61-09-12" calcext:value-type="date">
            <text:p>1961-09-12</text:p>
          </table:table-cell>
          <table:table-cell table:style-name="ce4" office:value-type="date" office:date-value="1961-09-12" calcext:value-type="date">
            <text:p>1961-09-12 00:00:00</text:p>
          </table:table-cell>
          <table:table-cell table:number-columns-repeated="6"/>
          <table:table-cell table:formula="of:=IF(ISNUMBER([.Q165]);IF( ( LEN([.Q165])=4);DATE([.Q165];12;31);[.Q165]);&quot;&quot;)">
            <text:p/>
          </table:table-cell>
          <table:table-cell/>
          <table:table-cell table:formula="of:=VALUE([.Q1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9]</text:p>
          </table:table-cell>
          <table:table-cell office:value-type="string" calcext:value-type="string">
            <text:p>Spierings</text:p>
          </table:table-cell>
          <table:table-cell table:formula="of:=IF([.G166]=&quot;&quot;;[.B166];([.G166]&amp;&quot; &quot;&amp;[.B166]))" office:value-type="string" office:string-value="Spierings" calcext:value-type="string">
            <text:p>Spierings</text:p>
          </table:table-cell>
          <table:table-cell office:value-type="string" calcext:value-type="string">
            <text:p>Antoni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35-09-20" calcext:value-type="date">
            <text:p>1835-09-20</text:p>
          </table:table-cell>
          <table:table-cell table:style-name="ce4" office:value-type="date" office:date-value="1835-09-20" calcext:value-type="date">
            <text:p>1835-09-20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918-02-13" calcext:value-type="date">
            <text:p>1918-02-13</text:p>
          </table:table-cell>
          <table:table-cell office:value-type="date" office:date-value="1918-02-13" calcext:value-type="date">
            <text:p>1918-02-13</text:p>
          </table:table-cell>
          <table:table-cell office:value-type="string" calcext:value-type="string">
            <text:p>[P0002]</text:p>
          </table:table-cell>
          <table:table-cell table:formula="of:=VALUE([.Q166])"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4]</text:p>
          </table:table-cell>
          <table:table-cell office:value-type="string" calcext:value-type="string">
            <text:p>Spierings</text:p>
          </table:table-cell>
          <table:table-cell table:formula="of:=IF([.G167]=&quot;&quot;;[.B167];([.G167]&amp;&quot; &quot;&amp;[.B167]))" office:value-type="string" office:string-value="Spierings" calcext:value-type="string">
            <text:p>Spierings</text:p>
          </table:table-cell>
          <table:table-cell office:value-type="string" calcext:value-type="string">
            <text:p>Antonius Henric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1-12-30" calcext:value-type="date">
            <text:p>1871-12-30</text:p>
          </table:table-cell>
          <table:table-cell table:style-name="ce4" office:value-type="date" office:date-value="1871-12-30" calcext:value-type="date">
            <text:p>1871-12-30 00:00:00</text:p>
          </table:table-cell>
          <table:table-cell office:value-type="string" calcext:value-type="string">
            <text:p>[P0049]</text:p>
          </table:table-cell>
          <table:table-cell table:number-columns-repeated="4"/>
          <table:table-cell table:style-name="ce1" office:value-type="date" office:date-value="1897-01-05" calcext:value-type="date">
            <text:p>1897-01-05</text:p>
          </table:table-cell>
          <table:table-cell table:formula="of:=IF(ISNUMBER([.Q167]);IF( ( LEN([.Q167])=4);DATE([.Q167];12;31);[.Q167]);&quot;&quot;)" office:value-type="date" office:date-value="1897-01-05" calcext:value-type="date">
            <text:p>1897-01-05</text:p>
          </table:table-cell>
          <table:table-cell office:value-type="string" calcext:value-type="string">
            <text:p>[P0050]</text:p>
          </table:table-cell>
          <table:table-cell table:formula="of:=VALUE([.Q167])" office:value-type="float" office:value="-1089" calcext:value-type="float">
            <text:p>-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5]</text:p>
          </table:table-cell>
          <table:table-cell office:value-type="string" calcext:value-type="string">
            <text:p>Spierings</text:p>
          </table:table-cell>
          <table:table-cell table:formula="of:=IF([.G168]=&quot;&quot;;[.B168];([.G168]&amp;&quot; &quot;&amp;[.B168]))" office:value-type="string" office:string-value="Spierings" calcext:value-type="string">
            <text:p>Spierings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9-12-17" calcext:value-type="date">
            <text:p>1999-12-17</text:p>
          </table:table-cell>
          <table:table-cell table:style-name="ce4" office:value-type="date" office:date-value="1999-12-17" calcext:value-type="date">
            <text:p>1999-12-17 00:00:00</text:p>
          </table:table-cell>
          <table:table-cell table:number-columns-repeated="6"/>
          <table:table-cell table:formula="of:=IF(ISNUMBER([.Q168]);IF( ( LEN([.Q168])=4);DATE([.Q168];12;31);[.Q168]);&quot;&quot;)">
            <text:p/>
          </table:table-cell>
          <table:table-cell/>
          <table:table-cell table:formula="of:=VALUE([.Q1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7]</text:p>
          </table:table-cell>
          <table:table-cell office:value-type="string" calcext:value-type="string">
            <text:p>Spierings</text:p>
          </table:table-cell>
          <table:table-cell table:formula="of:=IF([.G169]=&quot;&quot;;[.B169];([.G169]&amp;&quot; &quot;&amp;[.B169]))" office:value-type="string" office:string-value="Spierings" calcext:value-type="string">
            <text:p>Spierings</text:p>
          </table:table-cell>
          <table:table-cell office:value-type="string" calcext:value-type="string">
            <text:p>Chirle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6-11-26" calcext:value-type="date">
            <text:p>1996-11-26</text:p>
          </table:table-cell>
          <table:table-cell table:style-name="ce4" office:value-type="date" office:date-value="1996-11-26" calcext:value-type="date">
            <text:p>1996-11-26 00:00:00</text:p>
          </table:table-cell>
          <table:table-cell table:number-columns-repeated="6"/>
          <table:table-cell table:formula="of:=IF(ISNUMBER([.Q169]);IF( ( LEN([.Q169])=4);DATE([.Q169];12;31);[.Q169]);&quot;&quot;)">
            <text:p/>
          </table:table-cell>
          <table:table-cell/>
          <table:table-cell table:formula="of:=VALUE([.Q1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8]</text:p>
          </table:table-cell>
          <table:table-cell office:value-type="string" calcext:value-type="string">
            <text:p>Spierings</text:p>
          </table:table-cell>
          <table:table-cell table:formula="of:=IF([.G170]=&quot;&quot;;[.B170];([.G170]&amp;&quot; &quot;&amp;[.B170]))" office:value-type="string" office:string-value="Spierings" calcext:value-type="string">
            <text:p>Spierings</text:p>
          </table:table-cell>
          <table:table-cell office:value-type="string" calcext:value-type="string">
            <text:p>Chriss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28 JUN 1998</text:p>
          </table:table-cell>
          <table:table-cell table:style-name="ce4" office:value-type="date" office:date-value="1998-06-28" calcext:value-type="date">
            <text:p>1998-06-28 00:00:00</text:p>
          </table:table-cell>
          <table:table-cell table:number-columns-repeated="5"/>
          <table:table-cell office:value-type="string" calcext:value-type="string">
            <text:p>28 JUN 1998</text:p>
          </table:table-cell>
          <table:table-cell office:value-type="date" office:date-value="1998-06-28" calcext:value-type="date">
            <text:p>1998-06-28</text:p>
          </table:table-cell>
          <table:table-cell/>
          <table:table-cell table:formula="of:=VALUE([.Q170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0]</text:p>
          </table:table-cell>
          <table:table-cell office:value-type="string" calcext:value-type="string">
            <text:p>Spierings</text:p>
          </table:table-cell>
          <table:table-cell table:formula="of:=IF([.G171]=&quot;&quot;;[.B171];([.G171]&amp;&quot; &quot;&amp;[.B171]))" office:value-type="string" office:string-value="Spierings" calcext:value-type="string">
            <text:p>Spierings</text:p>
          </table:table-cell>
          <table:table-cell office:value-type="string" calcext:value-type="string">
            <text:p>Claas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9" calcext:value-type="float">
            <text:p>1769</text:p>
          </table:table-cell>
          <table:table-cell table:style-name="ce4" office:value-type="date" office:date-value="1769-01-01" calcext:value-type="date">
            <text:p>1769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9-02-09" calcext:value-type="date">
            <text:p>1769-02-0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4-01-16" calcext:value-type="date">
            <text:p>1844-01-16</text:p>
          </table:table-cell>
          <table:table-cell table:formula="of:=IF(ISNUMBER([.Q171]);IF( ( LEN([.Q171])=4);DATE([.Q171];12;31);[.Q171]);&quot;&quot;)" office:value-type="date" office:date-value="1844-01-16" calcext:value-type="date">
            <text:p>1844-01-16</text:p>
          </table:table-cell>
          <table:table-cell office:value-type="string" calcext:value-type="string">
            <text:p>[P0050]</text:p>
          </table:table-cell>
          <table:table-cell table:formula="of:=VALUE([.Q171])" office:value-type="float" office:value="-20437" calcext:value-type="float">
            <text:p>-20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5]</text:p>
          </table:table-cell>
          <table:table-cell office:value-type="string" calcext:value-type="string">
            <text:p>Spierings</text:p>
          </table:table-cell>
          <table:table-cell table:formula="of:=IF([.G172]=&quot;&quot;;[.B172];([.G172]&amp;&quot; &quot;&amp;[.B172]))" office:value-type="string" office:string-value="Spierings" calcext:value-type="string">
            <text:p>Spierings</text:p>
          </table:table-cell>
          <table:table-cell office:value-type="string" calcext:value-type="string">
            <text:p>Co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2-04-08" calcext:value-type="date">
            <text:p>1952-04-08</text:p>
          </table:table-cell>
          <table:table-cell table:style-name="ce4" office:value-type="date" office:date-value="1952-04-08" calcext:value-type="date">
            <text:p>1952-04-08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72]);IF( ( LEN([.Q172])=4);DATE([.Q172];12;31);[.Q172]);&quot;&quot;)">
            <text:p/>
          </table:table-cell>
          <table:table-cell/>
          <table:table-cell table:formula="of:=VALUE([.Q1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2]</text:p>
          </table:table-cell>
          <table:table-cell office:value-type="string" calcext:value-type="string">
            <text:p>Spierings</text:p>
          </table:table-cell>
          <table:table-cell table:formula="of:=IF([.G173]=&quot;&quot;;[.B173];([.G173]&amp;&quot; &quot;&amp;[.B173]))" office:value-type="string" office:string-value="Spierings" calcext:value-type="string">
            <text:p>Spierings</text:p>
          </table:table-cell>
          <table:table-cell office:value-type="string" calcext:value-type="string">
            <text:p>C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89-09-30" calcext:value-type="date">
            <text:p>1989-09-30</text:p>
          </table:table-cell>
          <table:table-cell table:style-name="ce4" office:value-type="date" office:date-value="1989-09-30" calcext:value-type="date">
            <text:p>1989-09-30 00:00:00</text:p>
          </table:table-cell>
          <table:table-cell table:number-columns-repeated="6"/>
          <table:table-cell table:formula="of:=IF(ISNUMBER([.Q173]);IF( ( LEN([.Q173])=4);DATE([.Q173];12;31);[.Q173]);&quot;&quot;)">
            <text:p/>
          </table:table-cell>
          <table:table-cell/>
          <table:table-cell table:formula="of:=VALUE([.Q1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4]</text:p>
          </table:table-cell>
          <table:table-cell office:value-type="string" calcext:value-type="string">
            <text:p>Spierings</text:p>
          </table:table-cell>
          <table:table-cell table:formula="of:=IF([.G174]=&quot;&quot;;[.B174];([.G174]&amp;&quot; &quot;&amp;[.B174]))" office:value-type="string" office:string-value="Spierings" calcext:value-type="string">
            <text:p>Spierings</text:p>
          </table:table-cell>
          <table:table-cell office:value-type="string" calcext:value-type="string">
            <text:p>Fre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1-02-18" calcext:value-type="date">
            <text:p>1951-02-18</text:p>
          </table:table-cell>
          <table:table-cell table:style-name="ce4" office:value-type="date" office:date-value="1951-02-18" calcext:value-type="date">
            <text:p>1951-02-18 00:00:00</text:p>
          </table:table-cell>
          <table:table-cell table:number-columns-repeated="6"/>
          <table:table-cell table:formula="of:=IF(ISNUMBER([.Q174]);IF( ( LEN([.Q174])=4);DATE([.Q174];12;31);[.Q174]);&quot;&quot;)">
            <text:p/>
          </table:table-cell>
          <table:table-cell/>
          <table:table-cell table:formula="of:=VALUE([.Q1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8]</text:p>
          </table:table-cell>
          <table:table-cell office:value-type="string" calcext:value-type="string">
            <text:p>Spierings</text:p>
          </table:table-cell>
          <table:table-cell table:formula="of:=IF([.G175]=&quot;&quot;;[.B175];([.G175]&amp;&quot; &quot;&amp;[.B175]))" office:value-type="string" office:string-value="Spierings" calcext:value-type="string">
            <text:p>Spierings</text:p>
          </table:table-cell>
          <table:table-cell office:value-type="string" calcext:value-type="string">
            <text:p>Gerard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5" calcext:value-type="float">
            <text:p>1765</text:p>
          </table:table-cell>
          <table:table-cell table:style-name="ce4" office:value-type="date" office:date-value="1765-01-01" calcext:value-type="date">
            <text:p>1765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5-11-17" calcext:value-type="date">
            <text:p>1765-11-17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24-05-14" calcext:value-type="date">
            <text:p>1824-05-14</text:p>
          </table:table-cell>
          <table:table-cell table:formula="of:=IF(ISNUMBER([.Q175]);IF( ( LEN([.Q175])=4);DATE([.Q175];12;31);[.Q175]);&quot;&quot;)" office:value-type="date" office:date-value="1824-05-14" calcext:value-type="date">
            <text:p>1824-05-14</text:p>
          </table:table-cell>
          <table:table-cell office:value-type="string" calcext:value-type="string">
            <text:p>[P0050]</text:p>
          </table:table-cell>
          <table:table-cell table:formula="of:=VALUE([.Q175])" office:value-type="float" office:value="-27623" calcext:value-type="float">
            <text:p>-2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8]</text:p>
          </table:table-cell>
          <table:table-cell office:value-type="string" calcext:value-type="string">
            <text:p>Spierings</text:p>
          </table:table-cell>
          <table:table-cell table:formula="of:=IF([.G176]=&quot;&quot;;[.B176];([.G176]&amp;&quot; &quot;&amp;[.B176]))" office:value-type="string" office:string-value="Spierings" calcext:value-type="string">
            <text:p>Spierings</text:p>
          </table:table-cell>
          <table:table-cell office:value-type="string" calcext:value-type="string">
            <text:p>Gerard-dir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7-04-22" calcext:value-type="date">
            <text:p>1877-04-22</text:p>
          </table:table-cell>
          <table:table-cell table:style-name="ce4" office:value-type="date" office:date-value="1877-04-22" calcext:value-type="date">
            <text:p>1877-04-22 00:00:00</text:p>
          </table:table-cell>
          <table:table-cell table:number-columns-repeated="6"/>
          <table:table-cell table:formula="of:=IF(ISNUMBER([.Q176]);IF( ( LEN([.Q176])=4);DATE([.Q176];12;31);[.Q176]);&quot;&quot;)">
            <text:p/>
          </table:table-cell>
          <table:table-cell/>
          <table:table-cell table:formula="of:=VALUE([.Q1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9]</text:p>
          </table:table-cell>
          <table:table-cell office:value-type="string" calcext:value-type="string">
            <text:p>Spierings</text:p>
          </table:table-cell>
          <table:table-cell table:formula="of:=IF([.G177]=&quot;&quot;;[.B177];([.G177]&amp;&quot; &quot;&amp;[.B177]))" office:value-type="string" office:string-value="Spierings" calcext:value-type="string">
            <text:p>Spierings</text:p>
          </table:table-cell>
          <table:table-cell office:value-type="string" calcext:value-type="string">
            <text:p>Giel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92-09-23" calcext:value-type="date">
            <text:p>1992-09-23</text:p>
          </table:table-cell>
          <table:table-cell table:style-name="ce4" office:value-type="date" office:date-value="1992-09-23" calcext:value-type="date">
            <text:p>1992-09-23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77]);IF( ( LEN([.Q177])=4);DATE([.Q177];12;31);[.Q177]);&quot;&quot;)">
            <text:p/>
          </table:table-cell>
          <table:table-cell/>
          <table:table-cell table:formula="of:=VALUE([.Q1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1]</text:p>
          </table:table-cell>
          <table:table-cell office:value-type="string" calcext:value-type="string">
            <text:p>Spierings</text:p>
          </table:table-cell>
          <table:table-cell table:formula="of:=IF([.G178]=&quot;&quot;;[.B178];([.G178]&amp;&quot; &quot;&amp;[.B178]))" office:value-type="string" office:string-value="Spierings" calcext:value-type="string">
            <text:p>Spierings</text:p>
          </table:table-cell>
          <table:table-cell office:value-type="string" calcext:value-type="string">
            <text:p>Gijs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72" calcext:value-type="float">
            <text:p>1772</text:p>
          </table:table-cell>
          <table:table-cell table:style-name="ce4" office:value-type="date" office:date-value="1772-01-01" calcext:value-type="date">
            <text:p>1772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72-03-01" calcext:value-type="date">
            <text:p>1772-03-01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9-08-30" calcext:value-type="date">
            <text:p>1849-08-30</text:p>
          </table:table-cell>
          <table:table-cell table:formula="of:=IF(ISNUMBER([.Q178]);IF( ( LEN([.Q178])=4);DATE([.Q178];12;31);[.Q178]);&quot;&quot;)" office:value-type="date" office:date-value="1849-08-30" calcext:value-type="date">
            <text:p>1849-08-30</text:p>
          </table:table-cell>
          <table:table-cell office:value-type="string" calcext:value-type="string">
            <text:p>[P0050]</text:p>
          </table:table-cell>
          <table:table-cell table:formula="of:=VALUE([.Q178])" office:value-type="float" office:value="-18384" calcext:value-type="float">
            <text:p>-18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3]</text:p>
          </table:table-cell>
          <table:table-cell office:value-type="string" calcext:value-type="string">
            <text:p>Spierings</text:p>
          </table:table-cell>
          <table:table-cell table:formula="of:=IF([.G179]=&quot;&quot;;[.B179];([.G179]&amp;&quot; &quot;&amp;[.B179]))" office:value-type="string" office:string-value="Spierings" calcext:value-type="string">
            <text:p>Spierings</text:p>
          </table:table-cell>
          <table:table-cell office:value-type="string" calcext:value-type="string">
            <text:p>Gijsbert Wil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44-11-07" calcext:value-type="date">
            <text:p>1844-11-07</text:p>
          </table:table-cell>
          <table:table-cell table:style-name="ce4" office:value-type="date" office:date-value="1844-11-07" calcext:value-type="date">
            <text:p>1844-11-07 00:00:00</text:p>
          </table:table-cell>
          <table:table-cell table:number-columns-repeated="6"/>
          <table:table-cell table:formula="of:=IF(ISNUMBER([.Q179]);IF( ( LEN([.Q179])=4);DATE([.Q179];12;31);[.Q179]);&quot;&quot;)">
            <text:p/>
          </table:table-cell>
          <table:table-cell/>
          <table:table-cell table:formula="of:=VALUE([.Q1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1]</text:p>
          </table:table-cell>
          <table:table-cell office:value-type="string" calcext:value-type="string">
            <text:p>Spierings</text:p>
          </table:table-cell>
          <table:table-cell table:formula="of:=IF([.G180]=&quot;&quot;;[.B180];([.G180]&amp;&quot; &quot;&amp;[.B180]))" office:value-type="string" office:string-value="Spierings" calcext:value-type="string">
            <text:p>Spierings</text:p>
          </table:table-cell>
          <table:table-cell office:value-type="string" calcext:value-type="string">
            <text:p>Gijsbert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3-12-19" calcext:value-type="date">
            <text:p>1873-12-19</text:p>
          </table:table-cell>
          <table:table-cell table:style-name="ce4" office:value-type="date" office:date-value="1873-12-19" calcext:value-type="date">
            <text:p>1873-12-19 00:00:00</text:p>
          </table:table-cell>
          <table:table-cell table:number-columns-repeated="5"/>
          <table:table-cell table:style-name="ce1" office:value-type="date" office:date-value="1948-11-01" calcext:value-type="date">
            <text:p>1948-11-01</text:p>
          </table:table-cell>
          <table:table-cell table:formula="of:=IF(ISNUMBER([.Q180]);IF( ( LEN([.Q180])=4);DATE([.Q180];12;31);[.Q180]);&quot;&quot;)" office:value-type="date" office:date-value="1948-11-01" calcext:value-type="date">
            <text:p>1948-11-01</text:p>
          </table:table-cell>
          <table:table-cell office:value-type="string" calcext:value-type="string">
            <text:p>[P0000]</text:p>
          </table:table-cell>
          <table:table-cell table:formula="of:=VALUE([.Q180])" office:value-type="float" office:value="17838" calcext:value-type="float">
            <text:p>17838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60]</text:p>
          </table:table-cell>
          <table:table-cell office:value-type="string" calcext:value-type="string">
            <text:p>Spierings</text:p>
          </table:table-cell>
          <table:table-cell table:formula="of:=IF([.G181]=&quot;&quot;;[.B181];([.G181]&amp;&quot; &quot;&amp;[.B181]))" office:value-type="string" office:string-value="Spierings" calcext:value-type="string">
            <text:p>Spierings</text:p>
          </table:table-cell>
          <table:table-cell office:value-type="string" calcext:value-type="string">
            <text:p>Gin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2000-12-13" calcext:value-type="date">
            <text:p>2000-12-13</text:p>
          </table:table-cell>
          <table:table-cell table:style-name="ce4" office:value-type="date" office:date-value="2000-12-13" calcext:value-type="date">
            <text:p>2000-12-13 00:00:00</text:p>
          </table:table-cell>
          <table:table-cell office:value-type="string" calcext:value-type="string">
            <text:p>[P0025]</text:p>
          </table:table-cell>
          <table:table-cell table:number-columns-repeated="5"/>
          <table:table-cell table:formula="of:=IF(ISNUMBER([.Q181]);IF( ( LEN([.Q181])=4);DATE([.Q181];12;31);[.Q181]);&quot;&quot;)">
            <text:p/>
          </table:table-cell>
          <table:table-cell/>
          <table:table-cell table:formula="of:=VALUE([.Q1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0]</text:p>
          </table:table-cell>
          <table:table-cell office:value-type="string" calcext:value-type="string">
            <text:p>Spierings</text:p>
          </table:table-cell>
          <table:table-cell table:formula="of:=IF([.G182]=&quot;&quot;;[.B182];([.G182]&amp;&quot; &quot;&amp;[.B182]))" office:value-type="string" office:string-value="Spierings" calcext:value-type="string">
            <text:p>Spierings</text:p>
          </table:table-cell>
          <table:table-cell office:value-type="string" calcext:value-type="string">
            <text:p>Gis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03" calcext:value-type="float">
            <text:p>1703</text:p>
          </table:table-cell>
          <table:table-cell table:style-name="ce4" office:value-type="date" office:date-value="1703-01-01" calcext:value-type="date">
            <text:p>1703-01-01 00:00:00</text:p>
          </table:table-cell>
          <table:table-cell table:number-columns-repeated="2"/>
          <table:table-cell table:style-name="ce1" office:value-type="date" office:date-value="1703-01-27" calcext:value-type="date">
            <text:p>1703-01-27</text:p>
          </table:table-cell>
          <table:table-cell office:value-type="string" calcext:value-type="string">
            <text:p>[P0032]</text:p>
          </table:table-cell>
          <table:table-cell/>
          <table:table-cell office:value-type="float" office:value="1770" calcext:value-type="float">
            <text:p>1770</text:p>
          </table:table-cell>
          <table:table-cell table:formula="of:=IF(ISNUMBER([.Q182]);IF( ( LEN([.Q182])=4);DATE([.Q182];12;31);[.Q182]);&quot;&quot;)" office:value-type="date" office:date-value="1770-12-31" calcext:value-type="date">
            <text:p>1770-12-31</text:p>
          </table:table-cell>
          <table:table-cell/>
          <table:table-cell table:formula="of:=VALUE([.Q182])" office:value-type="float" office:value="1770" calcext:value-type="float">
            <text:p>1770</text:p>
          </table:table-cell>
          <table:table-cell table:style-name="ce1" office:value-type="date" office:date-value="1770-12-31" calcext:value-type="date">
            <text:p>1770-12-31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94]</text:p>
          </table:table-cell>
          <table:table-cell office:value-type="string" calcext:value-type="string">
            <text:p>Spierings</text:p>
          </table:table-cell>
          <table:table-cell table:formula="of:=IF([.G183]=&quot;&quot;;[.B183];([.G183]&amp;&quot; &quot;&amp;[.B183]))" office:value-type="string" office:string-value="Spierings" calcext:value-type="string">
            <text:p>Spierings</text:p>
          </table:table-cell>
          <table:table-cell office:value-type="string" calcext:value-type="string">
            <text:p>Hele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735-05-05" calcext:value-type="date">
            <text:p>1735-05-05</text:p>
          </table:table-cell>
          <table:table-cell table:style-name="ce4" office:value-type="date" office:date-value="1735-05-05" calcext:value-type="date">
            <text:p>1735-05-05 00:00:00</text:p>
          </table:table-cell>
          <table:table-cell office:value-type="string" calcext:value-type="string">
            <text:p>[P0052]</text:p>
          </table:table-cell>
          <table:table-cell table:number-columns-repeated="5"/>
          <table:table-cell table:formula="of:=IF(ISNUMBER([.Q183]);IF( ( LEN([.Q183])=4);DATE([.Q183];12;31);[.Q183]);&quot;&quot;)">
            <text:p/>
          </table:table-cell>
          <table:table-cell/>
          <table:table-cell table:formula="of:=VALUE([.Q1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2]</text:p>
          </table:table-cell>
          <table:table-cell office:value-type="string" calcext:value-type="string">
            <text:p>Spierings</text:p>
          </table:table-cell>
          <table:table-cell table:formula="of:=IF([.G184]=&quot;&quot;;[.B184];([.G184]&amp;&quot; &quot;&amp;[.B184]))" office:value-type="string" office:string-value="Spierings" calcext:value-type="string">
            <text:p>Spierings</text:p>
          </table:table-cell>
          <table:table-cell office:value-type="string" calcext:value-type="string">
            <text:p>Hendric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42-10-11" calcext:value-type="date">
            <text:p>1842-10-11</text:p>
          </table:table-cell>
          <table:table-cell table:style-name="ce4" office:value-type="date" office:date-value="1842-10-11" calcext:value-type="date">
            <text:p>1842-10-11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84]);IF( ( LEN([.Q184])=4);DATE([.Q184];12;31);[.Q184]);&quot;&quot;)">
            <text:p/>
          </table:table-cell>
          <table:table-cell/>
          <table:table-cell table:formula="of:=VALUE([.Q1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7]</text:p>
          </table:table-cell>
          <table:table-cell office:value-type="string" calcext:value-type="string">
            <text:p>Spierings</text:p>
          </table:table-cell>
          <table:table-cell table:formula="of:=IF([.G185]=&quot;&quot;;[.B185];([.G185]&amp;&quot; &quot;&amp;[.B185]))" office:value-type="string" office:string-value="Spierings" calcext:value-type="string">
            <text:p>Spierings</text:p>
          </table:table-cell>
          <table:table-cell office:value-type="string" calcext:value-type="string">
            <text:p>Hendrik-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6-01-25" calcext:value-type="date">
            <text:p>1876-01-25</text:p>
          </table:table-cell>
          <table:table-cell table:style-name="ce4" office:value-type="date" office:date-value="1876-01-25" calcext:value-type="date">
            <text:p>1876-01-25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85]);IF( ( LEN([.Q185])=4);DATE([.Q185];12;31);[.Q185]);&quot;&quot;)">
            <text:p/>
          </table:table-cell>
          <table:table-cell/>
          <table:table-cell table:formula="of:=VALUE([.Q1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4]</text:p>
          </table:table-cell>
          <table:table-cell office:value-type="string" calcext:value-type="string">
            <text:p>Spierings</text:p>
          </table:table-cell>
          <table:table-cell table:formula="of:=IF([.G186]=&quot;&quot;;[.B186];([.G186]&amp;&quot; &quot;&amp;[.B186]))" office:value-type="string" office:string-value="Spierings" calcext:value-type="string">
            <text:p>Spierings</text:p>
          </table:table-cell>
          <table:table-cell office:value-type="string" calcext:value-type="string">
            <text:p>Henk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0-01-06" calcext:value-type="date">
            <text:p>1950-01-06</text:p>
          </table:table-cell>
          <table:table-cell table:style-name="ce4" office:value-type="date" office:date-value="1950-01-06" calcext:value-type="date">
            <text:p>1950-01-06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86]);IF( ( LEN([.Q186])=4);DATE([.Q186];12;31);[.Q186]);&quot;&quot;)">
            <text:p/>
          </table:table-cell>
          <table:table-cell/>
          <table:table-cell table:formula="of:=VALUE([.Q1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6]</text:p>
          </table:table-cell>
          <table:table-cell office:value-type="string" calcext:value-type="string">
            <text:p>Spierings</text:p>
          </table:table-cell>
          <table:table-cell table:formula="of:=IF([.G187]=&quot;&quot;;[.B187];([.G187]&amp;&quot; &quot;&amp;[.B187]))" office:value-type="string" office:string-value="Spierings" calcext:value-type="string">
            <text:p>Spierings</text:p>
          </table:table-cell>
          <table:table-cell office:value-type="string" calcext:value-type="string">
            <text:p>Hubert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42" calcext:value-type="float">
            <text:p>1742</text:p>
          </table:table-cell>
          <table:table-cell table:style-name="ce4" office:value-type="date" office:date-value="1742-01-01" calcext:value-type="date">
            <text:p>1742-01-01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87]);IF( ( LEN([.Q187])=4);DATE([.Q187];12;31);[.Q187]);&quot;&quot;)">
            <text:p/>
          </table:table-cell>
          <table:table-cell/>
          <table:table-cell table:formula="of:=VALUE([.Q1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1]</text:p>
          </table:table-cell>
          <table:table-cell office:value-type="string" calcext:value-type="string">
            <text:p>Spierings</text:p>
          </table:table-cell>
          <table:table-cell table:formula="of:=IF([.G188]=&quot;&quot;;[.B188];([.G188]&amp;&quot; &quot;&amp;[.B188]))" office:value-type="string" office:string-value="Spierings" calcext:value-type="string">
            <text:p>Spierings</text:p>
          </table:table-cell>
          <table:table-cell office:value-type="string" calcext:value-type="string">
            <text:p>Huijb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38-08-24" calcext:value-type="date">
            <text:p>1838-08-24</text:p>
          </table:table-cell>
          <table:table-cell table:style-name="ce4" office:value-type="date" office:date-value="1838-08-24" calcext:value-type="date">
            <text:p>1838-08-24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88]);IF( ( LEN([.Q188])=4);DATE([.Q188];12;31);[.Q188]);&quot;&quot;)">
            <text:p/>
          </table:table-cell>
          <table:table-cell/>
          <table:table-cell table:formula="of:=VALUE([.Q1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5]</text:p>
          </table:table-cell>
          <table:table-cell office:value-type="string" calcext:value-type="string">
            <text:p>Spierings</text:p>
          </table:table-cell>
          <table:table-cell table:formula="of:=IF([.G189]=&quot;&quot;;[.B189];([.G189]&amp;&quot; &quot;&amp;[.B189]))" office:value-type="string" office:string-value="Spierings" calcext:value-type="string">
            <text:p>Spierings</text:p>
          </table:table-cell>
          <table:table-cell office:value-type="string" calcext:value-type="string">
            <text:p>Huijbe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2" calcext:value-type="float">
            <text:p>1762</text:p>
          </table:table-cell>
          <table:table-cell table:style-name="ce4" office:value-type="date" office:date-value="1762-01-01" calcext:value-type="date">
            <text:p>1762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2-06-22" calcext:value-type="date">
            <text:p>1762-06-22</text:p>
          </table:table-cell>
          <table:table-cell table:number-columns-repeated="3"/>
          <table:table-cell table:formula="of:=IF(ISNUMBER([.Q189]);IF( ( LEN([.Q189])=4);DATE([.Q189];12;31);[.Q189]);&quot;&quot;)">
            <text:p/>
          </table:table-cell>
          <table:table-cell/>
          <table:table-cell table:formula="of:=VALUE([.Q1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7]</text:p>
          </table:table-cell>
          <table:table-cell office:value-type="string" calcext:value-type="string">
            <text:p>Spierings</text:p>
          </table:table-cell>
          <table:table-cell table:formula="of:=IF([.G190]=&quot;&quot;;[.B190];([.G190]&amp;&quot; &quot;&amp;[.B190]))" office:value-type="string" office:string-value="Spierings" calcext:value-type="string">
            <text:p>Spierings</text:p>
          </table:table-cell>
          <table:table-cell office:value-type="string" calcext:value-type="string">
            <text:p>Huijbert 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4" calcext:value-type="float">
            <text:p>1764</text:p>
          </table:table-cell>
          <table:table-cell table:style-name="ce4" office:value-type="date" office:date-value="1764-01-01" calcext:value-type="date">
            <text:p>1764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4-03-09" calcext:value-type="date">
            <text:p>1764-03-09</text:p>
          </table:table-cell>
          <table:table-cell table:number-columns-repeated="2"/>
          <table:table-cell table:style-name="ce1" office:value-type="date" office:date-value="1838-07-19" calcext:value-type="date">
            <text:p>1838-07-19</text:p>
          </table:table-cell>
          <table:table-cell table:formula="of:=IF(ISNUMBER([.Q190]);IF( ( LEN([.Q190])=4);DATE([.Q190];12;31);[.Q190]);&quot;&quot;)" office:value-type="date" office:date-value="1838-07-19" calcext:value-type="date">
            <text:p>1838-07-19</text:p>
          </table:table-cell>
          <table:table-cell office:value-type="string" calcext:value-type="string">
            <text:p>[P0050]</text:p>
          </table:table-cell>
          <table:table-cell table:formula="of:=VALUE([.Q190])" office:value-type="float" office:value="-22444" calcext:value-type="float">
            <text:p>-22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01]</text:p>
          </table:table-cell>
          <table:table-cell office:value-type="string" calcext:value-type="string">
            <text:p>Spierings</text:p>
          </table:table-cell>
          <table:table-cell table:formula="of:=IF([.G191]=&quot;&quot;;[.B191];([.G191]&amp;&quot; &quot;&amp;[.B191]))" office:value-type="string" office:string-value="Spierings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16-09-23" calcext:value-type="date">
            <text:p>1916-09-23</text:p>
          </table:table-cell>
          <table:table-cell table:style-name="ce4" office:value-type="date" office:date-value="1916-09-23" calcext:value-type="date">
            <text:p>1916-09-23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87-09-23" calcext:value-type="date">
            <text:p>1987-09-23</text:p>
          </table:table-cell>
          <table:table-cell table:formula="of:=IF(ISNUMBER([.Q191]);IF( ( LEN([.Q191])=4);DATE([.Q191];12;31);[.Q191]);&quot;&quot;)" office:value-type="date" office:date-value="1987-09-23" calcext:value-type="date">
            <text:p>1987-09-23</text:p>
          </table:table-cell>
          <table:table-cell office:value-type="string" calcext:value-type="string">
            <text:p>[P0000]</text:p>
          </table:table-cell>
          <table:table-cell table:formula="of:=VALUE([.Q191])" office:value-type="float" office:value="32043" calcext:value-type="float">
            <text:p>32043</text:p>
          </table:table-cell>
          <table:table-cell table:style-name="ce1" office:value-type="date" office:date-value="1987-09-26" calcext:value-type="date">
            <text:p>1987-09-26</text:p>
          </table:table-cell>
          <table:table-cell office:value-type="string" calcext:value-type="string">
            <text:p>[P000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23]</text:p>
          </table:table-cell>
          <table:table-cell office:value-type="string" calcext:value-type="string">
            <text:p>Spierings</text:p>
          </table:table-cell>
          <table:table-cell table:formula="of:=IF([.G192]=&quot;&quot;;[.B192];([.G192]&amp;&quot; &quot;&amp;[.B192]))" office:value-type="string" office:string-value="Spierings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48-07-28" calcext:value-type="date">
            <text:p>1948-07-28</text:p>
          </table:table-cell>
          <table:table-cell table:style-name="ce4" office:value-type="date" office:date-value="1948-07-28" calcext:value-type="date">
            <text:p>1948-07-28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92]);IF( ( LEN([.Q192])=4);DATE([.Q192];12;31);[.Q192]);&quot;&quot;)">
            <text:p/>
          </table:table-cell>
          <table:table-cell/>
          <table:table-cell table:formula="of:=VALUE([.Q1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7]</text:p>
          </table:table-cell>
          <table:table-cell office:value-type="string" calcext:value-type="string">
            <text:p>Spierings</text:p>
          </table:table-cell>
          <table:table-cell table:formula="of:=IF([.G193]=&quot;&quot;;[.B193];([.G193]&amp;&quot; &quot;&amp;[.B193]))" office:value-type="string" office:string-value="Spierings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90-01-15" calcext:value-type="date">
            <text:p>1990-01-15</text:p>
          </table:table-cell>
          <table:table-cell table:style-name="ce4" office:value-type="date" office:date-value="1990-01-15" calcext:value-type="date">
            <text:p>1990-01-15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93]);IF( ( LEN([.Q193])=4);DATE([.Q193];12;31);[.Q193]);&quot;&quot;)">
            <text:p/>
          </table:table-cell>
          <table:table-cell/>
          <table:table-cell table:formula="of:=VALUE([.Q1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4]</text:p>
          </table:table-cell>
          <table:table-cell office:value-type="string" calcext:value-type="string">
            <text:p>Spierings</text:p>
          </table:table-cell>
          <table:table-cell table:formula="of:=IF([.G194]=&quot;&quot;;[.B194];([.G194]&amp;&quot; &quot;&amp;[.B194]))" office:value-type="string" office:string-value="Spierings" calcext:value-type="string">
            <text:p>Spierings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1" calcext:value-type="float">
            <text:p>1761</text:p>
          </table:table-cell>
          <table:table-cell table:style-name="ce4" office:value-type="date" office:date-value="1761-01-01" calcext:value-type="date">
            <text:p>1761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61-01-29" calcext:value-type="date">
            <text:p>1761-01-29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41-06-20" calcext:value-type="date">
            <text:p>1841-06-20</text:p>
          </table:table-cell>
          <table:table-cell table:formula="of:=IF(ISNUMBER([.Q194]);IF( ( LEN([.Q194])=4);DATE([.Q194];12;31);[.Q194]);&quot;&quot;)" office:value-type="date" office:date-value="1841-06-20" calcext:value-type="date">
            <text:p>1841-06-20</text:p>
          </table:table-cell>
          <table:table-cell office:value-type="string" calcext:value-type="string">
            <text:p>[P0050]</text:p>
          </table:table-cell>
          <table:table-cell table:formula="of:=VALUE([.Q194])" office:value-type="float" office:value="-21377" calcext:value-type="float">
            <text:p>-21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2]</text:p>
          </table:table-cell>
          <table:table-cell office:value-type="string" calcext:value-type="string">
            <text:p>Spierings</text:p>
          </table:table-cell>
          <table:table-cell table:formula="of:=IF([.G195]=&quot;&quot;;[.B195];([.G195]&amp;&quot; &quot;&amp;[.B195]))" office:value-type="string" office:string-value="Spierings" calcext:value-type="string">
            <text:p>Spierings</text:p>
          </table:table-cell>
          <table:table-cell office:value-type="string" calcext:value-type="string">
            <text:p>Jan Gijsbert 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32" calcext:value-type="float">
            <text:p>1732</text:p>
          </table:table-cell>
          <table:table-cell table:style-name="ce4" office:value-type="date" office:date-value="1732-01-01" calcext:value-type="date">
            <text:p>1732-01-01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office:value-type="float" office:value="1815" calcext:value-type="float">
            <text:p>1815</text:p>
          </table:table-cell>
          <table:table-cell table:formula="of:=IF(ISNUMBER([.Q195]);IF( ( LEN([.Q195])=4);DATE([.Q195];12;31);[.Q195]);&quot;&quot;)" office:value-type="date" office:date-value="1815-12-31" calcext:value-type="date">
            <text:p>1815-12-31</text:p>
          </table:table-cell>
          <table:table-cell/>
          <table:table-cell table:formula="of:=VALUE([.Q195])"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5]</text:p>
          </table:table-cell>
          <table:table-cell office:value-type="string" calcext:value-type="string">
            <text:p>Spierings</text:p>
          </table:table-cell>
          <table:table-cell table:formula="of:=IF([.G196]=&quot;&quot;;[.B196];([.G196]&amp;&quot; &quot;&amp;[.B196]))" office:value-type="string" office:string-value="Spierings" calcext:value-type="string">
            <text:p>Spierings</text:p>
          </table:table-cell>
          <table:table-cell office:value-type="string" calcext:value-type="string">
            <text:p>Jan 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3-01-02" calcext:value-type="date">
            <text:p>1873-01-02</text:p>
          </table:table-cell>
          <table:table-cell table:style-name="ce4" office:value-type="date" office:date-value="1873-01-02" calcext:value-type="date">
            <text:p>1873-01-02 00:00:00</text:p>
          </table:table-cell>
          <table:table-cell office:value-type="string" calcext:value-type="string">
            <text:p>[P0049]</text:p>
          </table:table-cell>
          <table:table-cell table:number-columns-repeated="5"/>
          <table:table-cell table:formula="of:=IF(ISNUMBER([.Q196]);IF( ( LEN([.Q196])=4);DATE([.Q196];12;31);[.Q196]);&quot;&quot;)">
            <text:p/>
          </table:table-cell>
          <table:table-cell/>
          <table:table-cell table:formula="of:=VALUE([.Q1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2]</text:p>
          </table:table-cell>
          <table:table-cell office:value-type="string" calcext:value-type="string">
            <text:p>Spierings</text:p>
          </table:table-cell>
          <table:table-cell table:formula="of:=IF([.G197]=&quot;&quot;;[.B197];([.G197]&amp;&quot; &quot;&amp;[.B197]))" office:value-type="string" office:string-value="Spierings" calcext:value-type="string">
            <text:p>Spierings</text:p>
          </table:table-cell>
          <table:table-cell office:value-type="string" calcext:value-type="string">
            <text:p>J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87-06-07" calcext:value-type="date">
            <text:p>1987-06-07</text:p>
          </table:table-cell>
          <table:table-cell table:style-name="ce4" office:value-type="date" office:date-value="1987-06-07" calcext:value-type="date">
            <text:p>1987-06-07 00:00:00</text:p>
          </table:table-cell>
          <table:table-cell office:value-type="string" calcext:value-type="string">
            <text:p>[P0013]</text:p>
          </table:table-cell>
          <table:table-cell table:number-columns-repeated="5"/>
          <table:table-cell table:formula="of:=IF(ISNUMBER([.Q197]);IF( ( LEN([.Q197])=4);DATE([.Q197];12;31);[.Q197]);&quot;&quot;)">
            <text:p/>
          </table:table-cell>
          <table:table-cell/>
          <table:table-cell table:formula="of:=VALUE([.Q1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0]</text:p>
          </table:table-cell>
          <table:table-cell office:value-type="string" calcext:value-type="string">
            <text:p>Spierings</text:p>
          </table:table-cell>
          <table:table-cell table:formula="of:=IF([.G198]=&quot;&quot;;[.B198];([.G198]&amp;&quot; &quot;&amp;[.B198]))" office:value-type="string" office:string-value="Spierings" calcext:value-type="string">
            <text:p>Spierings</text:p>
          </table:table-cell>
          <table:table-cell office:value-type="string" calcext:value-type="string">
            <text:p>Jasp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79-12-27" calcext:value-type="date">
            <text:p>1979-12-27</text:p>
          </table:table-cell>
          <table:table-cell table:style-name="ce4" office:value-type="date" office:date-value="1979-12-27" calcext:value-type="date">
            <text:p>1979-12-27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198]);IF( ( LEN([.Q198])=4);DATE([.Q198];12;31);[.Q198]);&quot;&quot;)">
            <text:p/>
          </table:table-cell>
          <table:table-cell/>
          <table:table-cell table:formula="of:=VALUE([.Q1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3]</text:p>
          </table:table-cell>
          <table:table-cell office:value-type="string" calcext:value-type="string">
            <text:p>Spierings</text:p>
          </table:table-cell>
          <table:table-cell table:formula="of:=IF([.G199]=&quot;&quot;;[.B199];([.G199]&amp;&quot; &quot;&amp;[.B199]))" office:value-type="string" office:string-value="Spierings" calcext:value-type="string">
            <text:p>Spierings</text:p>
          </table:table-cell>
          <table:table-cell office:value-type="string" calcext:value-type="string">
            <text:p>Jell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93-10-27" calcext:value-type="date">
            <text:p>1993-10-27</text:p>
          </table:table-cell>
          <table:table-cell table:style-name="ce4" office:value-type="date" office:date-value="1993-10-27" calcext:value-type="date">
            <text:p>1993-10-27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199]);IF( ( LEN([.Q199])=4);DATE([.Q199];12;31);[.Q199]);&quot;&quot;)">
            <text:p/>
          </table:table-cell>
          <table:table-cell/>
          <table:table-cell table:formula="of:=VALUE([.Q1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3]</text:p>
          </table:table-cell>
          <table:table-cell office:value-type="string" calcext:value-type="string">
            <text:p>Spierings</text:p>
          </table:table-cell>
          <table:table-cell table:formula="of:=IF([.G200]=&quot;&quot;;[.B200];([.G200]&amp;&quot; &quot;&amp;[.B200]))" office:value-type="string" office:string-value="Spierings" calcext:value-type="string">
            <text:p>Spierings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730-10-16" calcext:value-type="date">
            <text:p>1730-10-16</text:p>
          </table:table-cell>
          <table:table-cell table:style-name="ce4" office:value-type="date" office:date-value="1730-10-16" calcext:value-type="date">
            <text:p>1730-10-16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200]);IF( ( LEN([.Q200])=4);DATE([.Q200];12;31);[.Q200]);&quot;&quot;)">
            <text:p/>
          </table:table-cell>
          <table:table-cell/>
          <table:table-cell table:formula="of:=VALUE([.Q2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5]</text:p>
          </table:table-cell>
          <table:table-cell office:value-type="string" calcext:value-type="string">
            <text:p>Spierings</text:p>
          </table:table-cell>
          <table:table-cell table:formula="of:=IF([.G201]=&quot;&quot;;[.B201];([.G201]&amp;&quot; &quot;&amp;[.B201]))" office:value-type="string" office:string-value="Spierings" calcext:value-type="string">
            <text:p>Spierings</text:p>
          </table:table-cell>
          <table:table-cell office:value-type="string" calcext:value-type="string">
            <text:p>Johann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36" calcext:value-type="float">
            <text:p>1736</text:p>
          </table:table-cell>
          <table:table-cell table:style-name="ce4" office:value-type="date" office:date-value="1736-01-01" calcext:value-type="date">
            <text:p>1736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36-12-21" calcext:value-type="date">
            <text:p>1736-12-21</text:p>
          </table:table-cell>
          <table:table-cell office:value-type="string" calcext:value-type="string">
            <text:p>[P0050]</text:p>
          </table:table-cell>
          <table:table-cell/>
          <table:table-cell office:value-type="float" office:value="1793" calcext:value-type="float">
            <text:p>1793</text:p>
          </table:table-cell>
          <table:table-cell table:formula="of:=IF(ISNUMBER([.Q201]);IF( ( LEN([.Q201])=4);DATE([.Q201];12;31);[.Q201]);&quot;&quot;)" office:value-type="date" office:date-value="1793-12-31" calcext:value-type="date">
            <text:p>1793-12-31</text:p>
          </table:table-cell>
          <table:table-cell/>
          <table:table-cell table:formula="of:=VALUE([.Q201])" office:value-type="float" office:value="1793" calcext:value-type="float">
            <text:p>1793</text:p>
          </table:table-cell>
          <table:table-cell table:style-name="ce1" office:value-type="date" office:date-value="1793-09-16" calcext:value-type="date">
            <text:p>1793-09-1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83]</text:p>
          </table:table-cell>
          <table:table-cell office:value-type="string" calcext:value-type="string">
            <text:p>Spierings</text:p>
          </table:table-cell>
          <table:table-cell table:formula="of:=IF([.G202]=&quot;&quot;;[.B202];([.G202]&amp;&quot; &quot;&amp;[.B202]))" office:value-type="string" office:string-value="Spierings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40-01-10" calcext:value-type="date">
            <text:p>1840-01-10</text:p>
          </table:table-cell>
          <table:table-cell table:style-name="ce4" office:value-type="date" office:date-value="1840-01-10" calcext:value-type="date">
            <text:p>1840-01-10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28-11-03" calcext:value-type="date">
            <text:p>1928-11-03</text:p>
          </table:table-cell>
          <table:table-cell table:formula="of:=IF(ISNUMBER([.Q202]);IF( ( LEN([.Q202])=4);DATE([.Q202];12;31);[.Q202]);&quot;&quot;)" office:value-type="date" office:date-value="1928-11-03" calcext:value-type="date">
            <text:p>1928-11-03</text:p>
          </table:table-cell>
          <table:table-cell office:value-type="string" calcext:value-type="string">
            <text:p>[P0050]</text:p>
          </table:table-cell>
          <table:table-cell table:formula="of:=VALUE([.Q202])"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8]</text:p>
          </table:table-cell>
          <table:table-cell office:value-type="string" calcext:value-type="string">
            <text:p>Spierings</text:p>
          </table:table-cell>
          <table:table-cell table:formula="of:=IF([.G203]=&quot;&quot;;[.B203];([.G203]&amp;&quot; &quot;&amp;[.B203]))" office:value-type="string" office:string-value="Spierings" calcext:value-type="string">
            <text:p>Spierings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00" calcext:value-type="float">
            <text:p>1800</text:p>
          </table:table-cell>
          <table:table-cell table:style-name="ce4" office:value-type="date" office:date-value="1800-01-01" calcext:value-type="date">
            <text:p>1800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800-01-20" calcext:value-type="date">
            <text:p>1800-01-20</text:p>
          </table:table-cell>
          <table:table-cell table:number-columns-repeated="2"/>
          <table:table-cell table:style-name="ce1" office:value-type="date" office:date-value="1880-04-10" calcext:value-type="date">
            <text:p>1880-04-10</text:p>
          </table:table-cell>
          <table:table-cell table:formula="of:=IF(ISNUMBER([.Q203]);IF( ( LEN([.Q203])=4);DATE([.Q203];12;31);[.Q203]);&quot;&quot;)" office:value-type="date" office:date-value="1880-04-10" calcext:value-type="date">
            <text:p>1880-04-10</text:p>
          </table:table-cell>
          <table:table-cell/>
          <table:table-cell table:formula="of:=VALUE([.Q203])" office:value-type="float" office:value="-7203" calcext:value-type="float">
            <text:p>-7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6]</text:p>
          </table:table-cell>
          <table:table-cell office:value-type="string" calcext:value-type="string">
            <text:p>Spierings</text:p>
          </table:table-cell>
          <table:table-cell table:formula="of:=IF([.G204]=&quot;&quot;;[.B204];([.G204]&amp;&quot; &quot;&amp;[.B204]))" office:value-type="string" office:string-value="Spierings" calcext:value-type="string">
            <text:p>Spierings</text:p>
          </table:table-cell>
          <table:table-cell office:value-type="string" calcext:value-type="string">
            <text:p>Joos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8-08-16" calcext:value-type="date">
            <text:p>1958-08-16</text:p>
          </table:table-cell>
          <table:table-cell table:style-name="ce4" office:value-type="date" office:date-value="1958-08-16" calcext:value-type="date">
            <text:p>1958-08-16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204]);IF( ( LEN([.Q204])=4);DATE([.Q204];12;31);[.Q204]);&quot;&quot;)">
            <text:p/>
          </table:table-cell>
          <table:table-cell/>
          <table:table-cell table:formula="of:=VALUE([.Q2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1]</text:p>
          </table:table-cell>
          <table:table-cell office:value-type="string" calcext:value-type="string">
            <text:p>Spierings</text:p>
          </table:table-cell>
          <table:table-cell table:formula="of:=IF([.G205]=&quot;&quot;;[.B205];([.G205]&amp;&quot; &quot;&amp;[.B205]))" office:value-type="string" office:string-value="Spierings" calcext:value-type="string">
            <text:p>Spierings</text:p>
          </table:table-cell>
          <table:table-cell office:value-type="string" calcext:value-type="string">
            <text:p>Jori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88-06-28" calcext:value-type="date">
            <text:p>1988-06-28</text:p>
          </table:table-cell>
          <table:table-cell table:style-name="ce4" office:value-type="date" office:date-value="1988-06-28" calcext:value-type="date">
            <text:p>1988-06-28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05]);IF( ( LEN([.Q205])=4);DATE([.Q205];12;31);[.Q205]);&quot;&quot;)">
            <text:p/>
          </table:table-cell>
          <table:table-cell/>
          <table:table-cell table:formula="of:=VALUE([.Q2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3]</text:p>
          </table:table-cell>
          <table:table-cell office:value-type="string" calcext:value-type="string">
            <text:p>Spierings</text:p>
          </table:table-cell>
          <table:table-cell table:formula="of:=IF([.G206]=&quot;&quot;;[.B206];([.G206]&amp;&quot; &quot;&amp;[.B206]))" office:value-type="string" office:string-value="Spierings" calcext:value-type="string">
            <text:p>Spierings</text:p>
          </table:table-cell>
          <table:table-cell office:value-type="string" calcext:value-type="string">
            <text:p>Josje Henk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89-10-16" calcext:value-type="date">
            <text:p>1989-10-16</text:p>
          </table:table-cell>
          <table:table-cell table:style-name="ce4" office:value-type="date" office:date-value="1989-10-16" calcext:value-type="date">
            <text:p>1989-10-16 00:00:00</text:p>
          </table:table-cell>
          <table:table-cell office:value-type="string" calcext:value-type="string">
            <text:p>[P0013]</text:p>
          </table:table-cell>
          <table:table-cell table:number-columns-repeated="5"/>
          <table:table-cell table:formula="of:=IF(ISNUMBER([.Q206]);IF( ( LEN([.Q206])=4);DATE([.Q206];12;31);[.Q206]);&quot;&quot;)">
            <text:p/>
          </table:table-cell>
          <table:table-cell/>
          <table:table-cell table:formula="of:=VALUE([.Q2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4]</text:p>
          </table:table-cell>
          <table:table-cell office:value-type="string" calcext:value-type="string">
            <text:p>Spierings</text:p>
          </table:table-cell>
          <table:table-cell table:formula="of:=IF([.G207]=&quot;&quot;;[.B207];([.G207]&amp;&quot; &quot;&amp;[.B207]))" office:value-type="string" office:string-value="Spierings" calcext:value-type="string">
            <text:p>Spierings</text:p>
          </table:table-cell>
          <table:table-cell office:value-type="string" calcext:value-type="string">
            <text:p>Kat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6-12-10" calcext:value-type="date">
            <text:p>1996-12-10</text:p>
          </table:table-cell>
          <table:table-cell table:style-name="ce4" office:value-type="date" office:date-value="1996-12-10" calcext:value-type="date">
            <text:p>1996-12-10 00:00:00</text:p>
          </table:table-cell>
          <table:table-cell office:value-type="string" calcext:value-type="string">
            <text:p>[P0026]</text:p>
          </table:table-cell>
          <table:table-cell table:number-columns-repeated="5"/>
          <table:table-cell table:formula="of:=IF(ISNUMBER([.Q207]);IF( ( LEN([.Q207])=4);DATE([.Q207];12;31);[.Q207]);&quot;&quot;)">
            <text:p/>
          </table:table-cell>
          <table:table-cell/>
          <table:table-cell table:formula="of:=VALUE([.Q2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1]</text:p>
          </table:table-cell>
          <table:table-cell office:value-type="string" calcext:value-type="string">
            <text:p>Spierings</text:p>
          </table:table-cell>
          <table:table-cell table:formula="of:=IF([.G208]=&quot;&quot;;[.B208];([.G208]&amp;&quot; &quot;&amp;[.B208]))" office:value-type="string" office:string-value="Spierings" calcext:value-type="string">
            <text:p>Spierings</text:p>
          </table:table-cell>
          <table:table-cell office:value-type="string" calcext:value-type="string">
            <text:p>Ko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83-04-10" calcext:value-type="date">
            <text:p>1983-04-10</text:p>
          </table:table-cell>
          <table:table-cell table:style-name="ce4" office:value-type="date" office:date-value="1983-04-10" calcext:value-type="date">
            <text:p>1983-04-10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08]);IF( ( LEN([.Q208])=4);DATE([.Q208];12;31);[.Q208]);&quot;&quot;)">
            <text:p/>
          </table:table-cell>
          <table:table-cell/>
          <table:table-cell table:formula="of:=VALUE([.Q2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4]</text:p>
          </table:table-cell>
          <table:table-cell office:value-type="string" calcext:value-type="string">
            <text:p>Spierings</text:p>
          </table:table-cell>
          <table:table-cell table:formula="of:=IF([.G209]=&quot;&quot;;[.B209];([.G209]&amp;&quot; &quot;&amp;[.B209]))" office:value-type="string" office:string-value="Spierings" calcext:value-type="string">
            <text:p>Spierings</text:p>
          </table:table-cell>
          <table:table-cell office:value-type="string" calcext:value-type="string">
            <text:p>Le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3-10-15" calcext:value-type="date">
            <text:p>1953-10-15</text:p>
          </table:table-cell>
          <table:table-cell table:style-name="ce4" office:value-type="date" office:date-value="1953-10-15" calcext:value-type="date">
            <text:p>1953-10-15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09]);IF( ( LEN([.Q209])=4);DATE([.Q209];12;31);[.Q209]);&quot;&quot;)">
            <text:p/>
          </table:table-cell>
          <table:table-cell/>
          <table:table-cell table:formula="of:=VALUE([.Q2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1]</text:p>
          </table:table-cell>
          <table:table-cell office:value-type="string" calcext:value-type="string">
            <text:p>Spierings</text:p>
          </table:table-cell>
          <table:table-cell table:formula="of:=IF([.G210]=&quot;&quot;;[.B210];([.G210]&amp;&quot; &quot;&amp;[.B210]))" office:value-type="string" office:string-value="Spierings" calcext:value-type="string">
            <text:p>Spierings</text:p>
          </table:table-cell>
          <table:table-cell office:value-type="string" calcext:value-type="string">
            <text:p>Lie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5"/>
          <table:table-cell office:value-type="float" office:value="2016" calcext:value-type="float">
            <text:p>2016</text:p>
          </table:table-cell>
          <table:table-cell table:formula="of:=IF(ISNUMBER([.Q210]);IF( ( LEN([.Q210])=4);DATE([.Q210];12;31);[.Q210]);&quot;&quot;)" office:value-type="date" office:date-value="2016-12-31" calcext:value-type="date">
            <text:p>2016-12-31</text:p>
          </table:table-cell>
          <table:table-cell/>
          <table:table-cell table:formula="of:=VALUE([.Q210])"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8]</text:p>
          </table:table-cell>
          <table:table-cell office:value-type="string" calcext:value-type="string">
            <text:p>Spierings</text:p>
          </table:table-cell>
          <table:table-cell table:formula="of:=IF([.G211]=&quot;&quot;;[.B211];([.G211]&amp;&quot; &quot;&amp;[.B211]))" office:value-type="string" office:string-value="Spierings" calcext:value-type="string">
            <text:p>Spierings</text:p>
          </table:table-cell>
          <table:table-cell office:value-type="string" calcext:value-type="string">
            <text:p>Lonn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1-05-12" calcext:value-type="date">
            <text:p>1991-05-12</text:p>
          </table:table-cell>
          <table:table-cell table:style-name="ce4" office:value-type="date" office:date-value="1991-05-12" calcext:value-type="date">
            <text:p>1991-05-12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11]);IF( ( LEN([.Q211])=4);DATE([.Q211];12;31);[.Q211]);&quot;&quot;)">
            <text:p/>
          </table:table-cell>
          <table:table-cell/>
          <table:table-cell table:formula="of:=VALUE([.Q2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9]</text:p>
          </table:table-cell>
          <table:table-cell office:value-type="string" calcext:value-type="string">
            <text:p>Spierings</text:p>
          </table:table-cell>
          <table:table-cell table:formula="of:=IF([.G212]=&quot;&quot;;[.B212];([.G212]&amp;&quot; &quot;&amp;[.B212]))" office:value-type="string" office:string-value="Spierings" calcext:value-type="string">
            <text:p>Spierings</text:p>
          </table:table-cell>
          <table:table-cell office:value-type="string" calcext:value-type="string">
            <text:p>Luc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9-05-10" calcext:value-type="date">
            <text:p>1999-05-10</text:p>
          </table:table-cell>
          <table:table-cell table:style-name="ce4" office:value-type="date" office:date-value="1999-05-10" calcext:value-type="date">
            <text:p>1999-05-10 00:00:00</text:p>
          </table:table-cell>
          <table:table-cell table:number-columns-repeated="6"/>
          <table:table-cell table:formula="of:=IF(ISNUMBER([.Q212]);IF( ( LEN([.Q212])=4);DATE([.Q212];12;31);[.Q212]);&quot;&quot;)">
            <text:p/>
          </table:table-cell>
          <table:table-cell/>
          <table:table-cell table:formula="of:=VALUE([.Q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6]</text:p>
          </table:table-cell>
          <table:table-cell office:value-type="string" calcext:value-type="string">
            <text:p>Spierings</text:p>
          </table:table-cell>
          <table:table-cell table:formula="of:=IF([.G213]=&quot;&quot;;[.B213];([.G213]&amp;&quot; &quot;&amp;[.B213]))" office:value-type="string" office:string-value="Spierings" calcext:value-type="string">
            <text:p>Spierings</text:p>
          </table:table-cell>
          <table:table-cell office:value-type="string" calcext:value-type="string">
            <text:p>Marcel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15-02-26" calcext:value-type="date">
            <text:p>1815-02-26</text:p>
          </table:table-cell>
          <table:table-cell table:style-name="ce4" office:value-type="date" office:date-value="1815-02-26" calcext:value-type="date">
            <text:p>1815-02-26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213]);IF( ( LEN([.Q213])=4);DATE([.Q213];12;31);[.Q213]);&quot;&quot;)">
            <text:p/>
          </table:table-cell>
          <table:table-cell/>
          <table:table-cell table:formula="of:=VALUE([.Q2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2]</text:p>
          </table:table-cell>
          <table:table-cell office:value-type="string" calcext:value-type="string">
            <text:p>Spierings</text:p>
          </table:table-cell>
          <table:table-cell table:formula="of:=IF([.G214]=&quot;&quot;;[.B214];([.G214]&amp;&quot; &quot;&amp;[.B214]))" office:value-type="string" office:string-value="Spierings" calcext:value-type="string">
            <text:p>Spierings</text:p>
          </table:table-cell>
          <table:table-cell office:value-type="string" calcext:value-type="string">
            <text:p>Margret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28" calcext:value-type="float">
            <text:p>1728</text:p>
          </table:table-cell>
          <table:table-cell table:style-name="ce4" office:value-type="date" office:date-value="1728-01-01" calcext:value-type="date">
            <text:p>1728-01-01 00:00:00</text:p>
          </table:table-cell>
          <table:table-cell office:value-type="string" calcext:value-type="string">
            <text:p>[P0050]</text:p>
          </table:table-cell>
          <table:table-cell/>
          <table:table-cell table:style-name="ce1" office:value-type="date" office:date-value="1728-08-26" calcext:value-type="date">
            <text:p>1728-08-26</text:p>
          </table:table-cell>
          <table:table-cell office:value-type="string" calcext:value-type="string">
            <text:p>[P0050]</text:p>
          </table:table-cell>
          <table:table-cell/>
          <table:table-cell office:value-type="float" office:value="1790" calcext:value-type="float">
            <text:p>1790</text:p>
          </table:table-cell>
          <table:table-cell table:formula="of:=IF(ISNUMBER([.Q214]);IF( ( LEN([.Q214])=4);DATE([.Q214];12;31);[.Q214]);&quot;&quot;)" office:value-type="date" office:date-value="1790-12-31" calcext:value-type="date">
            <text:p>1790-12-31</text:p>
          </table:table-cell>
          <table:table-cell office:value-type="string" calcext:value-type="string">
            <text:p>[P0050]</text:p>
          </table:table-cell>
          <table:table-cell table:formula="of:=VALUE([.Q214])" office:value-type="float" office:value="1790" calcext:value-type="float">
            <text:p>1790</text:p>
          </table:table-cell>
          <table:table-cell table:style-name="ce1" office:value-type="date" office:date-value="1790-02-06" calcext:value-type="date">
            <text:p>1790-02-06</text:p>
          </table:table-cell>
          <table:table-cell office:value-type="string" calcext:value-type="string">
            <text:p>[P005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17]</text:p>
          </table:table-cell>
          <table:table-cell office:value-type="string" calcext:value-type="string">
            <text:p>Spierings</text:p>
          </table:table-cell>
          <table:table-cell table:formula="of:=IF([.G215]=&quot;&quot;;[.B215];([.G215]&amp;&quot; &quot;&amp;[.B215]))" office:value-type="string" office:string-value="Spierings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18-02-18" calcext:value-type="date">
            <text:p>1918-02-18</text:p>
          </table:table-cell>
          <table:table-cell table:style-name="ce4" office:value-type="date" office:date-value="1918-02-18" calcext:value-type="date">
            <text:p>1918-02-18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93-04-23" calcext:value-type="date">
            <text:p>1993-04-23</text:p>
          </table:table-cell>
          <table:table-cell table:formula="of:=IF(ISNUMBER([.Q215]);IF( ( LEN([.Q215])=4);DATE([.Q215];12;31);[.Q215]);&quot;&quot;)" office:value-type="date" office:date-value="1993-04-23" calcext:value-type="date">
            <text:p>1993-04-23</text:p>
          </table:table-cell>
          <table:table-cell office:value-type="string" calcext:value-type="string">
            <text:p>[P0008]</text:p>
          </table:table-cell>
          <table:table-cell table:formula="of:=VALUE([.Q215])" office:value-type="float" office:value="34082" calcext:value-type="float">
            <text:p>34082</text:p>
          </table:table-cell>
          <table:table-cell/>
          <table:table-cell office:value-type="string" calcext:value-type="string">
            <text:p>[P00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277]</text:p>
          </table:table-cell>
          <table:table-cell office:value-type="string" calcext:value-type="string">
            <text:p>Spierings</text:p>
          </table:table-cell>
          <table:table-cell table:formula="of:=IF([.G216]=&quot;&quot;;[.B216];([.G216]&amp;&quot; &quot;&amp;[.B216]))" office:value-type="string" office:string-value="Spierings" calcext:value-type="string">
            <text:p>Spierings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32-06-04" calcext:value-type="date">
            <text:p>1832-06-04</text:p>
          </table:table-cell>
          <table:table-cell table:style-name="ce4" office:value-type="date" office:date-value="1832-06-04" calcext:value-type="date">
            <text:p>1832-06-04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907-07-31" calcext:value-type="date">
            <text:p>1907-07-31</text:p>
          </table:table-cell>
          <table:table-cell office:value-type="date" office:date-value="1907-07-31" calcext:value-type="date">
            <text:p>1907-07-31</text:p>
          </table:table-cell>
          <table:table-cell office:value-type="string" calcext:value-type="string">
            <text:p>[P0050]</text:p>
          </table:table-cell>
          <table:table-cell table:formula="of:=VALUE([.Q216])"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0]</text:p>
          </table:table-cell>
          <table:table-cell office:value-type="string" calcext:value-type="string">
            <text:p>Spierings</text:p>
          </table:table-cell>
          <table:table-cell table:formula="of:=IF([.G217]=&quot;&quot;;[.B217];([.G217]&amp;&quot; &quot;&amp;[.B217]))" office:value-type="string" office:string-value="Spierings" calcext:value-type="string">
            <text:p>Spierings</text:p>
          </table:table-cell>
          <table:table-cell office:value-type="string" calcext:value-type="string">
            <text:p>Maria Anna 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83-05-09" calcext:value-type="date">
            <text:p>1883-05-09</text:p>
          </table:table-cell>
          <table:table-cell table:style-name="ce4" office:value-type="date" office:date-value="1883-05-09" calcext:value-type="date">
            <text:p>1883-05-09 00:00:00</text:p>
          </table:table-cell>
          <table:table-cell office:value-type="string" calcext:value-type="string">
            <text:p>[P0000]</text:p>
          </table:table-cell>
          <table:table-cell table:number-columns-repeated="4"/>
          <table:table-cell table:style-name="ce1" office:value-type="date" office:date-value="1946-01-27" calcext:value-type="date">
            <text:p>1946-01-27</text:p>
          </table:table-cell>
          <table:table-cell table:formula="of:=IF(ISNUMBER([.Q217]);IF( ( LEN([.Q217])=4);DATE([.Q217];12;31);[.Q217]);&quot;&quot;)" office:value-type="date" office:date-value="1946-01-27" calcext:value-type="date">
            <text:p>1946-01-27</text:p>
          </table:table-cell>
          <table:table-cell office:value-type="string" calcext:value-type="string">
            <text:p>[P0029]</text:p>
          </table:table-cell>
          <table:table-cell table:formula="of:=VALUE([.Q217])" office:value-type="float" office:value="16829" calcext:value-type="float">
            <text:p>16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0]</text:p>
          </table:table-cell>
          <table:table-cell office:value-type="string" calcext:value-type="string">
            <text:p>Spierings</text:p>
          </table:table-cell>
          <table:table-cell table:formula="of:=IF([.G218]=&quot;&quot;;[.B218];([.G218]&amp;&quot; &quot;&amp;[.B218]))" office:value-type="string" office:string-value="Spierings" calcext:value-type="string">
            <text:p>Spierings</text:p>
          </table:table-cell>
          <table:table-cell office:value-type="string" calcext:value-type="string">
            <text:p>Maria Dimph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37-02-02" calcext:value-type="date">
            <text:p>1837-02-02</text:p>
          </table:table-cell>
          <table:table-cell table:style-name="ce4" office:value-type="date" office:date-value="1837-02-02" calcext:value-type="date">
            <text:p>1837-02-02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218]);IF( ( LEN([.Q218])=4);DATE([.Q218];12;31);[.Q218]);&quot;&quot;)">
            <text:p/>
          </table:table-cell>
          <table:table-cell/>
          <table:table-cell table:formula="of:=VALUE([.Q2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5]</text:p>
          </table:table-cell>
          <table:table-cell office:value-type="string" calcext:value-type="string">
            <text:p>Spierings</text:p>
          </table:table-cell>
          <table:table-cell table:formula="of:=IF([.G219]=&quot;&quot;;[.B219];([.G219]&amp;&quot; &quot;&amp;[.B219]))" office:value-type="string" office:string-value="Spierings" calcext:value-type="string">
            <text:p>Spierings</text:p>
          </table:table-cell>
          <table:table-cell office:value-type="string" calcext:value-type="string">
            <text:p>Mar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4-12-12" calcext:value-type="date">
            <text:p>1954-12-12</text:p>
          </table:table-cell>
          <table:table-cell table:style-name="ce4" office:value-type="date" office:date-value="1954-12-12" calcext:value-type="date">
            <text:p>1954-12-12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19]);IF( ( LEN([.Q219])=4);DATE([.Q219];12;31);[.Q219]);&quot;&quot;)">
            <text:p/>
          </table:table-cell>
          <table:table-cell/>
          <table:table-cell table:formula="of:=VALUE([.Q2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7]</text:p>
          </table:table-cell>
          <table:table-cell office:value-type="string" calcext:value-type="string">
            <text:p>Spierings</text:p>
          </table:table-cell>
          <table:table-cell table:formula="of:=IF([.G220]=&quot;&quot;;[.B220];([.G220]&amp;&quot; &quot;&amp;[.B220]))" office:value-type="string" office:string-value="Spierings" calcext:value-type="string">
            <text:p>Spierings</text:p>
          </table:table-cell>
          <table:table-cell office:value-type="string" calcext:value-type="string">
            <text:p>Saar Lieke Jacobu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2016-01-16" calcext:value-type="date">
            <text:p>2016-01-16</text:p>
          </table:table-cell>
          <table:table-cell table:style-name="ce4" office:value-type="date" office:date-value="2016-01-16" calcext:value-type="date">
            <text:p>2016-01-16 00:00:00</text:p>
          </table:table-cell>
          <table:table-cell office:value-type="string" calcext:value-type="string">
            <text:p>[P0054]</text:p>
          </table:table-cell>
          <table:table-cell table:number-columns-repeated="5"/>
          <table:table-cell table:formula="of:=IF(ISNUMBER([.Q220]);IF( ( LEN([.Q220])=4);DATE([.Q220];12;31);[.Q220]);&quot;&quot;)">
            <text:p/>
          </table:table-cell>
          <table:table-cell/>
          <table:table-cell table:formula="of:=VALUE([.Q2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2]</text:p>
          </table:table-cell>
          <table:table-cell office:value-type="string" calcext:value-type="string">
            <text:p>Spierings</text:p>
          </table:table-cell>
          <table:table-cell table:formula="of:=IF([.G221]=&quot;&quot;;[.B221];([.G221]&amp;&quot; &quot;&amp;[.B221]))" office:value-type="string" office:string-value="Spierings" calcext:value-type="string">
            <text:p>Spierings</text:p>
          </table:table-cell>
          <table:table-cell office:value-type="string" calcext:value-type="string">
            <text:p>Sieb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90-02-19" calcext:value-type="date">
            <text:p>1990-02-19</text:p>
          </table:table-cell>
          <table:table-cell table:style-name="ce4" office:value-type="date" office:date-value="1990-02-19" calcext:value-type="date">
            <text:p>1990-02-19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21]);IF( ( LEN([.Q221])=4);DATE([.Q221];12;31);[.Q221]);&quot;&quot;)">
            <text:p/>
          </table:table-cell>
          <table:table-cell/>
          <table:table-cell table:formula="of:=VALUE([.Q2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3]</text:p>
          </table:table-cell>
          <table:table-cell office:value-type="string" calcext:value-type="string">
            <text:p>Spierings</text:p>
          </table:table-cell>
          <table:table-cell table:formula="of:=IF([.G222]=&quot;&quot;;[.B222];([.G222]&amp;&quot; &quot;&amp;[.B222]))" office:value-type="string" office:string-value="Spierings" calcext:value-type="string">
            <text:p>Spierings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22]);IF( ( LEN([.Q222])=4);DATE([.Q222];12;31);[.Q222]);&quot;&quot;)">
            <text:p/>
          </table:table-cell>
          <table:table-cell/>
          <table:table-cell table:formula="of:=VALUE([.Q2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6]</text:p>
          </table:table-cell>
          <table:table-cell office:value-type="string" calcext:value-type="string">
            <text:p>Spierings</text:p>
          </table:table-cell>
          <table:table-cell table:formula="of:=IF([.G223]=&quot;&quot;;[.B223];([.G223]&amp;&quot; &quot;&amp;[.B223]))" office:value-type="string" office:string-value="Spierings" calcext:value-type="string">
            <text:p>Spierings</text:p>
          </table:table-cell>
          <table:table-cell office:value-type="string" calcext:value-type="string">
            <text:p>Stan Cornelis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2012-03-01" calcext:value-type="date">
            <text:p>2012-03-01</text:p>
          </table:table-cell>
          <table:table-cell table:style-name="ce4" office:value-type="date" office:date-value="2012-03-01" calcext:value-type="date">
            <text:p>2012-03-01 00:00:00</text:p>
          </table:table-cell>
          <table:table-cell office:value-type="string" calcext:value-type="string">
            <text:p>[P0052]</text:p>
          </table:table-cell>
          <table:table-cell table:number-columns-repeated="5"/>
          <table:table-cell table:formula="of:=IF(ISNUMBER([.Q223]);IF( ( LEN([.Q223])=4);DATE([.Q223];12;31);[.Q223]);&quot;&quot;)">
            <text:p/>
          </table:table-cell>
          <table:table-cell/>
          <table:table-cell table:formula="of:=VALUE([.Q2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56]</text:p>
          </table:table-cell>
          <table:table-cell office:value-type="string" calcext:value-type="string">
            <text:p>Spierings</text:p>
          </table:table-cell>
          <table:table-cell table:formula="of:=IF([.G224]=&quot;&quot;;[.B224];([.G224]&amp;&quot; &quot;&amp;[.B224]))" office:value-type="string" office:string-value="Spierings" calcext:value-type="string">
            <text:p>Spierings</text:p>
          </table:table-cell>
          <table:table-cell office:value-type="string" calcext:value-type="string">
            <text:p>Till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95-07-22" calcext:value-type="date">
            <text:p>1995-07-22</text:p>
          </table:table-cell>
          <table:table-cell table:style-name="ce4" office:value-type="date" office:date-value="1995-07-22" calcext:value-type="date">
            <text:p>1995-07-22 00:00:00</text:p>
          </table:table-cell>
          <table:table-cell table:number-columns-repeated="6"/>
          <table:table-cell table:formula="of:=IF(ISNUMBER([.Q224]);IF( ( LEN([.Q224])=4);DATE([.Q224];12;31);[.Q224]);&quot;&quot;)">
            <text:p/>
          </table:table-cell>
          <table:table-cell/>
          <table:table-cell table:formula="of:=VALUE([.Q2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35]</text:p>
          </table:table-cell>
          <table:table-cell office:value-type="string" calcext:value-type="string">
            <text:p>Spierings</text:p>
          </table:table-cell>
          <table:table-cell table:formula="of:=IF([.G225]=&quot;&quot;;[.B225];([.G225]&amp;&quot; &quot;&amp;[.B225]))" office:value-type="string" office:string-value="Spierings" calcext:value-type="string">
            <text:p>Spierings</text:p>
          </table:table-cell>
          <table:table-cell office:value-type="string" calcext:value-type="string">
            <text:p>Wal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56-03-16" calcext:value-type="date">
            <text:p>1956-03-16</text:p>
          </table:table-cell>
          <table:table-cell table:style-name="ce4" office:value-type="date" office:date-value="1956-03-16" calcext:value-type="date">
            <text:p>1956-03-16 00:00:00</text:p>
          </table:table-cell>
          <table:table-cell table:number-columns-repeated="6"/>
          <table:table-cell table:formula="of:=IF(ISNUMBER([.Q225]);IF( ( LEN([.Q225])=4);DATE([.Q225];12;31);[.Q225]);&quot;&quot;)">
            <text:p/>
          </table:table-cell>
          <table:table-cell/>
          <table:table-cell table:formula="of:=VALUE([.Q2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9]</text:p>
          </table:table-cell>
          <table:table-cell office:value-type="string" calcext:value-type="string">
            <text:p>Spierings</text:p>
          </table:table-cell>
          <table:table-cell table:formula="of:=IF([.G226]=&quot;&quot;;[.B226];([.G226]&amp;&quot; &quot;&amp;[.B226]))" office:value-type="string" office:string-value="Spierings" calcext:value-type="string">
            <text:p>Spierings</text:p>
          </table:table-cell>
          <table:table-cell office:value-type="string" calcext:value-type="string">
            <text:p>Wilbert-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79-08-30" calcext:value-type="date">
            <text:p>1879-08-30</text:p>
          </table:table-cell>
          <table:table-cell table:style-name="ce4" office:value-type="date" office:date-value="1879-08-30" calcext:value-type="date">
            <text:p>1879-08-30 00:00:00</text:p>
          </table:table-cell>
          <table:table-cell office:value-type="string" calcext:value-type="string">
            <text:p>[P0050]</text:p>
          </table:table-cell>
          <table:table-cell table:number-columns-repeated="5"/>
          <table:table-cell table:formula="of:=IF(ISNUMBER([.Q226]);IF( ( LEN([.Q226])=4);DATE([.Q226];12;31);[.Q226]);&quot;&quot;)">
            <text:p/>
          </table:table-cell>
          <table:table-cell/>
          <table:table-cell table:formula="of:=VALUE([.Q2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86]</text:p>
          </table:table-cell>
          <table:table-cell office:value-type="string" calcext:value-type="string">
            <text:p>Spierings</text:p>
          </table:table-cell>
          <table:table-cell table:formula="of:=IF([.G227]=&quot;&quot;;[.B227];([.G227]&amp;&quot; &quot;&amp;[.B227]))" office:value-type="string" office:string-value="Spierings" calcext:value-type="string">
            <text:p>Spierings</text:p>
          </table:table-cell>
          <table:table-cell office:value-type="string" calcext:value-type="string">
            <text:p>Wilhelma Maria Gerar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5-01-03" calcext:value-type="date">
            <text:p>1875-01-03</text:p>
          </table:table-cell>
          <table:table-cell table:style-name="ce4" office:value-type="date" office:date-value="1875-01-03" calcext:value-type="date">
            <text:p>1875-01-03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75-08-27" calcext:value-type="date">
            <text:p>1875-08-27</text:p>
          </table:table-cell>
          <table:table-cell table:formula="of:=IF(ISNUMBER([.Q227]);IF( ( LEN([.Q227])=4);DATE([.Q227];12;31);[.Q227]);&quot;&quot;)" office:value-type="date" office:date-value="1875-08-27" calcext:value-type="date">
            <text:p>1875-08-27</text:p>
          </table:table-cell>
          <table:table-cell office:value-type="string" calcext:value-type="string">
            <text:p>[P0050]</text:p>
          </table:table-cell>
          <table:table-cell table:formula="of:=VALUE([.Q227])" office:value-type="float" office:value="-8891" calcext:value-type="float">
            <text:p>-8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75]</text:p>
          </table:table-cell>
          <table:table-cell office:value-type="string" calcext:value-type="string">
            <text:p>Spierings</text:p>
          </table:table-cell>
          <table:table-cell table:formula="of:=IF([.G228]=&quot;&quot;;[.B228];([.G228]&amp;&quot; &quot;&amp;[.B228]))" office:value-type="string" office:string-value="Spierings" calcext:value-type="string">
            <text:p>Spierings</text:p>
          </table:table-cell>
          <table:table-cell office:value-type="string" calcext:value-type="string">
            <text:p>Willem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11-01-03" calcext:value-type="date">
            <text:p>1811-01-03</text:p>
          </table:table-cell>
          <table:table-cell table:style-name="ce4" office:value-type="date" office:date-value="1811-01-03" calcext:value-type="date">
            <text:p>1811-01-03 00:00:00</text:p>
          </table:table-cell>
          <table:table-cell office:value-type="string" calcext:value-type="string">
            <text:p>[P0050]</text:p>
          </table:table-cell>
          <table:table-cell table:number-columns-repeated="4"/>
          <table:table-cell table:style-name="ce1" office:value-type="date" office:date-value="1893-11-12" calcext:value-type="date">
            <text:p>1893-11-12</text:p>
          </table:table-cell>
          <table:table-cell table:formula="of:=IF(ISNUMBER([.Q228]);IF( ( LEN([.Q228])=4);DATE([.Q228];12;31);[.Q228]);&quot;&quot;)" office:value-type="date" office:date-value="1893-11-12" calcext:value-type="date">
            <text:p>1893-11-12</text:p>
          </table:table-cell>
          <table:table-cell office:value-type="string" calcext:value-type="string">
            <text:p>[P0050]</text:p>
          </table:table-cell>
          <table:table-cell table:formula="of:=VALUE([.Q228])" office:value-type="float" office:value="-2239" calcext:value-type="float">
            <text:p>-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5]</text:p>
          </table:table-cell>
          <table:table-cell office:value-type="string" calcext:value-type="string">
            <text:p>Suys</text:p>
          </table:table-cell>
          <table:table-cell table:formula="of:=IF([.G229]=&quot;&quot;;[.B229];([.G229]&amp;&quot; &quot;&amp;[.B229]))" office:value-type="string" office:string-value="Suys" calcext:value-type="string">
            <text:p>Suys</text:p>
          </table:table-cell>
          <table:table-cell office:value-type="string" calcext:value-type="string">
            <text:p>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02" calcext:value-type="float">
            <text:p>1802</text:p>
          </table:table-cell>
          <table:table-cell table:style-name="ce4" office:value-type="date" office:date-value="1802-01-01" calcext:value-type="date">
            <text:p>1802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55" calcext:value-type="float">
            <text:p>1855</text:p>
          </table:table-cell>
          <table:table-cell table:formula="of:=IF(ISNUMBER([.Q229]);IF( ( LEN([.Q229])=4);DATE([.Q229];12;31);[.Q229]);&quot;&quot;)" office:value-type="date" office:date-value="1855-12-31" calcext:value-type="date">
            <text:p>1855-12-31</text:p>
          </table:table-cell>
          <table:table-cell office:value-type="string" calcext:value-type="string">
            <text:p>[P0016]</text:p>
          </table:table-cell>
          <table:table-cell table:formula="of:=VALUE([.Q229])"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8]</text:p>
          </table:table-cell>
          <table:table-cell office:value-type="string" calcext:value-type="string">
            <text:p>Suys</text:p>
          </table:table-cell>
          <table:table-cell table:formula="of:=IF([.G230]=&quot;&quot;;[.B230];([.G230]&amp;&quot; &quot;&amp;[.B230]))" office:value-type="string" office:string-value="Suys" calcext:value-type="string">
            <text:p>Suys</text:p>
          </table:table-cell>
          <table:table-cell office:value-type="string" calcext:value-type="string">
            <text:p>Cornelis Antonie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70" calcext:value-type="float">
            <text:p>1770</text:p>
          </table:table-cell>
          <table:table-cell table:style-name="ce4" office:value-type="date" office:date-value="1904-11-04" calcext:value-type="date">
            <text:p>1904-11-04 00:00:00</text:p>
          </table:table-cell>
          <table:table-cell office:value-type="string" calcext:value-type="string">
            <text:p>[P0041]</text:p>
          </table:table-cell>
          <table:table-cell table:number-columns-repeated="4"/>
          <table:table-cell office:value-type="float" office:value="1822" calcext:value-type="float">
            <text:p>1822</text:p>
          </table:table-cell>
          <table:table-cell table:formula="of:=IF(ISNUMBER([.Q230]);IF( ( LEN([.Q230])=4);DATE([.Q230];12;31);[.Q230]);&quot;&quot;)" office:value-type="date" office:date-value="1822-12-31" calcext:value-type="date">
            <text:p>1822-12-31</text:p>
          </table:table-cell>
          <table:table-cell office:value-type="string" calcext:value-type="string">
            <text:p>[P0016]</text:p>
          </table:table-cell>
          <table:table-cell table:formula="of:=VALUE([.Q230])"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8]</text:p>
          </table:table-cell>
          <table:table-cell office:value-type="string" calcext:value-type="string">
            <text:p>Thurlings</text:p>
          </table:table-cell>
          <table:table-cell table:formula="of:=IF([.G231]=&quot;&quot;;[.B231];([.G231]&amp;&quot; &quot;&amp;[.B231]))" office:value-type="string" office:string-value="Thurlings" calcext:value-type="string">
            <text:p>Thurlings</text:p>
          </table:table-cell>
          <table:table-cell office:value-type="string" calcext:value-type="string">
            <text:p>Joep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31]);IF( ( LEN([.Q231])=4);DATE([.Q231];12;31);[.Q231]);&quot;&quot;)">
            <text:p/>
          </table:table-cell>
          <table:table-cell/>
          <table:table-cell table:formula="of:=VALUE([.Q2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1]</text:p>
          </table:table-cell>
          <table:table-cell office:value-type="string" calcext:value-type="string">
            <text:p>Tiggelman</text:p>
          </table:table-cell>
          <table:table-cell table:formula="of:=IF([.G232]=&quot;&quot;;[.B232];([.G232]&amp;&quot; &quot;&amp;[.B232]))" office:value-type="string" office:string-value="Tiggelman" calcext:value-type="string">
            <text:p>Tiggelman</text:p>
          </table:table-cell>
          <table:table-cell office:value-type="string" calcext:value-type="string">
            <text:p>Annemiek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57-02-20" calcext:value-type="date">
            <text:p>1957-02-20</text:p>
          </table:table-cell>
          <table:table-cell table:style-name="ce4" office:value-type="date" office:date-value="1957-02-20" calcext:value-type="date">
            <text:p>1957-02-20 00:00:00</text:p>
          </table:table-cell>
          <table:table-cell office:value-type="string" calcext:value-type="string">
            <text:p>[P0000]</text:p>
          </table:table-cell>
          <table:table-cell table:number-columns-repeated="5"/>
          <table:table-cell table:formula="of:=IF(ISNUMBER([.Q232]);IF( ( LEN([.Q232])=4);DATE([.Q232];12;31);[.Q232]);&quot;&quot;)">
            <text:p/>
          </table:table-cell>
          <table:table-cell/>
          <table:table-cell table:formula="of:=VALUE([.Q2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7]</text:p>
          </table:table-cell>
          <table:table-cell office:value-type="string" calcext:value-type="string">
            <text:p>Tiggelman</text:p>
          </table:table-cell>
          <table:table-cell table:formula="of:=IF([.G233]=&quot;&quot;;[.B233];([.G233]&amp;&quot; &quot;&amp;[.B233]))" office:value-type="string" office:string-value="Tiggelman" calcext:value-type="string">
            <text:p>Tiggelman</text:p>
          </table:table-cell>
          <table:table-cell office:value-type="string" calcext:value-type="string">
            <text:p>Dimphy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33]);IF( ( LEN([.Q233])=4);DATE([.Q233];12;31);[.Q233]);&quot;&quot;)">
            <text:p/>
          </table:table-cell>
          <table:table-cell/>
          <table:table-cell table:formula="of:=VALUE([.Q2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5]</text:p>
          </table:table-cell>
          <table:table-cell office:value-type="string" calcext:value-type="string">
            <text:p>Tiggelman</text:p>
          </table:table-cell>
          <table:table-cell table:formula="of:=IF([.G234]=&quot;&quot;;[.B234];([.G234]&amp;&quot; &quot;&amp;[.B234]))" office:value-type="string" office:string-value="Tiggelman" calcext:value-type="string">
            <text:p>Tiggelma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34]);IF( ( LEN([.Q234])=4);DATE([.Q234];12;31);[.Q234]);&quot;&quot;)">
            <text:p/>
          </table:table-cell>
          <table:table-cell/>
          <table:table-cell table:formula="of:=VALUE([.Q2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3]</text:p>
          </table:table-cell>
          <table:table-cell office:value-type="string" calcext:value-type="string">
            <text:p>Tiggelman</text:p>
          </table:table-cell>
          <table:table-cell table:formula="of:=IF([.G235]=&quot;&quot;;[.B235];([.G235]&amp;&quot; &quot;&amp;[.B235]))" office:value-type="string" office:string-value="Tiggelman" calcext:value-type="string">
            <text:p>Tiggelman</text:p>
          </table:table-cell>
          <table:table-cell office:value-type="string" calcext:value-type="string">
            <text:p>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18 MAY 1929</text:p>
          </table:table-cell>
          <table:table-cell table:style-name="ce4" office:value-type="date" office:date-value="1929-05-18" calcext:value-type="date">
            <text:p>1929-05-18 00:00:00</text:p>
          </table:table-cell>
          <table:table-cell office:value-type="string" calcext:value-type="string">
            <text:p>[P0021]</text:p>
          </table:table-cell>
          <table:table-cell table:number-columns-repeated="4"/>
          <table:table-cell office:value-type="string" calcext:value-type="string">
            <text:p>16 SEP 1989</text:p>
          </table:table-cell>
          <table:table-cell office:value-type="date" office:date-value="1989-09-16" calcext:value-type="date">
            <text:p>1989-09-16</text:p>
          </table:table-cell>
          <table:table-cell office:value-type="string" calcext:value-type="string">
            <text:p>[P0022]</text:p>
          </table:table-cell>
          <table:table-cell table:formula="of:=VALUE([.Q235])" office:value-type="string" office:string-value="" calcext:value-type="error">
            <text:p>Err:502</text:p>
          </table:table-cell>
          <table:table-cell office:value-type="string" calcext:value-type="string">
            <text:p>21 SEP 1989</text:p>
          </table:table-cell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046]</text:p>
          </table:table-cell>
          <table:table-cell office:value-type="string" calcext:value-type="string">
            <text:p>Tiggelman</text:p>
          </table:table-cell>
          <table:table-cell table:formula="of:=IF([.G236]=&quot;&quot;;[.B236];([.G236]&amp;&quot; &quot;&amp;[.B236]))" office:value-type="string" office:string-value="Tiggelman" calcext:value-type="string">
            <text:p>Tiggelman</text:p>
          </table:table-cell>
          <table:table-cell office:value-type="string" calcext:value-type="string">
            <text:p>Jo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36]);IF( ( LEN([.Q236])=4);DATE([.Q236];12;31);[.Q236]);&quot;&quot;)">
            <text:p/>
          </table:table-cell>
          <table:table-cell/>
          <table:table-cell table:formula="of:=VALUE([.Q2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48]</text:p>
          </table:table-cell>
          <table:table-cell office:value-type="string" calcext:value-type="string">
            <text:p>Tiggelman</text:p>
          </table:table-cell>
          <table:table-cell table:formula="of:=IF([.G237]=&quot;&quot;;[.B237];([.G237]&amp;&quot; &quot;&amp;[.B237]))" office:value-type="string" office:string-value="Tiggelman" calcext:value-type="string">
            <text:p>Tiggelman</text:p>
          </table:table-cell>
          <table:table-cell office:value-type="string" calcext:value-type="string">
            <text:p>Leo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37]);IF( ( LEN([.Q237])=4);DATE([.Q237];12;31);[.Q237]);&quot;&quot;)">
            <text:p/>
          </table:table-cell>
          <table:table-cell/>
          <table:table-cell table:formula="of:=VALUE([.Q2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3]</text:p>
          </table:table-cell>
          <table:table-cell office:value-type="string" calcext:value-type="string">
            <text:p>Tiggelman</text:p>
          </table:table-cell>
          <table:table-cell table:formula="of:=IF([.G238]=&quot;&quot;;[.B238];([.G238]&amp;&quot; &quot;&amp;[.B238]))" office:value-type="string" office:string-value="Tiggelman" calcext:value-type="string">
            <text:p>Tiggelman</text:p>
          </table:table-cell>
          <table:table-cell office:value-type="string" calcext:value-type="string">
            <text:p>Moniqu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38]);IF( ( LEN([.Q238])=4);DATE([.Q238];12;31);[.Q238]);&quot;&quot;)">
            <text:p/>
          </table:table-cell>
          <table:table-cell/>
          <table:table-cell table:formula="of:=VALUE([.Q2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1]</text:p>
          </table:table-cell>
          <table:table-cell office:value-type="string" calcext:value-type="string">
            <text:p>Uijen</text:p>
          </table:table-cell>
          <table:table-cell table:formula="of:=IF([.G239]=&quot;&quot;;[.B239];([.G239]&amp;&quot; &quot;&amp;[.B239]))" office:value-type="string" office:string-value="Uijen" calcext:value-type="string">
            <text:p>Uijen</text:p>
          </table:table-cell>
          <table:table-cell office:value-type="string" calcext:value-type="string">
            <text:p>Sibertus Damianus</text:p>
          </table:table-cell>
          <table:table-cell office:value-type="string" calcext:value-type="string">
            <text:p>Bertu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style-name="ce1" office:value-type="date" office:date-value="1879-01-14" calcext:value-type="date">
            <text:p>1879-01-14</text:p>
          </table:table-cell>
          <table:table-cell table:style-name="ce4" office:value-type="date" office:date-value="1879-01-14" calcext:value-type="date">
            <text:p>1879-01-14 00:00:00</text:p>
          </table:table-cell>
          <table:table-cell office:value-type="string" calcext:value-type="string">
            <text:p>[P0051]</text:p>
          </table:table-cell>
          <table:table-cell table:number-columns-repeated="5"/>
          <table:table-cell table:formula="of:=IF(ISNUMBER([.Q239]);IF( ( LEN([.Q239])=4);DATE([.Q239];12;31);[.Q239]);&quot;&quot;)">
            <text:p/>
          </table:table-cell>
          <table:table-cell/>
          <table:table-cell table:formula="of:=VALUE([.Q2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78]</text:p>
          </table:table-cell>
          <table:table-cell office:value-type="string" calcext:value-type="string">
            <text:p>Van Boxtel</text:p>
          </table:table-cell>
          <table:table-cell table:formula="of:=IF([.G240]=&quot;&quot;;[.B240];([.G240]&amp;&quot; &quot;&amp;[.B240]))" office:value-type="string" office:string-value="Van Boxtel" calcext:value-type="string">
            <text:p>Van Boxtel</text:p>
          </table:table-cell>
          <table:table-cell office:value-type="string" calcext:value-type="string">
            <text:p>Joanna Theodor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51-02-21" calcext:value-type="date">
            <text:p>1851-02-21</text:p>
          </table:table-cell>
          <table:table-cell table:style-name="ce4" office:value-type="date" office:date-value="1851-02-21" calcext:value-type="date">
            <text:p>1851-02-21 00:00:00</text:p>
          </table:table-cell>
          <table:table-cell office:value-type="string" calcext:value-type="string">
            <text:p>[P0002]</text:p>
          </table:table-cell>
          <table:table-cell table:number-columns-repeated="4"/>
          <table:table-cell table:style-name="ce1" office:value-type="date" office:date-value="1924-05-17" calcext:value-type="date">
            <text:p>1924-05-17</text:p>
          </table:table-cell>
          <table:table-cell office:value-type="date" office:date-value="1924-05-17" calcext:value-type="date">
            <text:p>1924-05-17</text:p>
          </table:table-cell>
          <table:table-cell office:value-type="string" calcext:value-type="string">
            <text:p>[P0002]</text:p>
          </table:table-cell>
          <table:table-cell table:formula="of:=VALUE([.Q240])"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5]</text:p>
          </table:table-cell>
          <table:table-cell office:value-type="string" calcext:value-type="string">
            <text:p>Verschuren</text:p>
          </table:table-cell>
          <table:table-cell table:formula="of:=IF([.G241]=&quot;&quot;;[.B241];([.G241]&amp;&quot; &quot;&amp;[.B241]))" office:value-type="string" office:string-value="Verschuren" calcext:value-type="string">
            <text:p>Verschuren</text:p>
          </table:table-cell>
          <table:table-cell office:value-type="string" calcext:value-type="string">
            <text:p>Adria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68" calcext:value-type="float">
            <text:p>1768</text:p>
          </table:table-cell>
          <table:table-cell table:style-name="ce4" office:value-type="date" office:date-value="1768-01-01" calcext:value-type="date">
            <text:p>1768-01-01 00:00:00</text:p>
          </table:table-cell>
          <table:table-cell office:value-type="string" calcext:value-type="string">
            <text:p>[P0045]</text:p>
          </table:table-cell>
          <table:table-cell table:number-columns-repeated="4"/>
          <table:table-cell office:value-type="float" office:value="1834" calcext:value-type="float">
            <text:p>1834</text:p>
          </table:table-cell>
          <table:table-cell table:formula="of:=IF(ISNUMBER([.Q241]);IF( ( LEN([.Q241])=4);DATE([.Q241];12;31);[.Q241]);&quot;&quot;)" office:value-type="date" office:date-value="1834-12-31" calcext:value-type="date">
            <text:p>1834-12-31</text:p>
          </table:table-cell>
          <table:table-cell office:value-type="string" calcext:value-type="string">
            <text:p>[P0045]</text:p>
          </table:table-cell>
          <table:table-cell table:formula="of:=VALUE([.Q241])"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60]</text:p>
          </table:table-cell>
          <table:table-cell office:value-type="string" calcext:value-type="string">
            <text:p>Zhou</text:p>
          </table:table-cell>
          <table:table-cell table:formula="of:=IF([.G242]=&quot;&quot;;[.B242];([.G242]&amp;&quot; &quot;&amp;[.B242]))" office:value-type="string" office:string-value="Zhou" calcext:value-type="string">
            <text:p>Zhou</text:p>
          </table:table-cell>
          <table:table-cell office:value-type="string" calcext:value-type="string">
            <text:p>Bia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969" calcext:value-type="float">
            <text:p>1969</text:p>
          </table:table-cell>
          <table:table-cell table:style-name="ce4" office:value-type="date" office:date-value="1969-01-01" calcext:value-type="date">
            <text:p>1969-01-01 00:00:00</text:p>
          </table:table-cell>
          <table:table-cell table:number-columns-repeated="6"/>
          <table:table-cell table:formula="of:=IF(ISNUMBER([.Q242]);IF( ( LEN([.Q242])=4);DATE([.Q242];12;31);[.Q242]);&quot;&quot;)">
            <text:p/>
          </table:table-cell>
          <table:table-cell/>
          <table:table-cell table:formula="of:=VALUE([.Q2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6]</text:p>
          </table:table-cell>
          <table:table-cell office:value-type="string" calcext:value-type="string">
            <text:p>Zhou</text:p>
          </table:table-cell>
          <table:table-cell table:formula="of:=IF([.G243]=&quot;&quot;;[.B243];([.G243]&amp;&quot; &quot;&amp;[.B243]))" office:value-type="string" office:string-value="Zhou" calcext:value-type="string">
            <text:p>Zhou</text:p>
          </table:table-cell>
          <table:table-cell office:value-type="string" calcext:value-type="string">
            <text:p>Li (Amy)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76-01-14" calcext:value-type="date">
            <text:p>1976-01-14</text:p>
          </table:table-cell>
          <table:table-cell table:style-name="ce4" office:value-type="date" office:date-value="1976-01-14" calcext:value-type="date">
            <text:p>1976-01-14 00:00:00</text:p>
          </table:table-cell>
          <table:table-cell table:number-columns-repeated="6"/>
          <table:table-cell table:formula="of:=IF(ISNUMBER([.Q243]);IF( ( LEN([.Q243])=4);DATE([.Q243];12;31);[.Q243]);&quot;&quot;)">
            <text:p/>
          </table:table-cell>
          <table:table-cell/>
          <table:table-cell table:formula="of:=VALUE([.Q2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8]</text:p>
          </table:table-cell>
          <table:table-cell office:value-type="string" calcext:value-type="string">
            <text:p>Zhou</text:p>
          </table:table-cell>
          <table:table-cell table:formula="of:=IF([.G244]=&quot;&quot;;[.B244];([.G244]&amp;&quot; &quot;&amp;[.B244]))" office:value-type="string" office:string-value="Zhou" calcext:value-type="string">
            <text:p>Zhou</text:p>
          </table:table-cell>
          <table:table-cell office:value-type="string" calcext:value-type="string">
            <text:p>Long Hu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938" calcext:value-type="float">
            <text:p>1938</text:p>
          </table:table-cell>
          <table:table-cell table:style-name="ce4" office:value-type="date" office:date-value="1938-01-01" calcext:value-type="date">
            <text:p>1938-01-01 00:00:00</text:p>
          </table:table-cell>
          <table:table-cell table:number-columns-repeated="6"/>
          <table:table-cell table:formula="of:=IF(ISNUMBER([.Q244]);IF( ( LEN([.Q244])=4);DATE([.Q244];12;31);[.Q244]);&quot;&quot;)">
            <text:p/>
          </table:table-cell>
          <table:table-cell/>
          <table:table-cell table:formula="of:=VALUE([.Q2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9]</text:p>
          </table:table-cell>
          <table:table-cell office:value-type="string" calcext:value-type="string">
            <text:p>de Bruin</text:p>
          </table:table-cell>
          <table:table-cell table:formula="of:=IF([.G245]=&quot;&quot;;[.B245];([.G245]&amp;&quot; &quot;&amp;[.B245]))" office:value-type="string" office:string-value="de Bruin" calcext:value-type="string">
            <text:p>de Bruin</text:p>
          </table:table-cell>
          <table:table-cell office:value-type="string" calcext:value-type="string">
            <text:p>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45]);IF( ( LEN([.Q245])=4);DATE([.Q245];12;31);[.Q245]);&quot;&quot;)">
            <text:p/>
          </table:table-cell>
          <table:table-cell/>
          <table:table-cell table:formula="of:=VALUE([.Q2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10]</text:p>
          </table:table-cell>
          <table:table-cell office:value-type="string" calcext:value-type="string">
            <text:p>de Gouw</text:p>
          </table:table-cell>
          <table:table-cell table:formula="of:=IF([.G246]=&quot;&quot;;[.B246];([.G246]&amp;&quot; &quot;&amp;[.B246]))" office:value-type="string" office:string-value="de Gouw" calcext:value-type="string">
            <text:p>de Gouw</text:p>
          </table:table-cell>
          <table:table-cell office:value-type="string" calcext:value-type="string">
            <text:p>Petronel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11-05-30" calcext:value-type="date">
            <text:p>1911-05-30</text:p>
          </table:table-cell>
          <table:table-cell table:style-name="ce4" office:value-type="date" office:date-value="1911-05-30" calcext:value-type="date">
            <text:p>1911-05-30 00:00:00</text:p>
          </table:table-cell>
          <table:table-cell office:value-type="string" calcext:value-type="string">
            <text:p>[P0012]</text:p>
          </table:table-cell>
          <table:table-cell table:number-columns-repeated="4"/>
          <table:table-cell table:style-name="ce1" office:value-type="date" office:date-value="1978-03-30" calcext:value-type="date">
            <text:p>1978-03-30</text:p>
          </table:table-cell>
          <table:table-cell table:formula="of:=IF(ISNUMBER([.Q246]);IF( ( LEN([.Q246])=4);DATE([.Q246];12;31);[.Q246]);&quot;&quot;)" office:value-type="date" office:date-value="1978-03-30" calcext:value-type="date">
            <text:p>1978-03-30</text:p>
          </table:table-cell>
          <table:table-cell office:value-type="string" calcext:value-type="string">
            <text:p>[P0012]</text:p>
          </table:table-cell>
          <table:table-cell table:formula="of:=VALUE([.Q246])" office:value-type="float" office:value="28579" calcext:value-type="float">
            <text:p>28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8]</text:p>
          </table:table-cell>
          <table:table-cell office:value-type="string" calcext:value-type="string">
            <text:p>de Groot</text:p>
          </table:table-cell>
          <table:table-cell table:formula="of:=IF([.G247]=&quot;&quot;;[.B247];([.G247]&amp;&quot; &quot;&amp;[.B247]))" office:value-type="string" office:string-value="de Groot" calcext:value-type="string">
            <text:p>de Groot</text:p>
          </table:table-cell>
          <table:table-cell office:value-type="string" calcext:value-type="string">
            <text:p>Catharina H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82" calcext:value-type="float">
            <text:p>1882</text:p>
          </table:table-cell>
          <table:table-cell table:style-name="ce4" office:value-type="date" office:date-value="1882-01-01" calcext:value-type="date">
            <text:p>1882-01-01 00:00:00</text:p>
          </table:table-cell>
          <table:table-cell table:number-columns-repeated="5"/>
          <table:table-cell office:value-type="float" office:value="1950" calcext:value-type="float">
            <text:p>1950</text:p>
          </table:table-cell>
          <table:table-cell table:formula="of:=IF(ISNUMBER([.Q247]);IF( ( LEN([.Q247])=4);DATE([.Q247];12;31);[.Q247]);&quot;&quot;)" office:value-type="date" office:date-value="1950-12-31" calcext:value-type="date">
            <text:p>1950-12-31</text:p>
          </table:table-cell>
          <table:table-cell/>
          <table:table-cell table:formula="of:=VALUE([.Q247])"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15]</text:p>
          </table:table-cell>
          <table:table-cell office:value-type="string" calcext:value-type="string">
            <text:p>de Jong</text:p>
          </table:table-cell>
          <table:table-cell table:formula="of:=IF([.G248]=&quot;&quot;;[.B248];([.G248]&amp;&quot; &quot;&amp;[.B248]))" office:value-type="string" office:string-value="de Jong" calcext:value-type="string">
            <text:p>de Jong</text:p>
          </table:table-cell>
          <table:table-cell office:value-type="string" calcext:value-type="string">
            <text:p>Wou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48]);IF( ( LEN([.Q248])=4);DATE([.Q248];12;31);[.Q248]);&quot;&quot;)">
            <text:p/>
          </table:table-cell>
          <table:table-cell/>
          <table:table-cell table:formula="of:=VALUE([.Q2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9]</text:p>
          </table:table-cell>
          <table:table-cell office:value-type="string" calcext:value-type="string">
            <text:p>de Leyer</text:p>
          </table:table-cell>
          <table:table-cell table:formula="of:=IF([.G249]=&quot;&quot;;[.B249];([.G249]&amp;&quot; &quot;&amp;[.B249]))" office:value-type="string" office:string-value="de Leyer" calcext:value-type="string">
            <text:p>de Leyer</text:p>
          </table:table-cell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60" calcext:value-type="float">
            <text:p>1760</text:p>
          </table:table-cell>
          <table:table-cell table:style-name="ce4" office:value-type="date" office:date-value="1760-01-01" calcext:value-type="date">
            <text:p>1760-01-01 00:00:00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837" calcext:value-type="float">
            <text:p>1837</text:p>
          </table:table-cell>
          <table:table-cell table:formula="of:=IF(ISNUMBER([.Q249]);IF( ( LEN([.Q249])=4);DATE([.Q249];12;31);[.Q249]);&quot;&quot;)" office:value-type="date" office:date-value="1837-12-31" calcext:value-type="date">
            <text:p>1837-12-31</text:p>
          </table:table-cell>
          <table:table-cell office:value-type="string" calcext:value-type="string">
            <text:p>[P0040]</text:p>
          </table:table-cell>
          <table:table-cell table:formula="of:=VALUE([.Q249])"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7]</text:p>
          </table:table-cell>
          <table:table-cell office:value-type="string" calcext:value-type="string">
            <text:p>de Ridder</text:p>
          </table:table-cell>
          <table:table-cell table:formula="of:=IF([.G250]=&quot;&quot;;[.B250];([.G250]&amp;&quot; &quot;&amp;[.B250]))" office:value-type="string" office:string-value="de Ridder" calcext:value-type="string">
            <text:p>de Ridder</text:p>
          </table:table-cell>
          <table:table-cell office:value-type="string" calcext:value-type="string">
            <text:p>Joh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73" calcext:value-type="float">
            <text:p>1773</text:p>
          </table:table-cell>
          <table:table-cell table:style-name="ce4" office:value-type="date" office:date-value="1773-01-01" calcext:value-type="date">
            <text:p>1773-01-01 00:00:00</text:p>
          </table:table-cell>
          <table:table-cell office:value-type="string" calcext:value-type="string">
            <text:p>[P0027]</text:p>
          </table:table-cell>
          <table:table-cell table:number-columns-repeated="4"/>
          <table:table-cell office:value-type="float" office:value="1810" calcext:value-type="float">
            <text:p>1810</text:p>
          </table:table-cell>
          <table:table-cell table:formula="of:=IF(ISNUMBER([.Q250]);IF( ( LEN([.Q250])=4);DATE([.Q250];12;31);[.Q250]);&quot;&quot;)" office:value-type="date" office:date-value="1810-12-31" calcext:value-type="date">
            <text:p>1810-12-31</text:p>
          </table:table-cell>
          <table:table-cell office:value-type="string" calcext:value-type="string">
            <text:p>[P0027]</text:p>
          </table:table-cell>
          <table:table-cell table:formula="of:=VALUE([.Q250])"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4]</text:p>
          </table:table-cell>
          <table:table-cell office:value-type="string" calcext:value-type="string">
            <text:p>van Alphen</text:p>
          </table:table-cell>
          <table:table-cell table:formula="of:=IF([.G251]=&quot;&quot;;[.B251];([.G251]&amp;&quot; &quot;&amp;[.B251]))" office:value-type="string" office:string-value="van Alphen" calcext:value-type="string">
            <text:p>van Alphen</text:p>
          </table:table-cell>
          <table:table-cell office:value-type="string" calcext:value-type="string">
            <text:p>Jor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51]);IF( ( LEN([.Q251])=4);DATE([.Q251];12;31);[.Q251]);&quot;&quot;)">
            <text:p/>
          </table:table-cell>
          <table:table-cell/>
          <table:table-cell table:formula="of:=VALUE([.Q2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4]</text:p>
          </table:table-cell>
          <table:table-cell office:value-type="string" calcext:value-type="string">
            <text:p>van Amstel</text:p>
          </table:table-cell>
          <table:table-cell table:formula="of:=IF([.G252]=&quot;&quot;;[.B252];([.G252]&amp;&quot; &quot;&amp;[.B252]))" office:value-type="string" office:string-value="van Amstel" calcext:value-type="string">
            <text:p>van Amstel</text:p>
          </table:table-cell>
          <table:table-cell office:value-type="string" calcext:value-type="string">
            <text:p>Hendrik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52]);IF( ( LEN([.Q252])=4);DATE([.Q252];12;31);[.Q252]);&quot;&quot;)">
            <text:p/>
          </table:table-cell>
          <table:table-cell/>
          <table:table-cell table:formula="of:=VALUE([.Q2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21]</text:p>
          </table:table-cell>
          <table:table-cell office:value-type="string" calcext:value-type="string">
            <text:p>van Amstel</text:p>
          </table:table-cell>
          <table:table-cell table:formula="of:=IF([.G253]=&quot;&quot;;[.B253];([.G253]&amp;&quot; &quot;&amp;[.B253]))" office:value-type="string" office:string-value="van Amstel" calcext:value-type="string">
            <text:p>van Amstel</text:p>
          </table:table-cell>
          <table:table-cell office:value-type="string" calcext:value-type="string">
            <text:p>Wilhelm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53]);IF( ( LEN([.Q253])=4);DATE([.Q253];12;31);[.Q253]);&quot;&quot;)">
            <text:p/>
          </table:table-cell>
          <table:table-cell/>
          <table:table-cell table:formula="of:=VALUE([.Q2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0]</text:p>
          </table:table-cell>
          <table:table-cell office:value-type="string" calcext:value-type="string">
            <text:p>van Bergen</text:p>
          </table:table-cell>
          <table:table-cell table:formula="of:=IF([.G254]=&quot;&quot;;[.B254];([.G254]&amp;&quot; &quot;&amp;[.B254]))" office:value-type="string" office:string-value="van Bergen" calcext:value-type="string">
            <text:p>van Bergen</text:p>
          </table:table-cell>
          <table:table-cell office:value-type="string" calcext:value-type="string">
            <text:p>Carl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54]);IF( ( LEN([.Q254])=4);DATE([.Q254];12;31);[.Q254]);&quot;&quot;)">
            <text:p/>
          </table:table-cell>
          <table:table-cell/>
          <table:table-cell table:formula="of:=VALUE([.Q2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30]</text:p>
          </table:table-cell>
          <table:table-cell office:value-type="string" calcext:value-type="string">
            <text:p>van Dongen</text:p>
          </table:table-cell>
          <table:table-cell table:formula="of:=IF([.G255]=&quot;&quot;;[.B255];([.G255]&amp;&quot; &quot;&amp;[.B255]))" office:value-type="string" office:string-value="van Dongen" calcext:value-type="string">
            <text:p>van Dongen</text:p>
          </table:table-cell>
          <table:table-cell office:value-type="string" calcext:value-type="string">
            <text:p>Adr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55]);IF( ( LEN([.Q255])=4);DATE([.Q255];12;31);[.Q255]);&quot;&quot;)">
            <text:p/>
          </table:table-cell>
          <table:table-cell/>
          <table:table-cell table:formula="of:=VALUE([.Q2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0]</text:p>
          </table:table-cell>
          <table:table-cell office:value-type="string" calcext:value-type="string">
            <text:p>van Dongen</text:p>
          </table:table-cell>
          <table:table-cell table:formula="of:=IF([.G256]=&quot;&quot;;[.B256];([.G256]&amp;&quot; &quot;&amp;[.B256]))" office:value-type="string" office:string-value="van Dongen" calcext:value-type="string">
            <text:p>van Dongen</text:p>
          </table:table-cell>
          <table:table-cell office:value-type="string" calcext:value-type="string">
            <text:p>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96" calcext:value-type="float">
            <text:p>1796</text:p>
          </table:table-cell>
          <table:table-cell table:style-name="ce4" office:value-type="date" office:date-value="1796-01-01" calcext:value-type="date">
            <text:p>1796-01-01 00:00:00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45" calcext:value-type="float">
            <text:p>1845</text:p>
          </table:table-cell>
          <table:table-cell table:formula="of:=IF(ISNUMBER([.Q256]);IF( ( LEN([.Q256])=4);DATE([.Q256];12;31);[.Q256]);&quot;&quot;)" office:value-type="date" office:date-value="1845-12-31" calcext:value-type="date">
            <text:p>1845-12-31</text:p>
          </table:table-cell>
          <table:table-cell office:value-type="string" calcext:value-type="string">
            <text:p>[P0042]</text:p>
          </table:table-cell>
          <table:table-cell table:formula="of:=VALUE([.Q256])"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2]</text:p>
          </table:table-cell>
          <table:table-cell office:value-type="string" calcext:value-type="string">
            <text:p>van Dongen</text:p>
          </table:table-cell>
          <table:table-cell table:formula="of:=IF([.G257]=&quot;&quot;;[.B257];([.G257]&amp;&quot; &quot;&amp;[.B257]))" office:value-type="string" office:string-value="van Dongen" calcext:value-type="string">
            <text:p>van Dongen</text:p>
          </table:table-cell>
          <table:table-cell office:value-type="string" calcext:value-type="string">
            <text:p>Johannes Adria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64" calcext:value-type="float">
            <text:p>1764</text:p>
          </table:table-cell>
          <table:table-cell table:style-name="ce4" office:value-type="date" office:date-value="1764-01-01" calcext:value-type="date">
            <text:p>1764-01-01 00:00:00</text:p>
          </table:table-cell>
          <table:table-cell office:value-type="string" calcext:value-type="string">
            <text:p>[P0044]</text:p>
          </table:table-cell>
          <table:table-cell table:number-columns-repeated="4"/>
          <table:table-cell office:value-type="float" office:value="1845" calcext:value-type="float">
            <text:p>1845</text:p>
          </table:table-cell>
          <table:table-cell table:formula="of:=IF(ISNUMBER([.Q257]);IF( ( LEN([.Q257])=4);DATE([.Q257];12;31);[.Q257]);&quot;&quot;)" office:value-type="date" office:date-value="1845-12-31" calcext:value-type="date">
            <text:p>1845-12-31</text:p>
          </table:table-cell>
          <table:table-cell office:value-type="string" calcext:value-type="string">
            <text:p>[P0044]</text:p>
          </table:table-cell>
          <table:table-cell table:formula="of:=VALUE([.Q257])"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3]</text:p>
          </table:table-cell>
          <table:table-cell office:value-type="string" calcext:value-type="string">
            <text:p>van Dongen</text:p>
          </table:table-cell>
          <table:table-cell table:formula="of:=IF([.G258]=&quot;&quot;;[.B258];([.G258]&amp;&quot; &quot;&amp;[.B258]))" office:value-type="string" office:string-value="van Dongen" calcext:value-type="string">
            <text:p>van Dongen</text:p>
          </table:table-cell>
          <table:table-cell office:value-type="string" calcext:value-type="string">
            <text:p>Luc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39" calcext:value-type="float">
            <text:p>1839</text:p>
          </table:table-cell>
          <table:table-cell table:style-name="ce4" office:value-type="date" office:date-value="1839-01-01" calcext:value-type="date">
            <text:p>1839-01-01 00:00:00</text:p>
          </table:table-cell>
          <table:table-cell office:value-type="string" calcext:value-type="string">
            <text:p>[P0042]</text:p>
          </table:table-cell>
          <table:table-cell table:number-columns-repeated="4"/>
          <table:table-cell office:value-type="float" office:value="1881" calcext:value-type="float">
            <text:p>1881</text:p>
          </table:table-cell>
          <table:table-cell table:formula="of:=IF(ISNUMBER([.Q258]);IF( ( LEN([.Q258])=4);DATE([.Q258];12;31);[.Q258]);&quot;&quot;)" office:value-type="date" office:date-value="1881-12-31" calcext:value-type="date">
            <text:p>1881-12-31</text:p>
          </table:table-cell>
          <table:table-cell office:value-type="string" calcext:value-type="string">
            <text:p>[P0016]</text:p>
          </table:table-cell>
          <table:table-cell table:formula="of:=VALUE([.Q258])"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1]</text:p>
          </table:table-cell>
          <table:table-cell office:value-type="string" calcext:value-type="string">
            <text:p>van Erp</text:p>
          </table:table-cell>
          <table:table-cell table:formula="of:=IF([.G259]=&quot;&quot;;[.B259];([.G259]&amp;&quot; &quot;&amp;[.B259]))" office:value-type="string" office:string-value="van Erp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59]);IF( ( LEN([.Q259])=4);DATE([.Q259];12;31);[.Q259]);&quot;&quot;)">
            <text:p/>
          </table:table-cell>
          <table:table-cell/>
          <table:table-cell table:formula="of:=VALUE([.Q2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97]</text:p>
          </table:table-cell>
          <table:table-cell office:value-type="string" calcext:value-type="string">
            <text:p>van Erp</text:p>
          </table:table-cell>
          <table:table-cell table:formula="of:=IF([.G260]=&quot;&quot;;[.B260];([.G260]&amp;&quot; &quot;&amp;[.B260]))" office:value-type="string" office:string-value="van Erp" calcext:value-type="string">
            <text:p>van Erp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844-07-22" calcext:value-type="date">
            <text:p>1844-07-22</text:p>
          </table:table-cell>
          <table:table-cell table:style-name="ce4" office:value-type="date" office:date-value="1844-07-22" calcext:value-type="date">
            <text:p>1844-07-22 00:00:00</text:p>
          </table:table-cell>
          <table:table-cell table:number-columns-repeated="5"/>
          <table:table-cell table:style-name="ce1" office:value-type="date" office:date-value="1918-09-06" calcext:value-type="date">
            <text:p>1918-09-06</text:p>
          </table:table-cell>
          <table:table-cell office:value-type="date" office:date-value="1918-09-06" calcext:value-type="date">
            <text:p>1918-09-06</text:p>
          </table:table-cell>
          <table:table-cell/>
          <table:table-cell table:formula="of:=VALUE([.Q260])"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3]</text:p>
          </table:table-cell>
          <table:table-cell office:value-type="string" calcext:value-type="string">
            <text:p>van Halder</text:p>
          </table:table-cell>
          <table:table-cell table:formula="of:=IF([.G261]=&quot;&quot;;[.B261];([.G261]&amp;&quot; &quot;&amp;[.B261]))" office:value-type="string" office:string-value="van Halder" calcext:value-type="string">
            <text:p>van Halder</text:p>
          </table:table-cell>
          <table:table-cell office:value-type="string" calcext:value-type="string">
            <text:p>Everd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5"/>
          <table:table-cell office:value-type="string" calcext:value-type="string">
            <text:p>5 DEC 1947</text:p>
          </table:table-cell>
          <table:table-cell office:value-type="date" office:date-value="1947-12-05" calcext:value-type="date">
            <text:p>1947-12-05</text:p>
          </table:table-cell>
          <table:table-cell/>
          <table:table-cell table:formula="of:=VALUE([.Q261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6]</text:p>
          </table:table-cell>
          <table:table-cell office:value-type="string" calcext:value-type="string">
            <text:p>van Helvoort</text:p>
          </table:table-cell>
          <table:table-cell table:formula="of:=IF([.G262]=&quot;&quot;;[.B262];([.G262]&amp;&quot; &quot;&amp;[.B262]))" office:value-type="string" office:string-value="van Helvoort" calcext:value-type="string">
            <text:p>van Helvoort</text:p>
          </table:table-cell>
          <table:table-cell office:value-type="string" calcext:value-type="string">
            <text:p>Bart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62]);IF( ( LEN([.Q262])=4);DATE([.Q262];12;31);[.Q262]);&quot;&quot;)">
            <text:p/>
          </table:table-cell>
          <table:table-cell/>
          <table:table-cell table:formula="of:=VALUE([.Q2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09]</text:p>
          </table:table-cell>
          <table:table-cell office:value-type="string" calcext:value-type="string">
            <text:p>van Liemdt</text:p>
          </table:table-cell>
          <table:table-cell table:formula="of:=IF([.G263]=&quot;&quot;;[.B263];([.G263]&amp;&quot; &quot;&amp;[.B263]))" office:value-type="string" office:string-value="van Liemdt" calcext:value-type="string">
            <text:p>van Liemdt</text:p>
          </table:table-cell>
          <table:table-cell office:value-type="string" calcext:value-type="string">
            <text:p>Jo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771" calcext:value-type="float">
            <text:p>1771</text:p>
          </table:table-cell>
          <table:table-cell table:style-name="ce4" office:value-type="date" office:date-value="1771-01-01" calcext:value-type="date">
            <text:p>1771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842" calcext:value-type="float">
            <text:p>1842</text:p>
          </table:table-cell>
          <table:table-cell table:formula="of:=IF(ISNUMBER([.Q263]);IF( ( LEN([.Q263])=4);DATE([.Q263];12;31);[.Q263]);&quot;&quot;)" office:value-type="date" office:date-value="1842-12-31" calcext:value-type="date">
            <text:p>1842-12-31</text:p>
          </table:table-cell>
          <table:table-cell office:value-type="string" calcext:value-type="string">
            <text:p>[P0016]</text:p>
          </table:table-cell>
          <table:table-cell table:formula="of:=VALUE([.Q263])"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3]</text:p>
          </table:table-cell>
          <table:table-cell office:value-type="string" calcext:value-type="string">
            <text:p>van Lith</text:p>
          </table:table-cell>
          <table:table-cell table:formula="of:=IF([.G264]=&quot;&quot;;[.B264];([.G264]&amp;&quot; &quot;&amp;[.B264]))" office:value-type="string" office:string-value="van Lith" calcext:value-type="string">
            <text:p>van Lith</text:p>
          </table:table-cell>
          <table:table-cell office:value-type="string" calcext:value-type="string">
            <text:p>Maria An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64]);IF( ( LEN([.Q264])=4);DATE([.Q264];12;31);[.Q264]);&quot;&quot;)">
            <text:p/>
          </table:table-cell>
          <table:table-cell/>
          <table:table-cell table:formula="of:=VALUE([.Q2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17]</text:p>
          </table:table-cell>
          <table:table-cell office:value-type="string" calcext:value-type="string">
            <text:p>van Oijen</text:p>
          </table:table-cell>
          <table:table-cell table:formula="of:=IF([.G265]=&quot;&quot;;[.B265];([.G265]&amp;&quot; &quot;&amp;[.B265]))" office:value-type="string" office:string-value="van Oijen" calcext:value-type="string">
            <text:p>van Oijen</text:p>
          </table:table-cell>
          <table:table-cell office:value-type="string" calcext:value-type="string">
            <text:p>Trein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65]);IF( ( LEN([.Q265])=4);DATE([.Q265];12;31);[.Q265]);&quot;&quot;)">
            <text:p/>
          </table:table-cell>
          <table:table-cell/>
          <table:table-cell table:formula="of:=VALUE([.Q2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8]</text:p>
          </table:table-cell>
          <table:table-cell office:value-type="string" calcext:value-type="string">
            <text:p>van Welie</text:p>
          </table:table-cell>
          <table:table-cell table:formula="of:=IF([.G266]=&quot;&quot;;[.B266];([.G266]&amp;&quot; &quot;&amp;[.B266]))" office:value-type="string" office:string-value="van Welie" calcext:value-type="string">
            <text:p>van Welie</text:p>
          </table:table-cell>
          <table:table-cell office:value-type="string" calcext:value-type="string">
            <text:p>Antonia Maria Sof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35-02-06" calcext:value-type="date">
            <text:p>1935-02-06</text:p>
          </table:table-cell>
          <table:table-cell table:style-name="ce4" office:value-type="date" office:date-value="1935-02-06" calcext:value-type="date">
            <text:p>1935-02-06 00:00:00</text:p>
          </table:table-cell>
          <table:table-cell office:value-type="string" calcext:value-type="string">
            <text:p>[P0033]</text:p>
          </table:table-cell>
          <table:table-cell table:number-columns-repeated="5"/>
          <table:table-cell table:formula="of:=IF(ISNUMBER([.Q266]);IF( ( LEN([.Q266])=4);DATE([.Q266];12;31);[.Q266]);&quot;&quot;)">
            <text:p/>
          </table:table-cell>
          <table:table-cell/>
          <table:table-cell table:formula="of:=VALUE([.Q2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9]</text:p>
          </table:table-cell>
          <table:table-cell office:value-type="string" calcext:value-type="string">
            <text:p>van Wichen</text:p>
          </table:table-cell>
          <table:table-cell table:formula="of:=IF([.G267]=&quot;&quot;;[.B267];([.G267]&amp;&quot; &quot;&amp;[.B267]))" office:value-type="string" office:string-value="van Wichen" calcext:value-type="string">
            <text:p>van Wichen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67]);IF( ( LEN([.Q267])=4);DATE([.Q267];12;31);[.Q267]);&quot;&quot;)">
            <text:p/>
          </table:table-cell>
          <table:table-cell/>
          <table:table-cell table:formula="of:=VALUE([.Q2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7]</text:p>
          </table:table-cell>
          <table:table-cell office:value-type="string" calcext:value-type="string">
            <text:p>van Wichen</text:p>
          </table:table-cell>
          <table:table-cell table:formula="of:=IF([.G268]=&quot;&quot;;[.B268];([.G268]&amp;&quot; &quot;&amp;[.B268]))" office:value-type="string" office:string-value="van Wichen" calcext:value-type="string">
            <text:p>van Wichen</text:p>
          </table:table-cell>
          <table:table-cell office:value-type="string" calcext:value-type="string">
            <text:p>Adrianus Johanne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21-01-07" calcext:value-type="date">
            <text:p>1921-01-07</text:p>
          </table:table-cell>
          <table:table-cell table:style-name="ce4" office:value-type="date" office:date-value="1921-01-07" calcext:value-type="date">
            <text:p>1921-01-07 00:00:00</text:p>
          </table:table-cell>
          <table:table-cell office:value-type="string" calcext:value-type="string">
            <text:p>[P0033]</text:p>
          </table:table-cell>
          <table:table-cell table:number-columns-repeated="4"/>
          <table:table-cell table:style-name="ce1" office:value-type="date" office:date-value="1988-06-10" calcext:value-type="date">
            <text:p>1988-06-10</text:p>
          </table:table-cell>
          <table:table-cell table:formula="of:=IF(ISNUMBER([.Q268]);IF( ( LEN([.Q268])=4);DATE([.Q268];12;31);[.Q268]);&quot;&quot;)" office:value-type="date" office:date-value="1988-06-10" calcext:value-type="date">
            <text:p>1988-06-10</text:p>
          </table:table-cell>
          <table:table-cell office:value-type="string" calcext:value-type="string">
            <text:p>[P0033]</text:p>
          </table:table-cell>
          <table:table-cell table:formula="of:=VALUE([.Q268])" office:value-type="float" office:value="32304" calcext:value-type="float">
            <text:p>32304</text:p>
          </table:table-cell>
          <table:table-cell table:style-name="ce1" office:value-type="date" office:date-value="1988-06-15" calcext:value-type="date">
            <text:p>1988-06-15</text:p>
          </table:table-cell>
          <table:table-cell office:value-type="string" calcext:value-type="string">
            <text:p>[P00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62]</text:p>
          </table:table-cell>
          <table:table-cell office:value-type="string" calcext:value-type="string">
            <text:p>van Wichen</text:p>
          </table:table-cell>
          <table:table-cell table:formula="of:=IF([.G269]=&quot;&quot;;[.B269];([.G269]&amp;&quot; &quot;&amp;[.B269]))" office:value-type="string" office:string-value="van Wichen" calcext:value-type="string">
            <text:p>van Wichen</text:p>
          </table:table-cell>
          <table:table-cell office:value-type="string" calcext:value-type="string">
            <text:p>Antonia Theodora Sof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71-11-03" calcext:value-type="date">
            <text:p>1971-11-03</text:p>
          </table:table-cell>
          <table:table-cell table:style-name="ce4" office:value-type="date" office:date-value="1971-11-03" calcext:value-type="date">
            <text:p>1971-11-03 00:00:00</text:p>
          </table:table-cell>
          <table:table-cell table:number-columns-repeated="6"/>
          <table:table-cell table:formula="of:=IF(ISNUMBER([.Q269]);IF( ( LEN([.Q269])=4);DATE([.Q269];12;31);[.Q269]);&quot;&quot;)">
            <text:p/>
          </table:table-cell>
          <table:table-cell/>
          <table:table-cell table:formula="of:=VALUE([.Q2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63]</text:p>
          </table:table-cell>
          <table:table-cell office:value-type="string" calcext:value-type="string">
            <text:p>van Wichen</text:p>
          </table:table-cell>
          <table:table-cell table:formula="of:=IF([.G270]=&quot;&quot;;[.B270];([.G270]&amp;&quot; &quot;&amp;[.B270]))" office:value-type="string" office:string-value="van Wichen" calcext:value-type="string">
            <text:p>van Wichen</text:p>
          </table:table-cell>
          <table:table-cell office:value-type="string" calcext:value-type="string">
            <text:p>Catharina Ida Anton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64-06-03" calcext:value-type="date">
            <text:p>1964-06-03</text:p>
          </table:table-cell>
          <table:table-cell table:style-name="ce4" office:value-type="date" office:date-value="1964-06-03" calcext:value-type="date">
            <text:p>1964-06-03 00:00:00</text:p>
          </table:table-cell>
          <table:table-cell table:number-columns-repeated="6"/>
          <table:table-cell table:formula="of:=IF(ISNUMBER([.Q270]);IF( ( LEN([.Q270])=4);DATE([.Q270];12;31);[.Q270]);&quot;&quot;)">
            <text:p/>
          </table:table-cell>
          <table:table-cell/>
          <table:table-cell table:formula="of:=VALUE([.Q2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1]</text:p>
          </table:table-cell>
          <table:table-cell office:value-type="string" calcext:value-type="string">
            <text:p>van Wichen</text:p>
          </table:table-cell>
          <table:table-cell table:formula="of:=IF([.G271]=&quot;&quot;;[.B271];([.G271]&amp;&quot; &quot;&amp;[.B271]))" office:value-type="string" office:string-value="van Wichen" calcext:value-type="string">
            <text:p>van Wichen</text:p>
          </table:table-cell>
          <table:table-cell office:value-type="string" calcext:value-type="string">
            <text:p>Franciscus Theodorus Adrianus Maria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table:style-name="ce1" office:value-type="date" office:date-value="1965-09-02" calcext:value-type="date">
            <text:p>1965-09-02</text:p>
          </table:table-cell>
          <table:table-cell table:style-name="ce4" office:value-type="date" office:date-value="1965-09-02" calcext:value-type="date">
            <text:p>1965-09-02 00:00:00</text:p>
          </table:table-cell>
          <table:table-cell table:number-columns-repeated="6"/>
          <table:table-cell table:formula="of:=IF(ISNUMBER([.Q271]);IF( ( LEN([.Q271])=4);DATE([.Q271];12;31);[.Q271]);&quot;&quot;)">
            <text:p/>
          </table:table-cell>
          <table:table-cell/>
          <table:table-cell table:formula="of:=VALUE([.Q2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60]</text:p>
          </table:table-cell>
          <table:table-cell office:value-type="string" calcext:value-type="string">
            <text:p>van Wichen</text:p>
          </table:table-cell>
          <table:table-cell table:formula="of:=IF([.G272]=&quot;&quot;;[.B272];([.G272]&amp;&quot; &quot;&amp;[.B272]))" office:value-type="string" office:string-value="van Wichen" calcext:value-type="string">
            <text:p>van Wichen</text:p>
          </table:table-cell>
          <table:table-cell office:value-type="string" calcext:value-type="string">
            <text:p>Lucia Catharina Cornelia Mari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961-03-15" calcext:value-type="date">
            <text:p>1961-03-15</text:p>
          </table:table-cell>
          <table:table-cell table:style-name="ce4" office:value-type="date" office:date-value="1961-03-15" calcext:value-type="date">
            <text:p>1961-03-15 00:00:00</text:p>
          </table:table-cell>
          <table:table-cell table:number-columns-repeated="6"/>
          <table:table-cell table:formula="of:=IF(ISNUMBER([.Q272]);IF( ( LEN([.Q272])=4);DATE([.Q272];12;31);[.Q272]);&quot;&quot;)">
            <text:p/>
          </table:table-cell>
          <table:table-cell/>
          <table:table-cell table:formula="of:=VALUE([.Q2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31]</text:p>
          </table:table-cell>
          <table:table-cell office:value-type="string" calcext:value-type="string">
            <text:p>van de Boom</text:p>
          </table:table-cell>
          <table:table-cell table:formula="of:=IF([.G273]=&quot;&quot;;[.B273];([.G273]&amp;&quot; &quot;&amp;[.B273]))" office:value-type="string" office:string-value="van de Boom" calcext:value-type="string">
            <text:p>van de Boom</text:p>
          </table:table-cell>
          <table:table-cell office:value-type="string" calcext:value-type="string">
            <text:p>Marj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73]);IF( ( LEN([.Q273])=4);DATE([.Q273];12;31);[.Q273]);&quot;&quot;)">
            <text:p/>
          </table:table-cell>
          <table:table-cell/>
          <table:table-cell table:formula="of:=VALUE([.Q2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0]</text:p>
          </table:table-cell>
          <table:table-cell office:value-type="string" calcext:value-type="string">
            <text:p>van de Roest</text:p>
          </table:table-cell>
          <table:table-cell table:formula="of:=IF([.G274]=&quot;&quot;;[.B274];([.G274]&amp;&quot; &quot;&amp;[.B274]))" office:value-type="string" office:string-value="van de Roest" calcext:value-type="string">
            <text:p>van de Roest</text:p>
          </table:table-cell>
          <table:table-cell office:value-type="string" calcext:value-type="string">
            <text:p>Ev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74]);IF( ( LEN([.Q274])=4);DATE([.Q274];12;31);[.Q274]);&quot;&quot;)">
            <text:p/>
          </table:table-cell>
          <table:table-cell/>
          <table:table-cell table:formula="of:=VALUE([.Q2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49]</text:p>
          </table:table-cell>
          <table:table-cell office:value-type="string" calcext:value-type="string">
            <text:p>van de Roest</text:p>
          </table:table-cell>
          <table:table-cell table:formula="of:=IF([.G275]=&quot;&quot;;[.B275];([.G275]&amp;&quot; &quot;&amp;[.B275]))" office:value-type="string" office:string-value="van de Roest" calcext:value-type="string">
            <text:p>van de Roest</text:p>
          </table:table-cell>
          <table:table-cell office:value-type="string" calcext:value-type="string">
            <text:p>Jess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75]);IF( ( LEN([.Q275])=4);DATE([.Q275];12;31);[.Q275]);&quot;&quot;)">
            <text:p/>
          </table:table-cell>
          <table:table-cell/>
          <table:table-cell table:formula="of:=VALUE([.Q2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22]</text:p>
          </table:table-cell>
          <table:table-cell office:value-type="string" calcext:value-type="string">
            <text:p>van de Roest</text:p>
          </table:table-cell>
          <table:table-cell table:formula="of:=IF([.G276]=&quot;&quot;;[.B276];([.G276]&amp;&quot; &quot;&amp;[.B276]))" office:value-type="string" office:string-value="van de Roest" calcext:value-type="string">
            <text:p>van de Roest</text:p>
          </table:table-cell>
          <table:table-cell office:value-type="string" calcext:value-type="string">
            <text:p>Pieter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76]);IF( ( LEN([.Q276])=4);DATE([.Q276];12;31);[.Q276]);&quot;&quot;)">
            <text:p/>
          </table:table-cell>
          <table:table-cell/>
          <table:table-cell table:formula="of:=VALUE([.Q2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251]</text:p>
          </table:table-cell>
          <table:table-cell office:value-type="string" calcext:value-type="string">
            <text:p>van de Roest</text:p>
          </table:table-cell>
          <table:table-cell table:formula="of:=IF([.G277]=&quot;&quot;;[.B277];([.G277]&amp;&quot; &quot;&amp;[.B277]))" office:value-type="string" office:string-value="van de Roest" calcext:value-type="string">
            <text:p>van de Roest</text:p>
          </table:table-cell>
          <table:table-cell office:value-type="string" calcext:value-type="string">
            <text:p>Teu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77]);IF( ( LEN([.Q277])=4);DATE([.Q277];12;31);[.Q277]);&quot;&quot;)">
            <text:p/>
          </table:table-cell>
          <table:table-cell/>
          <table:table-cell table:formula="of:=VALUE([.Q2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5]</text:p>
          </table:table-cell>
          <table:table-cell office:value-type="string" calcext:value-type="string">
            <text:p>van den Boogaard</text:p>
          </table:table-cell>
          <table:table-cell table:formula="of:=IF([.G278]=&quot;&quot;;[.B278];([.G278]&amp;&quot; &quot;&amp;[.B278]))" office:value-type="string" office:string-value="van den Boogaard" calcext:value-type="string">
            <text:p>van den Boogaard</text:p>
          </table:table-cell>
          <table:table-cell office:value-type="string" calcext:value-type="string">
            <text:p>Nini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27 JUN 1918</text:p>
          </table:table-cell>
          <table:table-cell table:style-name="ce4" office:value-type="date" office:date-value="1918-06-27" calcext:value-type="date">
            <text:p>1918-06-27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 SEP 2000</text:p>
          </table:table-cell>
          <table:table-cell office:value-type="date" office:date-value="2000-09-01" calcext:value-type="date">
            <text:p>2000-09-01</text:p>
          </table:table-cell>
          <table:table-cell office:value-type="string" calcext:value-type="string">
            <text:p>[P0016]</text:p>
          </table:table-cell>
          <table:table-cell table:formula="of:=VALUE([.Q278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1]</text:p>
          </table:table-cell>
          <table:table-cell office:value-type="string" calcext:value-type="string">
            <text:p>van der Eerden</text:p>
          </table:table-cell>
          <table:table-cell table:formula="of:=IF([.G279]=&quot;&quot;;[.B279];([.G279]&amp;&quot; &quot;&amp;[.B279]))" office:value-type="string" office:string-value="van der Eerden" calcext:value-type="string">
            <text:p>van der Eerden</text:p>
          </table:table-cell>
          <table:table-cell office:value-type="string" calcext:value-type="string">
            <text:p>(Tinus) Mar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12 JUL 1915</text:p>
          </table:table-cell>
          <table:table-cell table:style-name="ce4" office:value-type="date" office:date-value="1915-07-12" calcext:value-type="date">
            <text:p>1915-07-12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2 NOV 1999</text:p>
          </table:table-cell>
          <table:table-cell office:value-type="date" office:date-value="1999-11-12" calcext:value-type="date">
            <text:p>1999-11-12</text:p>
          </table:table-cell>
          <table:table-cell office:value-type="string" calcext:value-type="string">
            <text:p>[P0016]</text:p>
          </table:table-cell>
          <table:table-cell table:formula="of:=VALUE([.Q279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1]</text:p>
          </table:table-cell>
          <table:table-cell office:value-type="string" calcext:value-type="string">
            <text:p>van der Eerden</text:p>
          </table:table-cell>
          <table:table-cell table:formula="of:=IF([.G280]=&quot;&quot;;[.B280];([.G280]&amp;&quot; &quot;&amp;[.B280]))" office:value-type="string" office:string-value="van der Eerden" calcext:value-type="string">
            <text:p>van der Eerden</text:p>
          </table:table-cell>
          <table:table-cell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80]);IF( ( LEN([.Q280])=4);DATE([.Q280];12;31);[.Q280]);&quot;&quot;)">
            <text:p/>
          </table:table-cell>
          <table:table-cell/>
          <table:table-cell table:formula="of:=VALUE([.Q2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80]</text:p>
          </table:table-cell>
          <table:table-cell office:value-type="string" calcext:value-type="string">
            <text:p>van der Eerden</text:p>
          </table:table-cell>
          <table:table-cell table:formula="of:=IF([.G281]=&quot;&quot;;[.B281];([.G281]&amp;&quot; &quot;&amp;[.B281]))" office:value-type="string" office:string-value="van der Eerden" calcext:value-type="string">
            <text:p>van der Eerden</text:p>
          </table:table-cell>
          <table:table-cell office:value-type="string" calcext:value-type="string">
            <text:p>Adriaan Maria Joz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911" calcext:value-type="float">
            <text:p>1911</text:p>
          </table:table-cell>
          <table:table-cell table:style-name="ce4" office:value-type="date" office:date-value="1911-01-01" calcext:value-type="date">
            <text:p>1911-01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table:formula="of:=IF(ISNUMBER([.Q281]);IF( ( LEN([.Q281])=4);DATE([.Q281];12;31);[.Q281]);&quot;&quot;)" office:value-type="date" office:date-value="2002-12-31" calcext:value-type="date">
            <text:p>2002-12-31</text:p>
          </table:table-cell>
          <table:table-cell/>
          <table:table-cell table:formula="of:=VALUE([.Q281])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9]</text:p>
          </table:table-cell>
          <table:table-cell office:value-type="string" calcext:value-type="string">
            <text:p>van der Eerden</text:p>
          </table:table-cell>
          <table:table-cell table:formula="of:=IF([.G282]=&quot;&quot;;[.B282];([.G282]&amp;&quot; &quot;&amp;[.B282]))" office:value-type="string" office:string-value="van der Eerden" calcext:value-type="string">
            <text:p>van der Eerden</text:p>
          </table:table-cell>
          <table:table-cell office:value-type="string" calcext:value-type="string">
            <text:p>Carolin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table:style-name="ce4"/>
          <table:table-cell table:number-columns-repeated="6"/>
          <table:table-cell table:formula="of:=IF(ISNUMBER([.Q282]);IF( ( LEN([.Q282])=4);DATE([.Q282];12;31);[.Q282]);&quot;&quot;)">
            <text:p/>
          </table:table-cell>
          <table:table-cell/>
          <table:table-cell table:formula="of:=VALUE([.Q2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22]</text:p>
          </table:table-cell>
          <table:table-cell office:value-type="string" calcext:value-type="string">
            <text:p>van der Eerden</text:p>
          </table:table-cell>
          <table:table-cell table:formula="of:=IF([.G283]=&quot;&quot;;[.B283];([.G283]&amp;&quot; &quot;&amp;[.B283]))" office:value-type="string" office:string-value="van der Eerden" calcext:value-type="string">
            <text:p>van der Eerden</text:p>
          </table:table-cell>
          <table:table-cell office:value-type="string" calcext:value-type="string">
            <text:p>Cornelia Barbara Mari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table:style-name="ce1" office:value-type="date" office:date-value="1876-06-01" calcext:value-type="date">
            <text:p>1876-06-01</text:p>
          </table:table-cell>
          <table:table-cell table:style-name="ce4" office:value-type="date" office:date-value="1876-06-01" calcext:value-type="date">
            <text:p>1876-06-0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table:style-name="ce1" office:value-type="date" office:date-value="1962-11-26" calcext:value-type="date">
            <text:p>1962-11-26</text:p>
          </table:table-cell>
          <table:table-cell table:formula="of:=IF(ISNUMBER([.Q283]);IF( ( LEN([.Q283])=4);DATE([.Q283];12;31);[.Q283]);&quot;&quot;)" office:value-type="date" office:date-value="1962-11-26" calcext:value-type="date">
            <text:p>1962-11-26</text:p>
          </table:table-cell>
          <table:table-cell office:value-type="string" calcext:value-type="string">
            <text:p>[P0017]</text:p>
          </table:table-cell>
          <table:table-cell table:formula="of:=VALUE([.Q283])" office:value-type="float" office:value="22976" calcext:value-type="float">
            <text:p>22976</text:p>
          </table:table-cell>
          <table:table-cell/>
          <table:table-cell office:value-type="string" calcext:value-type="string">
            <text:p>[P00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0144]</text:p>
          </table:table-cell>
          <table:table-cell office:value-type="string" calcext:value-type="string">
            <text:p>van der Eerden</text:p>
          </table:table-cell>
          <table:table-cell table:formula="of:=IF([.G284]=&quot;&quot;;[.B284];([.G284]&amp;&quot; &quot;&amp;[.B284]))" office:value-type="string" office:string-value="van der Eerden" calcext:value-type="string">
            <text:p>van der Eerden</text:p>
          </table:table-cell>
          <table:table-cell office:value-type="string" calcext:value-type="string">
            <text:p>Fo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5"/>
          <table:table-cell office:value-type="string" calcext:value-type="string">
            <text:p>?</text:p>
          </table:table-cell>
          <table:table-cell table:formula="of:=IF(ISNUMBER([.Q284]);IF( ( LEN([.Q284])=4);DATE([.Q284];12;31);[.Q284]);&quot;&quot;)">
            <text:p/>
          </table:table-cell>
          <table:table-cell/>
          <table:table-cell table:formula="of:=VALUE([.Q284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6]</text:p>
          </table:table-cell>
          <table:table-cell office:value-type="string" calcext:value-type="string">
            <text:p>van der Eerden</text:p>
          </table:table-cell>
          <table:table-cell table:formula="of:=IF([.G285]=&quot;&quot;;[.B285];([.G285]&amp;&quot; &quot;&amp;[.B285]))" office:value-type="string" office:string-value="van der Eerden" calcext:value-type="string">
            <text:p>van der Eerden</text:p>
          </table:table-cell>
          <table:table-cell office:value-type="string" calcext:value-type="string">
            <text:p>Franci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92" calcext:value-type="float">
            <text:p>1792</text:p>
          </table:table-cell>
          <table:table-cell table:style-name="ce4" office:value-type="date" office:date-value="1792-01-01" calcext:value-type="date">
            <text:p>1792-01-01 00:00:00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853" calcext:value-type="float">
            <text:p>1853</text:p>
          </table:table-cell>
          <table:table-cell table:formula="of:=IF(ISNUMBER([.Q285]);IF( ( LEN([.Q285])=4);DATE([.Q285];12;31);[.Q285]);&quot;&quot;)" office:value-type="date" office:date-value="1853-12-31" calcext:value-type="date">
            <text:p>1853-12-31</text:p>
          </table:table-cell>
          <table:table-cell office:value-type="string" calcext:value-type="string">
            <text:p>[P0040]</text:p>
          </table:table-cell>
          <table:table-cell table:formula="of:=VALUE([.Q285])"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5]</text:p>
          </table:table-cell>
          <table:table-cell office:value-type="string" calcext:value-type="string">
            <text:p>van der Eerden</text:p>
          </table:table-cell>
          <table:table-cell table:formula="of:=IF([.G286]=&quot;&quot;;[.B286];([.G286]&amp;&quot; &quot;&amp;[.B286]))" office:value-type="string" office:string-value="van der Eerden" calcext:value-type="string">
            <text:p>van der Eerden</text:p>
          </table:table-cell>
          <table:table-cell office:value-type="string" calcext:value-type="string">
            <text:p>Fran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9 MAR 1874</text:p>
          </table:table-cell>
          <table:table-cell table:style-name="ce4" office:value-type="date" office:date-value="1874-03-09" calcext:value-type="date">
            <text:p>1874-03-09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float" office:value="1956" calcext:value-type="float">
            <text:p>1956</text:p>
          </table:table-cell>
          <table:table-cell table:formula="of:=IF(ISNUMBER([.Q286]);IF( ( LEN([.Q286])=4);DATE([.Q286];12;31);[.Q286]);&quot;&quot;)" office:value-type="date" office:date-value="1956-12-31" calcext:value-type="date">
            <text:p>1956-12-31</text:p>
          </table:table-cell>
          <table:table-cell office:value-type="string" calcext:value-type="string">
            <text:p>[P0016]</text:p>
          </table:table-cell>
          <table:table-cell table:formula="of:=VALUE([.Q286])"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7]</text:p>
          </table:table-cell>
          <table:table-cell office:value-type="string" calcext:value-type="string">
            <text:p>van der Eerden</text:p>
          </table:table-cell>
          <table:table-cell table:formula="of:=IF([.G287]=&quot;&quot;;[.B287];([.G287]&amp;&quot; &quot;&amp;[.B287]))" office:value-type="string" office:string-value="van der Eerden" calcext:value-type="string">
            <text:p>van der Eerden</text:p>
          </table:table-cell>
          <table:table-cell office:value-type="string" calcext:value-type="string">
            <text:p>Frit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87]);IF( ( LEN([.Q287])=4);DATE([.Q287];12;31);[.Q287]);&quot;&quot;)">
            <text:p/>
          </table:table-cell>
          <table:table-cell/>
          <table:table-cell table:formula="of:=VALUE([.Q2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6]</text:p>
          </table:table-cell>
          <table:table-cell office:value-type="string" calcext:value-type="string">
            <text:p>van der Eerden</text:p>
          </table:table-cell>
          <table:table-cell table:formula="of:=IF([.G288]=&quot;&quot;;[.B288];([.G288]&amp;&quot; &quot;&amp;[.B288]))" office:value-type="string" office:string-value="van der Eerden" calcext:value-type="string">
            <text:p>van der Eerden</text:p>
          </table:table-cell>
          <table:table-cell office:value-type="string" calcext:value-type="string">
            <text:p>Ja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88]);IF( ( LEN([.Q288])=4);DATE([.Q288];12;31);[.Q288]);&quot;&quot;)">
            <text:p/>
          </table:table-cell>
          <table:table-cell/>
          <table:table-cell table:formula="of:=VALUE([.Q2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9]</text:p>
          </table:table-cell>
          <table:table-cell office:value-type="string" calcext:value-type="string">
            <text:p>van der Eerden</text:p>
          </table:table-cell>
          <table:table-cell table:formula="of:=IF([.G289]=&quot;&quot;;[.B289];([.G289]&amp;&quot; &quot;&amp;[.B289]))" office:value-type="string" office:string-value="van der Eerden" calcext:value-type="string">
            <text:p>van der Eerden</text:p>
          </table:table-cell>
          <table:table-cell office:value-type="string" calcext:value-type="string">
            <text:p>Johannes Joseph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21 MAR 1875</text:p>
          </table:table-cell>
          <table:table-cell table:style-name="ce4" office:value-type="date" office:date-value="1875-03-21" calcext:value-type="date">
            <text:p>1875-03-21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3 AUG 1952</text:p>
          </table:table-cell>
          <table:table-cell office:value-type="date" office:date-value="1952-08-13" calcext:value-type="date">
            <text:p>1952-08-13</text:p>
          </table:table-cell>
          <table:table-cell office:value-type="string" calcext:value-type="string">
            <text:p>[P0016]</text:p>
          </table:table-cell>
          <table:table-cell table:formula="of:=VALUE([.Q289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8]</text:p>
          </table:table-cell>
          <table:table-cell office:value-type="string" calcext:value-type="string">
            <text:p>van der Eerden</text:p>
          </table:table-cell>
          <table:table-cell table:formula="of:=IF([.G290]=&quot;&quot;;[.B290];([.G290]&amp;&quot; &quot;&amp;[.B290]))" office:value-type="string" office:string-value="van der Eerden" calcext:value-type="string">
            <text:p>van der Eerden</text:p>
          </table:table-cell>
          <table:table-cell office:value-type="string" calcext:value-type="string">
            <text:p>Joseph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7 MAR 1880</text:p>
          </table:table-cell>
          <table:table-cell table:style-name="ce4" office:value-type="date" office:date-value="1880-03-07" calcext:value-type="date">
            <text:p>1880-03-07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6 MAR</text:p>
          </table:table-cell>
          <table:table-cell table:formula="of:=IF(ISNUMBER([.Q290]);IF( ( LEN([.Q290])=4);DATE([.Q290];12;31);[.Q290]);&quot;&quot;)">
            <text:p/>
          </table:table-cell>
          <table:table-cell office:value-type="string" calcext:value-type="string">
            <text:p>[P0016]</text:p>
          </table:table-cell>
          <table:table-cell table:formula="of:=VALUE([.Q290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077]</text:p>
          </table:table-cell>
          <table:table-cell office:value-type="string" calcext:value-type="string">
            <text:p>van der Eerden</text:p>
          </table:table-cell>
          <table:table-cell table:formula="of:=IF([.G291]=&quot;&quot;;[.B291];([.G291]&amp;&quot; &quot;&amp;[.B291]))" office:value-type="string" office:string-value="van der Eerden" calcext:value-type="string">
            <text:p>van der Eerden</text:p>
          </table:table-cell>
          <table:table-cell office:value-type="string" calcext:value-type="string">
            <text:p>Josephus 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45" calcext:value-type="float">
            <text:p>1845</text:p>
          </table:table-cell>
          <table:table-cell table:style-name="ce4" office:value-type="date" office:date-value="1845-01-01" calcext:value-type="date">
            <text:p>1845-01-01 00:00:00</text:p>
          </table:table-cell>
          <table:table-cell table:number-columns-repeated="5"/>
          <table:table-cell office:value-type="float" office:value="1880" calcext:value-type="float">
            <text:p>1880</text:p>
          </table:table-cell>
          <table:table-cell table:formula="of:=IF(ISNUMBER([.Q291]);IF( ( LEN([.Q291])=4);DATE([.Q291];12;31);[.Q291]);&quot;&quot;)" office:value-type="date" office:date-value="1880-12-31" calcext:value-type="date">
            <text:p>1880-12-31</text:p>
          </table:table-cell>
          <table:table-cell/>
          <table:table-cell table:formula="of:=VALUE([.Q291])"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8]</text:p>
          </table:table-cell>
          <table:table-cell office:value-type="string" calcext:value-type="string">
            <text:p>van der Eerden</text:p>
          </table:table-cell>
          <table:table-cell table:formula="of:=IF([.G292]=&quot;&quot;;[.B292];([.G292]&amp;&quot; &quot;&amp;[.B292]))" office:value-type="string" office:string-value="van der Eerden" calcext:value-type="string">
            <text:p>van der Eerden</text:p>
          </table:table-cell>
          <table:table-cell office:value-type="string" calcext:value-type="string">
            <text:p>Justinu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734" calcext:value-type="float">
            <text:p>1734</text:p>
          </table:table-cell>
          <table:table-cell table:style-name="ce4" office:value-type="date" office:date-value="1734-01-01" calcext:value-type="date">
            <text:p>1734-01-01 00:00:00</text:p>
          </table:table-cell>
          <table:table-cell office:value-type="string" calcext:value-type="string">
            <text:p>[P0040]</text:p>
          </table:table-cell>
          <table:table-cell table:number-columns-repeated="4"/>
          <table:table-cell office:value-type="float" office:value="1798" calcext:value-type="float">
            <text:p>1798</text:p>
          </table:table-cell>
          <table:table-cell table:formula="of:=IF(ISNUMBER([.Q292]);IF( ( LEN([.Q292])=4);DATE([.Q292];12;31);[.Q292]);&quot;&quot;)" office:value-type="date" office:date-value="1798-12-31" calcext:value-type="date">
            <text:p>1798-12-31</text:p>
          </table:table-cell>
          <table:table-cell office:value-type="string" calcext:value-type="string">
            <text:p>[P0040]</text:p>
          </table:table-cell>
          <table:table-cell table:formula="of:=VALUE([.Q292])"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8]</text:p>
          </table:table-cell>
          <table:table-cell office:value-type="string" calcext:value-type="string">
            <text:p>van der Eerden</text:p>
          </table:table-cell>
          <table:table-cell table:formula="of:=IF([.G293]=&quot;&quot;;[.B293];([.G293]&amp;&quot; &quot;&amp;[.B293]))" office:value-type="string" office:string-value="van der Eerden" calcext:value-type="string">
            <text:p>van der Eerden</text:p>
          </table:table-cell>
          <table:table-cell office:value-type="string" calcext:value-type="string">
            <text:p>Ke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93]);IF( ( LEN([.Q293])=4);DATE([.Q293];12;31);[.Q293]);&quot;&quot;)">
            <text:p/>
          </table:table-cell>
          <table:table-cell/>
          <table:table-cell table:formula="of:=VALUE([.Q2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0]</text:p>
          </table:table-cell>
          <table:table-cell office:value-type="string" calcext:value-type="string">
            <text:p>van der Eerden</text:p>
          </table:table-cell>
          <table:table-cell table:formula="of:=IF([.G294]=&quot;&quot;;[.B294];([.G294]&amp;&quot; &quot;&amp;[.B294]))" office:value-type="string" office:string-value="van der Eerden" calcext:value-type="string">
            <text:p>van der Eerden</text:p>
          </table:table-cell>
          <table:table-cell office:value-type="string" calcext:value-type="string">
            <text:p>Liesbeth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29 AUG 1952</text:p>
          </table:table-cell>
          <table:table-cell table:style-name="ce4" office:value-type="date" office:date-value="1952-08-29" calcext:value-type="date">
            <text:p>1952-08-29 00:00:00</text:p>
          </table:table-cell>
          <table:table-cell office:value-type="string" calcext:value-type="string">
            <text:p>[P0016]</text:p>
          </table:table-cell>
          <table:table-cell table:number-columns-repeated="5"/>
          <table:table-cell table:formula="of:=IF(ISNUMBER([.Q294]);IF( ( LEN([.Q294])=4);DATE([.Q294];12;31);[.Q294]);&quot;&quot;)">
            <text:p/>
          </table:table-cell>
          <table:table-cell/>
          <table:table-cell table:formula="of:=VALUE([.Q2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2]</text:p>
          </table:table-cell>
          <table:table-cell office:value-type="string" calcext:value-type="string">
            <text:p>van der Eerden</text:p>
          </table:table-cell>
          <table:table-cell table:formula="of:=IF([.G295]=&quot;&quot;;[.B295];([.G295]&amp;&quot; &quot;&amp;[.B295]))" office:value-type="string" office:string-value="van der Eerden" calcext:value-type="string">
            <text:p>van der Eerden</text:p>
          </table:table-cell>
          <table:table-cell office:value-type="string" calcext:value-type="string">
            <text:p>Lucie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2 FEB 1945</text:p>
          </table:table-cell>
          <table:table-cell table:style-name="ce4" office:value-type="date" office:date-value="1945-02-02" calcext:value-type="date">
            <text:p>1945-02-02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25 AUG 1954</text:p>
          </table:table-cell>
          <table:table-cell table:formula="of:=IF(ISNUMBER([.Q295]);IF( ( LEN([.Q295])=4);DATE([.Q295];12;31);[.Q295]);&quot;&quot;)">
            <text:p/>
          </table:table-cell>
          <table:table-cell office:value-type="string" calcext:value-type="string">
            <text:p>[P0016]</text:p>
          </table:table-cell>
          <table:table-cell table:formula="of:=VALUE([.Q295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2]</text:p>
          </table:table-cell>
          <table:table-cell office:value-type="string" calcext:value-type="string">
            <text:p>van der Eerden</text:p>
          </table:table-cell>
          <table:table-cell table:formula="of:=IF([.G296]=&quot;&quot;;[.B296];([.G296]&amp;&quot; &quot;&amp;[.B296]))" office:value-type="string" office:string-value="van der Eerden" calcext:value-type="string">
            <text:p>van der Eerden</text:p>
          </table:table-cell>
          <table:table-cell office:value-type="string" calcext:value-type="string">
            <text:p>Maarten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6"/>
          <table:table-cell table:formula="of:=IF(ISNUMBER([.Q296]);IF( ( LEN([.Q296])=4);DATE([.Q296];12;31);[.Q296]);&quot;&quot;)">
            <text:p/>
          </table:table-cell>
          <table:table-cell/>
          <table:table-cell table:formula="of:=VALUE([.Q2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6]</text:p>
          </table:table-cell>
          <table:table-cell office:value-type="string" calcext:value-type="string">
            <text:p>van der Eerden</text:p>
          </table:table-cell>
          <table:table-cell table:formula="of:=IF([.G297]=&quot;&quot;;[.B297];([.G297]&amp;&quot; &quot;&amp;[.B297]))" office:value-type="string" office:string-value="van der Eerden" calcext:value-type="string">
            <text:p>van der Eerden</text:p>
          </table:table-cell>
          <table:table-cell office:value-type="string" calcext:value-type="string">
            <text:p>Maria j.l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918" calcext:value-type="float">
            <text:p>1918</text:p>
          </table:table-cell>
          <table:table-cell table:style-name="ce4" office:value-type="date" office:date-value="1918-01-01" calcext:value-type="date">
            <text:p>1918-01-01 00:00:00</text:p>
          </table:table-cell>
          <table:table-cell table:number-columns-repeated="5"/>
          <table:table-cell office:value-type="float" office:value="1984" calcext:value-type="float">
            <text:p>1984</text:p>
          </table:table-cell>
          <table:table-cell table:formula="of:=IF(ISNUMBER([.Q297]);IF( ( LEN([.Q297])=4);DATE([.Q297];12;31);[.Q297]);&quot;&quot;)" office:value-type="date" office:date-value="1984-12-31" calcext:value-type="date">
            <text:p>1984-12-31</text:p>
          </table:table-cell>
          <table:table-cell office:value-type="string" calcext:value-type="string">
            <text:p>[P0039]</text:p>
          </table:table-cell>
          <table:table-cell table:formula="of:=VALUE([.Q297])"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43]</text:p>
          </table:table-cell>
          <table:table-cell office:value-type="string" calcext:value-type="string">
            <text:p>van der Eerden</text:p>
          </table:table-cell>
          <table:table-cell table:formula="of:=IF([.G298]=&quot;&quot;;[.B298];([.G298]&amp;&quot; &quot;&amp;[.B298]))" office:value-type="string" office:string-value="van der Eerden" calcext:value-type="string">
            <text:p>van der Eerden</text:p>
          </table:table-cell>
          <table:table-cell office:value-type="string" calcext:value-type="string">
            <text:p>Sjef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table:style-name="ce4"/>
          <table:table-cell table:number-columns-repeated="5"/>
          <table:table-cell office:value-type="string" calcext:value-type="string">
            <text:p>?</text:p>
          </table:table-cell>
          <table:table-cell table:formula="of:=IF(ISNUMBER([.Q298]);IF( ( LEN([.Q298])=4);DATE([.Q298];12;31);[.Q298]);&quot;&quot;)">
            <text:p/>
          </table:table-cell>
          <table:table-cell/>
          <table:table-cell table:formula="of:=VALUE([.Q298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54]</text:p>
          </table:table-cell>
          <table:table-cell office:value-type="string" calcext:value-type="string">
            <text:p>van der Linden</text:p>
          </table:table-cell>
          <table:table-cell table:formula="of:=IF([.G299]=&quot;&quot;;[.B299];([.G299]&amp;&quot; &quot;&amp;[.B299]))" office:value-type="string" office:string-value="van der Linden" calcext:value-type="string">
            <text:p>van der Linden</text:p>
          </table:table-cell>
          <table:table-cell office:value-type="string" calcext:value-type="string">
            <text:p>(Mien) Wilhelmina Henriette Josephina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13 MAR 1913</text:p>
          </table:table-cell>
          <table:table-cell table:style-name="ce4" office:value-type="date" office:date-value="1913-03-13" calcext:value-type="date">
            <text:p>1913-03-13 00:00:00</text:p>
          </table:table-cell>
          <table:table-cell office:value-type="string" calcext:value-type="string">
            <text:p>[P0016]</text:p>
          </table:table-cell>
          <table:table-cell table:number-columns-repeated="4"/>
          <table:table-cell office:value-type="string" calcext:value-type="string">
            <text:p>13 JUN 2001</text:p>
          </table:table-cell>
          <table:table-cell table:formula="of:=IF(ISNUMBER([.Q299]);IF( ( LEN([.Q299])=4);DATE([.Q299];12;31);[.Q299]);&quot;&quot;)">
            <text:p/>
          </table:table-cell>
          <table:table-cell office:value-type="string" calcext:value-type="string">
            <text:p>[P0016]</text:p>
          </table:table-cell>
          <table:table-cell table:formula="of:=VALUE([.Q299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4]</text:p>
          </table:table-cell>
          <table:table-cell office:value-type="string" calcext:value-type="string">
            <text:p>van der Linden</text:p>
          </table:table-cell>
          <table:table-cell table:formula="of:=IF([.G300]=&quot;&quot;;[.B300];([.G300]&amp;&quot; &quot;&amp;[.B300]))" office:value-type="string" office:string-value="van der Linden" calcext:value-type="string">
            <text:p>van der Linden</text:p>
          </table:table-cell>
          <table:table-cell office:value-type="string" calcext:value-type="string">
            <text:p>Alida M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72" calcext:value-type="float">
            <text:p>1872</text:p>
          </table:table-cell>
          <table:table-cell table:style-name="ce4" office:value-type="date" office:date-value="1872-01-01" calcext:value-type="date">
            <text:p>1872-01-01 00:00:00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formula="of:=IF(ISNUMBER([.Q300]);IF( ( LEN([.Q300])=4);DATE([.Q300];12;31);[.Q300]);&quot;&quot;)" office:value-type="date" office:date-value="1951-12-31" calcext:value-type="date">
            <text:p>1951-12-31</text:p>
          </table:table-cell>
          <table:table-cell/>
          <table:table-cell table:formula="of:=VALUE([.Q300])"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9]</text:p>
          </table:table-cell>
          <table:table-cell office:value-type="string" calcext:value-type="string">
            <text:p>van der Linden</text:p>
          </table:table-cell>
          <table:table-cell table:formula="of:=IF([.G301]=&quot;&quot;;[.B301];([.G301]&amp;&quot; &quot;&amp;[.B301]))" office:value-type="string" office:string-value="van der Linden" calcext:value-type="string">
            <text:p>van der Linden</text:p>
          </table:table-cell>
          <table:table-cell office:value-type="string" calcext:value-type="string">
            <text:p>Alphons A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911" calcext:value-type="float">
            <text:p>1911</text:p>
          </table:table-cell>
          <table:table-cell table:style-name="ce4" office:value-type="date" office:date-value="1911-01-01" calcext:value-type="date">
            <text:p>1911-01-01 00:00:00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formula="of:=IF(ISNUMBER([.Q301]);IF( ( LEN([.Q301])=4);DATE([.Q301];12;31);[.Q301]);&quot;&quot;)" office:value-type="date" office:date-value="1992-12-31" calcext:value-type="date">
            <text:p>1992-12-31</text:p>
          </table:table-cell>
          <table:table-cell/>
          <table:table-cell table:formula="of:=VALUE([.Q301])"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5]</text:p>
          </table:table-cell>
          <table:table-cell office:value-type="string" calcext:value-type="string">
            <text:p>van der Linden</text:p>
          </table:table-cell>
          <table:table-cell table:formula="of:=IF([.G302]=&quot;&quot;;[.B302];([.G302]&amp;&quot; &quot;&amp;[.B302]))" office:value-type="string" office:string-value="van der Linden" calcext:value-type="string">
            <text:p>van der Linden</text:p>
          </table:table-cell>
          <table:table-cell office:value-type="string" calcext:value-type="string">
            <text:p>Catharina J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79" calcext:value-type="float">
            <text:p>1879</text:p>
          </table:table-cell>
          <table:table-cell table:style-name="ce4" office:value-type="date" office:date-value="1879-01-01" calcext:value-type="date">
            <text:p>1879-01-01 00:00:00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table:formula="of:=IF(ISNUMBER([.Q302]);IF( ( LEN([.Q302])=4);DATE([.Q302];12;31);[.Q302]);&quot;&quot;)" office:value-type="date" office:date-value="1975-12-31" calcext:value-type="date">
            <text:p>1975-12-31</text:p>
          </table:table-cell>
          <table:table-cell/>
          <table:table-cell table:formula="of:=VALUE([.Q302])"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3]</text:p>
          </table:table-cell>
          <table:table-cell office:value-type="string" calcext:value-type="string">
            <text:p>van der Linden</text:p>
          </table:table-cell>
          <table:table-cell table:formula="of:=IF([.G303]=&quot;&quot;;[.B303];([.G303]&amp;&quot; &quot;&amp;[.B303]))" office:value-type="string" office:string-value="van der Linden" calcext:value-type="string">
            <text:p>van der Linden</text:p>
          </table:table-cell>
          <table:table-cell office:value-type="string" calcext:value-type="string">
            <text:p>Joanna A.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float" office:value="1868" calcext:value-type="float">
            <text:p>1868</text:p>
          </table:table-cell>
          <table:table-cell table:style-name="ce4" office:value-type="date" office:date-value="1868-01-01" calcext:value-type="date">
            <text:p>1868-01-01 00:00:00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table:formula="of:=IF(ISNUMBER([.Q303]);IF( ( LEN([.Q303])=4);DATE([.Q303];12;31);[.Q303]);&quot;&quot;)" office:value-type="date" office:date-value="1962-12-31" calcext:value-type="date">
            <text:p>1962-12-31</text:p>
          </table:table-cell>
          <table:table-cell/>
          <table:table-cell table:formula="of:=VALUE([.Q303])"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1]</text:p>
          </table:table-cell>
          <table:table-cell office:value-type="string" calcext:value-type="string">
            <text:p>van der Linden</text:p>
          </table:table-cell>
          <table:table-cell table:formula="of:=IF([.G304]=&quot;&quot;;[.B304];([.G304]&amp;&quot; &quot;&amp;[.B304]))" office:value-type="string" office:string-value="van der Linden" calcext:value-type="string">
            <text:p>van der Linden</text:p>
          </table:table-cell>
          <table:table-cell office:value-type="string" calcext:value-type="string">
            <text:p>Johann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43" calcext:value-type="float">
            <text:p>1843</text:p>
          </table:table-cell>
          <table:table-cell table:style-name="ce4" office:value-type="date" office:date-value="1843-01-01" calcext:value-type="date">
            <text:p>1843-01-01 00:00:00</text:p>
          </table:table-cell>
          <table:table-cell table:number-columns-repeated="5"/>
          <table:table-cell office:value-type="float" office:value="1922" calcext:value-type="float">
            <text:p>1922</text:p>
          </table:table-cell>
          <table:table-cell table:formula="of:=IF(ISNUMBER([.Q304]);IF( ( LEN([.Q304])=4);DATE([.Q304];12;31);[.Q304]);&quot;&quot;)" office:value-type="date" office:date-value="1922-12-31" calcext:value-type="date">
            <text:p>1922-12-31</text:p>
          </table:table-cell>
          <table:table-cell/>
          <table:table-cell table:formula="of:=VALUE([.Q304])"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87]</text:p>
          </table:table-cell>
          <table:table-cell office:value-type="string" calcext:value-type="string">
            <text:p>van der Linden</text:p>
          </table:table-cell>
          <table:table-cell table:formula="of:=IF([.G305]=&quot;&quot;;[.B305];([.G305]&amp;&quot; &quot;&amp;[.B305]))" office:value-type="string" office:string-value="van der Linden" calcext:value-type="string">
            <text:p>van der Linden</text:p>
          </table:table-cell>
          <table:table-cell office:value-type="string" calcext:value-type="string">
            <text:p>Johannes P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870" calcext:value-type="float">
            <text:p>1870</text:p>
          </table:table-cell>
          <table:table-cell table:style-name="ce4" office:value-type="date" office:date-value="1870-01-01" calcext:value-type="date">
            <text:p>1870-01-01 00:00:00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table:formula="of:=IF(ISNUMBER([.Q305]);IF( ( LEN([.Q305])=4);DATE([.Q305];12;31);[.Q305]);&quot;&quot;)" office:value-type="date" office:date-value="1955-12-31" calcext:value-type="date">
            <text:p>1955-12-31</text:p>
          </table:table-cell>
          <table:table-cell/>
          <table:table-cell table:formula="of:=VALUE([.Q305])"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0190]</text:p>
          </table:table-cell>
          <table:table-cell office:value-type="string" calcext:value-type="string">
            <text:p>van der Linden</text:p>
          </table:table-cell>
          <table:table-cell table:formula="of:=IF([.G306]=&quot;&quot;;[.B306];([.G306]&amp;&quot; &quot;&amp;[.B306]))" office:value-type="string" office:string-value="van der Linden" calcext:value-type="string">
            <text:p>van der Linden</text:p>
          </table:table-cell>
          <table:table-cell office:value-type="string" calcext:value-type="string">
            <text:p>Theophiel L.W.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float" office:value="1915" calcext:value-type="float">
            <text:p>1915</text:p>
          </table:table-cell>
          <table:table-cell table:style-name="ce4" office:value-type="date" office:date-value="1915-01-01" calcext:value-type="date">
            <text:p>1915-01-01 00:00:00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 table:formula="of:=IF(ISNUMBER([.Q306]);IF( ( LEN([.Q306])=4);DATE([.Q306];12;31);[.Q306]);&quot;&quot;)" office:value-type="date" office:date-value="1988-12-31" calcext:value-type="date">
            <text:p>1988-12-31</text:p>
          </table:table-cell>
          <table:table-cell/>
          <table:table-cell table:formula="of:=VALUE([.Q306])" office:value-type="float" office:value="1988" calcext:value-type="float">
            <text:p>1988</text:p>
          </table:table-cell>
          <table:table-cell table:number-columns-repeated="4"/>
        </table:table-row>
        <table:table-row table:style-name="ro1" table:number-rows-repeated="1048269">
          <table:table-cell table:number-columns-repeated="24"/>
        </table:table-row>
        <table:table-row table:style-name="ro1">
          <table:table-cell table:number-columns-repeated="10"/>
          <table:table-cell table:style-name="ce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20:42:45.776059548</dc:date>
    <meta:editing-duration>PT19H18M13S</meta:editing-duration>
    <meta:editing-cycles>5</meta:editing-cycles>
    <meta:generator>LibreOffice/7.6.7.2$Linux_X86_64 LibreOffice_project/60$Build-2</meta:generator>
    <meta:document-statistic meta:table-count="3" meta:cell-count="7179" meta:object-count="0"/>
  </office:meta>
</office:document-meta>
</file>